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ato_regular" svg:font-family="lato_regular" style:font-family-generic="system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kshar Unicode" svg:font-family="'Akshar Unicode'" style:font-family-generic="system" style:font-pitch="variable"/>
  </office:font-face-decls>
  <office:automatic-styles>
    <style:style style:name="co1" style:family="table-column">
      <style:table-column-properties fo:break-before="auto" style:column-width="84.81pt"/>
    </style:style>
    <style:style style:name="co2" style:family="table-column">
      <style:table-column-properties fo:break-before="auto" style:column-width="110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99pt"/>
    </style:style>
    <style:style style:name="co5" style:family="table-column">
      <style:table-column-properties fo:break-before="auto" style:column-width="119.54pt"/>
    </style:style>
    <style:style style:name="co6" style:family="table-column">
      <style:table-column-properties fo:break-before="auto" style:column-width="95.81pt"/>
    </style:style>
    <style:style style:name="co7" style:family="table-column">
      <style:table-column-properties fo:break-before="auto" style:column-width="138.19pt"/>
    </style:style>
    <style:style style:name="co8" style:family="table-column">
      <style:table-column-properties fo:break-before="auto" style:column-width="141.59pt"/>
    </style:style>
    <style:style style:name="co9" style:family="table-column">
      <style:table-column-properties fo:break-before="auto" style:column-width="607.86pt"/>
    </style:style>
    <style:style style:name="co10" style:family="table-column">
      <style:table-column-properties fo:break-before="auto" style:column-width="6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54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28.8pt" fo:break-before="auto" style:use-optimal-row-height="false"/>
    </style:style>
    <style:style style:name="ro8" style:family="table-row">
      <style:table-row-properties style:row-height="28.09pt" fo:break-before="auto" style:use-optimal-row-height="false"/>
    </style:style>
    <style:style style:name="ro9" style:family="table-row">
      <style:table-row-properties style:row-height="16.55pt" fo:break-before="auto" style:use-optimal-row-height="false"/>
    </style:style>
    <style:style style:name="ro10" style:family="table-row">
      <style:table-row-properties style:row-height="15.85pt" fo:break-before="auto" style:use-optimal-row-height="false"/>
    </style:style>
    <style:style style:name="ro11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style:font-name-asian="Tahoma"/>
    </style:style>
    <style:style style:name="ce3" style:family="table-cell" style:parent-style-name="Default">
      <style:table-cell-properties fo:background-color="#fce6a4" style:text-align-source="fix" style:repeat-content="false" fo:wrap-option="wrap" style:rotation-angle="0" style:vertical-align="bottom"/>
      <style:paragraph-properties fo:text-align="center"/>
      <style:text-properties style:font-name="Tahoma" fo:font-size="10pt" style:font-name-asian="Tahoma"/>
    </style:style>
    <style:style style:name="ce5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7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</style:style>
    <style:style style:name="ce9" style:family="table-cell" style:parent-style-name="Default">
      <style:table-cell-properties style:vertical-align="bottom"/>
      <style:text-properties fo:color="#2a3238" style:font-name="Tahoma" fo:font-size="10pt" style:font-name-asian="Tahoma"/>
    </style:style>
    <style:style style:name="ce124" style:family="table-cell" style:parent-style-name="Default" style:data-style-name="N121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125" style:family="table-cell" style:parent-style-name="Default" style:data-style-name="N122">
      <style:table-cell-properties style:text-align-source="fix" style:repeat-content="false" fo:wrap-option="wrap" style:rotation-angle="0" style:vertical-align="bottom"/>
      <style:paragraph-properties fo:text-align="center"/>
      <style:text-properties style:font-name="Tahoma" fo:font-size="10pt" style:font-name-asian="Tahoma"/>
    </style:style>
    <style:style style:name="ce2" style:family="table-cell" style:parent-style-name="Default">
      <style:table-cell-properties style:text-align-source="fix" style:repeat-content="false" style:rotation-angle="0" style:vertical-align="bottom"/>
      <style:paragraph-properties fo:text-align="center"/>
      <style:text-properties style:font-name="Tahoma" fo:font-size="10pt" style:font-name-asian="Tahoma"/>
    </style:style>
    <style:style style:name="ce133" style:family="table-cell" style:parent-style-name="Default">
      <style:table-cell-properties fo:background-color="#d6eaf8" style:text-align-source="fix" style:repeat-content="false" fo:wrap-option="wrap"/>
      <style:paragraph-properties fo:text-align="center"/>
      <style:text-properties fo:font-size="11pt" fo:font-weight="bold"/>
    </style:style>
    <style:style style:name="ce137" style:family="table-cell" style:parent-style-name="Default">
      <style:table-cell-properties fo:background-color="#f4f6f6" style:text-align-source="fix" style:repeat-content="false" fo:wrap-option="wrap"/>
      <style:paragraph-properties fo:text-align="center"/>
      <style:text-properties fo:font-weight="bold"/>
    </style:style>
    <style:style style:name="ce14" style:family="table-cell" style:parent-style-name="Default">
      <style:table-cell-properties fo:background-color="#d6eaf8" style:text-align-source="fix" style:repeat-content="false" fo:wrap-option="wrap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4" style:family="table-cell" style:parent-style-name="Default">
      <style:table-cell-properties fo:background-color="#ffff00" style:text-align-source="fix" style:repeat-content="false" fo:wrap-option="wrap" style:rotation-angle="0" style:vertical-align="bottom"/>
      <style:paragraph-properties fo:text-align="center"/>
      <style:text-properties style:font-name="Tahoma" fo:font-size="12pt" fo:font-weight="bold" style:font-name-asian="Tahoma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ffff00" style:text-align-source="fix" style:repeat-content="false" fo:wrap-option="wrap" style:rotation-angle="0" style:vertical-align="bottom"/>
      <style:paragraph-properties fo:text-align="center"/>
      <style:text-properties style:font-name="Tahoma" fo:font-size="12pt" fo:font-weight="bold" style:font-name-asian="Tahoma"/>
    </style:style>
    <style:style style:name="ce20" style:family="table-cell" style:parent-style-name="Default">
      <style:table-cell-properties style:text-align-source="fix" style:repeat-content="false" fo:wrap-option="wrap" style:rotation-angle="0" style:vertical-align="bottom"/>
      <style:paragraph-properties fo:text-align="center"/>
      <style:text-properties fo:color="#000000" style:font-name="Tahoma" fo:font-size="10pt" fo:font-weight="bold" style:font-name-asian="Tahoma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/>
    </style:style>
    <style:style style:name="ce17" style:family="table-cell" style:parent-style-name="Default">
      <style:table-cell-properties style:vertical-align="bottom"/>
      <style:text-properties fo:color="#e5575b" style:font-name="lato_regular" fo:font-size="10pt" style:font-name-asian="lato_regular"/>
    </style:style>
    <style:style style:name="ce21" style:family="table-cell" style:parent-style-name="Default">
      <style:table-cell-properties fo:background-color="#f4f6f6" style:text-align-source="fix" style:repeat-content="false" fo:wrap-option="wrap" style:rotation-angle="0" style:vertical-align="bottom"/>
      <style:paragraph-properties fo:text-align="center"/>
    </style:style>
    <style:style style:name="ce135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42" style:family="table-cell" style:parent-style-name="Default">
      <style:table-cell-properties style:text-align-source="fix" style:repeat-content="false" style:rotation-angle="0" style:vertical-align="bottom"/>
      <style:paragraph-properties fo:text-align="center"/>
      <style:text-properties style:font-name="Tahoma" fo:font-size="10pt" fo:font-weight="bold" style:font-name-asian="Tahoma"/>
    </style:style>
    <style:style style:name="ce36" style:family="table-cell" style:parent-style-name="Default">
      <style:table-cell-properties style:text-align-source="fix" style:repeat-content="false" style:rotation-angle="0" style:vertical-align="bottom"/>
      <style:paragraph-properties fo:text-align="center"/>
    </style:style>
    <style:style style:name="ce25" style:family="table-cell" style:parent-style-name="Default">
      <style:table-cell-properties fo:background-color="#ffffff" style:text-align-source="fix" style:repeat-content="false" fo:wrap-option="wrap" style:rotation-angle="0" style:vertical-align="top"/>
      <style:paragraph-properties fo:text-align="center"/>
      <style:text-properties style:font-name="Tahoma" fo:font-size="10pt" style:font-name-asian="Tahoma"/>
    </style:style>
    <style:style style:name="ce39" style:family="table-cell" style:parent-style-name="Default">
      <style:table-cell-properties fo:background-color="#ffffff" style:text-align-source="fix" style:repeat-content="false" style:rotation-angle="0" style:vertical-align="top"/>
      <style:paragraph-properties fo:text-align="center"/>
      <style:text-properties style:font-name="Tahoma" fo:font-size="10pt" style:font-name-asian="Tahoma"/>
    </style:style>
    <style:style style:name="ce43" style:family="table-cell" style:parent-style-name="Default">
      <style:table-cell-properties fo:background-color="#ffffff" style:text-align-source="fix" style:repeat-content="false" style:rotation-angle="0" style:vertical-align="top"/>
      <style:paragraph-properties fo:text-align="end" fo:margin-left="0pt"/>
      <style:text-properties style:font-name="Tahoma" fo:font-size="10pt" style:font-name-asian="Tahoma"/>
    </style:style>
    <style:style style:name="ce40" style:family="table-cell" style:parent-style-name="Default">
      <style:table-cell-properties fo:wrap-option="wrap" style:rotation-angle="0" style:vertical-align="bottom"/>
      <style:paragraph-properties fo:margin-left="0pt"/>
      <style:text-properties style:font-name="Tahoma" fo:font-size="10pt" style:font-name-asian="Tahoma"/>
    </style:style>
    <style:style style:name="ce132" style:family="table-cell" style:parent-style-name="Default" style:data-style-name="N121">
      <style:table-cell-properties style:vertical-align="bottom"/>
    </style:style>
    <style:style style:name="ce88" style:family="table-cell" style:parent-style-name="Default">
      <style:table-cell-properties style:vertical-align="bottom"/>
      <style:text-properties style:font-name="Tahoma" fo:font-size="10pt" style:font-name-asian="Tahoma"/>
    </style:style>
  </office:automatic-styles>
  <office:body>
    <office:spreadsheet>
      <table:table table:name="3Broker" table:style-name="ta1">
        <table:table-column table:style-name="co1" table:number-columns-repeated="71" table:default-cell-style-name="ce10"/>
        <table:table-column table:style-name="co2" table:default-cell-style-name="ce10"/>
        <table:table-column table:style-name="co1" table:number-columns-repeated="178" table:default-cell-style-name="ce10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table:number-columns-repeated="2"/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table:number-columns-repeated="2"/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251"/>
        </table:table-row>
        <table:table-row table:style-name="ro2">
          <table:table-cell table:number-columns-repeated="71"/>
          <table:table-cell table:style-name="ce5" office:value-type="string" calcext:value-type="string" table:number-columns-spanned="9" table:number-rows-spanned="3">
            <text:p>Disk Capacity</text:p>
          </table:table-cell>
          <table:covered-table-cell table:number-columns-repeated="8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3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3" table:number-rows-spanned="1">
            <text:p>Broker -1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2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3</text:p>
          </table:table-cell>
          <table:covered-table-cell table:number-columns-repeated="2" table:style-name="ce5"/>
          <table:table-cell table:style-name="ce5" table:number-columns-repeated="169"/>
          <table:table-cell table:number-columns-repeated="6"/>
        </table:table-row>
        <table:table-row table:style-name="ro4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Sum 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<text:s/>Latency - 99.9%</text:p>
          </table:table-cell>
          <table:table-cell table:style-name="ce5"/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/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2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- Broker 3</text:p>
          </table:table-cell>
          <table:table-cell table:style-name="ce5" table:number-columns-repeated="169"/>
          <table:table-cell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1014790" calcext:value-type="float">
            <text:p>1610031014790</text:p>
          </table:table-cell>
          <table:table-cell office:value-type="float" office:value="1610031153304" calcext:value-type="float">
            <text:p>1610031153304</text:p>
          </table:table-cell>
          <table:table-cell table:formula="of:=([.E10]-[.D10])/(1000*60)" office:value-type="float" office:value="2.30856666666667" calcext:value-type="float">
            <text:p>2.3085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2.948" calcext:value-type="float">
            <text:p>2.948</text:p>
          </table:table-cell>
          <table:table-cell office:value-type="float" office:value="435.564" calcext:value-type="float">
            <text:p>435.564</text:p>
          </table:table-cell>
          <table:table-cell table:number-columns-repeated="2" office:value-type="float" office:value="659.022" calcext:value-type="float">
            <text:p>659.022</text:p>
          </table:table-cell>
          <table:table-cell office:value-type="float" office:value="2.862" calcext:value-type="float">
            <text:p>2.862</text:p>
          </table:table-cell>
          <table:table-cell office:value-type="float" office:value="436.04" calcext:value-type="float">
            <text:p>436.04</text:p>
          </table:table-cell>
          <table:table-cell table:number-columns-repeated="2" office:value-type="float" office:value="659.022" calcext:value-type="float">
            <text:p>659.0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715.638" calcext:value-type="float">
            <text:p>14715.638</text:p>
          </table:table-cell>
          <table:table-cell table:formula="of:=[.T10]/1024" office:value-type="float" office:value="14.370740234375" calcext:value-type="float">
            <text:p>14.370740234375</text:p>
          </table:table-cell>
          <table:table-cell office:value-type="float" office:value="2247358.927" calcext:value-type="float">
            <text:p>2247358.927</text:p>
          </table:table-cell>
          <table:table-cell table:formula="of:=[.V10]/(1024*1024)" office:value-type="float" office:value="2.1432484884262" calcext:value-type="float">
            <text:p>2.1432484884262</text:p>
          </table:table-cell>
          <table:table-cell office:value-type="float" office:value="3400553.578" calcext:value-type="float">
            <text:p>3400553.578</text:p>
          </table:table-cell>
          <table:table-cell table:formula="of:=[.X10]/(1024*1024)" office:value-type="float" office:value="3.24302060890198" calcext:value-type="float">
            <text:p>3.24302060890198</text:p>
          </table:table-cell>
          <table:table-cell office:value-type="float" office:value="3400553.578" calcext:value-type="float">
            <text:p>3400553.578</text:p>
          </table:table-cell>
          <table:table-cell table:formula="of:=[.Z10]/(1024*1024)" office:value-type="float" office:value="3.24302060890198" calcext:value-type="float">
            <text:p>3.24302060890198</text:p>
          </table:table-cell>
          <table:table-cell office:value-type="float" office:value="0.474" calcext:value-type="float">
            <text:p>0.474</text:p>
          </table:table-cell>
          <table:table-cell office:value-type="float" office:value="0.556" calcext:value-type="float">
            <text:p>0.556</text:p>
          </table:table-cell>
          <table:table-cell office:value-type="float" office:value="1.001" calcext:value-type="float">
            <text:p>1.001</text:p>
          </table:table-cell>
          <table:table-cell office:value-type="float" office:value="3.4482" calcext:value-type="float">
            <text:p>3.4482</text:p>
          </table:table-cell>
          <table:table-cell/>
          <table:table-cell office:value-type="float" office:value="3.448" calcext:value-type="float">
            <text:p>3.448</text:p>
          </table:table-cell>
          <table:table-cell office:value-type="float" office:value="0" calcext:value-type="float">
            <text:p>0</text:p>
          </table:table-cell>
          <table:table-cell office:value-type="float" office:value="2.178" calcext:value-type="float">
            <text:p>2.178</text:p>
          </table:table-cell>
          <table:table-cell table:number-columns-repeated="2" office:value-type="float" office:value="3.152" calcext:value-type="float">
            <text:p>3.152</text:p>
          </table:table-cell>
          <table:table-cell office:value-type="float" office:value="0" calcext:value-type="float">
            <text:p>0</text:p>
          </table:table-cell>
          <table:table-cell office:value-type="float" office:value="403.54" calcext:value-type="float">
            <text:p>403.54</text:p>
          </table:table-cell>
          <table:table-cell table:number-columns-repeated="2" office:value-type="float" office:value="548.007" calcext:value-type="float">
            <text:p>548.007</text:p>
          </table:table-cell>
          <table:table-cell office:value-type="float" office:value="163.846" calcext:value-type="float">
            <text:p>163.846</text:p>
          </table:table-cell>
          <table:table-cell office:value-type="float" office:value="192.989" calcext:value-type="float">
            <text:p>192.989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31.812" calcext:value-type="float">
            <text:p>31.812</text:p>
          </table:table-cell>
          <table:table-cell table:formula="of:=[.AT10]/1024" office:value-type="float" office:value="0.03106640625" calcext:value-type="float">
            <text:p>0.03106640625</text:p>
          </table:table-cell>
          <table:table-cell office:value-type="float" office:value="2081382.179" calcext:value-type="float">
            <text:p>2081382.179</text:p>
          </table:table-cell>
          <table:table-cell table:formula="of:=[.AV10]/(1024*1024)" office:value-type="float" office:value="1.98496072673798" calcext:value-type="float">
            <text:p>1.98496072673798</text:p>
          </table:table-cell>
          <table:table-cell office:value-type="float" office:value="2791064.695" calcext:value-type="float">
            <text:p>2791064.695</text:p>
          </table:table-cell>
          <table:table-cell table:formula="of:=[.AX10]/(1024*1024)" office:value-type="float" office:value="2.66176671504974" calcext:value-type="float">
            <text:p>2.66176671504974</text:p>
          </table:table-cell>
          <table:table-cell office:value-type="float" office:value="2791064.695" calcext:value-type="float">
            <text:p>2791064.695</text:p>
          </table:table-cell>
          <table:table-cell table:formula="of:=[.AZ10]/(1024*1024)" office:value-type="float" office:value="2.66176671504974" calcext:value-type="float">
            <text:p>2.66176671504974</text:p>
          </table:table-cell>
          <table:table-cell office:value-type="float" office:value="10.44" calcext:value-type="float">
            <text:p>10.44</text:p>
          </table:table-cell>
          <table:table-cell office:value-type="float" office:value="29.51" calcext:value-type="float">
            <text:p>29.51</text:p>
          </table:table-cell>
          <table:table-cell office:value-type="float" office:value="140.057" calcext:value-type="float">
            <text:p>140.057</text:p>
          </table:table-cell>
          <table:table-cell office:value-type="float" office:value="256.964" calcext:value-type="float">
            <text:p>256.964</text:p>
          </table:table-cell>
          <table:table-cell/>
          <table:table-cell office:value-type="float" office:value="274.057" calcext:value-type="float">
            <text:p>274.057</text:p>
          </table:table-cell>
          <table:table-cell office:value-type="float" office:value="0" calcext:value-type="float">
            <text:p>0</text:p>
          </table:table-cell>
          <table:table-cell office:value-type="float" office:value="394.926" calcext:value-type="float">
            <text:p>394.926</text:p>
          </table:table-cell>
          <table:table-cell office:value-type="float" office:value="711.2857" calcext:value-type="float">
            <text:p>711.2857</text:p>
          </table:table-cell>
          <table:table-cell office:value-type="float" office:value="711.285" calcext:value-type="float">
            <text:p>711.285</text:p>
          </table:table-cell>
          <table:table-cell office:value-type="float" office:value="5.864" calcext:value-type="float">
            <text:p>5.864</text:p>
          </table:table-cell>
          <table:table-cell office:value-type="float" office:value="871.122" calcext:value-type="float">
            <text:p>871.122</text:p>
          </table:table-cell>
          <table:table-cell table:number-columns-repeated="2" office:value-type="float" office:value="1318.044" calcext:value-type="float">
            <text:p>1318.044</text:p>
          </table:table-cell>
          <table:table-cell office:value-type="float" office:value="0.336" calcext:value-type="float">
            <text:p>0.336</text:p>
          </table:table-cell>
          <table:table-cell office:value-type="float" office:value="819.067" calcext:value-type="float">
            <text:p>819.067</text:p>
          </table:table-cell>
          <table:table-cell table:number-columns-repeated="2" office:value-type="float" office:value="1108.577" calcext:value-type="float">
            <text:p>1108.577</text:p>
          </table:table-cell>
          <table:table-cell table:formula="of:=[.A10]*[.B10]*60000*1024" office:value-type="float" office:value="307200000" calcext:value-type="float">
            <text:p>307200000</text:p>
          </table:table-cell>
          <table:table-cell office:value-type="float" office:value="881009902" calcext:value-type="float">
            <text:p>881009902</text:p>
          </table:table-cell>
          <table:table-cell office:value-type="float" office:value="1927342488" calcext:value-type="float">
            <text:p>1927342488</text:p>
          </table:table-cell>
          <table:table-cell table:formula="of:=[.BV10]-[.BU10]" office:value-type="float" office:value="1046332586" calcext:value-type="float">
            <text:p>1046332586</text:p>
          </table:table-cell>
          <table:table-cell office:value-type="float" office:value="901787818" calcext:value-type="float">
            <text:p>901787818</text:p>
          </table:table-cell>
          <table:table-cell office:value-type="float" office:value="1927009064" calcext:value-type="float">
            <text:p>1927009064</text:p>
          </table:table-cell>
          <table:table-cell table:formula="of:=[.BY10]-[.BX10]" office:value-type="float" office:value="1025221246" calcext:value-type="float">
            <text:p>1025221246</text:p>
          </table:table-cell>
          <table:table-cell office:value-type="float" office:value="922761905" calcext:value-type="float">
            <text:p>922761905</text:p>
          </table:table-cell>
          <table:table-cell office:value-type="float" office:value="1940483943" calcext:value-type="float">
            <text:p>1940483943</text:p>
          </table:table-cell>
          <table:table-cell table:formula="of:=[.CB10]-[.CA10]" office:value-type="float" office:value="1017722038" calcext:value-type="float">
            <text:p>1017722038</text:p>
          </table:table-cell>
          <table:table-cell table:number-columns-repeated="17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1894822" calcext:value-type="float">
            <text:p>1610031894822</text:p>
          </table:table-cell>
          <table:table-cell office:value-type="float" office:value="1610032032936" calcext:value-type="float">
            <text:p>1610032032936</text:p>
          </table:table-cell>
          <table:table-cell table:formula="of:=([.E11]-[.D11])/(1000*60)" office:value-type="float" office:value="2.3019" calcext:value-type="float">
            <text:p>2.3019</text:p>
          </table:table-cell>
          <table:table-cell office:value-type="float" office:value="2.3" calcext:value-type="float">
            <text:p>2.3</text:p>
          </table:table-cell>
          <table:table-cell office:value-type="float" office:value="8.18" calcext:value-type="float">
            <text:p>8.18</text:p>
          </table:table-cell>
          <table:table-cell office:value-type="float" office:value="431.982" calcext:value-type="float">
            <text:p>431.982</text:p>
          </table:table-cell>
          <table:table-cell table:number-columns-repeated="2" office:value-type="float" office:value="654.921" calcext:value-type="float">
            <text:p>654.921</text:p>
          </table:table-cell>
          <table:table-cell office:value-type="float" office:value="8.119" calcext:value-type="float">
            <text:p>8.119</text:p>
          </table:table-cell>
          <table:table-cell office:value-type="float" office:value="432.425" calcext:value-type="float">
            <text:p>432.425</text:p>
          </table:table-cell>
          <table:table-cell table:number-columns-repeated="2" office:value-type="float" office:value="654.921" calcext:value-type="float">
            <text:p>654.9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2194.826" calcext:value-type="float">
            <text:p>82194.826</text:p>
          </table:table-cell>
          <table:table-cell table:formula="of:=[.T11]/1024" office:value-type="float" office:value="80.268384765625" calcext:value-type="float">
            <text:p>80.268384765625</text:p>
          </table:table-cell>
          <table:table-cell office:value-type="float" office:value="4389498.497" calcext:value-type="float">
            <text:p>4389498.497</text:p>
          </table:table-cell>
          <table:table-cell table:formula="of:=[.V11]/(1024*1024)" office:value-type="float" office:value="4.18615197849273" calcext:value-type="float">
            <text:p>4.18615197849273</text:p>
          </table:table-cell>
          <table:table-cell office:value-type="float" office:value="6655314.689" calcext:value-type="float">
            <text:p>6655314.689</text:p>
          </table:table-cell>
          <table:table-cell table:formula="of:=[.X11]/(1024*1024)" office:value-type="float" office:value="6.34700268650054" calcext:value-type="float">
            <text:p>6.34700268650054</text:p>
          </table:table-cell>
          <table:table-cell office:value-type="float" office:value="6655314.689" calcext:value-type="float">
            <text:p>6655314.689</text:p>
          </table:table-cell>
          <table:table-cell table:formula="of:=[.Z11]/(1024*1024)" office:value-type="float" office:value="6.34700268650054" calcext:value-type="float">
            <text:p>6.34700268650054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1.101" calcext:value-type="float">
            <text:p>1.101</text:p>
          </table:table-cell>
          <table:table-cell/>
          <table:table-cell office:value-type="float" office:value="1.101" calcext:value-type="float">
            <text:p>1.101</text:p>
          </table:table-cell>
          <table:table-cell office:value-type="float" office:value="0" calcext:value-type="float">
            <text:p>0</text:p>
          </table:table-cell>
          <table:table-cell office:value-type="float" office:value="4.339" calcext:value-type="float">
            <text:p>4.339</text:p>
          </table:table-cell>
          <table:table-cell table:number-columns-repeated="2" office:value-type="float" office:value="5.5861" calcext:value-type="float">
            <text:p>5.5861</text:p>
          </table:table-cell>
          <table:table-cell office:value-type="float" office:value="0" calcext:value-type="float">
            <text:p>0</text:p>
          </table:table-cell>
          <table:table-cell office:value-type="float" office:value="413.728" calcext:value-type="float">
            <text:p>413.728</text:p>
          </table:table-cell>
          <table:table-cell table:number-columns-repeated="2" office:value-type="float" office:value="533.406" calcext:value-type="float">
            <text:p>533.406</text:p>
          </table:table-cell>
          <table:table-cell office:value-type="float" office:value="90.831" calcext:value-type="float">
            <text:p>90.831</text:p>
          </table:table-cell>
          <table:table-cell office:value-type="float" office:value="97.801" calcext:value-type="float">
            <text:p>97.80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31.883" calcext:value-type="float">
            <text:p>31.883</text:p>
          </table:table-cell>
          <table:table-cell table:formula="of:=[.AT11]/1024" office:value-type="float" office:value="0.0311357421875" calcext:value-type="float">
            <text:p>0.0311357421875</text:p>
          </table:table-cell>
          <table:table-cell office:value-type="float" office:value="4168615.821" calcext:value-type="float">
            <text:p>4168615.821</text:p>
          </table:table-cell>
          <table:table-cell table:formula="of:=[.AV11]/(1024*1024)" office:value-type="float" office:value="3.97550184345245" calcext:value-type="float">
            <text:p>3.97550184345245</text:p>
          </table:table-cell>
          <table:table-cell office:value-type="float" office:value="5405615.595" calcext:value-type="float">
            <text:p>5405615.595</text:p>
          </table:table-cell>
          <table:table-cell table:formula="of:=[.AX11]/(1024*1024)" office:value-type="float" office:value="5.15519675731659" calcext:value-type="float">
            <text:p>5.15519675731659</text:p>
          </table:table-cell>
          <table:table-cell office:value-type="float" office:value="5405615.595" calcext:value-type="float">
            <text:p>5405615.595</text:p>
          </table:table-cell>
          <table:table-cell table:formula="of:=[.AZ11]/(1024*1024)" office:value-type="float" office:value="5.15519675731659" calcext:value-type="float">
            <text:p>5.15519675731659</text:p>
          </table:table-cell>
          <table:table-cell office:value-type="float" office:value="10.621" calcext:value-type="float">
            <text:p>10.621</text:p>
          </table:table-cell>
          <table:table-cell office:value-type="float" office:value="31.089" calcext:value-type="float">
            <text:p>31.089</text:p>
          </table:table-cell>
          <table:table-cell table:number-columns-repeated="2" office:value-type="float" office:value="149.148" calcext:value-type="float">
            <text:p>149.148</text:p>
          </table:table-cell>
          <table:table-cell/>
          <table:table-cell office:value-type="float" office:value="149.148" calcext:value-type="float">
            <text:p>149.148</text:p>
          </table:table-cell>
          <table:table-cell office:value-type="float" office:value="0" calcext:value-type="float">
            <text:p>0</text:p>
          </table:table-cell>
          <table:table-cell office:value-type="float" office:value="205.758" calcext:value-type="float">
            <text:p>205.758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16.306" calcext:value-type="float">
            <text:p>16.306</text:p>
          </table:table-cell>
          <table:table-cell office:value-type="float" office:value="863.958" calcext:value-type="float">
            <text:p>863.958</text:p>
          </table:table-cell>
          <table:table-cell table:number-columns-repeated="2" office:value-type="float" office:value="1309.843" calcext:value-type="float">
            <text:p>1309.843</text:p>
          </table:table-cell>
          <table:table-cell office:value-type="float" office:value="0.337" calcext:value-type="float">
            <text:p>0.337</text:p>
          </table:table-cell>
          <table:table-cell office:value-type="float" office:value="836.428" calcext:value-type="float">
            <text:p>836.428</text:p>
          </table:table-cell>
          <table:table-cell table:number-columns-repeated="2" office:value-type="float" office:value="1084.153" calcext:value-type="float">
            <text:p>1084.153</text:p>
          </table:table-cell>
          <table:table-cell table:formula="of:=[.A11]*[.B11]*60000*1024" office:value-type="float" office:value="614400000" calcext:value-type="float">
            <text:p>614400000</text:p>
          </table:table-cell>
          <table:table-cell office:value-type="float" office:value="1927342488" calcext:value-type="float">
            <text:p>1927342488</text:p>
          </table:table-cell>
          <table:table-cell office:value-type="float" office:value="2539643180" calcext:value-type="float">
            <text:p>2539643180</text:p>
          </table:table-cell>
          <table:table-cell table:formula="of:=[.BV11]-[.BU11]" office:value-type="float" office:value="612300692" calcext:value-type="float">
            <text:p>612300692</text:p>
          </table:table-cell>
          <table:table-cell office:value-type="float" office:value="1927009064" calcext:value-type="float">
            <text:p>1927009064</text:p>
          </table:table-cell>
          <table:table-cell office:value-type="float" office:value="2539309756" calcext:value-type="float">
            <text:p>2539309756</text:p>
          </table:table-cell>
          <table:table-cell table:formula="of:=[.BY11]-[.BX11]" office:value-type="float" office:value="612300692" calcext:value-type="float">
            <text:p>612300692</text:p>
          </table:table-cell>
          <table:table-cell office:value-type="float" office:value="1940483943" calcext:value-type="float">
            <text:p>1940483943</text:p>
          </table:table-cell>
          <table:table-cell office:value-type="float" office:value="2545283944" calcext:value-type="float">
            <text:p>2545283944</text:p>
          </table:table-cell>
          <table:table-cell table:formula="of:=[.CB11]-[.CA11]" office:value-type="float" office:value="604800001" calcext:value-type="float">
            <text:p>604800001</text:p>
          </table:table-cell>
          <table:table-cell table:number-columns-repeated="17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2780600" calcext:value-type="float">
            <text:p>1610032780600</text:p>
          </table:table-cell>
          <table:table-cell office:value-type="float" office:value="1610032939000" calcext:value-type="float">
            <text:p>1610032939000</text:p>
          </table:table-cell>
          <table:table-cell table:formula="of:=([.E12]-[.D12])/(1000*60)" office:value-type="float" office:value="2.64" calcext:value-type="float">
            <text:p>2.64</text:p>
          </table:table-cell>
          <table:table-cell office:value-type="float" office:value="2.6" calcext:value-type="float">
            <text:p>2.6</text:p>
          </table:table-cell>
          <table:table-cell office:value-type="float" office:value="6.516" calcext:value-type="float">
            <text:p>6.516</text:p>
          </table:table-cell>
          <table:table-cell office:value-type="float" office:value="384.317" calcext:value-type="float">
            <text:p>384.317</text:p>
          </table:table-cell>
          <table:table-cell table:number-columns-repeated="2" office:value-type="float" office:value="645.424" calcext:value-type="float">
            <text:p>645.424</text:p>
          </table:table-cell>
          <table:table-cell office:value-type="float" office:value="6.444" calcext:value-type="float">
            <text:p>6.444</text:p>
          </table:table-cell>
          <table:table-cell office:value-type="float" office:value="384.698" calcext:value-type="float">
            <text:p>384.698</text:p>
          </table:table-cell>
          <table:table-cell table:number-columns-repeated="2" office:value-type="float" office:value="647.92" calcext:value-type="float">
            <text:p>647.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9407.249" calcext:value-type="float">
            <text:p>129407.249</text:p>
          </table:table-cell>
          <table:table-cell table:formula="of:=[.T12]/1024" office:value-type="float" office:value="126.374266601562" calcext:value-type="float">
            <text:p>126.374266601562</text:p>
          </table:table-cell>
          <table:table-cell office:value-type="float" office:value="7748077.347" calcext:value-type="float">
            <text:p>7748077.347</text:p>
          </table:table-cell>
          <table:table-cell table:formula="of:=[.V12]/(1024*1024)" office:value-type="float" office:value="7.38914236736298" calcext:value-type="float">
            <text:p>7.38914236736298</text:p>
          </table:table-cell>
          <table:table-cell office:value-type="float" office:value="13011106.608" calcext:value-type="float">
            <text:p>13011106.608</text:p>
          </table:table-cell>
          <table:table-cell table:formula="of:=[.X12]/(1024*1024)" office:value-type="float" office:value="12.4083582000732" calcext:value-type="float">
            <text:p>12.4083582000732</text:p>
          </table:table-cell>
          <table:table-cell office:value-type="float" office:value="13011106.608" calcext:value-type="float">
            <text:p>13011106.608</text:p>
          </table:table-cell>
          <table:table-cell table:formula="of:=[.Z12]/(1024*1024)" office:value-type="float" office:value="12.4083582000732" calcext:value-type="float">
            <text:p>12.40835820007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.326" calcext:value-type="float">
            <text:p>1.326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0" calcext:value-type="float">
            <text:p>0</text:p>
          </table:table-cell>
          <table:table-cell office:value-type="float" office:value="7.899" calcext:value-type="float">
            <text:p>7.899</text:p>
          </table:table-cell>
          <table:table-cell table:number-columns-repeated="2" office:value-type="float" office:value="11.298" calcext:value-type="float">
            <text:p>11.298</text:p>
          </table:table-cell>
          <table:table-cell office:value-type="float" office:value="0" calcext:value-type="float">
            <text:p>0</text:p>
          </table:table-cell>
          <table:table-cell office:value-type="float" office:value="379.314" calcext:value-type="float">
            <text:p>379.314</text:p>
          </table:table-cell>
          <table:table-cell table:number-columns-repeated="2" office:value-type="float" office:value="567.546" calcext:value-type="float">
            <text:p>567.546</text:p>
          </table:table-cell>
          <table:table-cell office:value-type="float" office:value="47.245" calcext:value-type="float">
            <text:p>47.245</text:p>
          </table:table-cell>
          <table:table-cell office:value-type="float" office:value="49.294" calcext:value-type="float">
            <text:p>49.29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1.871" calcext:value-type="float">
            <text:p>31.871</text:p>
          </table:table-cell>
          <table:table-cell table:formula="of:=[.AT12]/1024" office:value-type="float" office:value="0.0311240234375" calcext:value-type="float">
            <text:p>0.0311240234375</text:p>
          </table:table-cell>
          <table:table-cell office:value-type="float" office:value="7638157.097" calcext:value-type="float">
            <text:p>7638157.097</text:p>
          </table:table-cell>
          <table:table-cell table:formula="of:=[.AV12]/(1024*1024)" office:value-type="float" office:value="7.28431424808502" calcext:value-type="float">
            <text:p>7.28431424808502</text:p>
          </table:table-cell>
          <table:table-cell office:value-type="float" office:value="11315790.512" calcext:value-type="float">
            <text:p>11315790.512</text:p>
          </table:table-cell>
          <table:table-cell table:formula="of:=[.AX12]/(1024*1024)" office:value-type="float" office:value="10.7915787811279" calcext:value-type="float">
            <text:p>10.7915787811279</text:p>
          </table:table-cell>
          <table:table-cell office:value-type="float" office:value="11315790.512" calcext:value-type="float">
            <text:p>11315790.512</text:p>
          </table:table-cell>
          <table:table-cell table:formula="of:=[.AZ12]/(1024*1024)" office:value-type="float" office:value="10.7915787811279" calcext:value-type="float">
            <text:p>10.7915787811279</text:p>
          </table:table-cell>
          <table:table-cell office:value-type="float" office:value="11.919" calcext:value-type="float">
            <text:p>11.919</text:p>
          </table:table-cell>
          <table:table-cell office:value-type="float" office:value="63.535" calcext:value-type="float">
            <text:p>63.535</text:p>
          </table:table-cell>
          <table:table-cell table:number-columns-repeated="2"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61.328" calcext:value-type="float">
            <text:p>161.328</text:p>
          </table:table-cell>
          <table:table-cell table:number-columns-repeated="2" office:value-type="float" office:value="1000.162" calcext:value-type="float">
            <text:p>1000.162</text:p>
          </table:table-cell>
          <table:table-cell office:value-type="float" office:value="12.999" calcext:value-type="float">
            <text:p>12.999</text:p>
          </table:table-cell>
          <table:table-cell office:value-type="float" office:value="768.633" calcext:value-type="float">
            <text:p>768.633</text:p>
          </table:table-cell>
          <table:table-cell table:number-columns-repeated="2" office:value-type="float" office:value="1290.849" calcext:value-type="float">
            <text:p>1290.849</text:p>
          </table:table-cell>
          <table:table-cell office:value-type="float" office:value="0.337" calcext:value-type="float">
            <text:p>0.337</text:p>
          </table:table-cell>
          <table:table-cell office:value-type="float" office:value="777.383" calcext:value-type="float">
            <text:p>777.383</text:p>
          </table:table-cell>
          <table:table-cell table:number-columns-repeated="2" office:value-type="float" office:value="1143.985" calcext:value-type="float">
            <text:p>1143.985</text:p>
          </table:table-cell>
          <table:table-cell table:formula="of:=[.A12]*[.B12]*60000*1024" office:value-type="float" office:value="1228800000" calcext:value-type="float">
            <text:p>1228800000</text:p>
          </table:table-cell>
          <table:table-cell office:value-type="float" office:value="2539643180" calcext:value-type="float">
            <text:p>2539643180</text:p>
          </table:table-cell>
          <table:table-cell office:value-type="float" office:value="3754001922" calcext:value-type="float">
            <text:p>3754001922</text:p>
          </table:table-cell>
          <table:table-cell table:formula="of:=[.BV12]-[.BU12]" office:value-type="float" office:value="1214358742" calcext:value-type="float">
            <text:p>1214358742</text:p>
          </table:table-cell>
          <table:table-cell office:value-type="float" office:value="2539309756" calcext:value-type="float">
            <text:p>2539309756</text:p>
          </table:table-cell>
          <table:table-cell office:value-type="float" office:value="3753703469" calcext:value-type="float">
            <text:p>3753703469</text:p>
          </table:table-cell>
          <table:table-cell table:formula="of:=[.BY12]-[.BX12]" office:value-type="float" office:value="1214393713" calcext:value-type="float">
            <text:p>1214393713</text:p>
          </table:table-cell>
          <table:table-cell office:value-type="float" office:value="2545283944" calcext:value-type="float">
            <text:p>2545283944</text:p>
          </table:table-cell>
          <table:table-cell office:value-type="float" office:value="3752225054" calcext:value-type="float">
            <text:p>3752225054</text:p>
          </table:table-cell>
          <table:table-cell table:formula="of:=[.CB12]-[.CA12]" office:value-type="float" office:value="1206941110" calcext:value-type="float">
            <text:p>1206941110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033503264" calcext:value-type="float">
            <text:p>1610033503264</text:p>
          </table:table-cell>
          <table:table-cell office:value-type="float" office:value="1610033681976" calcext:value-type="float">
            <text:p>1610033681976</text:p>
          </table:table-cell>
          <table:table-cell table:formula="of:=([.E13]-[.D13])/(1000*60)" office:value-type="float" office:value="2.97853333333333" calcext:value-type="float">
            <text:p>2.97853333333333</text:p>
          </table:table-cell>
          <table:table-cell office:value-type="float" office:value="2.9" calcext:value-type="float">
            <text:p>2.9</text:p>
          </table:table-cell>
          <table:table-cell office:value-type="float" office:value="3.767" calcext:value-type="float">
            <text:p>3.767</text:p>
          </table:table-cell>
          <table:table-cell office:value-type="float" office:value="336.428" calcext:value-type="float">
            <text:p>336.428</text:p>
          </table:table-cell>
          <table:table-cell table:number-columns-repeated="2" office:value-type="float" office:value="504.75" calcext:value-type="float">
            <text:p>504.75</text:p>
          </table:table-cell>
          <table:table-cell office:value-type="float" office:value="3.683" calcext:value-type="float">
            <text:p>3.683</text:p>
          </table:table-cell>
          <table:table-cell office:value-type="float" office:value="336.188" calcext:value-type="float">
            <text:p>336.188</text:p>
          </table:table-cell>
          <table:table-cell table:number-columns-repeated="2" office:value-type="float" office:value="504.06" calcext:value-type="float">
            <text:p>504.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64268.331" calcext:value-type="float">
            <text:p>364268.331</text:p>
          </table:table-cell>
          <table:table-cell table:formula="of:=[.T13]/1024" office:value-type="float" office:value="355.730791992188" calcext:value-type="float">
            <text:p>355.730791992188</text:p>
          </table:table-cell>
          <table:table-cell office:value-type="float" office:value="33695004.276" calcext:value-type="float">
            <text:p>33695004.276</text:p>
          </table:table-cell>
          <table:table-cell table:formula="of:=[.V13]/(1024*1024)" office:value-type="float" office:value="32.13406016922" calcext:value-type="float">
            <text:p>32.13406016922</text:p>
          </table:table-cell>
          <table:table-cell office:value-type="float" office:value="50556852.691" calcext:value-type="float">
            <text:p>50556852.691</text:p>
          </table:table-cell>
          <table:table-cell table:formula="of:=[.X13]/(1024*1024)" office:value-type="float" office:value="48.2147719297409" calcext:value-type="float">
            <text:p>48.2147719297409</text:p>
          </table:table-cell>
          <table:table-cell office:value-type="float" office:value="50556852.691" calcext:value-type="float">
            <text:p>50556852.691</text:p>
          </table:table-cell>
          <table:table-cell table:formula="of:=[.Z13]/(1024*1024)" office:value-type="float" office:value="48.2147719297409" calcext:value-type="float">
            <text:p>48.2147719297409</text:p>
          </table:table-cell>
          <table:table-cell office:value-type="float" office:value="1.911" calcext:value-type="float">
            <text:p>1.911</text:p>
          </table:table-cell>
          <table:table-cell office:value-type="float" office:value="1.997" calcext:value-type="float">
            <text:p>1.997</text:p>
          </table:table-cell>
          <table:table-cell table:number-columns-repeated="2" office:value-type="float" office:value="2.756" calcext:value-type="float">
            <text:p>2.756</text:p>
          </table:table-cell>
          <table:table-cell/>
          <table:table-cell office:value-type="float" office:value="2.756" calcext:value-type="float">
            <text:p>2.756</text:p>
          </table:table-cell>
          <table:table-cell office:value-type="float" office:value="0" calcext:value-type="float">
            <text:p>0</text:p>
          </table:table-cell>
          <table:table-cell office:value-type="float" office:value="29.002" calcext:value-type="float">
            <text:p>29.002</text:p>
          </table:table-cell>
          <table:table-cell table:number-columns-repeated="2" office:value-type="float" office:value="46.033" calcext:value-type="float">
            <text:p>46.033</text:p>
          </table:table-cell>
          <table:table-cell office:value-type="float" office:value="0" calcext:value-type="float">
            <text:p>0</text:p>
          </table:table-cell>
          <table:table-cell office:value-type="float" office:value="289.866" calcext:value-type="float">
            <text:p>289.866</text:p>
          </table:table-cell>
          <table:table-cell table:number-columns-repeated="2" office:value-type="float" office:value="460.279" calcext:value-type="float">
            <text:p>460.279</text:p>
          </table:table-cell>
          <table:table-cell office:value-type="float" office:value="9.816" calcext:value-type="float">
            <text:p>9.816</text:p>
          </table:table-cell>
          <table:table-cell office:value-type="float" office:value="9.991" calcext:value-type="float">
            <text:p>9.991</text:p>
          </table:table-cell>
          <table:table-cell table:number-columns-repeated="2" office:value-type="float" office:value="9.998" calcext:value-type="float">
            <text:p>9.998</text:p>
          </table:table-cell>
          <table:table-cell office:value-type="float" office:value="31.88" calcext:value-type="float">
            <text:p>31.88</text:p>
          </table:table-cell>
          <table:table-cell table:formula="of:=[.AT13]/1024" office:value-type="float" office:value="0.0311328125" calcext:value-type="float">
            <text:p>0.0311328125</text:p>
          </table:table-cell>
          <table:table-cell office:value-type="float" office:value="30264566.949" calcext:value-type="float">
            <text:p>30264566.949</text:p>
          </table:table-cell>
          <table:table-cell table:formula="of:=[.AV13]/(1024*1024)" office:value-type="float" office:value="28.8625401964188" calcext:value-type="float">
            <text:p>28.8625401964188</text:p>
          </table:table-cell>
          <table:table-cell office:value-type="float" office:value="48155092.947" calcext:value-type="float">
            <text:p>48155092.947</text:p>
          </table:table-cell>
          <table:table-cell table:formula="of:=[.AX13]/(1024*1024)" office:value-type="float" office:value="45.9242753477097" calcext:value-type="float">
            <text:p>45.9242753477097</text:p>
          </table:table-cell>
          <table:table-cell office:value-type="float" office:value="48155092.947" calcext:value-type="float">
            <text:p>48155092.947</text:p>
          </table:table-cell>
          <table:table-cell table:formula="of:=[.AZ13]/(1024*1024)" office:value-type="float" office:value="45.9242753477097" calcext:value-type="float">
            <text:p>45.9242753477097</text:p>
          </table:table-cell>
          <table:table-cell office:value-type="float" office:value="15.576" calcext:value-type="float">
            <text:p>15.576</text:p>
          </table:table-cell>
          <table:table-cell office:value-type="float" office:value="1000.416" calcext:value-type="float">
            <text:p>1000.416</text:p>
          </table:table-cell>
          <table:table-cell office:value-type="float" office:value="1267.28" calcext:value-type="float">
            <text:p>1267.28</text:p>
          </table:table-cell>
          <table:table-cell office:value-type="float" office:value="30.179" calcext:value-type="float">
            <text:p>30.179</text:p>
          </table:table-cell>
          <table:table-cell/>
          <table:table-cell office:value-type="float" office:value="30.179" calcext:value-type="float">
            <text:p>30.179</text:p>
          </table:table-cell>
          <table:table-cell office:value-type="float" office:value="0" calcext:value-type="float">
            <text:p>0</text:p>
          </table:table-cell>
          <table:table-cell office:value-type="float" office:value="39.581" calcext:value-type="float">
            <text:p>39.581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52.471" calcext:value-type="float">
            <text:p>52.471</text:p>
          </table:table-cell>
          <table:table-cell office:value-type="float" office:value="680.416" calcext:value-type="float">
            <text:p>680.416</text:p>
          </table:table-cell>
          <table:table-cell table:number-columns-repeated="2" office:value-type="float" office:value="1009.501" calcext:value-type="float">
            <text:p>1009.501</text:p>
          </table:table-cell>
          <table:table-cell office:value-type="float" office:value="0.337" calcext:value-type="float">
            <text:p>0.337</text:p>
          </table:table-cell>
          <table:table-cell office:value-type="float" office:value="640.484" calcext:value-type="float">
            <text:p>640.484</text:p>
          </table:table-cell>
          <table:table-cell table:number-columns-repeated="2" office:value-type="float" office:value="1016.379" calcext:value-type="float">
            <text:p>1016.379</text:p>
          </table:table-cell>
          <table:table-cell table:formula="of:=[.A13]*[.B13]*60000*1024" office:value-type="float" office:value="6144000000" calcext:value-type="float">
            <text:p>6144000000</text:p>
          </table:table-cell>
          <table:table-cell office:value-type="float" office:value="3754001922" calcext:value-type="float">
            <text:p>3754001922</text:p>
          </table:table-cell>
          <table:table-cell office:value-type="float" office:value="9767434081" calcext:value-type="float">
            <text:p>9767434081</text:p>
          </table:table-cell>
          <table:table-cell table:formula="of:=[.BV13]-[.BU13]" office:value-type="float" office:value="6013432159" calcext:value-type="float">
            <text:p>6013432159</text:p>
          </table:table-cell>
          <table:table-cell office:value-type="float" office:value="3753703469" calcext:value-type="float">
            <text:p>3753703469</text:p>
          </table:table-cell>
          <table:table-cell office:value-type="float" office:value="9767479536" calcext:value-type="float">
            <text:p>9767479536</text:p>
          </table:table-cell>
          <table:table-cell table:formula="of:=[.BY13]-[.BX13]" office:value-type="float" office:value="6013776067" calcext:value-type="float">
            <text:p>6013776067</text:p>
          </table:table-cell>
          <table:table-cell office:value-type="float" office:value="3752225054" calcext:value-type="float">
            <text:p>3752225054</text:p>
          </table:table-cell>
          <table:table-cell office:value-type="float" office:value="9759121216" calcext:value-type="float">
            <text:p>9759121216</text:p>
          </table:table-cell>
          <table:table-cell table:formula="of:=[.CB13]-[.CA13]" office:value-type="float" office:value="6006896162" calcext:value-type="float">
            <text:p>6006896162</text:p>
          </table:table-cell>
          <table:table-cell table:number-columns-repeated="17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5929487" calcext:value-type="float">
            <text:p>1610035929487</text:p>
          </table:table-cell>
          <table:table-cell office:value-type="float" office:value="1610036068150" calcext:value-type="float">
            <text:p>1610036068150</text:p>
          </table:table-cell>
          <table:table-cell table:formula="of:=([.E16]-[.D16])/(1000*60)" office:value-type="float" office:value="2.31105" calcext:value-type="float">
            <text:p>2.31105</text:p>
          </table:table-cell>
          <table:table-cell office:value-type="float" office:value="2.3" calcext:value-type="float">
            <text:p>2.3</text:p>
          </table:table-cell>
          <table:table-cell office:value-type="float" office:value="4.16" calcext:value-type="float">
            <text:p>4.16</text:p>
          </table:table-cell>
          <table:table-cell office:value-type="float" office:value="427.157" calcext:value-type="float">
            <text:p>427.157</text:p>
          </table:table-cell>
          <table:table-cell table:number-columns-repeated="2" office:value-type="float" office:value="665.889" calcext:value-type="float">
            <text:p>665.889</text:p>
          </table:table-cell>
          <table:table-cell office:value-type="float" office:value="4.013" calcext:value-type="float">
            <text:p>4.013</text:p>
          </table:table-cell>
          <table:table-cell office:value-type="float" office:value="427.589" calcext:value-type="float">
            <text:p>427.589</text:p>
          </table:table-cell>
          <table:table-cell table:number-columns-repeated="2" office:value-type="float" office:value="665.889" calcext:value-type="float">
            <text:p>665.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464.7688" calcext:value-type="float">
            <text:p>20464.7688</text:p>
          </table:table-cell>
          <table:table-cell table:formula="of:=[.T16]/1024" office:value-type="float" office:value="19.98512578125" calcext:value-type="float">
            <text:p>19.98512578125</text:p>
          </table:table-cell>
          <table:table-cell office:value-type="float" office:value="2203874.961" calcext:value-type="float">
            <text:p>2203874.961</text:p>
          </table:table-cell>
          <table:table-cell table:formula="of:=[.V16]/(1024*1024)" office:value-type="float" office:value="2.10177894687652" calcext:value-type="float">
            <text:p>2.10177894687652</text:p>
          </table:table-cell>
          <table:table-cell office:value-type="float" office:value="3435991.343" calcext:value-type="float">
            <text:p>3435991.343</text:p>
          </table:table-cell>
          <table:table-cell table:formula="of:=[.X16]/(1024*1024)" office:value-type="float" office:value="3.27681669521331" calcext:value-type="float">
            <text:p>3.27681669521331</text:p>
          </table:table-cell>
          <table:table-cell office:value-type="float" office:value="3435991.343" calcext:value-type="float">
            <text:p>3435991.343</text:p>
          </table:table-cell>
          <table:table-cell table:formula="of:=[.Z16]/(1024*1024)" office:value-type="float" office:value="3.27681669521331" calcext:value-type="float">
            <text:p>3.2768166952133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05" calcext:value-type="float">
            <text:p>0.705</text:p>
          </table:table-cell>
          <table:table-cell table:number-columns-repeated="2" office:value-type="float" office:value="2.553" calcext:value-type="float">
            <text:p>2.553</text:p>
          </table:table-cell>
          <table:table-cell/>
          <table:table-cell office:value-type="float" office:value="2.553" calcext:value-type="float">
            <text:p>2.553</text:p>
          </table:table-cell>
          <table:table-cell office:value-type="float" office:value="0" calcext:value-type="float">
            <text:p>0</text:p>
          </table:table-cell>
          <table:table-cell office:value-type="float" office:value="400.502" calcext:value-type="float">
            <text:p>400.502</text:p>
          </table:table-cell>
          <table:table-cell table:number-columns-repeated="2" office:value-type="float" office:value="599.787" calcext:value-type="float">
            <text:p>599.787</text:p>
          </table:table-cell>
          <table:table-cell office:value-type="float" office:value="0" calcext:value-type="float">
            <text:p>0</text:p>
          </table:table-cell>
          <table:table-cell office:value-type="float" office:value="429.765" calcext:value-type="float">
            <text:p>429.765</text:p>
          </table:table-cell>
          <table:table-cell table:number-columns-repeated="2" office:value-type="float" office:value="666.088" calcext:value-type="float">
            <text:p>666.088</text:p>
          </table:table-cell>
          <table:table-cell office:value-type="float" office:value="10.012" calcext:value-type="float">
            <text:p>10.012</text:p>
          </table:table-cell>
          <table:table-cell office:value-type="float" office:value="11.6173" calcext:value-type="float">
            <text:p>11.6173</text:p>
          </table:table-cell>
          <table:table-cell table:number-columns-repeated="2" office:value-type="float" office:value="47.118" calcext:value-type="float">
            <text:p>47.118</text:p>
          </table:table-cell>
          <table:table-cell office:value-type="float" office:value="434.296" calcext:value-type="float">
            <text:p>434.296</text:p>
          </table:table-cell>
          <table:table-cell table:formula="of:=[.AT16]/1024" office:value-type="float" office:value="0.4241171875" calcext:value-type="float">
            <text:p>0.4241171875</text:p>
          </table:table-cell>
          <table:table-cell office:value-type="float" office:value="2155290.452" calcext:value-type="float">
            <text:p>2155290.452</text:p>
          </table:table-cell>
          <table:table-cell table:formula="of:=[.AV16]/(1024*1024)" office:value-type="float" office:value="2.05544514846801" calcext:value-type="float">
            <text:p>2.05544514846801</text:p>
          </table:table-cell>
          <table:table-cell office:value-type="float" office:value="3391428.688" calcext:value-type="float">
            <text:p>3391428.688</text:p>
          </table:table-cell>
          <table:table-cell table:formula="of:=[.AX16]/(1024*1024)" office:value-type="float" office:value="3.23431843566894" calcext:value-type="float">
            <text:p>3.23431843566894</text:p>
          </table:table-cell>
          <table:table-cell office:value-type="float" office:value="3391428.688" calcext:value-type="float">
            <text:p>3391428.688</text:p>
          </table:table-cell>
          <table:table-cell table:formula="of:=[.AZ16]/(1024*1024)" office:value-type="float" office:value="3.23431843566894" calcext:value-type="float">
            <text:p>3.23431843566894</text:p>
          </table:table-cell>
          <table:table-cell office:value-type="float" office:value="78.705" calcext:value-type="float">
            <text:p>78.705</text:p>
          </table:table-cell>
          <table:table-cell office:value-type="float" office:value="199.692" calcext:value-type="float">
            <text:p>199.692</text:p>
          </table:table-cell>
          <table:table-cell office:value-type="float" office:value="416.144" calcext:value-type="float">
            <text:p>416.144</text:p>
          </table:table-cell>
          <table:table-cell office:value-type="float" office:value="41.614" calcext:value-type="float">
            <text:p>41.614</text:p>
          </table:table-cell>
          <table:table-cell/>
          <table:table-cell office:value-type="float" office:value="416.144" calcext:value-type="float">
            <text:p>416.144</text:p>
          </table:table-cell>
          <table:table-cell office:value-type="float" office:value="0" calcext:value-type="float">
            <text:p>0</text:p>
          </table:table-cell>
          <table:table-cell office:value-type="float" office:value="318.949" calcext:value-type="float">
            <text:p>318.949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104.551" calcext:value-type="float">
            <text:p>104.551</text:p>
          </table:table-cell>
          <table:table-cell office:value-type="float" office:value="866.749" calcext:value-type="float">
            <text:p>866.749</text:p>
          </table:table-cell>
          <table:table-cell table:number-columns-repeated="2" office:value-type="float" office:value="1331.779" calcext:value-type="float">
            <text:p>1331.779</text:p>
          </table:table-cell>
          <table:table-cell office:value-type="float" office:value="3.371" calcext:value-type="float">
            <text:p>3.371</text:p>
          </table:table-cell>
          <table:table-cell office:value-type="float" office:value="1673.072" calcext:value-type="float">
            <text:p>1673.072</text:p>
          </table:table-cell>
          <table:table-cell table:number-columns-repeated="2" office:value-type="float" office:value="2687.207" calcext:value-type="float">
            <text:p>2687.207</text:p>
          </table:table-cell>
          <table:table-cell table:formula="of:=[.A16]*[.B16]*60000*1024" office:value-type="float" office:value="307200000" calcext:value-type="float">
            <text:p>307200000</text:p>
          </table:table-cell>
          <table:table-cell office:value-type="float" office:value="9767434081" calcext:value-type="float">
            <text:p>9767434081</text:p>
          </table:table-cell>
          <table:table-cell office:value-type="float" office:value="10268400271" calcext:value-type="float">
            <text:p>10268400271</text:p>
          </table:table-cell>
          <table:table-cell table:formula="of:=[.BV16]-[.BU16]" office:value-type="float" office:value="500966190" calcext:value-type="float">
            <text:p>500966190</text:p>
          </table:table-cell>
          <table:table-cell office:value-type="float" office:value="9767479536" calcext:value-type="float">
            <text:p>9767479536</text:p>
          </table:table-cell>
          <table:table-cell office:value-type="float" office:value="10268414191" calcext:value-type="float">
            <text:p>10268414191</text:p>
          </table:table-cell>
          <table:table-cell table:formula="of:=[.BY16]-[.BX16]" office:value-type="float" office:value="500934655" calcext:value-type="float">
            <text:p>500934655</text:p>
          </table:table-cell>
          <table:table-cell office:value-type="float" office:value="9759121216" calcext:value-type="float">
            <text:p>9759121216</text:p>
          </table:table-cell>
          <table:table-cell office:value-type="float" office:value="10252546390" calcext:value-type="float">
            <text:p>10252546390</text:p>
          </table:table-cell>
          <table:table-cell table:formula="of:=[.CB16]-[.CA16]" office:value-type="float" office:value="493425174" calcext:value-type="float">
            <text:p>493425174</text:p>
          </table:table-cell>
          <table:table-cell table:number-columns-repeated="17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6734116" calcext:value-type="float">
            <text:p>1610036734116</text:p>
          </table:table-cell>
          <table:table-cell office:value-type="float" office:value="1610036882825" calcext:value-type="float">
            <text:p>1610036882825</text:p>
          </table:table-cell>
          <table:table-cell table:formula="of:=([.E17]-[.D17])/(1000*60)" office:value-type="float" office:value="2.47848333333333" calcext:value-type="float">
            <text:p>2.47848333333333</text:p>
          </table:table-cell>
          <table:table-cell office:value-type="float" office:value="2.4" calcext:value-type="float">
            <text:p>2.4</text:p>
          </table:table-cell>
          <table:table-cell office:value-type="float" office:value="6.096" calcext:value-type="float">
            <text:p>6.096</text:p>
          </table:table-cell>
          <table:table-cell office:value-type="float" office:value="399.353" calcext:value-type="float">
            <text:p>399.353</text:p>
          </table:table-cell>
          <table:table-cell table:number-columns-repeated="2" office:value-type="float" office:value="642.112" calcext:value-type="float">
            <text:p>642.112</text:p>
          </table:table-cell>
          <table:table-cell office:value-type="float" office:value="5.954" calcext:value-type="float">
            <text:p>5.954</text:p>
          </table:table-cell>
          <table:table-cell office:value-type="float" office:value="398.916" calcext:value-type="float">
            <text:p>398.916</text:p>
          </table:table-cell>
          <table:table-cell table:number-columns-repeated="2" office:value-type="float" office:value="644.267" calcext:value-type="float">
            <text:p>644.2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0297.935" calcext:value-type="float">
            <text:p>60297.935</text:p>
          </table:table-cell>
          <table:table-cell table:formula="of:=[.T17]/1024" office:value-type="float" office:value="58.8847021484375" calcext:value-type="float">
            <text:p>58.8847021484375</text:p>
          </table:table-cell>
          <table:table-cell office:value-type="float" office:value="4057753.069" calcext:value-type="float">
            <text:p>4057753.069</text:p>
          </table:table-cell>
          <table:table-cell table:formula="of:=[.V17]/(1024*1024)" office:value-type="float" office:value="3.86977488422393" calcext:value-type="float">
            <text:p>3.86977488422393</text:p>
          </table:table-cell>
          <table:table-cell office:value-type="float" office:value="6523523.286" calcext:value-type="float">
            <text:p>6523523.286</text:p>
          </table:table-cell>
          <table:table-cell table:formula="of:=[.X17]/(1024*1024)" office:value-type="float" office:value="6.2213166103363" calcext:value-type="float">
            <text:p>6.2213166103363</text:p>
          </table:table-cell>
          <table:table-cell office:value-type="float" office:value="6523523.286" calcext:value-type="float">
            <text:p>6523523.286</text:p>
          </table:table-cell>
          <table:table-cell table:formula="of:=[.Z17]/(1024*1024)" office:value-type="float" office:value="6.2213166103363" calcext:value-type="float">
            <text:p>6.2213166103363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539" calcext:value-type="float">
            <text:p>0.8539</text:p>
          </table:table-cell>
          <table:table-cell table:number-columns-repeated="2" office:value-type="float" office:value="1.53" calcext:value-type="float">
            <text:p>1.53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379.4248" calcext:value-type="float">
            <text:p>379.4248</text:p>
          </table:table-cell>
          <table:table-cell table:number-columns-repeated="2" office:value-type="float" office:value="607.733" calcext:value-type="float">
            <text:p>607.733</text:p>
          </table:table-cell>
          <table:table-cell office:value-type="float" office:value="0" calcext:value-type="float">
            <text:p>0</text:p>
          </table:table-cell>
          <table:table-cell office:value-type="float" office:value="404.03" calcext:value-type="float">
            <text:p>404.03</text:p>
          </table:table-cell>
          <table:table-cell table:number-columns-repeated="2" office:value-type="float" office:value="653.041" calcext:value-type="float">
            <text:p>653.041</text:p>
          </table:table-cell>
          <table:table-cell office:value-type="float" office:value="10.004" calcext:value-type="float">
            <text:p>10.004</text:p>
          </table:table-cell>
          <table:table-cell office:value-type="float" office:value="11.756" calcext:value-type="float">
            <text:p>11.756</text:p>
          </table:table-cell>
          <table:table-cell table:number-columns-repeated="2" office:value-type="float" office:value="59.948" calcext:value-type="float">
            <text:p>59.948</text:p>
          </table:table-cell>
          <table:table-cell office:value-type="float" office:value="434.695" calcext:value-type="float">
            <text:p>434.695</text:p>
          </table:table-cell>
          <table:table-cell table:formula="of:=[.AT17]/1024" office:value-type="float" office:value="0.4245068359375" calcext:value-type="float">
            <text:p>0.4245068359375</text:p>
          </table:table-cell>
          <table:table-cell office:value-type="float" office:value="4038237.185" calcext:value-type="float">
            <text:p>4038237.185</text:p>
          </table:table-cell>
          <table:table-cell table:formula="of:=[.AV17]/(1024*1024)" office:value-type="float" office:value="3.85116308689117" calcext:value-type="float">
            <text:p>3.85116308689117</text:p>
          </table:table-cell>
          <table:table-cell office:value-type="float" office:value="6534081.94" calcext:value-type="float">
            <text:p>6534081.94</text:p>
          </table:table-cell>
          <table:table-cell table:formula="of:=[.AX17]/(1024*1024)" office:value-type="float" office:value="6.23138612747192" calcext:value-type="float">
            <text:p>6.23138612747192</text:p>
          </table:table-cell>
          <table:table-cell office:value-type="float" office:value="6534081.94" calcext:value-type="float">
            <text:p>6534081.94</text:p>
          </table:table-cell>
          <table:table-cell table:formula="of:=[.AZ17]/(1024*1024)" office:value-type="float" office:value="6.23138612747192" calcext:value-type="float">
            <text:p>6.23138612747192</text:p>
          </table:table-cell>
          <table:table-cell office:value-type="float" office:value="98.535" calcext:value-type="float">
            <text:p>98.535</text:p>
          </table:table-cell>
          <table:table-cell office:value-type="float" office:value="222.7404" calcext:value-type="float">
            <text:p>222.7404</text:p>
          </table:table-cell>
          <table:table-cell office:value-type="float" office:value="519.641" calcext:value-type="float">
            <text:p>519.641</text:p>
          </table:table-cell>
          <table:table-cell office:value-type="float" office:value="51.964" calcext:value-type="float">
            <text:p>51.964</text:p>
          </table:table-cell>
          <table:table-cell/>
          <table:table-cell office:value-type="float" office:value="519.641" calcext:value-type="float">
            <text:p>519.641</text:p>
          </table:table-cell>
          <table:table-cell office:value-type="float" office:value="0" calcext:value-type="float">
            <text:p>0</text:p>
          </table:table-cell>
          <table:table-cell office:value-type="float" office:value="329.9273" calcext:value-type="float">
            <text:p>329.9273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109.795" calcext:value-type="float">
            <text:p>109.795</text:p>
          </table:table-cell>
          <table:table-cell office:value-type="float" office:value="809.482" calcext:value-type="float">
            <text:p>809.482</text:p>
          </table:table-cell>
          <table:table-cell table:number-columns-repeated="2" office:value-type="float" office:value="1284.224" calcext:value-type="float">
            <text:p>1284.224</text:p>
          </table:table-cell>
          <table:table-cell office:value-type="float" office:value="3.3742" calcext:value-type="float">
            <text:p>3.3742</text:p>
          </table:table-cell>
          <table:table-cell office:value-type="float" office:value="1599.235" calcext:value-type="float">
            <text:p>1599.235</text:p>
          </table:table-cell>
          <table:table-cell table:number-columns-repeated="2" office:value-type="float" office:value="2627.454" calcext:value-type="float">
            <text:p>2627.454</text:p>
          </table:table-cell>
          <table:table-cell table:formula="of:=[.A17]*[.B17]*60000*1024" office:value-type="float" office:value="614400000" calcext:value-type="float">
            <text:p>614400000</text:p>
          </table:table-cell>
          <table:table-cell office:value-type="float" office:value="10268400271" calcext:value-type="float">
            <text:p>10268400271</text:p>
          </table:table-cell>
          <table:table-cell office:value-type="float" office:value="10880704263" calcext:value-type="float">
            <text:p>10880704263</text:p>
          </table:table-cell>
          <table:table-cell table:formula="of:=[.BV17]-[.BU17]" office:value-type="float" office:value="612303992" calcext:value-type="float">
            <text:p>612303992</text:p>
          </table:table-cell>
          <table:table-cell office:value-type="float" office:value="10268414191" calcext:value-type="float">
            <text:p>10268414191</text:p>
          </table:table-cell>
          <table:table-cell office:value-type="float" office:value="10880718183" calcext:value-type="float">
            <text:p>10880718183</text:p>
          </table:table-cell>
          <table:table-cell table:formula="of:=[.BY17]-[.BX17]" office:value-type="float" office:value="612303992" calcext:value-type="float">
            <text:p>612303992</text:p>
          </table:table-cell>
          <table:table-cell office:value-type="float" office:value="10252546390" calcext:value-type="float">
            <text:p>10252546390</text:p>
          </table:table-cell>
          <table:table-cell office:value-type="float" office:value="10857346399" calcext:value-type="float">
            <text:p>10857346399</text:p>
          </table:table-cell>
          <table:table-cell table:formula="of:=[.CB17]-[.CA17]" office:value-type="float" office:value="604800009" calcext:value-type="float">
            <text:p>604800009</text:p>
          </table:table-cell>
          <table:table-cell table:number-columns-repeated="17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7363006" calcext:value-type="float">
            <text:p>1610037363006</text:p>
          </table:table-cell>
          <table:table-cell office:value-type="float" office:value="1610037511521" calcext:value-type="float">
            <text:p>1610037511521</text:p>
          </table:table-cell>
          <table:table-cell table:formula="of:=([.E18]-[.D18])/(1000*60)" office:value-type="float" office:value="2.47525" calcext:value-type="float">
            <text:p>2.47525</text:p>
          </table:table-cell>
          <table:table-cell office:value-type="float" office:value="2.4" calcext:value-type="float">
            <text:p>2.4</text:p>
          </table:table-cell>
          <table:table-cell office:value-type="float" office:value="5.635" calcext:value-type="float">
            <text:p>5.635</text:p>
          </table:table-cell>
          <table:table-cell office:value-type="float" office:value="404.522" calcext:value-type="float">
            <text:p>404.522</text:p>
          </table:table-cell>
          <table:table-cell table:number-columns-repeated="2" office:value-type="float" office:value="603.05" calcext:value-type="float">
            <text:p>603.05</text:p>
          </table:table-cell>
          <table:table-cell office:value-type="float" office:value="5.492" calcext:value-type="float">
            <text:p>5.492</text:p>
          </table:table-cell>
          <table:table-cell office:value-type="float" office:value="404.338" calcext:value-type="float">
            <text:p>404.338</text:p>
          </table:table-cell>
          <table:table-cell table:number-columns-repeated="2" office:value-type="float" office:value="605.07" calcext:value-type="float">
            <text:p>605.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0331.312" calcext:value-type="float">
            <text:p>110331.312</text:p>
          </table:table-cell>
          <table:table-cell table:formula="of:=[.T18]/1024" office:value-type="float" office:value="107.745421875" calcext:value-type="float">
            <text:p>107.745421875</text:p>
          </table:table-cell>
          <table:table-cell office:value-type="float" office:value="8155039.979" calcext:value-type="float">
            <text:p>8155039.979</text:p>
          </table:table-cell>
          <table:table-cell table:formula="of:=[.V18]/(1024*1024)" office:value-type="float" office:value="7.77725217723847" calcext:value-type="float">
            <text:p>7.77725217723847</text:p>
          </table:table-cell>
          <table:table-cell office:value-type="float" office:value="12155679.86" calcext:value-type="float">
            <text:p>12155679.86</text:p>
          </table:table-cell>
          <table:table-cell table:formula="of:=[.X18]/(1024*1024)" office:value-type="float" office:value="11.5925596809387" calcext:value-type="float">
            <text:p>11.5925596809387</text:p>
          </table:table-cell>
          <table:table-cell office:value-type="float" office:value="12155679.86" calcext:value-type="float">
            <text:p>12155679.86</text:p>
          </table:table-cell>
          <table:table-cell table:formula="of:=[.Z18]/(1024*1024)" office:value-type="float" office:value="11.5925596809387" calcext:value-type="float">
            <text:p>11.5925596809387</text:p>
          </table:table-cell>
          <table:table-cell office:value-type="float" office:value="1.0133" calcext:value-type="float">
            <text:p>1.0133</text:p>
          </table:table-cell>
          <table:table-cell office:value-type="float" office:value="1.0463" calcext:value-type="float">
            <text:p>1.0463</text:p>
          </table:table-cell>
          <table:table-cell table:number-columns-repeated="2" office:value-type="float" office:value="1.598" calcext:value-type="float">
            <text:p>1.598</text:p>
          </table:table-cell>
          <table:table-cell/>
          <table:table-cell office:value-type="float" office:value="1.598" calcext:value-type="float">
            <text:p>1.598</text:p>
          </table:table-cell>
          <table:table-cell office:value-type="float" office:value="0" calcext:value-type="float">
            <text:p>0</text:p>
          </table:table-cell>
          <table:table-cell office:value-type="float" office:value="386.73" calcext:value-type="float">
            <text:p>386.73</text:p>
          </table:table-cell>
          <table:table-cell table:number-columns-repeated="2" office:value-type="float" office:value="597.354" calcext:value-type="float">
            <text:p>597.354</text:p>
          </table:table-cell>
          <table:table-cell office:value-type="float" office:value="0" calcext:value-type="float">
            <text:p>0</text:p>
          </table:table-cell>
          <table:table-cell office:value-type="float" office:value="404.421" calcext:value-type="float">
            <text:p>404.421</text:p>
          </table:table-cell>
          <table:table-cell table:number-columns-repeated="2" office:value-type="float" office:value="612.784" calcext:value-type="float">
            <text:p>612.784</text:p>
          </table:table-cell>
          <table:table-cell office:value-type="float" office:value="10.008" calcext:value-type="float">
            <text:p>10.008</text:p>
          </table:table-cell>
          <table:table-cell office:value-type="float" office:value="11.545" calcext:value-type="float">
            <text:p>11.545</text:p>
          </table:table-cell>
          <table:table-cell table:number-columns-repeated="2" office:value-type="float" office:value="58.286" calcext:value-type="float">
            <text:p>58.286</text:p>
          </table:table-cell>
          <table:table-cell office:value-type="float" office:value="434.551" calcext:value-type="float">
            <text:p>434.551</text:p>
          </table:table-cell>
          <table:table-cell table:formula="of:=[.AT18]/1024" office:value-type="float" office:value="0.4243662109375" calcext:value-type="float">
            <text:p>0.4243662109375</text:p>
          </table:table-cell>
          <table:table-cell office:value-type="float" office:value="8111472.39" calcext:value-type="float">
            <text:p>8111472.39</text:p>
          </table:table-cell>
          <table:table-cell table:formula="of:=[.AV18]/(1024*1024)" office:value-type="float" office:value="7.73570288658142" calcext:value-type="float">
            <text:p>7.73570288658142</text:p>
          </table:table-cell>
          <table:table-cell office:value-type="float" office:value="12171730.713" calcext:value-type="float">
            <text:p>12171730.713</text:p>
          </table:table-cell>
          <table:table-cell table:formula="of:=[.AX18]/(1024*1024)" office:value-type="float" office:value="11.6078669672012" calcext:value-type="float">
            <text:p>11.6078669672012</text:p>
          </table:table-cell>
          <table:table-cell office:value-type="float" office:value="12171730.713" calcext:value-type="float">
            <text:p>12171730.713</text:p>
          </table:table-cell>
          <table:table-cell table:formula="of:=[.AZ18]/(1024*1024)" office:value-type="float" office:value="11.6078669672012" calcext:value-type="float">
            <text:p>11.6078669672012</text:p>
          </table:table-cell>
          <table:table-cell office:value-type="float" office:value="225.548" calcext:value-type="float">
            <text:p>225.548</text:p>
          </table:table-cell>
          <table:table-cell table:number-columns-repeated="2" office:value-type="float" office:value="519.106" calcext:value-type="float">
            <text:p>519.106</text:p>
          </table:table-cell>
          <table:table-cell office:value-type="float" office:value="51.91" calcext:value-type="float">
            <text:p>51.91</text:p>
          </table:table-cell>
          <table:table-cell/>
          <table:table-cell office:value-type="float" office:value="519.106" calcext:value-type="float">
            <text:p>519.106</text:p>
          </table:table-cell>
          <table:table-cell office:value-type="float" office:value="0" calcext:value-type="float">
            <text:p>0</text:p>
          </table:table-cell>
          <table:table-cell office:value-type="float" office:value="324.351" calcext:value-type="float">
            <text:p>324.351</text:p>
          </table:table-cell>
          <table:table-cell table:number-columns-repeated="2" office:value-type="float" office:value="6668.666" calcext:value-type="float">
            <text:p>6668.666</text:p>
          </table:table-cell>
          <table:table-cell office:value-type="float" office:value="88.907" calcext:value-type="float">
            <text:p>88.907</text:p>
          </table:table-cell>
          <table:table-cell office:value-type="float" office:value="819.969" calcext:value-type="float">
            <text:p>819.969</text:p>
          </table:table-cell>
          <table:table-cell table:number-columns-repeated="2" office:value-type="float" office:value="1206.101" calcext:value-type="float">
            <text:p>1206.101</text:p>
          </table:table-cell>
          <table:table-cell office:value-type="float" office:value="3.373" calcext:value-type="float">
            <text:p>3.373</text:p>
          </table:table-cell>
          <table:table-cell office:value-type="float" office:value="1628.964" calcext:value-type="float">
            <text:p>1628.964</text:p>
          </table:table-cell>
          <table:table-cell table:number-columns-repeated="2" office:value-type="float" office:value="2464.913" calcext:value-type="float">
            <text:p>2464.913</text:p>
          </table:table-cell>
          <table:table-cell table:formula="of:=[.A18]*[.B18]*60000*1024" office:value-type="float" office:value="1228800000" calcext:value-type="float">
            <text:p>1228800000</text:p>
          </table:table-cell>
          <table:table-cell office:value-type="float" office:value="10880704263" calcext:value-type="float">
            <text:p>10880704263</text:p>
          </table:table-cell>
          <table:table-cell office:value-type="float" office:value="12093008246" calcext:value-type="float">
            <text:p>12093008246</text:p>
          </table:table-cell>
          <table:table-cell table:formula="of:=[.BV18]-[.BU18]" office:value-type="float" office:value="1212303983" calcext:value-type="float">
            <text:p>1212303983</text:p>
          </table:table-cell>
          <table:table-cell office:value-type="float" office:value="10880718183" calcext:value-type="float">
            <text:p>10880718183</text:p>
          </table:table-cell>
          <table:table-cell office:value-type="float" office:value="12093022166" calcext:value-type="float">
            <text:p>12093022166</text:p>
          </table:table-cell>
          <table:table-cell table:formula="of:=[.BY18]-[.BX18]" office:value-type="float" office:value="1212303983" calcext:value-type="float">
            <text:p>1212303983</text:p>
          </table:table-cell>
          <table:table-cell office:value-type="float" office:value="10857346399" calcext:value-type="float">
            <text:p>10857346399</text:p>
          </table:table-cell>
          <table:table-cell office:value-type="float" office:value="12062146399" calcext:value-type="float">
            <text:p>12062146399</text:p>
          </table:table-cell>
          <table:table-cell table:formula="of:=[.CB18]-[.CA18]" office:value-type="float" office:value="1204800000" calcext:value-type="float">
            <text:p>1204800000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8165576" calcext:value-type="float">
            <text:p>1610038165576</text:p>
          </table:table-cell>
          <table:table-cell office:value-type="float" office:value="1610038344596" calcext:value-type="float">
            <text:p>1610038344596</text:p>
          </table:table-cell>
          <table:table-cell table:formula="of:=([.E19]-[.D19])/(1000*60)" office:value-type="float" office:value="2.98366666666667" calcext:value-type="float">
            <text:p>2.9836666666666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332.866" calcext:value-type="float">
            <text:p>332.866</text:p>
          </table:table-cell>
          <table:table-cell table:number-columns-repeated="2" office:value-type="float" office:value="507.43" calcext:value-type="float">
            <text:p>507.43</text:p>
          </table:table-cell>
          <table:table-cell office:value-type="float" office:value="3.223" calcext:value-type="float">
            <text:p>3.223</text:p>
          </table:table-cell>
          <table:table-cell office:value-type="float" office:value="334.104" calcext:value-type="float">
            <text:p>334.104</text:p>
          </table:table-cell>
          <table:table-cell table:number-columns-repeated="2" office:value-type="float" office:value="510.547" calcext:value-type="float">
            <text:p>510.547</text:p>
          </table:table-cell>
          <table:table-cell office:value-type="float" office:value="1" calcext:value-type="float">
            <text:p>1</text:p>
          </table:table-cell>
          <table:table-cell office:value-type="float" office:value="1.0032" calcext:value-type="float">
            <text:p>1.0032</text:p>
          </table:table-cell>
          <table:table-cell table:number-columns-repeated="2" office:value-type="float" office:value="1.006" calcext:value-type="float">
            <text:p>1.006</text:p>
          </table:table-cell>
          <table:table-cell office:value-type="float" office:value="321538.34" calcext:value-type="float">
            <text:p>321538.34</text:p>
          </table:table-cell>
          <table:table-cell table:formula="of:=[.T19]/1024" office:value-type="float" office:value="314.00228515625" calcext:value-type="float">
            <text:p>314.00228515625</text:p>
          </table:table-cell>
          <table:table-cell office:value-type="float" office:value="33484649.496" calcext:value-type="float">
            <text:p>33484649.496</text:p>
          </table:table-cell>
          <table:table-cell table:formula="of:=[.V19]/(1024*1024)" office:value-type="float" office:value="31.9334502182007" calcext:value-type="float">
            <text:p>31.9334502182007</text:p>
          </table:table-cell>
          <table:table-cell office:value-type="float" office:value="51150340.3177" calcext:value-type="float">
            <text:p>51150340.3177</text:p>
          </table:table-cell>
          <table:table-cell table:formula="of:=[.X19]/(1024*1024)" office:value-type="float" office:value="48.7807658364296" calcext:value-type="float">
            <text:p>48.7807658364296</text:p>
          </table:table-cell>
          <table:table-cell office:value-type="float" office:value="51150340.3177" calcext:value-type="float">
            <text:p>51150340.3177</text:p>
          </table:table-cell>
          <table:table-cell table:formula="of:=[.Z19]/(1024*1024)" office:value-type="float" office:value="48.7807658364296" calcext:value-type="float">
            <text:p>48.7807658364296</text:p>
          </table:table-cell>
          <table:table-cell office:value-type="float" office:value="2.395" calcext:value-type="float">
            <text:p>2.395</text:p>
          </table:table-cell>
          <table:table-cell office:value-type="float" office:value="2.611" calcext:value-type="float">
            <text:p>2.611</text:p>
          </table:table-cell>
          <table:table-cell table:number-columns-repeated="2" office:value-type="float" office:value="3.183" calcext:value-type="float">
            <text:p>3.183</text:p>
          </table:table-cell>
          <table:table-cell/>
          <table:table-cell office:value-type="float" office:value="3.183" calcext:value-type="float">
            <text:p>3.183</text:p>
          </table:table-cell>
          <table:table-cell office:value-type="float" office:value="0" calcext:value-type="float">
            <text:p>0</text:p>
          </table:table-cell>
          <table:table-cell office:value-type="float" office:value="324.152" calcext:value-type="float">
            <text:p>324.152</text:p>
          </table:table-cell>
          <table:table-cell table:number-columns-repeated="2" office:value-type="float" office:value="492.984" calcext:value-type="float">
            <text:p>492.984</text:p>
          </table:table-cell>
          <table:table-cell office:value-type="float" office:value="0" calcext:value-type="float">
            <text:p>0</text:p>
          </table:table-cell>
          <table:table-cell office:value-type="float" office:value="336.484" calcext:value-type="float">
            <text:p>336.484</text:p>
          </table:table-cell>
          <table:table-cell table:number-columns-repeated="2" office:value-type="float" office:value="510.218" calcext:value-type="float">
            <text:p>510.218</text:p>
          </table:table-cell>
          <table:table-cell office:value-type="float" office:value="10.007" calcext:value-type="float">
            <text:p>10.007</text:p>
          </table:table-cell>
          <table:table-cell office:value-type="float" office:value="11.01" calcext:value-type="float">
            <text:p>11.01</text:p>
          </table:table-cell>
          <table:table-cell table:number-columns-repeated="2" office:value-type="float" office:value="40.27" calcext:value-type="float">
            <text:p>40.27</text:p>
          </table:table-cell>
          <table:table-cell office:value-type="float" office:value="434.609" calcext:value-type="float">
            <text:p>434.609</text:p>
          </table:table-cell>
          <table:table-cell table:formula="of:=[.AT19]/1024" office:value-type="float" office:value="0.4244228515625" calcext:value-type="float">
            <text:p>0.4244228515625</text:p>
          </table:table-cell>
          <table:table-cell office:value-type="float" office:value="33438184.514" calcext:value-type="float">
            <text:p>33438184.514</text:p>
          </table:table-cell>
          <table:table-cell table:formula="of:=[.AV19]/(1024*1024)" office:value-type="float" office:value="31.889137758255" calcext:value-type="float">
            <text:p>31.889137758255</text:p>
          </table:table-cell>
          <table:table-cell office:value-type="float" office:value="51176502.872" calcext:value-type="float">
            <text:p>51176502.872</text:p>
          </table:table-cell>
          <table:table-cell table:formula="of:=[.AX19]/(1024*1024)" office:value-type="float" office:value="48.805716392517" calcext:value-type="float">
            <text:p>48.805716392517</text:p>
          </table:table-cell>
          <table:table-cell office:value-type="float" office:value="51176502.872" calcext:value-type="float">
            <text:p>51176502.872</text:p>
          </table:table-cell>
          <table:table-cell table:formula="of:=[.AZ19]/(1024*1024)" office:value-type="float" office:value="48.805716392517" calcext:value-type="float">
            <text:p>48.805716392517</text:p>
          </table:table-cell>
          <table:table-cell office:value-type="float" office:value="189.047" calcext:value-type="float">
            <text:p>189.047</text:p>
          </table:table-cell>
          <table:table-cell office:value-type="float" office:value="391.007" calcext:value-type="float">
            <text:p>391.007</text:p>
          </table:table-cell>
          <table:table-cell office:value-type="float" office:value="1652.981" calcext:value-type="float">
            <text:p>1652.981</text:p>
          </table:table-cell>
          <table:table-cell office:value-type="float" office:value="165.298" calcext:value-type="float">
            <text:p>165.298</text:p>
          </table:table-cell>
          <table:table-cell/>
          <table:table-cell office:value-type="float" office:value="1652.981" calcext:value-type="float">
            <text:p>1652.981</text:p>
          </table:table-cell>
          <table:table-cell office:value-type="float" office:value="0" calcext:value-type="float">
            <text:p>0</text:p>
          </table:table-cell>
          <table:table-cell office:value-type="float" office:value="458.747" calcext:value-type="float">
            <text:p>458.747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6.714" calcext:value-type="float">
            <text:p>6.714</text:p>
          </table:table-cell>
          <table:table-cell office:value-type="float" office:value="665.73" calcext:value-type="float">
            <text:p>665.73</text:p>
          </table:table-cell>
          <table:table-cell table:number-columns-repeated="2" office:value-type="float" office:value="1014.861" calcext:value-type="float">
            <text:p>1014.861</text:p>
          </table:table-cell>
          <table:table-cell office:value-type="float" office:value="3.373" calcext:value-type="float">
            <text:p>3.373</text:p>
          </table:table-cell>
          <table:table-cell office:value-type="float" office:value="1367.201" calcext:value-type="float">
            <text:p>1367.201</text:p>
          </table:table-cell>
          <table:table-cell table:number-columns-repeated="2" office:value-type="float" office:value="2074.661" calcext:value-type="float">
            <text:p>2074.661</text:p>
          </table:table-cell>
          <table:table-cell table:formula="of:=[.A19]*[.B19]*60000*1024" office:value-type="float" office:value="6144000000" calcext:value-type="float">
            <text:p>6144000000</text:p>
          </table:table-cell>
          <table:table-cell office:value-type="float" office:value="12093008246" calcext:value-type="float">
            <text:p>12093008246</text:p>
          </table:table-cell>
          <table:table-cell office:value-type="float" office:value="18105738710" calcext:value-type="float">
            <text:p>18105738710</text:p>
          </table:table-cell>
          <table:table-cell table:formula="of:=[.BV19]-[.BU19]" office:value-type="float" office:value="6012730464" calcext:value-type="float">
            <text:p>6012730464</text:p>
          </table:table-cell>
          <table:table-cell office:value-type="float" office:value="12093022166" calcext:value-type="float">
            <text:p>12093022166</text:p>
          </table:table-cell>
          <table:table-cell office:value-type="float" office:value="18105837962" calcext:value-type="float">
            <text:p>18105837962</text:p>
          </table:table-cell>
          <table:table-cell table:formula="of:=[.BY19]-[.BX19]" office:value-type="float" office:value="6012815796" calcext:value-type="float">
            <text:p>6012815796</text:p>
          </table:table-cell>
          <table:table-cell office:value-type="float" office:value="12062146399" calcext:value-type="float">
            <text:p>12062146399</text:p>
          </table:table-cell>
          <table:table-cell office:value-type="float" office:value="18067481091" calcext:value-type="float">
            <text:p>18067481091</text:p>
          </table:table-cell>
          <table:table-cell table:formula="of:=[.CB19]-[.CA19]" office:value-type="float" office:value="6005334692" calcext:value-type="float">
            <text:p>6005334692</text:p>
          </table:table-cell>
          <table:table-cell table:number-columns-repeated="17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39224473" calcext:value-type="float">
            <text:p>1610039224473</text:p>
          </table:table-cell>
          <table:table-cell office:value-type="float" office:value="1610039492988" calcext:value-type="float">
            <text:p>1610039492988</text:p>
          </table:table-cell>
          <table:table-cell table:formula="of:=([.E22]-[.D22])/(1000*60)" office:value-type="float" office:value="4.47525" calcext:value-type="float">
            <text:p>4.47525</text:p>
          </table:table-cell>
          <table:table-cell office:value-type="float" office:value="4.4" calcext:value-type="float">
            <text:p>4.4</text:p>
          </table:table-cell>
          <table:table-cell office:value-type="float" office:value="54.275" calcext:value-type="float">
            <text:p>54.275</text:p>
          </table:table-cell>
          <table:table-cell office:value-type="float" office:value="4497.184" calcext:value-type="float">
            <text:p>4497.184</text:p>
          </table:table-cell>
          <table:table-cell table:number-columns-repeated="2" office:value-type="float" office:value="5241.017" calcext:value-type="float">
            <text:p>5241.017</text:p>
          </table:table-cell>
          <table:table-cell office:value-type="float" office:value="51.833" calcext:value-type="float">
            <text:p>51.833</text:p>
          </table:table-cell>
          <table:table-cell office:value-type="float" office:value="4499.488" calcext:value-type="float">
            <text:p>4499.488</text:p>
          </table:table-cell>
          <table:table-cell table:number-columns-repeated="2" office:value-type="float" office:value="5243.182" calcext:value-type="float">
            <text:p>5243.182</text:p>
          </table:table-cell>
          <table:table-cell office:value-type="float" office:value="16" calcext:value-type="float">
            <text:p>16</text:p>
          </table:table-cell>
          <table:table-cell office:value-type="float" office:value="19.976" calcext:value-type="float">
            <text:p>19.976</text:p>
          </table:table-cell>
          <table:table-cell table:number-columns-repeated="2" office:value-type="float" office:value="20.02" calcext:value-type="float">
            <text:p>20.02</text:p>
          </table:table-cell>
          <table:table-cell office:value-type="float" office:value="266685.209" calcext:value-type="float">
            <text:p>266685.209</text:p>
          </table:table-cell>
          <table:table-cell table:formula="of:=[.T22]/1024" office:value-type="float" office:value="260.434774414062" calcext:value-type="float">
            <text:p>260.434774414062</text:p>
          </table:table-cell>
          <table:table-cell office:value-type="float" office:value="23216556.381" calcext:value-type="float">
            <text:p>23216556.381</text:p>
          </table:table-cell>
          <table:table-cell table:formula="of:=[.V22]/(1024*1024)" office:value-type="float" office:value="22.1410335359573" calcext:value-type="float">
            <text:p>22.1410335359573</text:p>
          </table:table-cell>
          <table:table-cell office:value-type="float" office:value="27057721.995" calcext:value-type="float">
            <text:p>27057721.995</text:p>
          </table:table-cell>
          <table:table-cell table:formula="of:=[.X22]/(1024*1024)" office:value-type="float" office:value="25.804254527092" calcext:value-type="float">
            <text:p>25.804254527092</text:p>
          </table:table-cell>
          <table:table-cell office:value-type="float" office:value="27057721.995" calcext:value-type="float">
            <text:p>27057721.995</text:p>
          </table:table-cell>
          <table:table-cell table:formula="of:=[.Z22]/(1024*1024)" office:value-type="float" office:value="25.804254527092" calcext:value-type="float">
            <text:p>25.804254527092</text:p>
          </table:table-cell>
          <table:table-cell office:value-type="float" office:value="9.952" calcext:value-type="float">
            <text:p>9.952</text:p>
          </table:table-cell>
          <table:table-cell office:value-type="float" office:value="12.606" calcext:value-type="float">
            <text:p>12.606</text:p>
          </table:table-cell>
          <table:table-cell office:value-type="float" office:value="30.611" calcext:value-type="float">
            <text:p>30.611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30.611" calcext:value-type="float">
            <text:p>30.611</text:p>
          </table:table-cell>
          <table:table-cell office:value-type="float" office:value="0" calcext:value-type="float">
            <text:p>0</text:p>
          </table:table-cell>
          <table:table-cell office:value-type="float" office:value="3845.569" calcext:value-type="float">
            <text:p>3845.569</text:p>
          </table:table-cell>
          <table:table-cell table:number-columns-repeated="2" office:value-type="float" office:value="5016.965" calcext:value-type="float">
            <text:p>5016.965</text:p>
          </table:table-cell>
          <table:table-cell office:value-type="float" office:value="0" calcext:value-type="float">
            <text:p>0</text:p>
          </table:table-cell>
          <table:table-cell office:value-type="float" office:value="4478.625" calcext:value-type="float">
            <text:p>4478.625</text:p>
          </table:table-cell>
          <table:table-cell table:number-columns-repeated="2" office:value-type="float" office:value="5251.107" calcext:value-type="float">
            <text:p>5251.107</text:p>
          </table:table-cell>
          <table:table-cell office:value-type="float" office:value="210.059" calcext:value-type="float">
            <text:p>210.059</text:p>
          </table:table-cell>
          <table:table-cell office:value-type="float" office:value="1389.4159" calcext:value-type="float">
            <text:p>1389.4159</text:p>
          </table:table-cell>
          <table:table-cell table:number-columns-repeated="2" office:value-type="float" office:value="39923.1" calcext:value-type="float">
            <text:p>39923.1</text:p>
          </table:table-cell>
          <table:table-cell office:value-type="float" office:value="7974.108" calcext:value-type="float">
            <text:p>7974.108</text:p>
          </table:table-cell>
          <table:table-cell table:formula="of:=[.AT22]/1024" office:value-type="float" office:value="7.78721484375" calcext:value-type="float">
            <text:p>7.78721484375</text:p>
          </table:table-cell>
          <table:table-cell office:value-type="float" office:value="23016408.54" calcext:value-type="float">
            <text:p>23016408.54</text:p>
          </table:table-cell>
          <table:table-cell table:formula="of:=[.AV22]/(1024*1024)" office:value-type="float" office:value="21.9501576805114" calcext:value-type="float">
            <text:p>21.9501576805114</text:p>
          </table:table-cell>
          <table:table-cell office:value-type="float" office:value="27183070.477" calcext:value-type="float">
            <text:p>27183070.477</text:p>
          </table:table-cell>
          <table:table-cell table:formula="of:=[.AX22]/(1024*1024)" office:value-type="float" office:value="25.9237961549759" calcext:value-type="float">
            <text:p>25.9237961549759</text:p>
          </table:table-cell>
          <table:table-cell office:value-type="float" office:value="27183070.477" calcext:value-type="float">
            <text:p>27183070.477</text:p>
          </table:table-cell>
          <table:table-cell table:formula="of:=[.AZ22]/(1024*1024)" office:value-type="float" office:value="25.9237961549759" calcext:value-type="float">
            <text:p>25.9237961549759</text:p>
          </table:table-cell>
          <table:table-cell office:value-type="float" office:value="2153.833" calcext:value-type="float">
            <text:p>2153.833</text:p>
          </table:table-cell>
          <table:table-cell office:value-type="float" office:value="14063.509" calcext:value-type="float">
            <text:p>14063.509</text:p>
          </table:table-cell>
          <table:table-cell office:value-type="float" office:value="203405.145" calcext:value-type="float">
            <text:p>203405.145</text:p>
          </table:table-cell>
          <table:table-cell office:value-type="float" office:value="1017.025" calcext:value-type="float">
            <text:p>1017.025</text:p>
          </table:table-cell>
          <table:table-cell/>
          <table:table-cell office:value-type="float" office:value="203405.145" calcext:value-type="float">
            <text:p>203405.145</text:p>
          </table:table-cell>
          <table:table-cell office:value-type="float" office:value="0" calcext:value-type="float">
            <text:p>0</text:p>
          </table:table-cell>
          <table:table-cell office:value-type="float" office:value="20709.95" calcext:value-type="float">
            <text:p>20709.95</text:p>
          </table:table-cell>
          <table:table-cell table:number-columns-repeated="2" office:value-type="float" office:value="270733.802" calcext:value-type="float">
            <text:p>270733.802</text:p>
          </table:table-cell>
          <table:table-cell office:value-type="float" office:value="108.254" calcext:value-type="float">
            <text:p>108.254</text:p>
          </table:table-cell>
          <table:table-cell office:value-type="float" office:value="8994.272" calcext:value-type="float">
            <text:p>8994.272</text:p>
          </table:table-cell>
          <table:table-cell table:number-columns-repeated="2" office:value-type="float" office:value="10481.852" calcext:value-type="float">
            <text:p>10481.852</text:p>
          </table:table-cell>
          <table:table-cell office:value-type="float" office:value="61.843" calcext:value-type="float">
            <text:p>61.843</text:p>
          </table:table-cell>
          <table:table-cell office:value-type="float" office:value="17652.217" calcext:value-type="float">
            <text:p>17652.217</text:p>
          </table:table-cell>
          <table:table-cell table:number-columns-repeated="2" office:value-type="float" office:value="21854.767" calcext:value-type="float">
            <text:p>21854.767</text:p>
          </table:table-cell>
          <table:table-cell table:formula="of:=[.A22]*[.B22]*60000*1024" office:value-type="float" office:value="6144000000" calcext:value-type="float">
            <text:p>6144000000</text:p>
          </table:table-cell>
          <table:table-cell office:value-type="float" office:value="18105738710" calcext:value-type="float">
            <text:p>18105738710</text:p>
          </table:table-cell>
          <table:table-cell office:value-type="float" office:value="28299587417" calcext:value-type="float">
            <text:p>28299587417</text:p>
          </table:table-cell>
          <table:table-cell table:formula="of:=[.BV22]-[.BU22]" office:value-type="float" office:value="10193848707" calcext:value-type="float">
            <text:p>10193848707</text:p>
          </table:table-cell>
          <table:table-cell office:value-type="float" office:value="18105837962" calcext:value-type="float">
            <text:p>18105837962</text:p>
          </table:table-cell>
          <table:table-cell office:value-type="float" office:value="28275829174" calcext:value-type="float">
            <text:p>28275829174</text:p>
          </table:table-cell>
          <table:table-cell table:formula="of:=[.BY22]-[.BX22]" office:value-type="float" office:value="10169991212" calcext:value-type="float">
            <text:p>10169991212</text:p>
          </table:table-cell>
          <table:table-cell office:value-type="float" office:value="18067481091" calcext:value-type="float">
            <text:p>18067481091</text:p>
          </table:table-cell>
          <table:table-cell office:value-type="float" office:value="28245278927" calcext:value-type="float">
            <text:p>28245278927</text:p>
          </table:table-cell>
          <table:table-cell table:formula="of:=[.CB22]-[.CA22]" office:value-type="float" office:value="10177797836" calcext:value-type="float">
            <text:p>10177797836</text:p>
          </table:table-cell>
          <table:table-cell table:number-columns-repeated="17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4042620" calcext:value-type="float">
            <text:p>1610074042620</text:p>
          </table:table-cell>
          <table:table-cell office:value-type="float" office:value="1610074311164" calcext:value-type="float">
            <text:p>1610074311164</text:p>
          </table:table-cell>
          <table:table-cell table:formula="of:=([.E23]-[.D23])/(1000*60)" office:value-type="float" office:value="4.47573333333333" calcext:value-type="float">
            <text:p>4.47573333333333</text:p>
          </table:table-cell>
          <table:table-cell office:value-type="float" office:value="4.4" calcext:value-type="float">
            <text:p>4.4</text:p>
          </table:table-cell>
          <table:table-cell office:value-type="float" office:value="71.957" calcext:value-type="float">
            <text:p>71.957</text:p>
          </table:table-cell>
          <table:table-cell office:value-type="float" office:value="4468.544" calcext:value-type="float">
            <text:p>4468.544</text:p>
          </table:table-cell>
          <table:table-cell table:number-columns-repeated="2" office:value-type="float" office:value="5392.761" calcext:value-type="float">
            <text:p>5392.761</text:p>
          </table:table-cell>
          <table:table-cell office:value-type="float" office:value="69.433" calcext:value-type="float">
            <text:p>69.433</text:p>
          </table:table-cell>
          <table:table-cell office:value-type="float" office:value="4477.4" calcext:value-type="float">
            <text:p>4477.4</text:p>
          </table:table-cell>
          <table:table-cell table:number-columns-repeated="2" office:value-type="float" office:value="5403.846" calcext:value-type="float">
            <text:p>5403.846</text:p>
          </table:table-cell>
          <table:table-cell office:value-type="float" office:value="17" calcext:value-type="float">
            <text:p>17</text:p>
          </table:table-cell>
          <table:table-cell office:value-type="float" office:value="20.004" calcext:value-type="float">
            <text:p>20.004</text:p>
          </table:table-cell>
          <table:table-cell table:number-columns-repeated="2" office:value-type="float" office:value="20.061" calcext:value-type="float">
            <text:p>20.061</text:p>
          </table:table-cell>
          <table:table-cell office:value-type="float" office:value="702678.47" calcext:value-type="float">
            <text:p>702678.47</text:p>
          </table:table-cell>
          <table:table-cell table:formula="of:=[.T23]/1024" office:value-type="float" office:value="686.209443359375" calcext:value-type="float">
            <text:p>686.209443359375</text:p>
          </table:table-cell>
          <table:table-cell office:value-type="float" office:value="45483069.806" calcext:value-type="float">
            <text:p>45483069.806</text:p>
          </table:table-cell>
          <table:table-cell table:formula="of:=[.V23]/(1024*1024)" office:value-type="float" office:value="43.3760355052948" calcext:value-type="float">
            <text:p>43.3760355052948</text:p>
          </table:table-cell>
          <table:table-cell office:value-type="float" office:value="54892147.263" calcext:value-type="float">
            <text:p>54892147.263</text:p>
          </table:table-cell>
          <table:table-cell table:formula="of:=[.X23]/(1024*1024)" office:value-type="float" office:value="52.3492310171127" calcext:value-type="float">
            <text:p>52.3492310171127</text:p>
          </table:table-cell>
          <table:table-cell office:value-type="float" office:value="54892147.263" calcext:value-type="float">
            <text:p>54892147.263</text:p>
          </table:table-cell>
          <table:table-cell table:formula="of:=[.Z23]/(1024*1024)" office:value-type="float" office:value="52.3492310171127" calcext:value-type="float">
            <text:p>52.3492310171127</text:p>
          </table:table-cell>
          <table:table-cell office:value-type="float" office:value="16.527" calcext:value-type="float">
            <text:p>16.527</text:p>
          </table:table-cell>
          <table:table-cell office:value-type="float" office:value="21.858" calcext:value-type="float">
            <text:p>21.858</text:p>
          </table:table-cell>
          <table:table-cell office:value-type="float" office:value="60.975" calcext:value-type="float">
            <text:p>60.975</text:p>
          </table:table-cell>
          <table:table-cell office:value-type="float" office:value="3.048" calcext:value-type="float">
            <text:p>3.048</text:p>
          </table:table-cell>
          <table:table-cell/>
          <table:table-cell office:value-type="float" office:value="60.975" calcext:value-type="float">
            <text:p>60.975</text:p>
          </table:table-cell>
          <table:table-cell office:value-type="float" office:value="0" calcext:value-type="float">
            <text:p>0</text:p>
          </table:table-cell>
          <table:table-cell office:value-type="float" office:value="3660.83" calcext:value-type="float">
            <text:p>3660.83</text:p>
          </table:table-cell>
          <table:table-cell table:number-columns-repeated="2" office:value-type="float" office:value="4869.936" calcext:value-type="float">
            <text:p>4869.936</text:p>
          </table:table-cell>
          <table:table-cell office:value-type="float" office:value="0" calcext:value-type="float">
            <text:p>0</text:p>
          </table:table-cell>
          <table:table-cell office:value-type="float" office:value="4460.539" calcext:value-type="float">
            <text:p>4460.539</text:p>
          </table:table-cell>
          <table:table-cell table:number-columns-repeated="2" office:value-type="float" office:value="5405.861" calcext:value-type="float">
            <text:p>5405.861</text:p>
          </table:table-cell>
          <table:table-cell office:value-type="float" office:value="104.966" calcext:value-type="float">
            <text:p>104.966</text:p>
          </table:table-cell>
          <table:table-cell office:value-type="float" office:value="541.121" calcext:value-type="float">
            <text:p>541.121</text:p>
          </table:table-cell>
          <table:table-cell table:number-columns-repeated="2" office:value-type="float" office:value="20267" calcext:value-type="float">
            <text:p>20267</text:p>
          </table:table-cell>
          <table:table-cell office:value-type="float" office:value="8579.955" calcext:value-type="float">
            <text:p>8579.955</text:p>
          </table:table-cell>
          <table:table-cell table:formula="of:=[.AT23]/1024" office:value-type="float" office:value="8.3788623046875" calcext:value-type="float">
            <text:p>8.3788623046875</text:p>
          </table:table-cell>
          <table:table-cell office:value-type="float" office:value="45669743.665" calcext:value-type="float">
            <text:p>45669743.665</text:p>
          </table:table-cell>
          <table:table-cell table:formula="of:=[.AV23]/(1024*1024)" office:value-type="float" office:value="43.5540615701675" calcext:value-type="float">
            <text:p>43.5540615701675</text:p>
          </table:table-cell>
          <table:table-cell office:value-type="float" office:value="54936901.246" calcext:value-type="float">
            <text:p>54936901.246</text:p>
          </table:table-cell>
          <table:table-cell table:formula="of:=[.AX23]/(1024*1024)" office:value-type="float" office:value="52.3919117412567" calcext:value-type="float">
            <text:p>52.3919117412567</text:p>
          </table:table-cell>
          <table:table-cell office:value-type="float" office:value="54936901.246" calcext:value-type="float">
            <text:p>54936901.246</text:p>
          </table:table-cell>
          <table:table-cell table:formula="of:=[.AZ23]/(1024*1024)" office:value-type="float" office:value="52.3919117412567" calcext:value-type="float">
            <text:p>52.3919117412567</text:p>
          </table:table-cell>
          <table:table-cell office:value-type="float" office:value="3349.706" calcext:value-type="float">
            <text:p>3349.706</text:p>
          </table:table-cell>
          <table:table-cell office:value-type="float" office:value="12173.875" calcext:value-type="float">
            <text:p>12173.875</text:p>
          </table:table-cell>
          <table:table-cell office:value-type="float" office:value="192616.666" calcext:value-type="float">
            <text:p>192616.666</text:p>
          </table:table-cell>
          <table:table-cell office:value-type="float" office:value="1077.864" calcext:value-type="float">
            <text:p>1077.864</text:p>
          </table:table-cell>
          <table:table-cell/>
          <table:table-cell office:value-type="float" office:value="192616.666" calcext:value-type="float">
            <text:p>192616.666</text:p>
          </table:table-cell>
          <table:table-cell office:value-type="float" office:value="0" calcext:value-type="float">
            <text:p>0</text:p>
          </table:table-cell>
          <table:table-cell office:value-type="float" office:value="15326.434" calcext:value-type="float">
            <text:p>15326.434</text:p>
          </table:table-cell>
          <table:table-cell table:number-columns-repeated="2" office:value-type="float" office:value="171245.416" calcext:value-type="float">
            <text:p>171245.416</text:p>
          </table:table-cell>
          <table:table-cell office:value-type="float" office:value="143.454" calcext:value-type="float">
            <text:p>143.454</text:p>
          </table:table-cell>
          <table:table-cell office:value-type="float" office:value="8936.861" calcext:value-type="float">
            <text:p>8936.861</text:p>
          </table:table-cell>
          <table:table-cell table:number-columns-repeated="2" office:value-type="float" office:value="10785.22" calcext:value-type="float">
            <text:p>10785.22</text:p>
          </table:table-cell>
          <table:table-cell office:value-type="float" office:value="66.578" calcext:value-type="float">
            <text:p>66.578</text:p>
          </table:table-cell>
          <table:table-cell office:value-type="float" office:value="17523.218" calcext:value-type="float">
            <text:p>17523.218</text:p>
          </table:table-cell>
          <table:table-cell table:number-columns-repeated="2" office:value-type="float" office:value="21816.195" calcext:value-type="float">
            <text:p>21816.195</text:p>
          </table:table-cell>
          <table:table-cell table:formula="of:=[.A23]*[.B23]*60000*1024" office:value-type="float" office:value="12288000000" calcext:value-type="float">
            <text:p>12288000000</text:p>
          </table:table-cell>
          <table:table-cell office:value-type="float" office:value="28299597501" calcext:value-type="float">
            <text:p>28299597501</text:p>
          </table:table-cell>
          <table:table-cell office:value-type="float" office:value="40510498187" calcext:value-type="float">
            <text:p>40510498187</text:p>
          </table:table-cell>
          <table:table-cell table:formula="of:=[.BV23]-[.BU23]" office:value-type="float" office:value="12210900686" calcext:value-type="float">
            <text:p>12210900686</text:p>
          </table:table-cell>
          <table:table-cell office:value-type="float" office:value="28275836334" calcext:value-type="float">
            <text:p>28275836334</text:p>
          </table:table-cell>
          <table:table-cell office:value-type="float" office:value="40463624740" calcext:value-type="float">
            <text:p>40463624740</text:p>
          </table:table-cell>
          <table:table-cell table:formula="of:=[.BY23]-[.BX23]" office:value-type="float" office:value="12187788406" calcext:value-type="float">
            <text:p>12187788406</text:p>
          </table:table-cell>
          <table:table-cell office:value-type="float" office:value="28245286878" calcext:value-type="float">
            <text:p>28245286878</text:p>
          </table:table-cell>
          <table:table-cell office:value-type="float" office:value="40440879516" calcext:value-type="float">
            <text:p>40440879516</text:p>
          </table:table-cell>
          <table:table-cell table:formula="of:=[.CB23]-[.CA23]" office:value-type="float" office:value="12195592638" calcext:value-type="float">
            <text:p>12195592638</text:p>
          </table:table-cell>
          <table:table-cell table:number-columns-repeated="175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4936951" calcext:value-type="float">
            <text:p>1610074936951</text:p>
          </table:table-cell>
          <table:table-cell office:value-type="float" office:value="1610075388516" calcext:value-type="float">
            <text:p>1610075388516</text:p>
          </table:table-cell>
          <table:table-cell table:formula="of:=([.E24]-[.D24])/(1000*60)" office:value-type="float" office:value="7.52608333333333" calcext:value-type="float">
            <text:p>7.52608333333333</text:p>
          </table:table-cell>
          <table:table-cell office:value-type="float" office:value="7.5" calcext:value-type="float">
            <text:p>7.5</text:p>
          </table:table-cell>
          <table:table-cell office:value-type="float" office:value="64.857" calcext:value-type="float">
            <text:p>64.857</text:p>
          </table:table-cell>
          <table:table-cell office:value-type="float" office:value="2304.996" calcext:value-type="float">
            <text:p>2304.996</text:p>
          </table:table-cell>
          <table:table-cell table:number-columns-repeated="2" office:value-type="float" office:value="4622.222" calcext:value-type="float">
            <text:p>4622.222</text:p>
          </table:table-cell>
          <table:table-cell office:value-type="float" office:value="61.726" calcext:value-type="float">
            <text:p>61.726</text:p>
          </table:table-cell>
          <table:table-cell office:value-type="float" office:value="2657.418" calcext:value-type="float">
            <text:p>2657.418</text:p>
          </table:table-cell>
          <table:table-cell table:number-columns-repeated="2" office:value-type="float" office:value="5602.382" calcext:value-type="float">
            <text:p>5602.382</text:p>
          </table:table-cell>
          <table:table-cell office:value-type="float" office:value="3.149" calcext:value-type="float">
            <text:p>3.149</text:p>
          </table:table-cell>
          <table:table-cell office:value-type="float" office:value="20.71" calcext:value-type="float">
            <text:p>20.71</text:p>
          </table:table-cell>
          <table:table-cell table:number-columns-repeated="2" office:value-type="float" office:value="25.209" calcext:value-type="float">
            <text:p>25.209</text:p>
          </table:table-cell>
          <table:table-cell office:value-type="float" office:value="1241569.395" calcext:value-type="float">
            <text:p>1241569.395</text:p>
          </table:table-cell>
          <table:table-cell table:formula="of:=[.T24]/1024" office:value-type="float" office:value="1212.47011230469" calcext:value-type="float">
            <text:p>1212.47011230469</text:p>
          </table:table-cell>
          <table:table-cell office:value-type="float" office:value="53534405.99" calcext:value-type="float">
            <text:p>53534405.99</text:p>
          </table:table-cell>
          <table:table-cell table:formula="of:=[.V24]/(1024*1024)" office:value-type="float" office:value="51.0543880367279" calcext:value-type="float">
            <text:p>51.0543880367279</text:p>
          </table:table-cell>
          <table:table-cell office:value-type="float" office:value="112905646.054" calcext:value-type="float">
            <text:p>112905646.054</text:p>
          </table:table-cell>
          <table:table-cell table:formula="of:=[.X24]/(1024*1024)" office:value-type="float" office:value="107.675214818954" calcext:value-type="float">
            <text:p>107.675214818954</text:p>
          </table:table-cell>
          <table:table-cell office:value-type="float" office:value="112905646.054" calcext:value-type="float">
            <text:p>112905646.054</text:p>
          </table:table-cell>
          <table:table-cell table:formula="of:=[.Z24]/(1024*1024)" office:value-type="float" office:value="107.675214818954" calcext:value-type="float">
            <text:p>107.675214818954</text:p>
          </table:table-cell>
          <table:table-cell office:value-type="float" office:value="12.198" calcext:value-type="float">
            <text:p>12.198</text:p>
          </table:table-cell>
          <table:table-cell office:value-type="float" office:value="379.525" calcext:value-type="float">
            <text:p>379.525</text:p>
          </table:table-cell>
          <table:table-cell office:value-type="float" office:value="3401.177" calcext:value-type="float">
            <text:p>3401.177</text:p>
          </table:table-cell>
          <table:table-cell office:value-type="float" office:value="200.069" calcext:value-type="float">
            <text:p>200.069</text:p>
          </table:table-cell>
          <table:table-cell/>
          <table:table-cell office:value-type="float" office:value="3401.177" calcext:value-type="float">
            <text:p>3401.177</text:p>
          </table:table-cell>
          <table:table-cell office:value-type="float" office:value="0" calcext:value-type="float">
            <text:p>0</text:p>
          </table:table-cell>
          <table:table-cell office:value-type="float" office:value="229.296" calcext:value-type="float">
            <text:p>229.296</text:p>
          </table:table-cell>
          <table:table-cell table:number-columns-repeated="2" office:value-type="float" office:value="989.462" calcext:value-type="float">
            <text:p>989.462</text:p>
          </table:table-cell>
          <table:table-cell office:value-type="float" office:value="0" calcext:value-type="float">
            <text:p>0</text:p>
          </table:table-cell>
          <table:table-cell office:value-type="float" office:value="2716.701" calcext:value-type="float">
            <text:p>2716.701</text:p>
          </table:table-cell>
          <table:table-cell table:number-columns-repeated="2" office:value-type="float" office:value="5446.912" calcext:value-type="float">
            <text:p>5446.912</text:p>
          </table:table-cell>
          <table:table-cell office:value-type="float" office:value="487.15" calcext:value-type="float">
            <text:p>487.15</text:p>
          </table:table-cell>
          <table:table-cell office:value-type="float" office:value="5712.949" calcext:value-type="float">
            <text:p>5712.949</text:p>
          </table:table-cell>
          <table:table-cell table:number-columns-repeated="2" office:value-type="float" office:value="10358.085" calcext:value-type="float">
            <text:p>10358.085</text:p>
          </table:table-cell>
          <table:table-cell office:value-type="float" office:value="8639.158" calcext:value-type="float">
            <text:p>8639.158</text:p>
          </table:table-cell>
          <table:table-cell table:formula="of:=[.AT24]/1024" office:value-type="float" office:value="8.436677734375" calcext:value-type="float">
            <text:p>8.436677734375</text:p>
          </table:table-cell>
          <table:table-cell office:value-type="float" office:value="53333676.457" calcext:value-type="float">
            <text:p>53333676.457</text:p>
          </table:table-cell>
          <table:table-cell table:formula="of:=[.AV24]/(1024*1024)" office:value-type="float" office:value="50.8629574365616" calcext:value-type="float">
            <text:p>50.8629574365616</text:p>
          </table:table-cell>
          <table:table-cell office:value-type="float" office:value="106804277.22" calcext:value-type="float">
            <text:p>106804277.22</text:p>
          </table:table-cell>
          <table:table-cell table:formula="of:=[.AX24]/(1024*1024)" office:value-type="float" office:value="101.856496067047" calcext:value-type="float">
            <text:p>101.856496067047</text:p>
          </table:table-cell>
          <table:table-cell office:value-type="float" office:value="106804277.22" calcext:value-type="float">
            <text:p>106804277.22</text:p>
          </table:table-cell>
          <table:table-cell table:formula="of:=[.AZ24]/(1024*1024)" office:value-type="float" office:value="101.856496067047" calcext:value-type="float">
            <text:p>101.856496067047</text:p>
          </table:table-cell>
          <table:table-cell office:value-type="float" office:value="15129.199" calcext:value-type="float">
            <text:p>15129.199</text:p>
          </table:table-cell>
          <table:table-cell office:value-type="float" office:value="88341.13" calcext:value-type="float">
            <text:p>88341.13</text:p>
          </table:table-cell>
          <table:table-cell office:value-type="float" office:value="188639.447" calcext:value-type="float">
            <text:p>188639.447</text:p>
          </table:table-cell>
          <table:table-cell office:value-type="float" office:value="1081.423" calcext:value-type="float">
            <text:p>1081.423</text:p>
          </table:table-cell>
          <table:table-cell/>
          <table:table-cell office:value-type="float" office:value="188639.447" calcext:value-type="float">
            <text:p>188639.447</text:p>
          </table:table-cell>
          <table:table-cell office:value-type="float" office:value="0" calcext:value-type="float">
            <text:p>0</text:p>
          </table:table-cell>
          <table:table-cell office:value-type="float" office:value="931900.349" calcext:value-type="float">
            <text:p>931900.349</text:p>
          </table:table-cell>
          <table:table-cell table:number-columns-repeated="2" office:value-type="float" office:value="5200499.166" calcext:value-type="float">
            <text:p>5200499.166</text:p>
          </table:table-cell>
          <table:table-cell office:value-type="float" office:value="129.124" calcext:value-type="float">
            <text:p>129.124</text:p>
          </table:table-cell>
          <table:table-cell office:value-type="float" office:value="4608.663" calcext:value-type="float">
            <text:p>4608.663</text:p>
          </table:table-cell>
          <table:table-cell table:number-columns-repeated="2" office:value-type="float" office:value="9239.84" calcext:value-type="float">
            <text:p>9239.84</text:p>
          </table:table-cell>
          <table:table-cell office:value-type="float" office:value="67.0365" calcext:value-type="float">
            <text:p>67.0365</text:p>
          </table:table-cell>
          <table:table-cell office:value-type="float" office:value="6791.796" calcext:value-type="float">
            <text:p>6791.796</text:p>
          </table:table-cell>
          <table:table-cell table:number-columns-repeated="2" office:value-type="float" office:value="12645.3428" calcext:value-type="float">
            <text:p>12645.3428</text:p>
          </table:table-cell>
          <table:table-cell table:formula="of:=[.A24]*[.B24]*60000*1024" office:value-type="float" office:value="24576000000" calcext:value-type="float">
            <text:p>24576000000</text:p>
          </table:table-cell>
          <table:table-cell office:value-type="float" office:value="40510498187" calcext:value-type="float">
            <text:p>40510498187</text:p>
          </table:table-cell>
          <table:table-cell office:value-type="float" office:value="64617318691" calcext:value-type="float">
            <text:p>64617318691</text:p>
          </table:table-cell>
          <table:table-cell table:formula="of:=[.BV24]-[.BU24]" office:value-type="float" office:value="24106820504" calcext:value-type="float">
            <text:p>24106820504</text:p>
          </table:table-cell>
          <table:table-cell office:value-type="float" office:value="40463624740" calcext:value-type="float">
            <text:p>40463624740</text:p>
          </table:table-cell>
          <table:table-cell office:value-type="float" office:value="64547456333" calcext:value-type="float">
            <text:p>64547456333</text:p>
          </table:table-cell>
          <table:table-cell table:formula="of:=[.BY24]-[.BX24]" office:value-type="float" office:value="24083831593" calcext:value-type="float">
            <text:p>24083831593</text:p>
          </table:table-cell>
          <table:table-cell office:value-type="float" office:value="40440879516" calcext:value-type="float">
            <text:p>40440879516</text:p>
          </table:table-cell>
          <table:table-cell office:value-type="float" office:value="64637247058" calcext:value-type="float">
            <text:p>64637247058</text:p>
          </table:table-cell>
          <table:table-cell table:formula="of:=[.CB24]-[.CA24]" office:value-type="float" office:value="24196367542" calcext:value-type="float">
            <text:p>24196367542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6012792" calcext:value-type="float">
            <text:p>1610076012792</text:p>
          </table:table-cell>
          <table:table-cell office:value-type="float" office:value="1610077577790" calcext:value-type="float">
            <text:p>1610077577790</text:p>
          </table:table-cell>
          <table:table-cell table:formula="of:=([.E25]-[.D25])/(1000*60)" office:value-type="float" office:value="26.0833" calcext:value-type="float">
            <text:p>26.0833</text:p>
          </table:table-cell>
          <table:table-cell office:value-type="float" office:value="26" calcext:value-type="float">
            <text:p>26</text:p>
          </table:table-cell>
          <table:table-cell office:value-type="float" office:value="596.307" calcext:value-type="float">
            <text:p>596.307</text:p>
          </table:table-cell>
          <table:table-cell office:value-type="float" office:value="992.93" calcext:value-type="float">
            <text:p>992.93</text:p>
          </table:table-cell>
          <table:table-cell table:number-columns-repeated="2" office:value-type="float" office:value="996.636" calcext:value-type="float">
            <text:p>996.636</text:p>
          </table:table-cell>
          <table:table-cell office:value-type="float" office:value="11.319" calcext:value-type="float">
            <text:p>11.319</text:p>
          </table:table-cell>
          <table:table-cell office:value-type="float" office:value="764.172" calcext:value-type="float">
            <text:p>764.172</text:p>
          </table:table-cell>
          <table:table-cell office:value-type="float" office:value="1190.889" calcext:value-type="float">
            <text:p>1190.889</text:p>
          </table:table-cell>
          <table:table-cell office:value-type="float" office:value="1191.883" calcext:value-type="float">
            <text:p>1191.883</text:p>
          </table:table-cell>
          <table:table-cell office:value-type="float" office:value="3.422" calcext:value-type="float">
            <text:p>3.422</text:p>
          </table:table-cell>
          <table:table-cell office:value-type="float" office:value="21.222" calcext:value-type="float">
            <text:p>21.222</text:p>
          </table:table-cell>
          <table:table-cell office:value-type="float" office:value="26.723" calcext:value-type="float">
            <text:p>26.723</text:p>
          </table:table-cell>
          <table:table-cell office:value-type="float" office:value="26.73" calcext:value-type="float">
            <text:p>26.73</text:p>
          </table:table-cell>
          <table:table-cell office:value-type="float" office:value="1129811.337" calcext:value-type="float">
            <text:p>1129811.337</text:p>
          </table:table-cell>
          <table:table-cell table:formula="of:=[.T25]/1024" office:value-type="float" office:value="1103.33138378906" calcext:value-type="float">
            <text:p>1103.33138378906</text:p>
          </table:table-cell>
          <table:table-cell office:value-type="float" office:value="76485356.585" calcext:value-type="float">
            <text:p>76485356.585</text:p>
          </table:table-cell>
          <table:table-cell table:formula="of:=[.V25]/(1024*1024)" office:value-type="float" office:value="72.9421201562881" calcext:value-type="float">
            <text:p>72.9421201562881</text:p>
          </table:table-cell>
          <table:table-cell office:value-type="float" office:value="119183311.738" calcext:value-type="float">
            <text:p>119183311.738</text:p>
          </table:table-cell>
          <table:table-cell table:formula="of:=[.X25]/(1024*1024)" office:value-type="float" office:value="113.66206334877" calcext:value-type="float">
            <text:p>113.66206334877</text:p>
          </table:table-cell>
          <table:table-cell office:value-type="float" office:value="119327180.467" calcext:value-type="float">
            <text:p>119327180.467</text:p>
          </table:table-cell>
          <table:table-cell table:formula="of:=[.Z25]/(1024*1024)" office:value-type="float" office:value="113.799267260551" calcext:value-type="float">
            <text:p>113.799267260551</text:p>
          </table:table-cell>
          <table:table-cell office:value-type="float" office:value="18.344" calcext:value-type="float">
            <text:p>18.344</text:p>
          </table:table-cell>
          <table:table-cell office:value-type="float" office:value="1664.247" calcext:value-type="float">
            <text:p>1664.247</text:p>
          </table:table-cell>
          <table:table-cell office:value-type="float" office:value="10614.628" calcext:value-type="float">
            <text:p>10614.628</text:p>
          </table:table-cell>
          <table:table-cell office:value-type="float" office:value="530.73" calcext:value-type="float">
            <text:p>530.73</text:p>
          </table:table-cell>
          <table:table-cell/>
          <table:table-cell office:value-type="float" office:value="10904.0427" calcext:value-type="float">
            <text:p>10904.0427</text:p>
          </table:table-cell>
          <table:table-cell office:value-type="float" office:value="0" calcext:value-type="float">
            <text:p>0</text:p>
          </table:table-cell>
          <table:table-cell office:value-type="float" office:value="176.093" calcext:value-type="float">
            <text:p>176.093</text:p>
          </table:table-cell>
          <table:table-cell office:value-type="float" office:value="394.268" calcext:value-type="float">
            <text:p>394.268</text:p>
          </table:table-cell>
          <table:table-cell office:value-type="float" office:value="411.926" calcext:value-type="float">
            <text:p>411.926</text:p>
          </table:table-cell>
          <table:table-cell office:value-type="float" office:value="0" calcext:value-type="float">
            <text:p>0</text:p>
          </table:table-cell>
          <table:table-cell office:value-type="float" office:value="478.572" calcext:value-type="float">
            <text:p>478.572</text:p>
          </table:table-cell>
          <table:table-cell office:value-type="float" office:value="1058.909" calcext:value-type="float">
            <text:p>1058.909</text:p>
          </table:table-cell>
          <table:table-cell office:value-type="float" office:value="1063.305" calcext:value-type="float">
            <text:p>1063.305</text:p>
          </table:table-cell>
          <table:table-cell office:value-type="float" office:value="427.361" calcext:value-type="float">
            <text:p>427.361</text:p>
          </table:table-cell>
          <table:table-cell office:value-type="float" office:value="1123.935" calcext:value-type="float">
            <text:p>1123.935</text:p>
          </table:table-cell>
          <table:table-cell office:value-type="float" office:value="1912.094" calcext:value-type="float">
            <text:p>1912.094</text:p>
          </table:table-cell>
          <table:table-cell office:value-type="float" office:value="1932.64" calcext:value-type="float">
            <text:p>1932.64</text:p>
          </table:table-cell>
          <table:table-cell office:value-type="float" office:value="8641.69" calcext:value-type="float">
            <text:p>8641.69</text:p>
          </table:table-cell>
          <table:table-cell table:formula="of:=[.AT25]/1024" office:value-type="float" office:value="8.439150390625" calcext:value-type="float">
            <text:p>8.439150390625</text:p>
          </table:table-cell>
          <table:table-cell office:value-type="float" office:value="48379240.236" calcext:value-type="float">
            <text:p>48379240.236</text:p>
          </table:table-cell>
          <table:table-cell table:formula="of:=[.AV25]/(1024*1024)" office:value-type="float" office:value="46.138038860321" calcext:value-type="float">
            <text:p>46.138038860321</text:p>
          </table:table-cell>
          <table:table-cell office:value-type="float" office:value="111237350.725" calcext:value-type="float">
            <text:p>111237350.725</text:p>
          </table:table-cell>
          <table:table-cell table:formula="of:=[.AX25]/(1024*1024)" office:value-type="float" office:value="106.084204411507" calcext:value-type="float">
            <text:p>106.084204411507</text:p>
          </table:table-cell>
          <table:table-cell office:value-type="float" office:value="112172761.651" calcext:value-type="float">
            <text:p>112172761.651</text:p>
          </table:table-cell>
          <table:table-cell table:formula="of:=[.AZ25]/(1024*1024)" office:value-type="float" office:value="106.976281786919" calcext:value-type="float">
            <text:p>106.976281786919</text:p>
          </table:table-cell>
          <table:table-cell office:value-type="float" office:value="38653.311" calcext:value-type="float">
            <text:p>38653.311</text:p>
          </table:table-cell>
          <table:table-cell office:value-type="float" office:value="121541.434" calcext:value-type="float">
            <text:p>121541.434</text:p>
          </table:table-cell>
          <table:table-cell office:value-type="float" office:value="231494.09" calcext:value-type="float">
            <text:p>231494.09</text:p>
          </table:table-cell>
          <table:table-cell office:value-type="float" office:value="1197.015" calcext:value-type="float">
            <text:p>1197.015</text:p>
          </table:table-cell>
          <table:table-cell/>
          <table:table-cell office:value-type="float" office:value="255501.1876" calcext:value-type="float">
            <text:p>255501.1876</text:p>
          </table:table-cell>
          <table:table-cell office:value-type="float" office:value="0" calcext:value-type="float">
            <text:p>0</text:p>
          </table:table-cell>
          <table:table-cell office:value-type="float" office:value="3046944.6" calcext:value-type="float">
            <text:p>3046944.6</text:p>
          </table:table-cell>
          <table:table-cell office:value-type="float" office:value="7907368.097" calcext:value-type="float">
            <text:p>7907368.097</text:p>
          </table:table-cell>
          <table:table-cell office:value-type="float" office:value="7909493.119" calcext:value-type="float">
            <text:p>7909493.119</text:p>
          </table:table-cell>
          <table:table-cell office:value-type="float" office:value="27.428" calcext:value-type="float">
            <text:p>27.428</text:p>
          </table:table-cell>
          <table:table-cell office:value-type="float" office:value="1192.355" calcext:value-type="float">
            <text:p>1192.355</text:p>
          </table:table-cell>
          <table:table-cell office:value-type="float" office:value="1985.363" calcext:value-type="float">
            <text:p>1985.363</text:p>
          </table:table-cell>
          <table:table-cell office:value-type="float" office:value="1992.539" calcext:value-type="float">
            <text:p>1992.539</text:p>
          </table:table-cell>
          <table:table-cell office:value-type="float" office:value="67.048" calcext:value-type="float">
            <text:p>67.048</text:p>
          </table:table-cell>
          <table:table-cell office:value-type="float" office:value="2413.694" calcext:value-type="float">
            <text:p>2413.694</text:p>
          </table:table-cell>
          <table:table-cell office:value-type="float" office:value="4119.232" calcext:value-type="float">
            <text:p>4119.232</text:p>
          </table:table-cell>
          <table:table-cell office:value-type="float" office:value="4170.88" calcext:value-type="float">
            <text:p>4170.88</text:p>
          </table:table-cell>
          <table:table-cell table:formula="of:=[.A25]*[.B25]*60000*1024" office:value-type="float" office:value="122880000000" calcext:value-type="float">
            <text:p>122880000000</text:p>
          </table:table-cell>
          <table:table-cell office:value-type="float" office:value="64617318691" calcext:value-type="float">
            <text:p>64617318691</text:p>
          </table:table-cell>
          <table:table-cell office:value-type="float" office:value="184781739369" calcext:value-type="float">
            <text:p>184781739369</text:p>
          </table:table-cell>
          <table:table-cell table:formula="of:=[.BV25]-[.BU25]" office:value-type="float" office:value="120164420678" calcext:value-type="float">
            <text:p>120164420678</text:p>
          </table:table-cell>
          <table:table-cell office:value-type="float" office:value="64547456333" calcext:value-type="float">
            <text:p>64547456333</text:p>
          </table:table-cell>
          <table:table-cell office:value-type="float" office:value="184694807934" calcext:value-type="float">
            <text:p>184694807934</text:p>
          </table:table-cell>
          <table:table-cell table:formula="of:=[.BY25]-[.BX25]" office:value-type="float" office:value="120147351601" calcext:value-type="float">
            <text:p>120147351601</text:p>
          </table:table-cell>
          <table:table-cell office:value-type="float" office:value="64637247058" calcext:value-type="float">
            <text:p>64637247058</text:p>
          </table:table-cell>
          <table:table-cell office:value-type="float" office:value="184787638215" calcext:value-type="float">
            <text:p>184787638215</text:p>
          </table:table-cell>
          <table:table-cell table:formula="of:=[.CB25]-[.CA25]" office:value-type="float" office:value="120150391157" calcext:value-type="float">
            <text:p>120150391157</text:p>
          </table:table-cell>
          <table:table-cell table:number-columns-repeated="17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table:number-columns-repeated="2"/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10 mins</text:p>
          </table:table-cell>
          <table:table-cell table:style-name="ce3" table:number-columns-repeated="2"/>
          <table:table-cell table:style-name="ce3" office:value-type="string" calcext:value-type="string">
            <text:p>20 sec</text:p>
          </table:table-cell>
          <table:table-cell table:style-name="ce3" office:value-type="float" office:value="300000" calcext:value-type="float">
            <text:p>30000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</text:p>
          </table:table-cell>
          <table:covered-table-cell table:number-columns-repeated="2" table:style-name="ce5"/>
          <table:table-cell table:style-name="ce5"/>
          <table:table-cell office:value-type="string" calcext:value-type="string" table:number-columns-spanned="4" table:number-rows-spanned="1">
            <text:p>Broker -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Broker -3</text:p>
          </table:table-cell>
          <table:covered-table-cell table:number-columns-repeated="3"/>
          <table:table-cell table:style-name="ce5" table:number-columns-repeated="166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30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2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3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table:number-columns-repeated="166"/>
          <table:table-cell table:style-name="ce2"/>
          <table:table-cell table:number-columns-repeated="4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1786739" calcext:value-type="float">
            <text:p>1610381786739</text:p>
          </table:table-cell>
          <table:table-cell office:value-type="float" office:value="1610382405590" calcext:value-type="float">
            <text:p>1610382405590</text:p>
          </table:table-cell>
          <table:table-cell table:formula="of:=([.E35]-[.D35])/(1000*60)" office:value-type="float" office:value="10.3141833333333" calcext:value-type="float">
            <text:p>10.3141833333333</text:p>
          </table:table-cell>
          <table:table-cell office:value-type="float" office:value="10.3" calcext:value-type="float">
            <text:p>10.3</text:p>
          </table:table-cell>
          <table:table-cell office:value-type="float" office:value="2.913" calcext:value-type="float">
            <text:p>2.913</text:p>
          </table:table-cell>
          <table:table-cell office:value-type="float" office:value="478.852" calcext:value-type="float">
            <text:p>478.852</text:p>
          </table:table-cell>
          <table:table-cell table:number-columns-repeated="2" office:value-type="float" office:value="665.889" calcext:value-type="float">
            <text:p>665.889</text:p>
          </table:table-cell>
          <table:table-cell office:value-type="float" office:value="2.828" calcext:value-type="float">
            <text:p>2.828</text:p>
          </table:table-cell>
          <table:table-cell office:value-type="float" office:value="478.962" calcext:value-type="float">
            <text:p>478.962</text:p>
          </table:table-cell>
          <table:table-cell table:number-columns-repeated="2" office:value-type="float" office:value="665.889" calcext:value-type="float">
            <text:p>665.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365.743" calcext:value-type="float">
            <text:p>14365.743</text:p>
          </table:table-cell>
          <table:table-cell table:formula="of:=[.T35]/1024" office:value-type="float" office:value="14.0290458984375" calcext:value-type="float">
            <text:p>14.0290458984375</text:p>
          </table:table-cell>
          <table:table-cell office:value-type="float" office:value="2470830.327" calcext:value-type="float">
            <text:p>2470830.327</text:p>
          </table:table-cell>
          <table:table-cell table:formula="of:=[.V35]/(1024*1024)" office:value-type="float" office:value="2.35636742305756" calcext:value-type="float">
            <text:p>2.35636742305756</text:p>
          </table:table-cell>
          <table:table-cell office:value-type="float" office:value="3435991.343" calcext:value-type="float">
            <text:p>3435991.343</text:p>
          </table:table-cell>
          <table:table-cell table:formula="of:=[.X35]/(1024*1024)" office:value-type="float" office:value="3.27681669521331" calcext:value-type="float">
            <text:p>3.27681669521331</text:p>
          </table:table-cell>
          <table:table-cell office:value-type="float" office:value="3435991.343" calcext:value-type="float">
            <text:p>3435991.343</text:p>
          </table:table-cell>
          <table:table-cell table:formula="of:=[.Z35]/(1024*1024)" office:value-type="float" office:value="3.27681669521331" calcext:value-type="float">
            <text:p>3.2768166952133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99" calcext:value-type="float">
            <text:p>0.599</text:p>
          </table:table-cell>
          <table:table-cell table:number-columns-repeated="4" office:value-type="float" office:value="3.705" calcext:value-type="float">
            <text:p>3.705</text:p>
          </table:table-cell>
          <table:table-cell office:value-type="float" office:value="0" calcext:value-type="float">
            <text:p>0</text:p>
          </table:table-cell>
          <table:table-cell office:value-type="float" office:value="2.325" calcext:value-type="float">
            <text:p>2.325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472.4018" calcext:value-type="float">
            <text:p>472.4018</text:p>
          </table:table-cell>
          <table:table-cell table:number-columns-repeated="2" office:value-type="float" office:value="582.782" calcext:value-type="float">
            <text:p>582.782</text:p>
          </table:table-cell>
          <table:table-cell office:value-type="float" office:value="30.666" calcext:value-type="float">
            <text:p>30.666</text:p>
          </table:table-cell>
          <table:table-cell office:value-type="float" office:value="201.976" calcext:value-type="float">
            <text:p>201.976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62.168" calcext:value-type="float">
            <text:p>62.168</text:p>
          </table:table-cell>
          <table:table-cell table:formula="of:=[.AT35]/1024" office:value-type="float" office:value="0.0607109375" calcext:value-type="float">
            <text:p>0.0607109375</text:p>
          </table:table-cell>
          <table:table-cell office:value-type="float" office:value="2417733.475" calcext:value-type="float">
            <text:p>2417733.475</text:p>
          </table:table-cell>
          <table:table-cell table:formula="of:=[.AV35]/(1024*1024)" office:value-type="float" office:value="2.30573031902313" calcext:value-type="float">
            <text:p>2.30573031902313</text:p>
          </table:table-cell>
          <table:table-cell office:value-type="float" office:value="2927437.864" calcext:value-type="float">
            <text:p>2927437.864</text:p>
          </table:table-cell>
          <table:table-cell table:formula="of:=[.AX35]/(1024*1024)" office:value-type="float" office:value="2.79182230377197" calcext:value-type="float">
            <text:p>2.79182230377197</text:p>
          </table:table-cell>
          <table:table-cell office:value-type="float" office:value="2927437.864" calcext:value-type="float">
            <text:p>2927437.864</text:p>
          </table:table-cell>
          <table:table-cell table:formula="of:=[.AZ35]/(1024*1024)" office:value-type="float" office:value="2.79182230377197" calcext:value-type="float">
            <text:p>2.79182230377197</text:p>
          </table:table-cell>
          <table:table-cell office:value-type="float" office:value="5.75" calcext:value-type="float">
            <text:p>5.75</text:p>
          </table:table-cell>
          <table:table-cell office:value-type="float" office:value="13.952" calcext:value-type="float">
            <text:p>13.952</text:p>
          </table:table-cell>
          <table:table-cell table:number-columns-repeated="4" office:value-type="float" office:value="203.454" calcext:value-type="float">
            <text:p>203.454</text:p>
          </table:table-cell>
          <table:table-cell office:value-type="float" office:value="0" calcext:value-type="float">
            <text:p>0</text:p>
          </table:table-cell>
          <table:table-cell office:value-type="float" office:value="418.671" calcext:value-type="float">
            <text:p>418.671</text:p>
          </table:table-cell>
          <table:table-cell table:number-columns-repeated="2" office:value-type="float" office:value="668.714" calcext:value-type="float">
            <text:p>668.714</text:p>
          </table:table-cell>
          <table:table-cell office:value-type="float" office:value="102.723" calcext:value-type="float">
            <text:p>102.723</text:p>
          </table:table-cell>
          <table:table-cell office:value-type="float" office:value="960.829" calcext:value-type="float">
            <text:p>960.829</text:p>
          </table:table-cell>
          <table:table-cell table:number-columns-repeated="2" office:value-type="float" office:value="1331.779" calcext:value-type="float">
            <text:p>1331.779</text:p>
          </table:table-cell>
          <table:table-cell office:value-type="float" office:value="0.785" calcext:value-type="float">
            <text:p>0.785</text:p>
          </table:table-cell>
          <table:table-cell office:value-type="float" office:value="953.682" calcext:value-type="float">
            <text:p>953.682</text:p>
          </table:table-cell>
          <table:table-cell table:number-columns-repeated="2" office:value-type="float" office:value="1159.591" calcext:value-type="float">
            <text:p>1159.591</text:p>
          </table:table-cell>
          <table:table-cell table:formula="of:=[.A35]*[.B35]*300000*1024" office:value-type="float" office:value="1536000000" calcext:value-type="float">
            <text:p>1536000000</text:p>
          </table:table-cell>
          <table:table-cell table:formula="of:=[.BT35]/(1024*1024*1024)" office:value-type="float" office:value="1.43051147460938" calcext:value-type="float">
            <text:p>1.43051147460938</text:p>
          </table:table-cell>
          <table:table-cell office:value-type="float" office:value="922964658" calcext:value-type="float">
            <text:p>922964658</text:p>
          </table:table-cell>
          <table:table-cell office:value-type="float" office:value="3179201957" calcext:value-type="float">
            <text:p>3179201957</text:p>
          </table:table-cell>
          <table:table-cell table:style-name="ce125" table:formula="of:=[.BW35]-[.BV35]" office:value-type="float" office:value="2256237299" calcext:value-type="float">
            <text:p>2,256,237,299</text:p>
          </table:table-cell>
          <table:table-cell table:style-name="ce125" table:formula="of:=[.BX35]/(1024*1024*1024)" office:value-type="float" office:value="2.10128473024815" calcext:value-type="float">
            <text:p>2.10128473</text:p>
          </table:table-cell>
          <table:table-cell office:value-type="float" office:value="901790084" calcext:value-type="float">
            <text:p>901790084</text:p>
          </table:table-cell>
          <table:table-cell office:value-type="float" office:value="3120991218" calcext:value-type="float">
            <text:p>3120991218</text:p>
          </table:table-cell>
          <table:table-cell table:style-name="ce125" table:formula="of:=[.CA35]-[.BZ35]" office:value-type="float" office:value="2219201134" calcext:value-type="float">
            <text:p>2,219,201,134</text:p>
          </table:table-cell>
          <table:table-cell table:style-name="ce125" table:formula="of:=[.CB35]/(1024*1024*1024)" office:value-type="float" office:value="2.06679211370647" calcext:value-type="float">
            <text:p>2.066792114</text:p>
          </table:table-cell>
          <table:table-cell office:value-type="float" office:value="943733626" calcext:value-type="float">
            <text:p>943733626</text:p>
          </table:table-cell>
          <table:table-cell office:value-type="float" office:value="3220987384" calcext:value-type="float">
            <text:p>3220987384</text:p>
          </table:table-cell>
          <table:table-cell table:style-name="ce125" table:formula="of:=[.CE35]-[.CD35]" office:value-type="float" office:value="2277253758" calcext:value-type="float">
            <text:p>2,277,253,758</text:p>
          </table:table-cell>
          <table:table-cell table:style-name="ce125" table:formula="of:=[.CF35]/(1024*1024*1024)" office:value-type="float" office:value="2.12085783295333" calcext:value-type="float">
            <text:p>2.120857833</text:p>
          </table:table-cell>
          <table:table-cell table:number-columns-repeated="2"/>
          <table:table-cell table:style-name="ce125" table:number-columns-repeated="2"/>
          <table:table-cell table:number-columns-repeated="167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2998529" calcext:value-type="float">
            <text:p>1610382998529</text:p>
          </table:table-cell>
          <table:table-cell office:value-type="float" office:value="1610383617148" calcext:value-type="float">
            <text:p>1610383617148</text:p>
          </table:table-cell>
          <table:table-cell table:formula="of:=([.E36]-[.D36])/(1000*60)" office:value-type="float" office:value="10.3103166666667" calcext:value-type="float">
            <text:p>10.3103166666667</text:p>
          </table:table-cell>
          <table:table-cell office:value-type="float" office:value="10.3" calcext:value-type="float">
            <text:p>10.3</text:p>
          </table:table-cell>
          <table:table-cell office:value-type="float" office:value="7.995" calcext:value-type="float">
            <text:p>7.995</text:p>
          </table:table-cell>
          <table:table-cell office:value-type="float" office:value="485.291" calcext:value-type="float">
            <text:p>485.291</text:p>
          </table:table-cell>
          <table:table-cell table:number-columns-repeated="2" office:value-type="float" office:value="665.856" calcext:value-type="float">
            <text:p>665.856</text:p>
          </table:table-cell>
          <table:table-cell office:value-type="float" office:value="7.926" calcext:value-type="float">
            <text:p>7.926</text:p>
          </table:table-cell>
          <table:table-cell office:value-type="float" office:value="485.383" calcext:value-type="float">
            <text:p>485.383</text:p>
          </table:table-cell>
          <table:table-cell table:number-columns-repeated="2" office:value-type="float" office:value="665.823" calcext:value-type="float">
            <text:p>665.8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0253.546" calcext:value-type="float">
            <text:p>80253.546</text:p>
          </table:table-cell>
          <table:table-cell table:formula="of:=[.T36]/1024" office:value-type="float" office:value="78.372603515625" calcext:value-type="float">
            <text:p>78.372603515625</text:p>
          </table:table-cell>
          <table:table-cell office:value-type="float" office:value="4931433.944" calcext:value-type="float">
            <text:p>4931433.944</text:p>
          </table:table-cell>
          <table:table-cell table:formula="of:=[.V36]/(1024*1024)" office:value-type="float" office:value="4.70298189544678" calcext:value-type="float">
            <text:p>4.70298189544678</text:p>
          </table:table-cell>
          <table:table-cell office:value-type="float" office:value="6766098.408" calcext:value-type="float">
            <text:p>6766098.408</text:p>
          </table:table-cell>
          <table:table-cell table:formula="of:=[.X36]/(1024*1024)" office:value-type="float" office:value="6.45265427398681" calcext:value-type="float">
            <text:p>6.45265427398681</text:p>
          </table:table-cell>
          <table:table-cell office:value-type="float" office:value="6766098.408" calcext:value-type="float">
            <text:p>6766098.408</text:p>
          </table:table-cell>
          <table:table-cell table:formula="of:=[.Z36]/(1024*1024)" office:value-type="float" office:value="6.45265427398681" calcext:value-type="float">
            <text:p>6.45265427398681</text:p>
          </table:table-cell>
          <table:table-cell office:value-type="float" office:value="0.49029" calcext:value-type="float">
            <text:p>0.49029</text:p>
          </table:table-cell>
          <table:table-cell office:value-type="float" office:value="0.523" calcext:value-type="float">
            <text:p>0.523</text:p>
          </table:table-cell>
          <table:table-cell table:number-columns-repeated="4" office:value-type="float" office:value="1.112" calcext:value-type="float">
            <text:p>1.112</text:p>
          </table:table-cell>
          <table:table-cell office:value-type="float" office:value="0" calcext:value-type="float">
            <text:p>0</text:p>
          </table:table-cell>
          <table:table-cell office:value-type="float" office:value="4.486" calcext:value-type="float">
            <text:p>4.486</text:p>
          </table:table-cell>
          <table:table-cell table:number-columns-repeated="2" office:value-type="float" office:value="5.052" calcext:value-type="float">
            <text:p>5.052</text:p>
          </table:table-cell>
          <table:table-cell office:value-type="float" office:value="0" calcext:value-type="float">
            <text:p>0</text:p>
          </table:table-cell>
          <table:table-cell office:value-type="float" office:value="466.128" calcext:value-type="float">
            <text:p>466.128</text:p>
          </table:table-cell>
          <table:table-cell table:number-columns-repeated="2" office:value-type="float" office:value="525.218" calcext:value-type="float">
            <text:p>525.218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3.442" calcext:value-type="float">
            <text:p>103.442</text:p>
          </table:table-cell>
          <table:table-cell office:value-type="float" office:value="103.923" calcext:value-type="float">
            <text:p>103.923</text:p>
          </table:table-cell>
          <table:table-cell office:value-type="float" office:value="104" calcext:value-type="float">
            <text:p>104</text:p>
          </table:table-cell>
          <table:table-cell office:value-type="float" office:value="31.903" calcext:value-type="float">
            <text:p>31.903</text:p>
          </table:table-cell>
          <table:table-cell table:formula="of:=[.AT36]/1024" office:value-type="float" office:value="0.0311552734375" calcext:value-type="float">
            <text:p>0.0311552734375</text:p>
          </table:table-cell>
          <table:table-cell office:value-type="float" office:value="4705901.017" calcext:value-type="float">
            <text:p>4705901.017</text:p>
          </table:table-cell>
          <table:table-cell table:formula="of:=[.AV36]/(1024*1024)" office:value-type="float" office:value="4.48789693546295" calcext:value-type="float">
            <text:p>4.48789693546295</text:p>
          </table:table-cell>
          <table:table-cell office:value-type="float" office:value="5270023.743" calcext:value-type="float">
            <text:p>5270023.743</text:p>
          </table:table-cell>
          <table:table-cell table:formula="of:=[.AX36]/(1024*1024)" office:value-type="float" office:value="5.02588629055023" calcext:value-type="float">
            <text:p>5.02588629055023</text:p>
          </table:table-cell>
          <table:table-cell office:value-type="float" office:value="5270023.743" calcext:value-type="float">
            <text:p>5270023.743</text:p>
          </table:table-cell>
          <table:table-cell table:formula="of:=[.AZ36]/(1024*1024)" office:value-type="float" office:value="5.02588629055023" calcext:value-type="float">
            <text:p>5.02588629055023</text:p>
          </table:table-cell>
          <table:table-cell office:value-type="float" office:value="10.347" calcext:value-type="float">
            <text:p>10.347</text:p>
          </table:table-cell>
          <table:table-cell office:value-type="float" office:value="10.872" calcext:value-type="float">
            <text:p>10.872</text:p>
          </table:table-cell>
          <table:table-cell table:number-columns-repeated="4" office:value-type="float" office:value="14.25" calcext:value-type="float">
            <text:p>14.25</text:p>
          </table:table-cell>
          <table:table-cell office:value-type="float" office:value="0" calcext:value-type="float">
            <text:p>0</text:p>
          </table:table-cell>
          <table:table-cell office:value-type="float" office:value="218.991" calcext:value-type="float">
            <text:p>218.991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15.957" calcext:value-type="float">
            <text:p>15.957</text:p>
          </table:table-cell>
          <table:table-cell office:value-type="float" office:value="970.577" calcext:value-type="float">
            <text:p>970.577</text:p>
          </table:table-cell>
          <table:table-cell table:number-columns-repeated="2" office:value-type="float" office:value="1331.713" calcext:value-type="float">
            <text:p>1331.713</text:p>
          </table:table-cell>
          <table:table-cell office:value-type="float" office:value="0.337" calcext:value-type="float">
            <text:p>0.337</text:p>
          </table:table-cell>
          <table:table-cell office:value-type="float" office:value="944.985" calcext:value-type="float">
            <text:p>944.985</text:p>
          </table:table-cell>
          <table:table-cell table:number-columns-repeated="2" office:value-type="float" office:value="1056.788" calcext:value-type="float">
            <text:p>1056.788</text:p>
          </table:table-cell>
          <table:table-cell table:formula="of:=[.A36]*[.B36]*300000*1024" office:value-type="float" office:value="3072000000" calcext:value-type="float">
            <text:p>3072000000</text:p>
          </table:table-cell>
          <table:table-cell table:formula="of:=[.BT36]/(1024*1024*1024)" office:value-type="float" office:value="2.86102294921875" calcext:value-type="float">
            <text:p>2.86102294921875</text:p>
          </table:table-cell>
          <table:table-cell office:value-type="float" office:value="3179201957" calcext:value-type="float">
            <text:p>3179201957</text:p>
          </table:table-cell>
          <table:table-cell office:value-type="float" office:value="6246255188" calcext:value-type="float">
            <text:p>6246255188</text:p>
          </table:table-cell>
          <table:table-cell table:style-name="ce125" table:formula="of:=[.BW36]-[.BV36]" office:value-type="float" office:value="3067053231" calcext:value-type="float">
            <text:p>3,067,053,231</text:p>
          </table:table-cell>
          <table:table-cell table:style-name="ce125" table:formula="of:=[.BX36]/(1024*1024*1024)" office:value-type="float" office:value="2.85641591157764" calcext:value-type="float">
            <text:p>2.856415912</text:p>
          </table:table-cell>
          <table:table-cell office:value-type="float" office:value="3120991218" calcext:value-type="float">
            <text:p>3120991218</text:p>
          </table:table-cell>
          <table:table-cell office:value-type="float" office:value="6151233496" calcext:value-type="float">
            <text:p>6151233496</text:p>
          </table:table-cell>
          <table:table-cell table:style-name="ce125" table:formula="of:=[.CA36]-[.BZ36]" office:value-type="float" office:value="3030242278" calcext:value-type="float">
            <text:p>3,030,242,278</text:p>
          </table:table-cell>
          <table:table-cell table:style-name="ce125" table:formula="of:=[.CB36]/(1024*1024*1024)" office:value-type="float" office:value="2.82213304005563" calcext:value-type="float">
            <text:p>2.82213304</text:p>
          </table:table-cell>
          <table:table-cell office:value-type="float" office:value="3220987384" calcext:value-type="float">
            <text:p>3220987384</text:p>
          </table:table-cell>
          <table:table-cell office:value-type="float" office:value="6288741051" calcext:value-type="float">
            <text:p>6288741051</text:p>
          </table:table-cell>
          <table:table-cell table:style-name="ce125" table:formula="of:=[.CE36]-[.CD36]" office:value-type="float" office:value="3067753667" calcext:value-type="float">
            <text:p>3,067,753,667</text:p>
          </table:table-cell>
          <table:table-cell table:style-name="ce125" table:formula="of:=[.CF36]/(1024*1024*1024)" office:value-type="float" office:value="2.85706824343651" calcext:value-type="float">
            <text:p>2.857068243</text:p>
          </table:table-cell>
          <table:table-cell table:number-columns-repeated="17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4219527" calcext:value-type="float">
            <text:p>1610384219527</text:p>
          </table:table-cell>
          <table:table-cell office:value-type="float" office:value="1610384858424" calcext:value-type="float">
            <text:p>1610384858424</text:p>
          </table:table-cell>
          <table:table-cell table:formula="of:=([.E37]-[.D37])/(1000*60)" office:value-type="float" office:value="10.6482833333333" calcext:value-type="float">
            <text:p>10.6482833333333</text:p>
          </table:table-cell>
          <table:table-cell office:value-type="float" office:value="10.6" calcext:value-type="float">
            <text:p>10.6</text:p>
          </table:table-cell>
          <table:table-cell office:value-type="float" office:value="6.548" calcext:value-type="float">
            <text:p>6.548</text:p>
          </table:table-cell>
          <table:table-cell office:value-type="float" office:value="471.838" calcext:value-type="float">
            <text:p>471.838</text:p>
          </table:table-cell>
          <table:table-cell table:number-columns-repeated="2" office:value-type="float" office:value="650.239" calcext:value-type="float">
            <text:p>650.239</text:p>
          </table:table-cell>
          <table:table-cell office:value-type="float" office:value="6.474" calcext:value-type="float">
            <text:p>6.474</text:p>
          </table:table-cell>
          <table:table-cell office:value-type="float" office:value="471.923" calcext:value-type="float">
            <text:p>471.923</text:p>
          </table:table-cell>
          <table:table-cell table:number-columns-repeated="2" office:value-type="float" office:value="650.206" calcext:value-type="float">
            <text:p>650.2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0054.678" calcext:value-type="float">
            <text:p>130054.678</text:p>
          </table:table-cell>
          <table:table-cell table:formula="of:=[.T37]/1024" office:value-type="float" office:value="127.006521484375" calcext:value-type="float">
            <text:p>127.006521484375</text:p>
          </table:table-cell>
          <table:table-cell office:value-type="float" office:value="9513024.891" calcext:value-type="float">
            <text:p>9513024.891</text:p>
          </table:table-cell>
          <table:table-cell table:formula="of:=[.V37]/(1024*1024)" office:value-type="float" office:value="9.07232750988007" calcext:value-type="float">
            <text:p>9.07232750988007</text:p>
          </table:table-cell>
          <table:table-cell office:value-type="float" office:value="13109467.279" calcext:value-type="float">
            <text:p>13109467.279</text:p>
          </table:table-cell>
          <table:table-cell table:formula="of:=[.X37]/(1024*1024)" office:value-type="float" office:value="12.5021622457504" calcext:value-type="float">
            <text:p>12.5021622457504</text:p>
          </table:table-cell>
          <table:table-cell office:value-type="float" office:value="13109467.279" calcext:value-type="float">
            <text:p>13109467.279</text:p>
          </table:table-cell>
          <table:table-cell table:formula="of:=[.Z37]/(1024*1024)" office:value-type="float" office:value="12.5021622457504" calcext:value-type="float">
            <text:p>12.5021622457504</text:p>
          </table:table-cell>
          <table:table-cell office:value-type="float" office:value="0.797" calcext:value-type="float">
            <text:p>0.797</text:p>
          </table:table-cell>
          <table:table-cell office:value-type="float" office:value="0.855" calcext:value-type="float">
            <text:p>0.855</text:p>
          </table:table-cell>
          <table:table-cell office:value-type="float" office:value="1.436" calcext:value-type="float">
            <text:p>1.436</text:p>
          </table:table-cell>
          <table:table-cell table:number-columns-repeated="3" office:value-type="float" office:value="1.4365" calcext:value-type="float">
            <text:p>1.4365</text:p>
          </table:table-cell>
          <table:table-cell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table:number-columns-repeated="2" office:value-type="float" office:value="9.161" calcext:value-type="float">
            <text:p>9.161</text:p>
          </table:table-cell>
          <table:table-cell office:value-type="float" office:value="0" calcext:value-type="float">
            <text:p>0</text:p>
          </table:table-cell>
          <table:table-cell office:value-type="float" office:value="434.702" calcext:value-type="float">
            <text:p>434.702</text:p>
          </table:table-cell>
          <table:table-cell table:number-columns-repeated="2" office:value-type="float" office:value="476.273" calcext:value-type="float">
            <text:p>476.273</text:p>
          </table:table-cell>
          <table:table-cell office:value-type="float" office:value="51.863" calcext:value-type="float">
            <text:p>51.863</text:p>
          </table:table-cell>
          <table:table-cell office:value-type="float" office:value="51.977" calcext:value-type="float">
            <text:p>51.97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1.877" calcext:value-type="float">
            <text:p>31.877</text:p>
          </table:table-cell>
          <table:table-cell table:formula="of:=[.AT37]/1024" office:value-type="float" office:value="0.0311298828125" calcext:value-type="float">
            <text:p>0.0311298828125</text:p>
          </table:table-cell>
          <table:table-cell office:value-type="float" office:value="8779031.932" calcext:value-type="float">
            <text:p>8779031.932</text:p>
          </table:table-cell>
          <table:table-cell table:formula="of:=[.AV37]/(1024*1024)" office:value-type="float" office:value="8.37233727645874" calcext:value-type="float">
            <text:p>8.37233727645874</text:p>
          </table:table-cell>
          <table:table-cell office:value-type="float" office:value="9586516.025" calcext:value-type="float">
            <text:p>9586516.025</text:p>
          </table:table-cell>
          <table:table-cell table:formula="of:=[.AX37]/(1024*1024)" office:value-type="float" office:value="9.14241411685943" calcext:value-type="float">
            <text:p>9.14241411685943</text:p>
          </table:table-cell>
          <table:table-cell office:value-type="float" office:value="9586516.025" calcext:value-type="float">
            <text:p>9586516.025</text:p>
          </table:table-cell>
          <table:table-cell table:formula="of:=[.AZ37]/(1024*1024)" office:value-type="float" office:value="9.14241411685943" calcext:value-type="float">
            <text:p>9.14241411685943</text:p>
          </table:table-cell>
          <table:table-cell office:value-type="float" office:value="10.0836" calcext:value-type="float">
            <text:p>10.0836</text:p>
          </table:table-cell>
          <table:table-cell office:value-type="float" office:value="11.664" calcext:value-type="float">
            <text:p>11.664</text:p>
          </table:table-cell>
          <table:table-cell table:number-columns-repeated="4" office:value-type="float" office:value="13.615" calcext:value-type="float">
            <text:p>13.615</text:p>
          </table:table-cell>
          <table:table-cell office:value-type="float" office:value="0" calcext:value-type="float">
            <text:p>0</text:p>
          </table:table-cell>
          <table:table-cell office:value-type="float" office:value="118.547" calcext:value-type="float">
            <text:p>118.547</text:p>
          </table:table-cell>
          <table:table-cell table:number-columns-repeated="2" office:value-type="float" office:value="667.66" calcext:value-type="float">
            <text:p>667.66</text:p>
          </table:table-cell>
          <table:table-cell office:value-type="float" office:value="116.333" calcext:value-type="float">
            <text:p>116.333</text:p>
          </table:table-cell>
          <table:table-cell office:value-type="float" office:value="946.644" calcext:value-type="float">
            <text:p>946.644</text:p>
          </table:table-cell>
          <table:table-cell table:number-columns-repeated="2" office:value-type="float" office:value="1300.4131" calcext:value-type="float">
            <text:p>1300.4131</text:p>
          </table:table-cell>
          <table:table-cell office:value-type="float" office:value="0.3374" calcext:value-type="float">
            <text:p>0.3374</text:p>
          </table:table-cell>
          <table:table-cell office:value-type="float" office:value="891.79" calcext:value-type="float">
            <text:p>891.79</text:p>
          </table:table-cell>
          <table:table-cell table:number-columns-repeated="2" office:value-type="float" office:value="975.261" calcext:value-type="float">
            <text:p>975.261</text:p>
          </table:table-cell>
          <table:table-cell table:formula="of:=[.A37]*[.B37]*300000*1024" office:value-type="float" office:value="6144000000" calcext:value-type="float">
            <text:p>6144000000</text:p>
          </table:table-cell>
          <table:table-cell table:formula="of:=[.BT37]/(1024*1024*1024)" office:value-type="float" office:value="5.7220458984375" calcext:value-type="float">
            <text:p>5.7220458984375</text:p>
          </table:table-cell>
          <table:table-cell office:value-type="float" office:value="6246255188" calcext:value-type="float">
            <text:p>6246255188</text:p>
          </table:table-cell>
          <table:table-cell office:value-type="float" office:value="12207152740" calcext:value-type="float">
            <text:p>12207152740</text:p>
          </table:table-cell>
          <table:table-cell table:style-name="ce125" table:formula="of:=[.BW37]-[.BV37]" office:value-type="float" office:value="5960897552" calcext:value-type="float">
            <text:p>5,960,897,552</text:p>
          </table:table-cell>
          <table:table-cell table:style-name="ce125" table:formula="of:=[.BX37]/(1024*1024*1024)" office:value-type="float" office:value="5.55151845514774" calcext:value-type="float">
            <text:p>5.551518455</text:p>
          </table:table-cell>
          <table:table-cell office:value-type="float" office:value="6151233496" calcext:value-type="float">
            <text:p>6151233496</text:p>
          </table:table-cell>
          <table:table-cell office:value-type="float" office:value="12180685912" calcext:value-type="float">
            <text:p>12180685912</text:p>
          </table:table-cell>
          <table:table-cell table:style-name="ce125" table:formula="of:=[.CA37]-[.BZ37]" office:value-type="float" office:value="6029452416" calcext:value-type="float">
            <text:p>6,029,452,416</text:p>
          </table:table-cell>
          <table:table-cell table:style-name="ce125" table:formula="of:=[.CB37]/(1024*1024*1024)" office:value-type="float" office:value="5.61536514759063" calcext:value-type="float">
            <text:p>5.615365148</text:p>
          </table:table-cell>
          <table:table-cell office:value-type="float" office:value="6288741051" calcext:value-type="float">
            <text:p>6288741051</text:p>
          </table:table-cell>
          <table:table-cell office:value-type="float" office:value="12249864218" calcext:value-type="float">
            <text:p>12249864218</text:p>
          </table:table-cell>
          <table:table-cell table:style-name="ce125" table:formula="of:=[.CE37]-[.CD37]" office:value-type="float" office:value="5961123167" calcext:value-type="float">
            <text:p>5,961,123,167</text:p>
          </table:table-cell>
          <table:table-cell table:style-name="ce125" table:formula="of:=[.CF37]/(1024*1024*1024)" office:value-type="float" office:value="5.55172857549041" calcext:value-type="float">
            <text:p>5.551728575</text:p>
          </table:table-cell>
          <table:table-cell table:number-columns-repeated="17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85336187" calcext:value-type="float">
            <text:p>1610385336187</text:p>
          </table:table-cell>
          <table:table-cell office:value-type="float" office:value="1610385993800" calcext:value-type="float">
            <text:p>1610385993800</text:p>
          </table:table-cell>
          <table:table-cell table:formula="of:=([.E38]-[.D38])/(1000*60)" office:value-type="float" office:value="10.9602166666667" calcext:value-type="float">
            <text:p>10.9602166666667</text:p>
          </table:table-cell>
          <table:table-cell office:value-type="float" office:value="10.9" calcext:value-type="float">
            <text:p>10.9</text:p>
          </table:table-cell>
          <table:table-cell office:value-type="float" office:value="3.344" calcext:value-type="float">
            <text:p>3.344</text:p>
          </table:table-cell>
          <table:table-cell office:value-type="float" office:value="456.219" calcext:value-type="float">
            <text:p>456.219</text:p>
          </table:table-cell>
          <table:table-cell table:number-columns-repeated="2" office:value-type="float" office:value="514.726" calcext:value-type="float">
            <text:p>514.726</text:p>
          </table:table-cell>
          <table:table-cell office:value-type="float" office:value="3.26" calcext:value-type="float">
            <text:p>3.26</text:p>
          </table:table-cell>
          <table:table-cell office:value-type="float" office:value="456.169" calcext:value-type="float">
            <text:p>456.169</text:p>
          </table:table-cell>
          <table:table-cell table:number-columns-repeated="2" office:value-type="float" office:value="513.802" calcext:value-type="float">
            <text:p>513.8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5112.422" calcext:value-type="float">
            <text:p>325112.422</text:p>
          </table:table-cell>
          <table:table-cell table:formula="of:=[.T38]/1024" office:value-type="float" office:value="317.492599609375" calcext:value-type="float">
            <text:p>317.492599609375</text:p>
          </table:table-cell>
          <table:table-cell office:value-type="float" office:value="45694577.774" calcext:value-type="float">
            <text:p>45694577.774</text:p>
          </table:table-cell>
          <table:table-cell table:formula="of:=[.V38]/(1024*1024)" office:value-type="float" office:value="43.5777452220917" calcext:value-type="float">
            <text:p>43.5777452220917</text:p>
          </table:table-cell>
          <table:table-cell office:value-type="float" office:value="51556078.543" calcext:value-type="float">
            <text:p>51556078.543</text:p>
          </table:table-cell>
          <table:table-cell table:formula="of:=[.X38]/(1024*1024)" office:value-type="float" office:value="49.1677079610824" calcext:value-type="float">
            <text:p>49.1677079610824</text:p>
          </table:table-cell>
          <table:table-cell office:value-type="float" office:value="51556078.543" calcext:value-type="float">
            <text:p>51556078.543</text:p>
          </table:table-cell>
          <table:table-cell table:formula="of:=[.Z38]/(1024*1024)" office:value-type="float" office:value="49.1677079610824" calcext:value-type="float">
            <text:p>49.1677079610824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table:number-columns-repeated="4" office:value-type="float" office:value="2.838" calcext:value-type="float">
            <text:p>2.838</text:p>
          </table:table-cell>
          <table:table-cell office:value-type="float" office:value="0" calcext:value-type="float">
            <text:p>0</text:p>
          </table:table-cell>
          <table:table-cell office:value-type="float" office:value="6.961" calcext:value-type="float">
            <text:p>6.961</text:p>
          </table:table-cell>
          <table:table-cell table:number-columns-repeated="2" office:value-type="float" office:value="33.35" calcext:value-type="float">
            <text:p>33.35</text:p>
          </table:table-cell>
          <table:table-cell office:value-type="float" office:value="0" calcext:value-type="float">
            <text:p>0</text:p>
          </table:table-cell>
          <table:table-cell office:value-type="float" office:value="69.571" calcext:value-type="float">
            <text:p>69.571</text:p>
          </table:table-cell>
          <table:table-cell table:number-columns-repeated="2" office:value-type="float" office:value="333.421" calcext:value-type="float">
            <text:p>333.421</text:p>
          </table:table-cell>
          <table:table-cell office:value-type="float" office:value="9.983" calcext:value-type="float">
            <text:p>9.983</text:p>
          </table:table-cell>
          <table:table-cell office:value-type="float" office:value="9.997" calcext:value-type="float">
            <text:p>9.9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.915" calcext:value-type="float">
            <text:p>31.915</text:p>
          </table:table-cell>
          <table:table-cell table:formula="of:=[.AT38]/1024" office:value-type="float" office:value="0.0311669921875" calcext:value-type="float">
            <text:p>0.0311669921875</text:p>
          </table:table-cell>
          <table:table-cell office:value-type="float" office:value="7280336.727" calcext:value-type="float">
            <text:p>7280336.727</text:p>
          </table:table-cell>
          <table:table-cell table:formula="of:=[.AV38]/(1024*1024)" office:value-type="float" office:value="6.94307015132904" calcext:value-type="float">
            <text:p>6.94307015132904</text:p>
          </table:table-cell>
          <table:table-cell office:value-type="float" office:value="31520579.583" calcext:value-type="float">
            <text:p>31520579.583</text:p>
          </table:table-cell>
          <table:table-cell table:formula="of:=[.AX38]/(1024*1024)" office:value-type="float" office:value="30.0603671865463" calcext:value-type="float">
            <text:p>30.0603671865463</text:p>
          </table:table-cell>
          <table:table-cell office:value-type="float" office:value="31520579.583" calcext:value-type="float">
            <text:p>31520579.583</text:p>
          </table:table-cell>
          <table:table-cell table:formula="of:=[.AZ38]/(1024*1024)" office:value-type="float" office:value="30.0603671865463" calcext:value-type="float">
            <text:p>30.0603671865463</text:p>
          </table:table-cell>
          <table:table-cell office:value-type="float" office:value="14.644" calcext:value-type="float">
            <text:p>14.644</text:p>
          </table:table-cell>
          <table:table-cell office:value-type="float" office:value="49.793" calcext:value-type="float">
            <text:p>49.793</text:p>
          </table:table-cell>
          <table:table-cell table:number-columns-repeated="4" office:value-type="float" office:value="128.125" calcext:value-type="float">
            <text:p>128.125</text:p>
          </table:table-cell>
          <table:table-cell office:value-type="float" office:value="0" calcext:value-type="float">
            <text:p>0</text:p>
          </table:table-cell>
          <table:table-cell office:value-type="float" office:value="166.46" calcext:value-type="float">
            <text:p>166.46</text:p>
          </table:table-cell>
          <table:table-cell table:number-columns-repeated="2" office:value-type="float" office:value="667.333" calcext:value-type="float">
            <text:p>667.333</text:p>
          </table:table-cell>
          <table:table-cell office:value-type="float" office:value="50.743" calcext:value-type="float">
            <text:p>50.743</text:p>
          </table:table-cell>
          <table:table-cell office:value-type="float" office:value="915.244" calcext:value-type="float">
            <text:p>915.244</text:p>
          </table:table-cell>
          <table:table-cell table:number-columns-repeated="2" office:value-type="float" office:value="1029.481" calcext:value-type="float">
            <text:p>1029.481</text:p>
          </table:table-cell>
          <table:table-cell office:value-type="float" office:value="0.337" calcext:value-type="float">
            <text:p>0.337</text:p>
          </table:table-cell>
          <table:table-cell office:value-type="float" office:value="158.372" calcext:value-type="float">
            <text:p>158.372</text:p>
          </table:table-cell>
          <table:table-cell table:number-columns-repeated="2" office:value-type="float" office:value="667.831" calcext:value-type="float">
            <text:p>667.831</text:p>
          </table:table-cell>
          <table:table-cell table:formula="of:=[.A38]*[.B38]*300000*1024" office:value-type="float" office:value="30720000000" calcext:value-type="float">
            <text:p>30720000000</text:p>
          </table:table-cell>
          <table:table-cell table:formula="of:=[.BT38]/(1024*1024*1024)" office:value-type="float" office:value="28.6102294921875" calcext:value-type="float">
            <text:p>28.6102294921875</text:p>
          </table:table-cell>
          <table:table-cell office:value-type="float" office:value="12207152740" calcext:value-type="float">
            <text:p>12207152740</text:p>
          </table:table-cell>
          <table:table-cell office:value-type="float" office:value="42243332636" calcext:value-type="float">
            <text:p>42243332636</text:p>
          </table:table-cell>
          <table:table-cell table:style-name="ce125" table:formula="of:=[.BW38]-[.BV38]" office:value-type="float" office:value="30036179896" calcext:value-type="float">
            <text:p>30,036,179,896</text:p>
          </table:table-cell>
          <table:table-cell table:style-name="ce125" table:formula="of:=[.BX38]/(1024*1024*1024)" office:value-type="float" office:value="27.9733723923563" calcext:value-type="float">
            <text:p>27.973372392</text:p>
          </table:table-cell>
          <table:table-cell office:value-type="float" office:value="12180685912" calcext:value-type="float">
            <text:p>12180685912</text:p>
          </table:table-cell>
          <table:table-cell office:value-type="float" office:value="42209091834" calcext:value-type="float">
            <text:p>42209091834</text:p>
          </table:table-cell>
          <table:table-cell table:style-name="ce125" table:formula="of:=[.CA38]-[.BZ38]" office:value-type="float" office:value="30028405922" calcext:value-type="float">
            <text:p>30,028,405,922</text:p>
          </table:table-cell>
          <table:table-cell table:style-name="ce125" table:formula="of:=[.CB38]/(1024*1024*1024)" office:value-type="float" office:value="27.9661323148757" calcext:value-type="float">
            <text:p>27.966132315</text:p>
          </table:table-cell>
          <table:table-cell office:value-type="float" office:value="12249864218" calcext:value-type="float">
            <text:p>12249864218</text:p>
          </table:table-cell>
          <table:table-cell office:value-type="float" office:value="42290066818" calcext:value-type="float">
            <text:p>42290066818</text:p>
          </table:table-cell>
          <table:table-cell table:style-name="ce125" table:formula="of:=[.CE38]-[.CD38]" office:value-type="float" office:value="30040202600" calcext:value-type="float">
            <text:p>30,040,202,600</text:p>
          </table:table-cell>
          <table:table-cell table:style-name="ce125" table:formula="of:=[.CF38]/(1024*1024*1024)" office:value-type="float" office:value="27.9771188274026" calcext:value-type="float">
            <text:p>27.977118827</text:p>
          </table:table-cell>
          <table:table-cell table:number-columns-repeated="171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17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0332697" calcext:value-type="float">
            <text:p>1610420332697</text:p>
          </table:table-cell>
          <table:table-cell office:value-type="float" office:value="1610420951619" calcext:value-type="float">
            <text:p>1610420951619</text:p>
          </table:table-cell>
          <table:table-cell table:formula="of:=([.E41]-[.D41])/(1000*60)" office:value-type="float" office:value="10.3153666666667" calcext:value-type="float">
            <text:p>10.3153666666667</text:p>
          </table:table-cell>
          <table:table-cell office:value-type="float" office:value="10.3" calcext:value-type="float">
            <text:p>10.3</text:p>
          </table:table-cell>
          <table:table-cell office:value-type="float" office:value="1.047" calcext:value-type="float">
            <text:p>1.047</text:p>
          </table:table-cell>
          <table:table-cell office:value-type="float" office:value="475.718" calcext:value-type="float">
            <text:p>475.718</text:p>
          </table:table-cell>
          <table:table-cell table:number-columns-repeated="2" office:value-type="float" office:value="660.349" calcext:value-type="float">
            <text:p>660.349</text:p>
          </table:table-cell>
          <table:table-cell office:value-type="float" office:value="0.887" calcext:value-type="float">
            <text:p>0.887</text:p>
          </table:table-cell>
          <table:table-cell office:value-type="float" office:value="475.7975" calcext:value-type="float">
            <text:p>475.7975</text:p>
          </table:table-cell>
          <table:table-cell table:number-columns-repeated="2" office:value-type="float" office:value="660.327" calcext:value-type="float">
            <text:p>660.3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74.235" calcext:value-type="float">
            <text:p>4574.235</text:p>
          </table:table-cell>
          <table:table-cell table:formula="of:=[.T41]/1024" office:value-type="float" office:value="4.4670263671875" calcext:value-type="float">
            <text:p>4.4670263671875</text:p>
          </table:table-cell>
          <table:table-cell office:value-type="float" office:value="3407402.515" calcext:value-type="float">
            <text:p>3407402.515</text:p>
          </table:table-cell>
          <table:table-cell table:formula="of:=[.V41]/(1024*1024)" office:value-type="float" office:value="3.24955226421356" calcext:value-type="float">
            <text:p>3.24955226421356</text:p>
          </table:table-cell>
          <table:table-cell office:value-type="float" office:value="3407402.515" calcext:value-type="float">
            <text:p>3407402.515</text:p>
          </table:table-cell>
          <table:table-cell table:formula="of:=[.X41]/(1024*1024)" office:value-type="float" office:value="3.24955226421356" calcext:value-type="float">
            <text:p>3.24955226421356</text:p>
          </table:table-cell>
          <table:table-cell office:value-type="float" office:value="3407402.515" calcext:value-type="float">
            <text:p>3407402.515</text:p>
          </table:table-cell>
          <table:table-cell table:formula="of:=[.Z41]/(1024*1024)" office:value-type="float" office:value="3.24955226421356" calcext:value-type="float">
            <text:p>3.24955226421356</text:p>
          </table:table-cell>
          <table:table-cell table:number-columns-repeated="2" office:value-type="float" office:value="0.604" calcext:value-type="float">
            <text:p>0.604</text:p>
          </table:table-cell>
          <table:table-cell office:value-type="float" office:value="14.555" calcext:value-type="float">
            <text:p>14.555</text:p>
          </table:table-cell>
          <table:table-cell office:value-type="float" office:value="3.555" calcext:value-type="float">
            <text:p>3.555</text:p>
          </table:table-cell>
          <table:table-cell table:number-columns-repeated="2" office:value-type="float" office:value="14.555" calcext:value-type="float">
            <text:p>14.555</text:p>
          </table:table-cell>
          <table:table-cell office:value-type="float" office:value="0" calcext:value-type="float">
            <text:p>0</text:p>
          </table:table-cell>
          <table:table-cell office:value-type="float" office:value="478.611" calcext:value-type="float">
            <text:p>478.611</text:p>
          </table:table-cell>
          <table:table-cell table:number-columns-repeated="2" office:value-type="float" office:value="601.706" calcext:value-type="float">
            <text:p>601.706</text:p>
          </table:table-cell>
          <table:table-cell office:value-type="float" office:value="0" calcext:value-type="float">
            <text:p>0</text:p>
          </table:table-cell>
          <table:table-cell office:value-type="float" office:value="476.601" calcext:value-type="float">
            <text:p>476.601</text:p>
          </table:table-cell>
          <table:table-cell table:number-columns-repeated="2" office:value-type="float" office:value="660.572" calcext:value-type="float">
            <text:p>660.572</text:p>
          </table:table-cell>
          <table:table-cell office:value-type="float" office:value="10.032" calcext:value-type="float">
            <text:p>10.032</text:p>
          </table:table-cell>
          <table:table-cell office:value-type="float" office:value="10.338" calcext:value-type="float">
            <text:p>10.338</text:p>
          </table:table-cell>
          <table:table-cell table:number-columns-repeated="2" office:value-type="float" office:value="34.554" calcext:value-type="float">
            <text:p>34.554</text:p>
          </table:table-cell>
          <table:table-cell office:value-type="float" office:value="434.164" calcext:value-type="float">
            <text:p>434.164</text:p>
          </table:table-cell>
          <table:table-cell table:formula="of:=[.AT41]/1024" office:value-type="float" office:value="0.42398828125" calcext:value-type="float">
            <text:p>0.42398828125</text:p>
          </table:table-cell>
          <table:table-cell office:value-type="float" office:value="2513930.548" calcext:value-type="float">
            <text:p>2513930.548</text:p>
          </table:table-cell>
          <table:table-cell table:formula="of:=[.AV41]/(1024*1024)" office:value-type="float" office:value="2.39747099685669" calcext:value-type="float">
            <text:p>2.39747099685669</text:p>
          </table:table-cell>
          <table:table-cell office:value-type="float" office:value="3355918.146" calcext:value-type="float">
            <text:p>3355918.146</text:p>
          </table:table-cell>
          <table:table-cell table:formula="of:=[.AX41]/(1024*1024)" office:value-type="float" office:value="3.20045294380188" calcext:value-type="float">
            <text:p>3.20045294380188</text:p>
          </table:table-cell>
          <table:table-cell office:value-type="float" office:value="3355918.146" calcext:value-type="float">
            <text:p>3355918.146</text:p>
          </table:table-cell>
          <table:table-cell table:formula="of:=[.AZ41]/(1024*1024)" office:value-type="float" office:value="3.20045294380188" calcext:value-type="float">
            <text:p>3.20045294380188</text:p>
          </table:table-cell>
          <table:table-cell office:value-type="float" office:value="85.61" calcext:value-type="float">
            <text:p>85.61</text:p>
          </table:table-cell>
          <table:table-cell office:value-type="float" office:value="201.111" calcext:value-type="float">
            <text:p>201.111</text:p>
          </table:table-cell>
          <table:table-cell office:value-type="float" office:value="389.818" calcext:value-type="float">
            <text:p>389.818</text:p>
          </table:table-cell>
          <table:table-cell office:value-type="float" office:value="38.981" calcext:value-type="float">
            <text:p>38.981</text:p>
          </table:table-cell>
          <table:table-cell office:value-type="float" office:value="38.76" calcext:value-type="float">
            <text:p>38.76</text:p>
          </table:table-cell>
          <table:table-cell office:value-type="float" office:value="389.818" calcext:value-type="float">
            <text:p>389.818</text:p>
          </table:table-cell>
          <table:table-cell office:value-type="float" office:value="0" calcext:value-type="float">
            <text:p>0</text:p>
          </table:table-cell>
          <table:table-cell office:value-type="float" office:value="226.472" calcext:value-type="float">
            <text:p>226.472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2.063" calcext:value-type="float">
            <text:p>2.063</text:p>
          </table:table-cell>
          <table:table-cell office:value-type="float" office:value="951.431" calcext:value-type="float">
            <text:p>951.431</text:p>
          </table:table-cell>
          <table:table-cell table:number-columns-repeated="2" office:value-type="float" office:value="1320.742" calcext:value-type="float">
            <text:p>1320.742</text:p>
          </table:table-cell>
          <table:table-cell office:value-type="float" office:value="3.3701" calcext:value-type="float">
            <text:p>3.3701</text:p>
          </table:table-cell>
          <table:table-cell office:value-type="float" office:value="1996.796" calcext:value-type="float">
            <text:p>1996.796</text:p>
          </table:table-cell>
          <table:table-cell table:number-columns-repeated="2" office:value-type="float" office:value="2658.182" calcext:value-type="float">
            <text:p>2658.182</text:p>
          </table:table-cell>
          <table:table-cell table:formula="of:=[.A41]*[.B41]*300000*1024" office:value-type="float" office:value="1536000000" calcext:value-type="float">
            <text:p>1536000000</text:p>
          </table:table-cell>
          <table:table-cell table:formula="of:=[.BT41]/(1024*1024*1024)" office:value-type="float" office:value="1.43051147460938" calcext:value-type="float">
            <text:p>1.43051147460938</text:p>
          </table:table-cell>
          <table:table-cell office:value-type="float" office:value="2688970576" calcext:value-type="float">
            <text:p>2688970576</text:p>
          </table:table-cell>
          <table:table-cell office:value-type="float" office:value="4249874042" calcext:value-type="float">
            <text:p>4249874042</text:p>
          </table:table-cell>
          <table:table-cell table:style-name="ce125" table:formula="of:=[.BW41]-[.BV41]" office:value-type="float" office:value="1560903466" calcext:value-type="float">
            <text:p>1,560,903,466</text:p>
          </table:table-cell>
          <table:table-cell table:style-name="ce125" table:formula="of:=[.BX41]/(1024*1024*1024)" office:value-type="float" office:value="1.45370463468134" calcext:value-type="float">
            <text:p>1.453704635</text:p>
          </table:table-cell>
          <table:table-cell office:value-type="float" office:value="2651908413" calcext:value-type="float">
            <text:p>2651908413</text:p>
          </table:table-cell>
          <table:table-cell office:value-type="float" office:value="4175308596" calcext:value-type="float">
            <text:p>4175308596</text:p>
          </table:table-cell>
          <table:table-cell table:style-name="ce125" table:formula="of:=[.CA41]-[.BZ41]" office:value-type="float" office:value="1523400183" calcext:value-type="float">
            <text:p>1,523,400,183</text:p>
          </table:table-cell>
          <table:table-cell table:style-name="ce125" table:formula="of:=[.CB41]/(1024*1024*1024)" office:value-type="float" office:value="1.41877698060125" calcext:value-type="float">
            <text:p>1.418776981</text:p>
          </table:table-cell>
          <table:table-cell office:value-type="float" office:value="1850764180" calcext:value-type="float">
            <text:p>1850764180</text:p>
          </table:table-cell>
          <table:table-cell office:value-type="float" office:value="3422157362" calcext:value-type="float">
            <text:p>3422157362</text:p>
          </table:table-cell>
          <table:table-cell table:style-name="ce125" table:formula="of:=[.CE41]-[.CD41]" office:value-type="float" office:value="1571393182" calcext:value-type="float">
            <text:p>1,571,393,182</text:p>
          </table:table-cell>
          <table:table-cell table:style-name="ce125" table:formula="of:=[.CF41]/(1024*1024*1024)" office:value-type="float" office:value="1.46347394399344" calcext:value-type="float">
            <text:p>1.463473944</text:p>
          </table:table-cell>
          <table:table-cell table:number-columns-repeated="17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1749548" calcext:value-type="float">
            <text:p>1610421749548</text:p>
          </table:table-cell>
          <table:table-cell office:value-type="float" office:value="1610422386857" calcext:value-type="float">
            <text:p>1610422386857</text:p>
          </table:table-cell>
          <table:table-cell table:formula="of:=([.E42]-[.D42])/(1000*60)" office:value-type="float" office:value="10.6218166666667" calcext:value-type="float">
            <text:p>10.6218166666667</text:p>
          </table:table-cell>
          <table:table-cell office:value-type="float" office:value="10.6" calcext:value-type="float">
            <text:p>10.6</text:p>
          </table:table-cell>
          <table:table-cell office:value-type="float" office:value="2.849" calcext:value-type="float">
            <text:p>2.849</text:p>
          </table:table-cell>
          <table:table-cell office:value-type="float" office:value="470.767" calcext:value-type="float">
            <text:p>470.767</text:p>
          </table:table-cell>
          <table:table-cell table:number-columns-repeated="2" office:value-type="float" office:value="654.429" calcext:value-type="float">
            <text:p>654.429</text:p>
          </table:table-cell>
          <table:table-cell office:value-type="float" office:value="2.702" calcext:value-type="float">
            <text:p>2.702</text:p>
          </table:table-cell>
          <table:table-cell office:value-type="float" office:value="474.113" calcext:value-type="float">
            <text:p>474.113</text:p>
          </table:table-cell>
          <table:table-cell table:number-columns-repeated="2" office:value-type="float" office:value="656.094" calcext:value-type="float">
            <text:p>656.0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303.311" calcext:value-type="float">
            <text:p>27303.311</text:p>
          </table:table-cell>
          <table:table-cell table:formula="of:=[.T42]/1024" office:value-type="float" office:value="26.6633896484375" calcext:value-type="float">
            <text:p>26.6633896484375</text:p>
          </table:table-cell>
          <table:table-cell office:value-type="float" office:value="4783783.105" calcext:value-type="float">
            <text:p>4783783.105</text:p>
          </table:table-cell>
          <table:table-cell table:formula="of:=[.V42]/(1024*1024)" office:value-type="float" office:value="4.56217108249664" calcext:value-type="float">
            <text:p>4.56217108249664</text:p>
          </table:table-cell>
          <table:table-cell office:value-type="float" office:value="6650314.73" calcext:value-type="float">
            <text:p>6650314.73</text:p>
          </table:table-cell>
          <table:table-cell table:formula="of:=[.X42]/(1024*1024)" office:value-type="float" office:value="6.34223435401917" calcext:value-type="float">
            <text:p>6.34223435401917</text:p>
          </table:table-cell>
          <table:table-cell office:value-type="float" office:value="6650314.7305" calcext:value-type="float">
            <text:p>6650314.7305</text:p>
          </table:table-cell>
          <table:table-cell table:formula="of:=[.Z42]/(1024*1024)" office:value-type="float" office:value="6.342234354496" calcext:value-type="float">
            <text:p>6.342234354496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823" calcext:value-type="float">
            <text:p>0.823</text:p>
          </table:table-cell>
          <table:table-cell table:number-columns-repeated="4" office:value-type="float" office:value="3.268" calcext:value-type="float">
            <text:p>3.268</text:p>
          </table:table-cell>
          <table:table-cell office:value-type="float" office:value="0" calcext:value-type="float">
            <text:p>0</text:p>
          </table:table-cell>
          <table:table-cell office:value-type="float" office:value="468.438" calcext:value-type="float">
            <text:p>468.438</text:p>
          </table:table-cell>
          <table:table-cell table:number-columns-repeated="2" office:value-type="float" office:value="607.115" calcext:value-type="float">
            <text:p>607.115</text:p>
          </table:table-cell>
          <table:table-cell office:value-type="float" office:value="0" calcext:value-type="float">
            <text:p>0</text:p>
          </table:table-cell>
          <table:table-cell office:value-type="float" office:value="473.99" calcext:value-type="float">
            <text:p>473.99</text:p>
          </table:table-cell>
          <table:table-cell office:value-type="float" office:value="653.858" calcext:value-type="float">
            <text:p>653.858</text:p>
          </table:table-cell>
          <table:table-cell office:value-type="float" office:value="653.8582" calcext:value-type="float">
            <text:p>653.8582</text:p>
          </table:table-cell>
          <table:table-cell office:value-type="float" office:value="10.024" calcext:value-type="float">
            <text:p>10.024</text:p>
          </table:table-cell>
          <table:table-cell office:value-type="float" office:value="10.634" calcext:value-type="float">
            <text:p>10.634</text:p>
          </table:table-cell>
          <table:table-cell table:number-columns-repeated="2" office:value-type="float" office:value="118.257" calcext:value-type="float">
            <text:p>118.257</text:p>
          </table:table-cell>
          <table:table-cell office:value-type="float" office:value="226.924" calcext:value-type="float">
            <text:p>226.924</text:p>
          </table:table-cell>
          <table:table-cell table:formula="of:=[.AT42]/1024" office:value-type="float" office:value="0.22160546875" calcext:value-type="float">
            <text:p>0.22160546875</text:p>
          </table:table-cell>
          <table:table-cell office:value-type="float" office:value="4750300.515" calcext:value-type="float">
            <text:p>4750300.515</text:p>
          </table:table-cell>
          <table:table-cell table:formula="of:=[.AV42]/(1024*1024)" office:value-type="float" office:value="4.53023959636688" calcext:value-type="float">
            <text:p>4.53023959636688</text:p>
          </table:table-cell>
          <table:table-cell office:value-type="float" office:value="6663398.484" calcext:value-type="float">
            <text:p>6663398.484</text:p>
          </table:table-cell>
          <table:table-cell table:formula="of:=[.AX42]/(1024*1024)" office:value-type="float" office:value="6.35471199417114" calcext:value-type="float">
            <text:p>6.35471199417114</text:p>
          </table:table-cell>
          <table:table-cell office:value-type="float" office:value="6663398.484" calcext:value-type="float">
            <text:p>6663398.484</text:p>
          </table:table-cell>
          <table:table-cell table:formula="of:=[.AZ42]/(1024*1024)" office:value-type="float" office:value="6.35471199417114" calcext:value-type="float">
            <text:p>6.35471199417114</text:p>
          </table:table-cell>
          <table:table-cell office:value-type="float" office:value="93.646" calcext:value-type="float">
            <text:p>93.646</text:p>
          </table:table-cell>
          <table:table-cell office:value-type="float" office:value="206.786" calcext:value-type="float">
            <text:p>206.786</text:p>
          </table:table-cell>
          <table:table-cell office:value-type="float" office:value="549.407" calcext:value-type="float">
            <text:p>549.407</text:p>
          </table:table-cell>
          <table:table-cell office:value-type="float" office:value="54.94" calcext:value-type="float">
            <text:p>54.94</text:p>
          </table:table-cell>
          <table:table-cell office:value-type="float" office:value="54.617" calcext:value-type="float">
            <text:p>54.617</text:p>
          </table:table-cell>
          <table:table-cell office:value-type="float" office:value="549.407" calcext:value-type="float">
            <text:p>549.407</text:p>
          </table:table-cell>
          <table:table-cell office:value-type="float" office:value="0" calcext:value-type="float">
            <text:p>0</text:p>
          </table:table-cell>
          <table:table-cell office:value-type="float" office:value="336.6431" calcext:value-type="float">
            <text:p>336.6431</text:p>
          </table:table-cell>
          <table:table-cell table:number-columns-repeated="2" office:value-type="float" office:value="10002.895" calcext:value-type="float">
            <text:p>10002.895</text:p>
          </table:table-cell>
          <table:table-cell office:value-type="float" office:value="5.666" calcext:value-type="float">
            <text:p>5.666</text:p>
          </table:table-cell>
          <table:table-cell office:value-type="float" office:value="941.536" calcext:value-type="float">
            <text:p>941.536</text:p>
          </table:table-cell>
          <table:table-cell table:number-columns-repeated="2" office:value-type="float" office:value="1308.892" calcext:value-type="float">
            <text:p>1308.892</text:p>
          </table:table-cell>
          <table:table-cell office:value-type="float" office:value="3.369" calcext:value-type="float">
            <text:p>3.369</text:p>
          </table:table-cell>
          <table:table-cell office:value-type="float" office:value="1922.512" calcext:value-type="float">
            <text:p>1922.512</text:p>
          </table:table-cell>
          <table:table-cell table:number-columns-repeated="2" office:value-type="float" office:value="2683.322" calcext:value-type="float">
            <text:p>2683.322</text:p>
          </table:table-cell>
          <table:table-cell table:formula="of:=[.A42]*[.B42]*300000*1024" office:value-type="float" office:value="3072000000" calcext:value-type="float">
            <text:p>3072000000</text:p>
          </table:table-cell>
          <table:table-cell table:formula="of:=[.BT42]/(1024*1024*1024)" office:value-type="float" office:value="2.86102294921875" calcext:value-type="float">
            <text:p>2.86102294921875</text:p>
          </table:table-cell>
          <table:table-cell office:value-type="float" office:value="4249874042" calcext:value-type="float">
            <text:p>4249874042</text:p>
          </table:table-cell>
          <table:table-cell office:value-type="float" office:value="7312179882" calcext:value-type="float">
            <text:p>7312179882</text:p>
          </table:table-cell>
          <table:table-cell table:style-name="ce125" table:formula="of:=[.BW42]-[.BV42]" office:value-type="float" office:value="3062305840" calcext:value-type="float">
            <text:p>3,062,305,840</text:p>
          </table:table-cell>
          <table:table-cell table:style-name="ce125" table:formula="of:=[.BX42]/(1024*1024*1024)" office:value-type="float" office:value="2.85199455916881" calcext:value-type="float">
            <text:p>2.851994559</text:p>
          </table:table-cell>
          <table:table-cell office:value-type="float" office:value="4175308596" calcext:value-type="float">
            <text:p>4175308596</text:p>
          </table:table-cell>
          <table:table-cell office:value-type="float" office:value="7200146132" calcext:value-type="float">
            <text:p>7200146132</text:p>
          </table:table-cell>
          <table:table-cell table:style-name="ce125" table:formula="of:=[.CA42]-[.BZ42]" office:value-type="float" office:value="3024837536" calcext:value-type="float">
            <text:p>3,024,837,536</text:p>
          </table:table-cell>
          <table:table-cell table:style-name="ce125" table:formula="of:=[.CB42]/(1024*1024*1024)" office:value-type="float" office:value="2.81709948182106" calcext:value-type="float">
            <text:p>2.817099482</text:p>
          </table:table-cell>
          <table:table-cell office:value-type="float" office:value="3422157362" calcext:value-type="float">
            <text:p>3422157362</text:p>
          </table:table-cell>
          <table:table-cell office:value-type="float" office:value="6483696504" calcext:value-type="float">
            <text:p>6483696504</text:p>
          </table:table-cell>
          <table:table-cell table:style-name="ce125" table:formula="of:=[.CE42]-[.CD42]" office:value-type="float" office:value="3061539142" calcext:value-type="float">
            <text:p>3,061,539,142</text:p>
          </table:table-cell>
          <table:table-cell table:style-name="ce125" table:formula="of:=[.CF42]/(1024*1024*1024)" office:value-type="float" office:value="2.8512805160135" calcext:value-type="float">
            <text:p>2.851280516</text:p>
          </table:table-cell>
          <table:table-cell table:number-columns-repeated="17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2953544" calcext:value-type="float">
            <text:p>1610422953544</text:p>
          </table:table-cell>
          <table:table-cell office:value-type="float" office:value="1610423581159" calcext:value-type="float">
            <text:p>1610423581159</text:p>
          </table:table-cell>
          <table:table-cell table:formula="of:=([.E43]-[.D43])/(1000*60)" office:value-type="float" office:value="10.46025" calcext:value-type="float">
            <text:p>10.46025</text:p>
          </table:table-cell>
          <table:table-cell office:value-type="float" office:value="10.4" calcext:value-type="float">
            <text:p>10.4</text:p>
          </table:table-cell>
          <table:table-cell office:value-type="float" office:value="4.818" calcext:value-type="float">
            <text:p>4.818</text:p>
          </table:table-cell>
          <table:table-cell office:value-type="float" office:value="483.649" calcext:value-type="float">
            <text:p>483.649</text:p>
          </table:table-cell>
          <table:table-cell table:number-columns-repeated="2" office:value-type="float" office:value="612.546" calcext:value-type="float">
            <text:p>612.546</text:p>
          </table:table-cell>
          <table:table-cell office:value-type="float" office:value="4.674" calcext:value-type="float">
            <text:p>4.674</text:p>
          </table:table-cell>
          <table:table-cell office:value-type="float" office:value="482.8" calcext:value-type="float">
            <text:p>482.8</text:p>
          </table:table-cell>
          <table:table-cell table:number-columns-repeated="2" office:value-type="float" office:value="614.867" calcext:value-type="float">
            <text:p>614.8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862.584" calcext:value-type="float">
            <text:p>93862.584</text:p>
          </table:table-cell>
          <table:table-cell table:formula="of:=[.T43]/1024" office:value-type="float" office:value="91.6626796875" calcext:value-type="float">
            <text:p>91.6626796875</text:p>
          </table:table-cell>
          <table:table-cell office:value-type="float" office:value="9751042.08" calcext:value-type="float">
            <text:p>9751042.08</text:p>
          </table:table-cell>
          <table:table-cell table:formula="of:=[.V43]/(1024*1024)" office:value-type="float" office:value="9.29931838989258" calcext:value-type="float">
            <text:p>9.29931838989258</text:p>
          </table:table-cell>
          <table:table-cell office:value-type="float" office:value="12346952.765" calcext:value-type="float">
            <text:p>12346952.765</text:p>
          </table:table-cell>
          <table:table-cell table:formula="of:=[.X43]/(1024*1024)" office:value-type="float" office:value="11.7749717378616" calcext:value-type="float">
            <text:p>11.7749717378616</text:p>
          </table:table-cell>
          <table:table-cell office:value-type="float" office:value="12346952.765" calcext:value-type="float">
            <text:p>12346952.765</text:p>
          </table:table-cell>
          <table:table-cell table:formula="of:=[.Z43]/(1024*1024)" office:value-type="float" office:value="11.7749717378616" calcext:value-type="float">
            <text:p>11.7749717378616</text:p>
          </table:table-cell>
          <table:table-cell office:value-type="float" office:value="0.996" calcext:value-type="float">
            <text:p>0.996</text:p>
          </table:table-cell>
          <table:table-cell office:value-type="float" office:value="1.024" calcext:value-type="float">
            <text:p>1.024</text:p>
          </table:table-cell>
          <table:table-cell table:number-columns-repeated="4" office:value-type="float" office:value="1.809" calcext:value-type="float">
            <text:p>1.809</text:p>
          </table:table-cell>
          <table:table-cell office:value-type="float" office:value="0" calcext:value-type="float">
            <text:p>0</text:p>
          </table:table-cell>
          <table:table-cell office:value-type="float" office:value="476.227" calcext:value-type="float">
            <text:p>476.227</text:p>
          </table:table-cell>
          <table:table-cell table:number-columns-repeated="2" office:value-type="float" office:value="601.424" calcext:value-type="float">
            <text:p>601.424</text:p>
          </table:table-cell>
          <table:table-cell office:value-type="float" office:value="0" calcext:value-type="float">
            <text:p>0</text:p>
          </table:table-cell>
          <table:table-cell office:value-type="float" office:value="480.946" calcext:value-type="float">
            <text:p>480.946</text:p>
          </table:table-cell>
          <table:table-cell table:number-columns-repeated="2" office:value-type="float" office:value="622.687" calcext:value-type="float">
            <text:p>622.687</text:p>
          </table:table-cell>
          <table:table-cell office:value-type="float" office:value="10.029" calcext:value-type="float">
            <text:p>10.029</text:p>
          </table:table-cell>
          <table:table-cell office:value-type="float" office:value="10.419" calcext:value-type="float">
            <text:p>10.419</text:p>
          </table:table-cell>
          <table:table-cell table:number-columns-repeated="2" office:value-type="float" office:value="57.625" calcext:value-type="float">
            <text:p>57.625</text:p>
          </table:table-cell>
          <table:table-cell office:value-type="float" office:value="434.506" calcext:value-type="float">
            <text:p>434.506</text:p>
          </table:table-cell>
          <table:table-cell table:formula="of:=[.AT43]/1024" office:value-type="float" office:value="0.424322265625" calcext:value-type="float">
            <text:p>0.424322265625</text:p>
          </table:table-cell>
          <table:table-cell office:value-type="float" office:value="9766400.768" calcext:value-type="float">
            <text:p>9766400.768</text:p>
          </table:table-cell>
          <table:table-cell table:formula="of:=[.AV43]/(1024*1024)" office:value-type="float" office:value="9.31396557617187" calcext:value-type="float">
            <text:p>9.31396557617187</text:p>
          </table:table-cell>
          <table:table-cell office:value-type="float" office:value="12361957.33" calcext:value-type="float">
            <text:p>12361957.33</text:p>
          </table:table-cell>
          <table:table-cell table:formula="of:=[.AX43]/(1024*1024)" office:value-type="float" office:value="11.789281206131" calcext:value-type="float">
            <text:p>11.789281206131</text:p>
          </table:table-cell>
          <table:table-cell office:value-type="float" office:value="12361957.33" calcext:value-type="float">
            <text:p>12361957.33</text:p>
          </table:table-cell>
          <table:table-cell table:formula="of:=[.AZ43]/(1024*1024)" office:value-type="float" office:value="11.789281206131" calcext:value-type="float">
            <text:p>11.789281206131</text:p>
          </table:table-cell>
          <table:table-cell office:value-type="float" office:value="122.379" calcext:value-type="float">
            <text:p>122.379</text:p>
          </table:table-cell>
          <table:table-cell office:value-type="float" office:value="203.829" calcext:value-type="float">
            <text:p>203.829</text:p>
          </table:table-cell>
          <table:table-cell office:value-type="float" office:value="467.038" calcext:value-type="float">
            <text:p>467.038</text:p>
          </table:table-cell>
          <table:table-cell office:value-type="float" office:value="46.703" calcext:value-type="float">
            <text:p>46.703</text:p>
          </table:table-cell>
          <table:table-cell office:value-type="float" office:value="46.391" calcext:value-type="float">
            <text:p>46.391</text:p>
          </table:table-cell>
          <table:table-cell office:value-type="float" office:value="467.038" calcext:value-type="float">
            <text:p>467.038</text:p>
          </table:table-cell>
          <table:table-cell office:value-type="float" office:value="0" calcext:value-type="float">
            <text:p>0</text:p>
          </table:table-cell>
          <table:table-cell office:value-type="float" office:value="228.037" calcext:value-type="float">
            <text:p>228.037</text:p>
          </table:table-cell>
          <table:table-cell table:number-columns-repeated="2" office:value-type="float" office:value="6668.666" calcext:value-type="float">
            <text:p>6668.666</text:p>
          </table:table-cell>
          <table:table-cell office:value-type="float" office:value="89.144" calcext:value-type="float">
            <text:p>89.144</text:p>
          </table:table-cell>
          <table:table-cell office:value-type="float" office:value="970.449" calcext:value-type="float">
            <text:p>970.449</text:p>
          </table:table-cell>
          <table:table-cell table:number-columns-repeated="2" office:value-type="float" office:value="1225.061" calcext:value-type="float">
            <text:p>1225.061</text:p>
          </table:table-cell>
          <table:table-cell office:value-type="float" office:value="3.372" calcext:value-type="float">
            <text:p>3.372</text:p>
          </table:table-cell>
          <table:table-cell office:value-type="float" office:value="1990.063" calcext:value-type="float">
            <text:p>1990.063</text:p>
          </table:table-cell>
          <table:table-cell table:number-columns-repeated="2" office:value-type="float" office:value="2482.37" calcext:value-type="float">
            <text:p>2482.37</text:p>
          </table:table-cell>
          <table:table-cell table:formula="of:=[.A43]*[.B43]*300000*1024" office:value-type="float" office:value="6144000000" calcext:value-type="float">
            <text:p>6144000000</text:p>
          </table:table-cell>
          <table:table-cell table:formula="of:=[.BT43]/(1024*1024*1024)" office:value-type="float" office:value="5.7220458984375" calcext:value-type="float">
            <text:p>5.7220458984375</text:p>
          </table:table-cell>
          <table:table-cell office:value-type="float" office:value="7312179882" calcext:value-type="float">
            <text:p>7312179882</text:p>
          </table:table-cell>
          <table:table-cell office:value-type="float" office:value="13274319027" calcext:value-type="float">
            <text:p>13274319027</text:p>
          </table:table-cell>
          <table:table-cell table:style-name="ce125" table:formula="of:=[.BW43]-[.BV43]" office:value-type="float" office:value="5962139145" calcext:value-type="float">
            <text:p>5,962,139,145</text:p>
          </table:table-cell>
          <table:table-cell table:style-name="ce125" table:formula="of:=[.BX43]/(1024*1024*1024)" office:value-type="float" office:value="5.55267477873712" calcext:value-type="float">
            <text:p>5.552674779</text:p>
          </table:table-cell>
          <table:table-cell office:value-type="float" office:value="7200146132" calcext:value-type="float">
            <text:p>7200146132</text:p>
          </table:table-cell>
          <table:table-cell office:value-type="float" office:value="13229661263" calcext:value-type="float">
            <text:p>13229661263</text:p>
          </table:table-cell>
          <table:table-cell table:style-name="ce125" table:formula="of:=[.CA43]-[.BZ43]" office:value-type="float" office:value="6029515131" calcext:value-type="float">
            <text:p>6,029,515,131</text:p>
          </table:table-cell>
          <table:table-cell table:style-name="ce125" table:formula="of:=[.CB43]/(1024*1024*1024)" office:value-type="float" office:value="5.6154235554859" calcext:value-type="float">
            <text:p>5.615423555</text:p>
          </table:table-cell>
          <table:table-cell office:value-type="float" office:value="6483696504" calcext:value-type="float">
            <text:p>6483696504</text:p>
          </table:table-cell>
          <table:table-cell office:value-type="float" office:value="12445850400" calcext:value-type="float">
            <text:p>12445850400</text:p>
          </table:table-cell>
          <table:table-cell table:style-name="ce125" table:formula="of:=[.CE43]-[.CD43]" office:value-type="float" office:value="5962153896" calcext:value-type="float">
            <text:p>5,962,153,896</text:p>
          </table:table-cell>
          <table:table-cell table:style-name="ce125" table:formula="of:=[.CF43]/(1024*1024*1024)" office:value-type="float" office:value="5.55268851667642" calcext:value-type="float">
            <text:p>5.552688517</text:p>
          </table:table-cell>
          <table:table-cell table:number-columns-repeated="17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4084651" calcext:value-type="float">
            <text:p>1610424084651</text:p>
          </table:table-cell>
          <table:table-cell office:value-type="float" office:value="1610424742204" calcext:value-type="float">
            <text:p>1610424742204</text:p>
          </table:table-cell>
          <table:table-cell table:formula="of:=([.E44]-[.D44])/(1000*60)" office:value-type="float" office:value="10.9592166666667" calcext:value-type="float">
            <text:p>10.9592166666667</text:p>
          </table:table-cell>
          <table:table-cell office:value-type="float" office:value="10.9" calcext:value-type="float">
            <text:p>10.9</text:p>
          </table:table-cell>
          <table:table-cell office:value-type="float" office:value="3.603" calcext:value-type="float">
            <text:p>3.603</text:p>
          </table:table-cell>
          <table:table-cell office:value-type="float" office:value="456.189" calcext:value-type="float">
            <text:p>456.189</text:p>
          </table:table-cell>
          <table:table-cell table:number-columns-repeated="2" office:value-type="float" office:value="529.894" calcext:value-type="float">
            <text:p>529.894</text:p>
          </table:table-cell>
          <table:table-cell office:value-type="float" office:value="3.454" calcext:value-type="float">
            <text:p>3.454</text:p>
          </table:table-cell>
          <table:table-cell office:value-type="float" office:value="457.892" calcext:value-type="float">
            <text:p>457.892</text:p>
          </table:table-cell>
          <table:table-cell table:number-columns-repeated="2" office:value-type="float" office:value="534.118" calcext:value-type="float">
            <text:p>534.118</text:p>
          </table:table-cell>
          <table:table-cell office:value-type="float" office:value="1" calcext:value-type="float">
            <text:p>1</text:p>
          </table:table-cell>
          <table:table-cell office:value-type="float" office:value="1.006" calcext:value-type="float">
            <text:p>1.006</text:p>
          </table:table-cell>
          <table:table-cell table:number-columns-repeated="2" office:value-type="float" office:value="1.0085" calcext:value-type="float">
            <text:p>1.0085</text:p>
          </table:table-cell>
          <table:table-cell office:value-type="float" office:value="344515.788" calcext:value-type="float">
            <text:p>344515.788</text:p>
          </table:table-cell>
          <table:table-cell table:formula="of:=[.T44]/1024" office:value-type="float" office:value="336.44119921875" calcext:value-type="float">
            <text:p>336.44119921875</text:p>
          </table:table-cell>
          <table:table-cell office:value-type="float" office:value="45876096.502" calcext:value-type="float">
            <text:p>45876096.502</text:p>
          </table:table-cell>
          <table:table-cell table:formula="of:=[.V44]/(1024*1024)" office:value-type="float" office:value="43.750854970932" calcext:value-type="float">
            <text:p>43.750854970932</text:p>
          </table:table-cell>
          <table:table-cell office:value-type="float" office:value="53508851.638" calcext:value-type="float">
            <text:p>53508851.638</text:p>
          </table:table-cell>
          <table:table-cell table:formula="of:=[.X44]/(1024*1024)" office:value-type="float" office:value="51.0300175075531" calcext:value-type="float">
            <text:p>51.0300175075531</text:p>
          </table:table-cell>
          <table:table-cell office:value-type="float" office:value="53508851.638" calcext:value-type="float">
            <text:p>53508851.638</text:p>
          </table:table-cell>
          <table:table-cell table:formula="of:=[.Z44]/(1024*1024)" office:value-type="float" office:value="51.0300175075531" calcext:value-type="float">
            <text:p>51.0300175075531</text:p>
          </table:table-cell>
          <table:table-cell office:value-type="float" office:value="2.409" calcext:value-type="float">
            <text:p>2.409</text:p>
          </table:table-cell>
          <table:table-cell office:value-type="float" office:value="2.6691" calcext:value-type="float">
            <text:p>2.6691</text:p>
          </table:table-cell>
          <table:table-cell table:number-columns-repeated="4" office:value-type="float" office:value="2.993" calcext:value-type="float">
            <text:p>2.993</text:p>
          </table:table-cell>
          <table:table-cell office:value-type="float" office:value="0" calcext:value-type="float">
            <text:p>0</text:p>
          </table:table-cell>
          <table:table-cell office:value-type="float" office:value="424.728" calcext:value-type="float">
            <text:p>424.728</text:p>
          </table:table-cell>
          <table:table-cell table:number-columns-repeated="2" office:value-type="float" office:value="505.564" calcext:value-type="float">
            <text:p>505.564</text:p>
          </table:table-cell>
          <table:table-cell office:value-type="float" office:value="0" calcext:value-type="float">
            <text:p>0</text:p>
          </table:table-cell>
          <table:table-cell office:value-type="float" office:value="458.581" calcext:value-type="float">
            <text:p>458.581</text:p>
          </table:table-cell>
          <table:table-cell table:number-columns-repeated="2" office:value-type="float" office:value="533.478" calcext:value-type="float">
            <text:p>533.478</text:p>
          </table:table-cell>
          <table:table-cell office:value-type="float" office:value="10.343" calcext:value-type="float">
            <text:p>10.343</text:p>
          </table:table-cell>
          <table:table-cell office:value-type="float" office:value="10.968" calcext:value-type="float">
            <text:p>10.968</text:p>
          </table:table-cell>
          <table:table-cell table:number-columns-repeated="2" office:value-type="float" office:value="40.639" calcext:value-type="float">
            <text:p>40.639</text:p>
          </table:table-cell>
          <table:table-cell office:value-type="float" office:value="434.523" calcext:value-type="float">
            <text:p>434.523</text:p>
          </table:table-cell>
          <table:table-cell table:formula="of:=[.AT44]/1024" office:value-type="float" office:value="0.4243388671875" calcext:value-type="float">
            <text:p>0.4243388671875</text:p>
          </table:table-cell>
          <table:table-cell office:value-type="float" office:value="46024284.109" calcext:value-type="float">
            <text:p>46024284.109</text:p>
          </table:table-cell>
          <table:table-cell table:formula="of:=[.AV44]/(1024*1024)" office:value-type="float" office:value="43.8921776857376" calcext:value-type="float">
            <text:p>43.8921776857376</text:p>
          </table:table-cell>
          <table:table-cell office:value-type="float" office:value="53523136.421" calcext:value-type="float">
            <text:p>53523136.421</text:p>
          </table:table-cell>
          <table:table-cell table:formula="of:=[.AX44]/(1024*1024)" office:value-type="float" office:value="51.0436405382156" calcext:value-type="float">
            <text:p>51.0436405382156</text:p>
          </table:table-cell>
          <table:table-cell office:value-type="float" office:value="53523136.421" calcext:value-type="float">
            <text:p>53523136.421</text:p>
          </table:table-cell>
          <table:table-cell table:formula="of:=[.AZ44]/(1024*1024)" office:value-type="float" office:value="51.0436405382156" calcext:value-type="float">
            <text:p>51.0436405382156</text:p>
          </table:table-cell>
          <table:table-cell office:value-type="float" office:value="183.687" calcext:value-type="float">
            <text:p>183.687</text:p>
          </table:table-cell>
          <table:table-cell office:value-type="float" office:value="247.459" calcext:value-type="float">
            <text:p>247.459</text:p>
          </table:table-cell>
          <table:table-cell office:value-type="float" office:value="1661.989" calcext:value-type="float">
            <text:p>1661.989</text:p>
          </table:table-cell>
          <table:table-cell office:value-type="float" office:value="166.198" calcext:value-type="float">
            <text:p>166.198</text:p>
          </table:table-cell>
          <table:table-cell office:value-type="float" office:value="162.869" calcext:value-type="float">
            <text:p>162.869</text:p>
          </table:table-cell>
          <table:table-cell office:value-type="float" office:value="1661.989" calcext:value-type="float">
            <text:p>1661.989</text:p>
          </table:table-cell>
          <table:table-cell office:value-type="float" office:value="0" calcext:value-type="float">
            <text:p>0</text:p>
          </table:table-cell>
          <table:table-cell office:value-type="float" office:value="284.528" calcext:value-type="float">
            <text:p>284.528</text:p>
          </table:table-cell>
          <table:table-cell table:number-columns-repeated="2" office:value-type="float" office:value="6670" calcext:value-type="float">
            <text:p>6670</text:p>
          </table:table-cell>
          <table:table-cell office:value-type="float" office:value="7.173" calcext:value-type="float">
            <text:p>7.173</text:p>
          </table:table-cell>
          <table:table-cell office:value-type="float" office:value="909.986" calcext:value-type="float">
            <text:p>909.986</text:p>
          </table:table-cell>
          <table:table-cell table:number-columns-repeated="2" office:value-type="float" office:value="1059.866" calcext:value-type="float">
            <text:p>1059.866</text:p>
          </table:table-cell>
          <table:table-cell office:value-type="float" office:value="3.373" calcext:value-type="float">
            <text:p>3.373</text:p>
          </table:table-cell>
          <table:table-cell office:value-type="float" office:value="1831.096" calcext:value-type="float">
            <text:p>1831.096</text:p>
          </table:table-cell>
          <table:table-cell table:number-columns-repeated="2" office:value-type="float" office:value="2146.315" calcext:value-type="float">
            <text:p>2146.315</text:p>
          </table:table-cell>
          <table:table-cell table:formula="of:=[.A44]*[.B44]*300000*1024" office:value-type="float" office:value="30720000000" calcext:value-type="float">
            <text:p>30720000000</text:p>
          </table:table-cell>
          <table:table-cell table:formula="of:=[.BT44]/(1024*1024*1024)" office:value-type="float" office:value="28.6102294921875" calcext:value-type="float">
            <text:p>28.6102294921875</text:p>
          </table:table-cell>
          <table:table-cell office:value-type="float" office:value="13274319027" calcext:value-type="float">
            <text:p>13274319027</text:p>
          </table:table-cell>
          <table:table-cell office:value-type="float" office:value="43351687700" calcext:value-type="float">
            <text:p>43351687700</text:p>
          </table:table-cell>
          <table:table-cell table:style-name="ce125" table:formula="of:=[.BW44]-[.BV44]" office:value-type="float" office:value="30077368673" calcext:value-type="float">
            <text:p>30,077,368,673</text:p>
          </table:table-cell>
          <table:table-cell table:style-name="ce125" table:formula="of:=[.BX44]/(1024*1024*1024)" office:value-type="float" office:value="28.0117324301973" calcext:value-type="float">
            <text:p>28.01173243</text:p>
          </table:table-cell>
          <table:table-cell office:value-type="float" office:value="13229661263" calcext:value-type="float">
            <text:p>13229661263</text:p>
          </table:table-cell>
          <table:table-cell office:value-type="float" office:value="43269711375" calcext:value-type="float">
            <text:p>43269711375</text:p>
          </table:table-cell>
          <table:table-cell table:style-name="ce125" table:formula="of:=[.CA44]-[.BZ44]" office:value-type="float" office:value="30040050112" calcext:value-type="float">
            <text:p>30,040,050,112</text:p>
          </table:table-cell>
          <table:table-cell table:style-name="ce125" table:formula="of:=[.CB44]/(1024*1024*1024)" office:value-type="float" office:value="27.9769768118858" calcext:value-type="float">
            <text:p>27.976976812</text:p>
          </table:table-cell>
          <table:table-cell office:value-type="float" office:value="12445850400" calcext:value-type="float">
            <text:p>12445850400</text:p>
          </table:table-cell>
          <table:table-cell office:value-type="float" office:value="42524041571" calcext:value-type="float">
            <text:p>42524041571</text:p>
          </table:table-cell>
          <table:table-cell table:style-name="ce125" table:formula="of:=[.CE44]-[.CD44]" office:value-type="float" office:value="30078191171" calcext:value-type="float">
            <text:p>30,078,191,171</text:p>
          </table:table-cell>
          <table:table-cell table:style-name="ce125" table:formula="of:=[.CF44]/(1024*1024*1024)" office:value-type="float" office:value="28.0124984411522" calcext:value-type="float">
            <text:p>28.012498441</text:p>
          </table:table-cell>
          <table:table-cell table:number-columns-repeated="171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2"/>
          <table:table-cell table:style-name="ce125" table:number-columns-repeated="2"/>
          <table:table-cell table:number-columns-repeated="17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7601144" calcext:value-type="float">
            <text:p>1610427601144</text:p>
          </table:table-cell>
          <table:table-cell office:value-type="float" office:value="1610428713150" calcext:value-type="float">
            <text:p>1610428713150</text:p>
          </table:table-cell>
          <table:table-cell table:formula="of:=([.E47]-[.D47])/(1000*60)" office:value-type="float" office:value="18.5334333333333" calcext:value-type="float">
            <text:p>18.5334333333333</text:p>
          </table:table-cell>
          <table:table-cell office:value-type="float" office:value="18.5" calcext:value-type="float">
            <text:p>18.5</text:p>
          </table:table-cell>
          <table:table-cell office:value-type="float" office:value="0.357" calcext:value-type="float">
            <text:p>0.357</text:p>
          </table:table-cell>
          <table:table-cell office:value-type="float" office:value="5285.367" calcext:value-type="float">
            <text:p>5285.367</text:p>
          </table:table-cell>
          <table:table-cell office:value-type="float" office:value="7447.193" calcext:value-type="float">
            <text:p>7447.193</text:p>
          </table:table-cell>
          <table:table-cell office:value-type="float" office:value="7454.748" calcext:value-type="float">
            <text:p>7454.748</text:p>
          </table:table-cell>
          <table:table-cell office:value-type="float" office:value="0.357" calcext:value-type="float">
            <text:p>0.357</text:p>
          </table:table-cell>
          <table:table-cell office:value-type="float" office:value="5400.523" calcext:value-type="float">
            <text:p>5400.523</text:p>
          </table:table-cell>
          <table:table-cell office:value-type="float" office:value="7596.315" calcext:value-type="float">
            <text:p>7596.315</text:p>
          </table:table-cell>
          <table:table-cell office:value-type="float" office:value="7598.998" calcext:value-type="float">
            <text:p>7598.998</text:p>
          </table:table-cell>
          <table:table-cell office:value-type="float" office:value="1" calcext:value-type="float">
            <text:p>1</text:p>
          </table:table-cell>
          <table:table-cell office:value-type="float" office:value="19.944" calcext:value-type="float">
            <text:p>19.944</text:p>
          </table:table-cell>
          <table:table-cell table:number-columns-repeated="2" office:value-type="float" office:value="21.437" calcext:value-type="float">
            <text:p>21.437</text:p>
          </table:table-cell>
          <table:table-cell office:value-type="float" office:value="1844.249" calcext:value-type="float">
            <text:p>1844.249</text:p>
          </table:table-cell>
          <table:table-cell table:formula="of:=[.T47]/1024" office:value-type="float" office:value="1.8010244140625" calcext:value-type="float">
            <text:p>1.8010244140625</text:p>
          </table:table-cell>
          <table:table-cell office:value-type="float" office:value="27864183.304" calcext:value-type="float">
            <text:p>27864183.304</text:p>
          </table:table-cell>
          <table:table-cell table:formula="of:=[.V47]/(1024*1024)" office:value-type="float" office:value="26.5733559646606" calcext:value-type="float">
            <text:p>26.5733559646606</text:p>
          </table:table-cell>
          <table:table-cell office:value-type="float" office:value="39180530.56" calcext:value-type="float">
            <text:p>39180530.56</text:p>
          </table:table-cell>
          <table:table-cell table:formula="of:=[.X47]/(1024*1024)" office:value-type="float" office:value="37.3654656982421" calcext:value-type="float">
            <text:p>37.3654656982421</text:p>
          </table:table-cell>
          <table:table-cell office:value-type="float" office:value="39194947.786" calcext:value-type="float">
            <text:p>39194947.786</text:p>
          </table:table-cell>
          <table:table-cell table:formula="of:=[.Z47]/(1024*1024)" office:value-type="float" office:value="37.3792150363922" calcext:value-type="float">
            <text:p>37.3792150363922</text:p>
          </table:table-cell>
          <table:table-cell office:value-type="float" office:value="0.6818" calcext:value-type="float">
            <text:p>0.6818</text:p>
          </table:table-cell>
          <table:table-cell office:value-type="float" office:value="24.22" calcext:value-type="float">
            <text:p>24.22</text:p>
          </table:table-cell>
          <table:table-cell office:value-type="float" office:value="63.357" calcext:value-type="float">
            <text:p>63.357</text:p>
          </table:table-cell>
          <table:table-cell office:value-type="float" office:value="3.167" calcext:value-type="float">
            <text:p>3.167</text:p>
          </table:table-cell>
          <table:table-cell office:value-type="float" office:value="3.257" calcext:value-type="float">
            <text:p>3.257</text:p>
          </table:table-cell>
          <table:table-cell office:value-type="float" office:value="63.357" calcext:value-type="float">
            <text:p>63.357</text:p>
          </table:table-cell>
          <table:table-cell office:value-type="float" office:value="0" calcext:value-type="float">
            <text:p>0</text:p>
          </table:table-cell>
          <table:table-cell office:value-type="float" office:value="706.52" calcext:value-type="float">
            <text:p>706.52</text:p>
          </table:table-cell>
          <table:table-cell office:value-type="float" office:value="4975.094" calcext:value-type="float">
            <text:p>4975.094</text:p>
          </table:table-cell>
          <table:table-cell office:value-type="float" office:value="4994.415" calcext:value-type="float">
            <text:p>4994.415</text:p>
          </table:table-cell>
          <table:table-cell office:value-type="float" office:value="0" calcext:value-type="float">
            <text:p>0</text:p>
          </table:table-cell>
          <table:table-cell office:value-type="float" office:value="5252.218" calcext:value-type="float">
            <text:p>5252.218</text:p>
          </table:table-cell>
          <table:table-cell office:value-type="float" office:value="11528.99" calcext:value-type="float">
            <text:p>11528.99</text:p>
          </table:table-cell>
          <table:table-cell office:value-type="float" office:value="11550.657" calcext:value-type="float">
            <text:p>11550.657</text:p>
          </table:table-cell>
          <table:table-cell office:value-type="float" office:value="217.24" calcext:value-type="float">
            <text:p>217.24</text:p>
          </table:table-cell>
          <table:table-cell office:value-type="float" office:value="30126.157" calcext:value-type="float">
            <text:p>30126.157</text:p>
          </table:table-cell>
          <table:table-cell table:number-columns-repeated="2" office:value-type="float" office:value="41200" calcext:value-type="float">
            <text:p>41200</text:p>
          </table:table-cell>
          <table:table-cell office:value-type="float" office:value="8067.924" calcext:value-type="float">
            <text:p>8067.924</text:p>
          </table:table-cell>
          <table:table-cell table:formula="of:=[.AT47]/1024" office:value-type="float" office:value="7.87883203125" calcext:value-type="float">
            <text:p>7.87883203125</text:p>
          </table:table-cell>
          <table:table-cell office:value-type="float" office:value="26353932.452" calcext:value-type="float">
            <text:p>26353932.452</text:p>
          </table:table-cell>
          <table:table-cell table:formula="of:=[.AV47]/(1024*1024)" office:value-type="float" office:value="25.1330685157776" calcext:value-type="float">
            <text:p>25.1330685157776</text:p>
          </table:table-cell>
          <table:table-cell office:value-type="float" office:value="55239685.191" calcext:value-type="float">
            <text:p>55239685.191</text:p>
          </table:table-cell>
          <table:table-cell table:formula="of:=[.AX47]/(1024*1024)" office:value-type="float" office:value="52.6806690130233" calcext:value-type="float">
            <text:p>52.6806690130233</text:p>
          </table:table-cell>
          <table:table-cell office:value-type="float" office:value="55358486.32" calcext:value-type="float">
            <text:p>55358486.32</text:p>
          </table:table-cell>
          <table:table-cell table:formula="of:=[.AZ47]/(1024*1024)" office:value-type="float" office:value="52.7939665985107" calcext:value-type="float">
            <text:p>52.7939665985107</text:p>
          </table:table-cell>
          <table:table-cell office:value-type="float" office:value="400" calcext:value-type="float">
            <text:p>400</text:p>
          </table:table-cell>
          <table:table-cell office:value-type="float" office:value="45190.756" calcext:value-type="float">
            <text:p>45190.756</text:p>
          </table:table-cell>
          <table:table-cell office:value-type="float" office:value="257072" calcext:value-type="float">
            <text:p>257072</text:p>
          </table:table-cell>
          <table:table-cell office:value-type="float" office:value="1187.579" calcext:value-type="float">
            <text:p>1187.579</text:p>
          </table:table-cell>
          <table:table-cell office:value-type="float" office:value="1370.25" calcext:value-type="float">
            <text:p>1370.25</text:p>
          </table:table-cell>
          <table:table-cell office:value-type="float" office:value="257515.83" calcext:value-type="float">
            <text:p>257515.83</text:p>
          </table:table-cell>
          <table:table-cell office:value-type="float" office:value="0" calcext:value-type="float">
            <text:p>0</text:p>
          </table:table-cell>
          <table:table-cell office:value-type="float" office:value="1278891.074" calcext:value-type="float">
            <text:p>1278891.074</text:p>
          </table:table-cell>
          <table:table-cell office:value-type="float" office:value="2590640.583" calcext:value-type="float">
            <text:p>2590640.583</text:p>
          </table:table-cell>
          <table:table-cell office:value-type="float" office:value="2595727.116" calcext:value-type="float">
            <text:p>2595727.116</text:p>
          </table:table-cell>
          <table:table-cell office:value-type="float" office:value="0.731" calcext:value-type="float">
            <text:p>0.731</text:p>
          </table:table-cell>
          <table:table-cell office:value-type="float" office:value="10570.083" calcext:value-type="float">
            <text:p>10570.083</text:p>
          </table:table-cell>
          <table:table-cell office:value-type="float" office:value="14893.258" calcext:value-type="float">
            <text:p>14893.258</text:p>
          </table:table-cell>
          <table:table-cell office:value-type="float" office:value="14908.718" calcext:value-type="float">
            <text:p>14908.718</text:p>
          </table:table-cell>
          <table:table-cell office:value-type="float" office:value="62.603" calcext:value-type="float">
            <text:p>62.603</text:p>
          </table:table-cell>
          <table:table-cell office:value-type="float" office:value="12863.357" calcext:value-type="float">
            <text:p>12863.357</text:p>
          </table:table-cell>
          <table:table-cell office:value-type="float" office:value="24269.361" calcext:value-type="float">
            <text:p>24269.361</text:p>
          </table:table-cell>
          <table:table-cell office:value-type="float" office:value="24273.098" calcext:value-type="float">
            <text:p>24273.098</text:p>
          </table:table-cell>
          <table:table-cell table:formula="of:=[.A47]*[.B47]*300000*1024" office:value-type="float" office:value="30720000000" calcext:value-type="float">
            <text:p>30720000000</text:p>
          </table:table-cell>
          <table:table-cell table:formula="of:=[.BT47]/(1024*1024*1024)" office:value-type="float" office:value="28.6102294921875" calcext:value-type="float">
            <text:p>28.6102294921875</text:p>
          </table:table-cell>
          <table:table-cell office:value-type="float" office:value="47337076044" calcext:value-type="float">
            <text:p>47337076044</text:p>
          </table:table-cell>
          <table:table-cell office:value-type="float" office:value="78155127004" calcext:value-type="float">
            <text:p>78155127004</text:p>
          </table:table-cell>
          <table:table-cell table:style-name="ce125" table:formula="of:=[.BW47]-[.BV47]" office:value-type="float" office:value="30818050960" calcext:value-type="float">
            <text:p>30,818,050,960</text:p>
          </table:table-cell>
          <table:table-cell table:style-name="ce125" table:formula="of:=[.BX47]/(1024*1024*1024)" office:value-type="float" office:value="28.7015465646982" calcext:value-type="float">
            <text:p>28.701546565</text:p>
          </table:table-cell>
          <table:table-cell office:value-type="float" office:value="47254353150" calcext:value-type="float">
            <text:p>47254353150</text:p>
          </table:table-cell>
          <table:table-cell office:value-type="float" office:value="78216427463" calcext:value-type="float">
            <text:p>78216427463</text:p>
          </table:table-cell>
          <table:table-cell table:style-name="ce125" table:formula="of:=[.CA47]-[.BZ47]" office:value-type="float" office:value="30962074313" calcext:value-type="float">
            <text:p>30,962,074,313</text:p>
          </table:table-cell>
          <table:table-cell table:style-name="ce125" table:formula="of:=[.CB47]/(1024*1024*1024)" office:value-type="float" office:value="28.8356787646189" calcext:value-type="float">
            <text:p>28.835678765</text:p>
          </table:table-cell>
          <table:table-cell office:value-type="float" office:value="46508686322" calcext:value-type="float">
            <text:p>46508686322</text:p>
          </table:table-cell>
          <table:table-cell office:value-type="float" office:value="77442172041" calcext:value-type="float">
            <text:p>77442172041</text:p>
          </table:table-cell>
          <table:table-cell table:style-name="ce125" table:formula="of:=[.CE47]-[.CD47]" office:value-type="float" office:value="30933485719" calcext:value-type="float">
            <text:p>30,933,485,719</text:p>
          </table:table-cell>
          <table:table-cell table:style-name="ce125" table:formula="of:=[.CF47]/(1024*1024*1024)" office:value-type="float" office:value="28.8090535616502" calcext:value-type="float">
            <text:p>28.809053562</text:p>
          </table:table-cell>
          <table:table-cell table:number-columns-repeated="17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29486428" calcext:value-type="float">
            <text:p>1610429486428</text:p>
          </table:table-cell>
          <table:table-cell office:value-type="float" office:value="1610430764224" calcext:value-type="float">
            <text:p>1610430764224</text:p>
          </table:table-cell>
          <table:table-cell table:formula="of:=([.E48]-[.D48])/(1000*60)" office:value-type="float" office:value="21.2966" calcext:value-type="float">
            <text:p>21.2966</text:p>
          </table:table-cell>
          <table:table-cell office:value-type="float" office:value="21.2" calcext:value-type="float">
            <text:p>21.2</text:p>
          </table:table-cell>
          <table:table-cell office:value-type="float" office:value="68.357" calcext:value-type="float">
            <text:p>68.357</text:p>
          </table:table-cell>
          <table:table-cell office:value-type="float" office:value="4464.859" calcext:value-type="float">
            <text:p>4464.859</text:p>
          </table:table-cell>
          <table:table-cell office:value-type="float" office:value="6767.701" calcext:value-type="float">
            <text:p>6767.701</text:p>
          </table:table-cell>
          <table:table-cell office:value-type="float" office:value="6789.32" calcext:value-type="float">
            <text:p>6789.32</text:p>
          </table:table-cell>
          <table:table-cell office:value-type="float" office:value="65.6731" calcext:value-type="float">
            <text:p>65.6731</text:p>
          </table:table-cell>
          <table:table-cell office:value-type="float" office:value="4680.425" calcext:value-type="float">
            <text:p>4680.425</text:p>
          </table:table-cell>
          <table:table-cell office:value-type="float" office:value="6924.4723" calcext:value-type="float">
            <text:p>6924.4723</text:p>
          </table:table-cell>
          <table:table-cell office:value-type="float" office:value="6943.163" calcext:value-type="float">
            <text:p>6943.163</text:p>
          </table:table-cell>
          <table:table-cell office:value-type="float" office:value="1.017" calcext:value-type="float">
            <text:p>1.017</text:p>
          </table:table-cell>
          <table:table-cell office:value-type="float" office:value="18.918" calcext:value-type="float">
            <text:p>18.918</text:p>
          </table:table-cell>
          <table:table-cell office:value-type="float" office:value="22.041" calcext:value-type="float">
            <text:p>22.041</text:p>
          </table:table-cell>
          <table:table-cell office:value-type="float" office:value="22.131" calcext:value-type="float">
            <text:p>22.131</text:p>
          </table:table-cell>
          <table:table-cell office:value-type="float" office:value="665099.095" calcext:value-type="float">
            <text:p>665099.095</text:p>
          </table:table-cell>
          <table:table-cell table:formula="of:=[.T48]/1024" office:value-type="float" office:value="649.510834960938" calcext:value-type="float">
            <text:p>649.510834960938</text:p>
          </table:table-cell>
          <table:table-cell office:value-type="float" office:value="47548406.384" calcext:value-type="float">
            <text:p>47548406.384</text:p>
          </table:table-cell>
          <table:table-cell table:formula="of:=[.V48]/(1024*1024)" office:value-type="float" office:value="45.3456939544678" calcext:value-type="float">
            <text:p>45.3456939544678</text:p>
          </table:table-cell>
          <table:table-cell office:value-type="float" office:value="70354689.174" calcext:value-type="float">
            <text:p>70354689.174</text:p>
          </table:table-cell>
          <table:table-cell table:formula="of:=[.X48]/(1024*1024)" office:value-type="float" office:value="67.0954601039886" calcext:value-type="float">
            <text:p>67.0954601039886</text:p>
          </table:table-cell>
          <table:table-cell office:value-type="float" office:value="70544211.662" calcext:value-type="float">
            <text:p>70544211.662</text:p>
          </table:table-cell>
          <table:table-cell table:formula="of:=[.Z48]/(1024*1024)" office:value-type="float" office:value="67.2762028331757" calcext:value-type="float">
            <text:p>67.2762028331757</text:p>
          </table:table-cell>
          <table:table-cell office:value-type="float" office:value="1.557" calcext:value-type="float">
            <text:p>1.557</text:p>
          </table:table-cell>
          <table:table-cell office:value-type="float" office:value="54.923" calcext:value-type="float">
            <text:p>54.923</text:p>
          </table:table-cell>
          <table:table-cell office:value-type="float" office:value="128.578" calcext:value-type="float">
            <text:p>128.578</text:p>
          </table:table-cell>
          <table:table-cell office:value-type="float" office:value="6.428" calcext:value-type="float">
            <text:p>6.428</text:p>
          </table:table-cell>
          <table:table-cell office:value-type="float" office:value="7.542" calcext:value-type="float">
            <text:p>7.542</text:p>
          </table:table-cell>
          <table:table-cell office:value-type="float" office:value="139.79" calcext:value-type="float">
            <text:p>139.79</text:p>
          </table:table-cell>
          <table:table-cell office:value-type="float" office:value="0" calcext:value-type="float">
            <text:p>0</text:p>
          </table:table-cell>
          <table:table-cell office:value-type="float" office:value="615.155" calcext:value-type="float">
            <text:p>615.155</text:p>
          </table:table-cell>
          <table:table-cell office:value-type="float" office:value="4239.527" calcext:value-type="float">
            <text:p>4239.527</text:p>
          </table:table-cell>
          <table:table-cell office:value-type="float" office:value="4239.596" calcext:value-type="float">
            <text:p>4239.596</text:p>
          </table:table-cell>
          <table:table-cell office:value-type="float" office:value="0" calcext:value-type="float">
            <text:p>0</text:p>
          </table:table-cell>
          <table:table-cell office:value-type="float" office:value="4730.5082" calcext:value-type="float">
            <text:p>4730.5082</text:p>
          </table:table-cell>
          <table:table-cell office:value-type="float" office:value="5830.979" calcext:value-type="float">
            <text:p>5830.979</text:p>
          </table:table-cell>
          <table:table-cell office:value-type="float" office:value="5869.222" calcext:value-type="float">
            <text:p>5869.222</text:p>
          </table:table-cell>
          <table:table-cell office:value-type="float" office:value="237.718" calcext:value-type="float">
            <text:p>237.718</text:p>
          </table:table-cell>
          <table:table-cell office:value-type="float" office:value="11108.07" calcext:value-type="float">
            <text:p>11108.07</text:p>
          </table:table-cell>
          <table:table-cell table:number-columns-repeated="2" office:value-type="float" office:value="20800" calcext:value-type="float">
            <text:p>20800</text:p>
          </table:table-cell>
          <table:table-cell office:value-type="float" office:value="8638.924" calcext:value-type="float">
            <text:p>8638.924</text:p>
          </table:table-cell>
          <table:table-cell table:formula="of:=[.AT48]/1024" office:value-type="float" office:value="8.43644921875" calcext:value-type="float">
            <text:p>8.43644921875</text:p>
          </table:table-cell>
          <table:table-cell office:value-type="float" office:value="46735647.979" calcext:value-type="float">
            <text:p>46735647.979</text:p>
          </table:table-cell>
          <table:table-cell table:formula="of:=[.AV48]/(1024*1024)" office:value-type="float" office:value="44.570587138176" calcext:value-type="float">
            <text:p>44.570587138176</text:p>
          </table:table-cell>
          <table:table-cell office:value-type="float" office:value="57077712.838" calcext:value-type="float">
            <text:p>57077712.838</text:p>
          </table:table-cell>
          <table:table-cell table:formula="of:=[.AX48]/(1024*1024)" office:value-type="float" office:value="54.4335487728119" calcext:value-type="float">
            <text:p>54.4335487728119</text:p>
          </table:table-cell>
          <table:table-cell office:value-type="float" office:value="57166656.609" calcext:value-type="float">
            <text:p>57166656.609</text:p>
          </table:table-cell>
          <table:table-cell table:formula="of:=[.AZ48]/(1024*1024)" office:value-type="float" office:value="54.5183721628189" calcext:value-type="float">
            <text:p>54.5183721628189</text:p>
          </table:table-cell>
          <table:table-cell office:value-type="float" office:value="7601.554" calcext:value-type="float">
            <text:p>7601.554</text:p>
          </table:table-cell>
          <table:table-cell office:value-type="float" office:value="95324.65" calcext:value-type="float">
            <text:p>95324.65</text:p>
          </table:table-cell>
          <table:table-cell office:value-type="float" office:value="207367.167" calcext:value-type="float">
            <text:p>207367.167</text:p>
          </table:table-cell>
          <table:table-cell office:value-type="float" office:value="1229.414" calcext:value-type="float">
            <text:p>1229.414</text:p>
          </table:table-cell>
          <table:table-cell office:value-type="float" office:value="1000.654" calcext:value-type="float">
            <text:p>1000.654</text:p>
          </table:table-cell>
          <table:table-cell office:value-type="float" office:value="227988.052" calcext:value-type="float">
            <text:p>227988.052</text:p>
          </table:table-cell>
          <table:table-cell office:value-type="float" office:value="0" calcext:value-type="float">
            <text:p>0</text:p>
          </table:table-cell>
          <table:table-cell office:value-type="float" office:value="480920.871" calcext:value-type="float">
            <text:p>480920.871</text:p>
          </table:table-cell>
          <table:table-cell office:value-type="float" office:value="1147601.852" calcext:value-type="float">
            <text:p>1147601.852</text:p>
          </table:table-cell>
          <table:table-cell office:value-type="float" office:value="1150236.234" calcext:value-type="float">
            <text:p>1150236.234</text:p>
          </table:table-cell>
          <table:table-cell office:value-type="float" office:value="136.354" calcext:value-type="float">
            <text:p>136.354</text:p>
          </table:table-cell>
          <table:table-cell office:value-type="float" office:value="8928.171" calcext:value-type="float">
            <text:p>8928.171</text:p>
          </table:table-cell>
          <table:table-cell office:value-type="float" office:value="13535.248" calcext:value-type="float">
            <text:p>13535.248</text:p>
          </table:table-cell>
          <table:table-cell office:value-type="float" office:value="13578.815" calcext:value-type="float">
            <text:p>13578.815</text:p>
          </table:table-cell>
          <table:table-cell office:value-type="float" office:value="67.033" calcext:value-type="float">
            <text:p>67.033</text:p>
          </table:table-cell>
          <table:table-cell office:value-type="float" office:value="11688.846" calcext:value-type="float">
            <text:p>11688.846</text:p>
          </table:table-cell>
          <table:table-cell office:value-type="float" office:value="19982.589" calcext:value-type="float">
            <text:p>19982.589</text:p>
          </table:table-cell>
          <table:table-cell office:value-type="float" office:value="19987.907" calcext:value-type="float">
            <text:p>19987.907</text:p>
          </table:table-cell>
          <table:table-cell table:formula="of:=[.A48]*[.B48]*300000*1024" office:value-type="float" office:value="61440000000" calcext:value-type="float">
            <text:p>61440000000</text:p>
          </table:table-cell>
          <table:table-cell table:formula="of:=[.BT48]/(1024*1024*1024)" office:value-type="float" office:value="57.220458984375" calcext:value-type="float">
            <text:p>57.220458984375</text:p>
          </table:table-cell>
          <table:table-cell office:value-type="float" office:value="78155127004" calcext:value-type="float">
            <text:p>78155127004</text:p>
          </table:table-cell>
          <table:table-cell office:value-type="float" office:value="138994568255" calcext:value-type="float">
            <text:p>138994568255</text:p>
          </table:table-cell>
          <table:table-cell table:style-name="ce125" table:formula="of:=[.BW48]-[.BV48]" office:value-type="float" office:value="60839441251" calcext:value-type="float">
            <text:p>60,839,441,251</text:p>
          </table:table-cell>
          <table:table-cell table:style-name="ce125" table:formula="of:=[.BX48]/(1024*1024*1024)" office:value-type="float" office:value="56.6611450640484" calcext:value-type="float">
            <text:p>56.661145064</text:p>
          </table:table-cell>
          <table:table-cell office:value-type="float" office:value="78216427463" calcext:value-type="float">
            <text:p>78216427463</text:p>
          </table:table-cell>
          <table:table-cell office:value-type="float" office:value="139199957617" calcext:value-type="float">
            <text:p>139199957617</text:p>
          </table:table-cell>
          <table:table-cell table:style-name="ce125" table:formula="of:=[.CA48]-[.BZ48]" office:value-type="float" office:value="60983530154" calcext:value-type="float">
            <text:p>60,983,530,154</text:p>
          </table:table-cell>
          <table:table-cell table:style-name="ce125" table:formula="of:=[.CB48]/(1024*1024*1024)" office:value-type="float" office:value="56.795338312164" calcext:value-type="float">
            <text:p>56.795338312</text:p>
          </table:table-cell>
          <table:table-cell office:value-type="float" office:value="77442172041" calcext:value-type="float">
            <text:p>77442172041</text:p>
          </table:table-cell>
          <table:table-cell office:value-type="float" office:value="138397078238" calcext:value-type="float">
            <text:p>138397078238</text:p>
          </table:table-cell>
          <table:table-cell table:style-name="ce125" table:formula="of:=[.CE48]-[.CD48]" office:value-type="float" office:value="60954906197" calcext:value-type="float">
            <text:p>60,954,906,197</text:p>
          </table:table-cell>
          <table:table-cell table:style-name="ce125" table:formula="of:=[.CF48]/(1024*1024*1024)" office:value-type="float" office:value="56.768680174835" calcext:value-type="float">
            <text:p>56.768680175</text:p>
          </table:table-cell>
          <table:table-cell table:number-columns-repeated="171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31855673" calcext:value-type="float">
            <text:p>1610431855673</text:p>
          </table:table-cell>
          <table:table-cell office:value-type="float" office:value="1610433913576" calcext:value-type="float">
            <text:p>1610433913576</text:p>
          </table:table-cell>
          <table:table-cell table:formula="of:=([.E49]-[.D49])/(1000*60)" office:value-type="float" office:value="34.2983833333333" calcext:value-type="float">
            <text:p>34.2983833333333</text:p>
          </table:table-cell>
          <table:table-cell office:value-type="float" office:value="34" calcext:value-type="float">
            <text:p>34</text:p>
          </table:table-cell>
          <table:table-cell office:value-type="float" office:value="12.91" calcext:value-type="float">
            <text:p>12.91</text:p>
          </table:table-cell>
          <table:table-cell office:value-type="float" office:value="1901.075" calcext:value-type="float">
            <text:p>1901.075</text:p>
          </table:table-cell>
          <table:table-cell office:value-type="float" office:value="4619.331" calcext:value-type="float">
            <text:p>4619.331</text:p>
          </table:table-cell>
          <table:table-cell office:value-type="float" office:value="4624.524" calcext:value-type="float">
            <text:p>4624.524</text:p>
          </table:table-cell>
          <table:table-cell office:value-type="float" office:value="19.1706" calcext:value-type="float">
            <text:p>19.1706</text:p>
          </table:table-cell>
          <table:table-cell office:value-type="float" office:value="2878.631" calcext:value-type="float">
            <text:p>2878.631</text:p>
          </table:table-cell>
          <table:table-cell office:value-type="float" office:value="5740.054" calcext:value-type="float">
            <text:p>5740.054</text:p>
          </table:table-cell>
          <table:table-cell office:value-type="float" office:value="5887.034" calcext:value-type="float">
            <text:p>5887.034</text:p>
          </table:table-cell>
          <table:table-cell office:value-type="float" office:value="1.273" calcext:value-type="float">
            <text:p>1.273</text:p>
          </table:table-cell>
          <table:table-cell office:value-type="float" office:value="22.877" calcext:value-type="float">
            <text:p>22.877</text:p>
          </table:table-cell>
          <table:table-cell office:value-type="float" office:value="38.663" calcext:value-type="float">
            <text:p>38.663</text:p>
          </table:table-cell>
          <table:table-cell office:value-type="float" office:value="38.846" calcext:value-type="float">
            <text:p>38.846</text:p>
          </table:table-cell>
          <table:table-cell office:value-type="float" office:value="386066.979" calcext:value-type="float">
            <text:p>386066.979</text:p>
          </table:table-cell>
          <table:table-cell table:formula="of:=[.T49]/1024" office:value-type="float" office:value="377.018534179688" calcext:value-type="float">
            <text:p>377.018534179688</text:p>
          </table:table-cell>
          <table:table-cell office:value-type="float" office:value="57946294.472" calcext:value-type="float">
            <text:p>57946294.472</text:p>
          </table:table-cell>
          <table:table-cell table:formula="of:=[.V49]/(1024*1024)" office:value-type="float" office:value="55.2618927688599" calcext:value-type="float">
            <text:p>55.2618927688599</text:p>
          </table:table-cell>
          <table:table-cell office:value-type="float" office:value="115520469.15" calcext:value-type="float">
            <text:p>115520469.15</text:p>
          </table:table-cell>
          <table:table-cell table:formula="of:=[.X49]/(1024*1024)" office:value-type="float" office:value="110.168904447556" calcext:value-type="float">
            <text:p>110.168904447556</text:p>
          </table:table-cell>
          <table:table-cell office:value-type="float" office:value="118610939.108" calcext:value-type="float">
            <text:p>118610939.108</text:p>
          </table:table-cell>
          <table:table-cell table:formula="of:=[.Z49]/(1024*1024)" office:value-type="float" office:value="113.116206272125" calcext:value-type="float">
            <text:p>113.116206272125</text:p>
          </table:table-cell>
          <table:table-cell office:value-type="float" office:value="1.651" calcext:value-type="float">
            <text:p>1.651</text:p>
          </table:table-cell>
          <table:table-cell office:value-type="float" office:value="1267.05" calcext:value-type="float">
            <text:p>1267.05</text:p>
          </table:table-cell>
          <table:table-cell office:value-type="float" office:value="19032.823" calcext:value-type="float">
            <text:p>19032.823</text:p>
          </table:table-cell>
          <table:table-cell office:value-type="float" office:value="1057.379" calcext:value-type="float">
            <text:p>1057.379</text:p>
          </table:table-cell>
          <table:table-cell office:value-type="float" office:value="1064.851" calcext:value-type="float">
            <text:p>1064.851</text:p>
          </table:table-cell>
          <table:table-cell office:value-type="float" office:value="19052.184" calcext:value-type="float">
            <text:p>19052.184</text:p>
          </table:table-cell>
          <table:table-cell office:value-type="float" office:value="0" calcext:value-type="float">
            <text:p>0</text:p>
          </table:table-cell>
          <table:table-cell office:value-type="float" office:value="230.984" calcext:value-type="float">
            <text:p>230.984</text:p>
          </table:table-cell>
          <table:table-cell office:value-type="float" office:value="585.666" calcext:value-type="float">
            <text:p>585.666</text:p>
          </table:table-cell>
          <table:table-cell office:value-type="float" office:value="596.36" calcext:value-type="float">
            <text:p>596.36</text:p>
          </table:table-cell>
          <table:table-cell office:value-type="float" office:value="0" calcext:value-type="float">
            <text:p>0</text:p>
          </table:table-cell>
          <table:table-cell office:value-type="float" office:value="2346.4" calcext:value-type="float">
            <text:p>2346.4</text:p>
          </table:table-cell>
          <table:table-cell office:value-type="float" office:value="5369.794" calcext:value-type="float">
            <text:p>5369.794</text:p>
          </table:table-cell>
          <table:table-cell office:value-type="float" office:value="5377.637" calcext:value-type="float">
            <text:p>5377.637</text:p>
          </table:table-cell>
          <table:table-cell office:value-type="float" office:value="508.277" calcext:value-type="float">
            <text:p>508.277</text:p>
          </table:table-cell>
          <table:table-cell office:value-type="float" office:value="4640.151" calcext:value-type="float">
            <text:p>4640.151</text:p>
          </table:table-cell>
          <table:table-cell office:value-type="float" office:value="10048.642" calcext:value-type="float">
            <text:p>10048.642</text:p>
          </table:table-cell>
          <table:table-cell office:value-type="float" office:value="10054.024" calcext:value-type="float">
            <text:p>10054.024</text:p>
          </table:table-cell>
          <table:table-cell office:value-type="float" office:value="8619.947" calcext:value-type="float">
            <text:p>8619.947</text:p>
          </table:table-cell>
          <table:table-cell table:formula="of:=[.AT49]/1024" office:value-type="float" office:value="8.4179169921875" calcext:value-type="float">
            <text:p>8.4179169921875</text:p>
          </table:table-cell>
          <table:table-cell office:value-type="float" office:value="45944729.824" calcext:value-type="float">
            <text:p>45944729.824</text:p>
          </table:table-cell>
          <table:table-cell table:formula="of:=[.AV49]/(1024*1024)" office:value-type="float" office:value="43.816308807373" calcext:value-type="float">
            <text:p>43.816308807373</text:p>
          </table:table-cell>
          <table:table-cell office:value-type="float" office:value="106037251.94" calcext:value-type="float">
            <text:p>106037251.94</text:p>
          </table:table-cell>
          <table:table-cell table:formula="of:=[.AX49]/(1024*1024)" office:value-type="float" office:value="101.125003757477" calcext:value-type="float">
            <text:p>101.125003757477</text:p>
          </table:table-cell>
          <table:table-cell office:value-type="float" office:value="106057879.536" calcext:value-type="float">
            <text:p>106057879.536</text:p>
          </table:table-cell>
          <table:table-cell table:formula="of:=[.AZ49]/(1024*1024)" office:value-type="float" office:value="101.144675765991" calcext:value-type="float">
            <text:p>101.144675765991</text:p>
          </table:table-cell>
          <table:table-cell office:value-type="float" office:value="25951.437" calcext:value-type="float">
            <text:p>25951.437</text:p>
          </table:table-cell>
          <table:table-cell office:value-type="float" office:value="123914.863" calcext:value-type="float">
            <text:p>123914.863</text:p>
          </table:table-cell>
          <table:table-cell office:value-type="float" office:value="325492.717" calcext:value-type="float">
            <text:p>325492.717</text:p>
          </table:table-cell>
          <table:table-cell office:value-type="float" office:value="1944.888" calcext:value-type="float">
            <text:p>1944.888</text:p>
          </table:table-cell>
          <table:table-cell office:value-type="float" office:value="1863.98" calcext:value-type="float">
            <text:p>1863.98</text:p>
          </table:table-cell>
          <table:table-cell office:value-type="float" office:value="334552.003" calcext:value-type="float">
            <text:p>334552.003</text:p>
          </table:table-cell>
          <table:table-cell office:value-type="float" office:value="0" calcext:value-type="float">
            <text:p>0</text:p>
          </table:table-cell>
          <table:table-cell office:value-type="float" office:value="2756459.776" calcext:value-type="float">
            <text:p>2756459.776</text:p>
          </table:table-cell>
          <table:table-cell office:value-type="float" office:value="13444044.051" calcext:value-type="float">
            <text:p>13444044.051</text:p>
          </table:table-cell>
          <table:table-cell office:value-type="float" office:value="13444205.0001" calcext:value-type="float">
            <text:p>13444205.0001</text:p>
          </table:table-cell>
          <table:table-cell office:value-type="float" office:value="25.755" calcext:value-type="float">
            <text:p>25.755</text:p>
          </table:table-cell>
          <table:table-cell office:value-type="float" office:value="3799.192" calcext:value-type="float">
            <text:p>3799.192</text:p>
          </table:table-cell>
          <table:table-cell office:value-type="float" office:value="9235.054" calcext:value-type="float">
            <text:p>9235.054</text:p>
          </table:table-cell>
          <table:table-cell office:value-type="float" office:value="9245.153" calcext:value-type="float">
            <text:p>9245.153</text:p>
          </table:table-cell>
          <table:table-cell office:value-type="float" office:value="66.884" calcext:value-type="float">
            <text:p>66.884</text:p>
          </table:table-cell>
          <table:table-cell office:value-type="float" office:value="4650.134" calcext:value-type="float">
            <text:p>4650.134</text:p>
          </table:table-cell>
          <table:table-cell office:value-type="float" office:value="8426.101" calcext:value-type="float">
            <text:p>8426.101</text:p>
          </table:table-cell>
          <table:table-cell office:value-type="float" office:value="8461.208" calcext:value-type="float">
            <text:p>8461.208</text:p>
          </table:table-cell>
          <table:table-cell table:formula="of:=[.A49]*[.B49]*300000*1024" office:value-type="float" office:value="122880000000" calcext:value-type="float">
            <text:p>122880000000</text:p>
          </table:table-cell>
          <table:table-cell table:formula="of:=[.BT49]/(1024*1024*1024)" office:value-type="float" office:value="114.44091796875" calcext:value-type="float">
            <text:p>114.44091796875</text:p>
          </table:table-cell>
          <table:table-cell office:value-type="float" office:value="138994568255" calcext:value-type="float">
            <text:p>138994568255</text:p>
          </table:table-cell>
          <table:table-cell table:style-name="ce125" office:value-type="float" office:value="251646290875" calcext:value-type="float">
            <text:p>251,646,290,875</text:p>
          </table:table-cell>
          <table:table-cell table:style-name="ce125" table:formula="of:=[.BW49]-[.BV49]" office:value-type="float" office:value="112651722620" calcext:value-type="float">
            <text:p>112,651,722,620</text:p>
          </table:table-cell>
          <table:table-cell table:style-name="ce125" table:formula="of:=[.BX49]/(1024*1024*1024)" office:value-type="float" office:value="104.915092345327" calcext:value-type="float">
            <text:p>104.915092345</text:p>
          </table:table-cell>
          <table:table-cell office:value-type="float" office:value="139199957617" calcext:value-type="float">
            <text:p>139199957617</text:p>
          </table:table-cell>
          <table:table-cell office:value-type="float" office:value="258933715911" calcext:value-type="float">
            <text:p>258933715911</text:p>
          </table:table-cell>
          <table:table-cell table:style-name="ce125" table:formula="of:=[.CA49]-[.BZ49]" office:value-type="float" office:value="119733758294" calcext:value-type="float">
            <text:p>119,733,758,294</text:p>
          </table:table-cell>
          <table:table-cell table:style-name="ce125" table:formula="of:=[.CB49]/(1024*1024*1024)" office:value-type="float" office:value="111.510752042755" calcext:value-type="float">
            <text:p>111.510752043</text:p>
          </table:table-cell>
          <table:table-cell office:value-type="float" office:value="138397078238" calcext:value-type="float">
            <text:p>138397078238</text:p>
          </table:table-cell>
          <table:table-cell office:value-type="float" office:value="258653845503" calcext:value-type="float">
            <text:p>258653845503</text:p>
          </table:table-cell>
          <table:table-cell table:style-name="ce125" table:formula="of:=[.CE49]-[.CD49]" office:value-type="float" office:value="120256767265" calcext:value-type="float">
            <text:p>120,256,767,265</text:p>
          </table:table-cell>
          <table:table-cell table:style-name="ce125" table:formula="of:=[.CF49]/(1024*1024*1024)" office:value-type="float" office:value="111.997842104174" calcext:value-type="float">
            <text:p>111.997842104</text:p>
          </table:table-cell>
          <table:table-cell table:number-columns-repeated="17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435990676" calcext:value-type="float">
            <text:p>1610435990676</text:p>
          </table:table-cell>
          <table:table-cell office:value-type="float" office:value="1610441800075" calcext:value-type="float">
            <text:p>1610441800075</text:p>
          </table:table-cell>
          <table:table-cell table:formula="of:=([.E50]-[.D50])/(1000*60)" office:value-type="float" office:value="96.8233166666667" calcext:value-type="float">
            <text:p>96.8233166666667</text:p>
          </table:table-cell>
          <table:table-cell office:value-type="float" office:value="96" calcext:value-type="float">
            <text:p>96</text:p>
          </table:table-cell>
          <table:table-cell office:value-type="float" office:value="14.453" calcext:value-type="float">
            <text:p>14.453</text:p>
          </table:table-cell>
          <table:table-cell office:value-type="float" office:value="590.56" calcext:value-type="float">
            <text:p>590.56</text:p>
          </table:table-cell>
          <table:table-cell office:value-type="float" office:value="1000.148" calcext:value-type="float">
            <text:p>1000.148</text:p>
          </table:table-cell>
          <table:table-cell office:value-type="float" office:value="1016.889" calcext:value-type="float">
            <text:p>1016.889</text:p>
          </table:table-cell>
          <table:table-cell office:value-type="float" office:value="11.255" calcext:value-type="float">
            <text:p>11.255</text:p>
          </table:table-cell>
          <table:table-cell office:value-type="float" office:value="1019.43" calcext:value-type="float">
            <text:p>1019.43</text:p>
          </table:table-cell>
          <table:table-cell office:value-type="float" office:value="1172.103" calcext:value-type="float">
            <text:p>1172.103</text:p>
          </table:table-cell>
          <table:table-cell office:value-type="float" office:value="1175.68" calcext:value-type="float">
            <text:p>1175.68</text:p>
          </table:table-cell>
          <table:table-cell office:value-type="float" office:value="3.196" calcext:value-type="float">
            <text:p>3.196</text:p>
          </table:table-cell>
          <table:table-cell office:value-type="float" office:value="31.411" calcext:value-type="float">
            <text:p>31.411</text:p>
          </table:table-cell>
          <table:table-cell office:value-type="float" office:value="39.559" calcext:value-type="float">
            <text:p>39.559</text:p>
          </table:table-cell>
          <table:table-cell office:value-type="float" office:value="39.787" calcext:value-type="float">
            <text:p>39.787</text:p>
          </table:table-cell>
          <table:table-cell office:value-type="float" office:value="1124152.587" calcext:value-type="float">
            <text:p>1124152.587</text:p>
          </table:table-cell>
          <table:table-cell table:formula="of:=[.T50]/1024" office:value-type="float" office:value="1097.80526074219" calcext:value-type="float">
            <text:p>1097.80526074219</text:p>
          </table:table-cell>
          <table:table-cell office:value-type="float" office:value="102056851.877" calcext:value-type="float">
            <text:p>102056851.877</text:p>
          </table:table-cell>
          <table:table-cell table:formula="of:=[.V50]/(1024*1024)" office:value-type="float" office:value="97.3289984483719" calcext:value-type="float">
            <text:p>97.3289984483719</text:p>
          </table:table-cell>
          <table:table-cell office:value-type="float" office:value="116992114.043" calcext:value-type="float">
            <text:p>116992114.043</text:p>
          </table:table-cell>
          <table:table-cell table:formula="of:=[.X50]/(1024*1024)" office:value-type="float" office:value="111.57237438488" calcext:value-type="float">
            <text:p>111.57237438488</text:p>
          </table:table-cell>
          <table:table-cell office:value-type="float" office:value="117289058.545" calcext:value-type="float">
            <text:p>117289058.545</text:p>
          </table:table-cell>
          <table:table-cell table:formula="of:=[.Z50]/(1024*1024)" office:value-type="float" office:value="111.855562729836" calcext:value-type="float">
            <text:p>111.855562729836</text:p>
          </table:table-cell>
          <table:table-cell office:value-type="float" office:value="7.281" calcext:value-type="float">
            <text:p>7.281</text:p>
          </table:table-cell>
          <table:table-cell office:value-type="float" office:value="1738.303" calcext:value-type="float">
            <text:p>1738.303</text:p>
          </table:table-cell>
          <table:table-cell office:value-type="float" office:value="33353.9571" calcext:value-type="float">
            <text:p>33353.9571</text:p>
          </table:table-cell>
          <table:table-cell office:value-type="float" office:value="1961.997" calcext:value-type="float">
            <text:p>1961.997</text:p>
          </table:table-cell>
          <table:table-cell office:value-type="float" office:value="1956.056" calcext:value-type="float">
            <text:p>1956.056</text:p>
          </table:table-cell>
          <table:table-cell office:value-type="float" office:value="33637.824" calcext:value-type="float">
            <text:p>33637.824</text:p>
          </table:table-cell>
          <table:table-cell office:value-type="float" office:value="0" calcext:value-type="float">
            <text:p>0</text:p>
          </table:table-cell>
          <table:table-cell office:value-type="float" office:value="180.153" calcext:value-type="float">
            <text:p>180.153</text:p>
          </table:table-cell>
          <table:table-cell office:value-type="float" office:value="337.667" calcext:value-type="float">
            <text:p>337.667</text:p>
          </table:table-cell>
          <table:table-cell office:value-type="float" office:value="360.086" calcext:value-type="float">
            <text:p>360.086</text:p>
          </table:table-cell>
          <table:table-cell office:value-type="float" office:value="0" calcext:value-type="float">
            <text:p>0</text:p>
          </table:table-cell>
          <table:table-cell office:value-type="float" office:value="328.959" calcext:value-type="float">
            <text:p>328.959</text:p>
          </table:table-cell>
          <table:table-cell office:value-type="float" office:value="762.977" calcext:value-type="float">
            <text:p>762.977</text:p>
          </table:table-cell>
          <table:table-cell office:value-type="float" office:value="768.071" calcext:value-type="float">
            <text:p>768.071</text:p>
          </table:table-cell>
          <table:table-cell office:value-type="float" office:value="14.5758" calcext:value-type="float">
            <text:p>14.5758</text:p>
          </table:table-cell>
          <table:table-cell office:value-type="float" office:value="1260.784" calcext:value-type="float">
            <text:p>1260.784</text:p>
          </table:table-cell>
          <table:table-cell office:value-type="float" office:value="1757.239" calcext:value-type="float">
            <text:p>1757.239</text:p>
          </table:table-cell>
          <table:table-cell office:value-type="float" office:value="1797.5" calcext:value-type="float">
            <text:p>1797.5</text:p>
          </table:table-cell>
          <table:table-cell office:value-type="float" office:value="8066.758" calcext:value-type="float">
            <text:p>8066.758</text:p>
          </table:table-cell>
          <table:table-cell table:formula="of:=[.AT50]/1024" office:value-type="float" office:value="7.877693359375" calcext:value-type="float">
            <text:p>7.877693359375</text:p>
          </table:table-cell>
          <table:table-cell office:value-type="float" office:value="32765805.763" calcext:value-type="float">
            <text:p>32765805.763</text:p>
          </table:table-cell>
          <table:table-cell table:formula="of:=[.AV50]/(1024*1024)" office:value-type="float" office:value="31.247907412529" calcext:value-type="float">
            <text:p>31.247907412529</text:p>
          </table:table-cell>
          <table:table-cell office:value-type="float" office:value="79669153.547" calcext:value-type="float">
            <text:p>79669153.547</text:p>
          </table:table-cell>
          <table:table-cell table:formula="of:=[.AX50]/(1024*1024)" office:value-type="float" office:value="75.9784255475998" calcext:value-type="float">
            <text:p>75.9784255475998</text:p>
          </table:table-cell>
          <table:table-cell office:value-type="float" office:value="80494505.259" calcext:value-type="float">
            <text:p>80494505.259</text:p>
          </table:table-cell>
          <table:table-cell table:formula="of:=[.AZ50]/(1024*1024)" office:value-type="float" office:value="76.7655422773361" calcext:value-type="float">
            <text:p>76.7655422773361</text:p>
          </table:table-cell>
          <table:table-cell office:value-type="float" office:value="1031.729" calcext:value-type="float">
            <text:p>1031.729</text:p>
          </table:table-cell>
          <table:table-cell office:value-type="float" office:value="90550.803" calcext:value-type="float">
            <text:p>90550.803</text:p>
          </table:table-cell>
          <table:table-cell office:value-type="float" office:value="458567.764" calcext:value-type="float">
            <text:p>458567.764</text:p>
          </table:table-cell>
          <table:table-cell office:value-type="float" office:value="2413.514" calcext:value-type="float">
            <text:p>2413.514</text:p>
          </table:table-cell>
          <table:table-cell office:value-type="float" office:value="2381.823" calcext:value-type="float">
            <text:p>2381.823</text:p>
          </table:table-cell>
          <table:table-cell office:value-type="float" office:value="458736.27" calcext:value-type="float">
            <text:p>458736.27</text:p>
          </table:table-cell>
          <table:table-cell office:value-type="float" office:value="0" calcext:value-type="float">
            <text:p>0</text:p>
          </table:table-cell>
          <table:table-cell office:value-type="float" office:value="5191235.756" calcext:value-type="float">
            <text:p>5191235.756</text:p>
          </table:table-cell>
          <table:table-cell office:value-type="float" office:value="12071832.731" calcext:value-type="float">
            <text:p>12071832.731</text:p>
          </table:table-cell>
          <table:table-cell office:value-type="float" office:value="12385450.56" calcext:value-type="float">
            <text:p>12385450.56</text:p>
          </table:table-cell>
          <table:table-cell office:value-type="float" office:value="26.374" calcext:value-type="float">
            <text:p>26.374</text:p>
          </table:table-cell>
          <table:table-cell office:value-type="float" office:value="1181.118" calcext:value-type="float">
            <text:p>1181.118</text:p>
          </table:table-cell>
          <table:table-cell office:value-type="float" office:value="1999.931" calcext:value-type="float">
            <text:p>1999.931</text:p>
          </table:table-cell>
          <table:table-cell office:value-type="float" office:value="2033.413" calcext:value-type="float">
            <text:p>2033.413</text:p>
          </table:table-cell>
          <table:table-cell office:value-type="float" office:value="62.593" calcext:value-type="float">
            <text:p>62.593</text:p>
          </table:table-cell>
          <table:table-cell office:value-type="float" office:value="2274.466" calcext:value-type="float">
            <text:p>2274.466</text:p>
          </table:table-cell>
          <table:table-cell office:value-type="float" office:value="4210.214" calcext:value-type="float">
            <text:p>4210.214</text:p>
          </table:table-cell>
          <table:table-cell office:value-type="float" office:value="4228.332" calcext:value-type="float">
            <text:p>4228.332</text:p>
          </table:table-cell>
          <table:table-cell table:formula="of:=[.A50]*[.B50]*300000*1024" office:value-type="float" office:value="614400000000" calcext:value-type="float">
            <text:p>614400000000</text:p>
          </table:table-cell>
          <table:table-cell table:formula="of:=[.BT50]/(1024*1024*1024)" office:value-type="float" office:value="572.20458984375" calcext:value-type="float">
            <text:p>572.20458984375</text:p>
          </table:table-cell>
          <table:table-cell office:value-type="float" office:value="5789324218" calcext:value-type="float">
            <text:p>5789324218</text:p>
          </table:table-cell>
          <table:table-cell table:style-name="ce125" office:value-type="float" office:value="618360192512" calcext:value-type="float">
            <text:p>618,360,192,512</text:p>
          </table:table-cell>
          <table:table-cell table:style-name="ce125" table:formula="of:=[.BW50]-[.BV50]" office:value-type="float" office:value="612570868294" calcext:value-type="float">
            <text:p>612,570,868,294</text:p>
          </table:table-cell>
          <table:table-cell table:style-name="ce125" table:formula="of:=[.BX50]/(1024*1024*1024)" office:value-type="float" office:value="570.501078194007" calcext:value-type="float">
            <text:p>570.501078194</text:p>
          </table:table-cell>
          <table:table-cell office:value-type="float" office:value="5788209697" calcext:value-type="float">
            <text:p>5788209697</text:p>
          </table:table-cell>
          <table:table-cell office:value-type="float" office:value="619097786971" calcext:value-type="float">
            <text:p>619097786971</text:p>
          </table:table-cell>
          <table:table-cell table:style-name="ce125" table:formula="of:=[.CA50]-[.BZ50]" office:value-type="float" office:value="613309577274" calcext:value-type="float">
            <text:p>613,309,577,274</text:p>
          </table:table-cell>
          <table:table-cell table:style-name="ce125" table:formula="of:=[.CB50]/(1024*1024*1024)" office:value-type="float" office:value="571.189054543152" calcext:value-type="float">
            <text:p>571.189054543</text:p>
          </table:table-cell>
          <table:table-cell office:value-type="float" office:value="5809182239" calcext:value-type="float">
            <text:p>5809182239</text:p>
          </table:table-cell>
          <table:table-cell office:value-type="float" office:value="617997786971" calcext:value-type="float">
            <text:p>617997786971</text:p>
          </table:table-cell>
          <table:table-cell table:style-name="ce125" table:formula="of:=[.CE50]-[.CD50]" office:value-type="float" office:value="612188604732" calcext:value-type="float">
            <text:p>612,188,604,732</text:p>
          </table:table-cell>
          <table:table-cell table:style-name="ce125" table:formula="of:=[.CF50]/(1024*1024*1024)" office:value-type="float" office:value="570.145067509263" calcext:value-type="float">
            <text:p>570.145067509</text:p>
          </table:table-cell>
          <table:table-cell table:number-columns-repeated="17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72"/>
          <table:table-cell table:style-name="ce125" table:formula="of:=SUM([.BU35:.BU50])" office:value-type="float" office:value="849.723815917969" calcext:value-type="float">
            <text:p>849.723815918</text:p>
          </table:table-cell>
          <table:table-cell table:number-columns-repeated="3"/>
          <table:table-cell table:formula="of:=SUM([.BY35:.BY50])" office:value-type="float" office:value="837.131560060195" calcext:value-type="float">
            <text:p>837.131560060195</text:p>
          </table:table-cell>
          <table:table-cell table:number-columns-repeated="3"/>
          <table:table-cell table:style-name="ce125" table:formula="of:=SUM([.CC35:.CC50])" office:value-type="float" office:value="844.629523108712" calcext:value-type="float">
            <text:p>844.629523109</text:p>
          </table:table-cell>
          <table:table-cell table:number-columns-repeated="3"/>
          <table:table-cell table:style-name="ce125" table:formula="of:=SUM([.CG35:.CG50])" office:value-type="float" office:value="844.10735824704" calcext:value-type="float">
            <text:p>844.107358247</text:p>
          </table:table-cell>
          <table:table-cell table:number-columns-repeated="17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table:number-columns-repeated="2"/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style-name="ce3" office:value-type="string" calcext:value-type="string">
            <text:p>Proce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table:number-columns-repeated="2"/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50"/>
        </table:table-row>
        <table:table-row table:style-name="ro2">
          <table:table-cell table:number-columns-repeated="71"/>
          <table:table-cell table:style-name="ce5" office:value-type="string" calcext:value-type="string" table:number-columns-spanned="9" table:number-rows-spanned="3">
            <text:p>Disk Capacity</text:p>
          </table:table-cell>
          <table:covered-table-cell table:number-columns-repeated="8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1">
          <table:table-cell table:number-columns-repeated="71"/>
          <table:covered-table-cell table:number-columns-repeated="9" table:style-name="ce5"/>
          <table:table-cell table:number-columns-repeated="176"/>
        </table:table-row>
        <table:table-row table:style-name="ro3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3" table:number-rows-spanned="1">
            <text:p>Broker -1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2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Broker -3</text:p>
          </table:table-cell>
          <table:covered-table-cell table:number-columns-repeated="2" table:style-name="ce5"/>
          <table:table-cell table:style-name="ce5" table:number-columns-repeated="169"/>
          <table:table-cell table:number-columns-repeated="6"/>
        </table:table-row>
        <table:table-row table:style-name="ro4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Sum 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<text:s/>Latency - 99.9%</text:p>
          </table:table-cell>
          <table:table-cell table:style-name="ce5" office:value-type="string" calcext:value-type="string">
            <text:p>Median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/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2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- Broker 3</text:p>
          </table:table-cell>
          <table:table-cell table:style-name="ce5" table:number-columns-repeated="169"/>
          <table:table-cell table:number-columns-repeated="6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076012792" calcext:value-type="float">
            <text:p>1610076012792</text:p>
          </table:table-cell>
          <table:table-cell office:value-type="float" office:value="1610077577790" calcext:value-type="float">
            <text:p>1610077577790</text:p>
          </table:table-cell>
          <table:table-cell table:formula="of:=([.E62]-[.D62])/(1000*60)" office:value-type="float" office:value="26.0833" calcext:value-type="float">
            <text:p>26.0833</text:p>
          </table:table-cell>
          <table:table-cell office:value-type="float" office:value="26" calcext:value-type="float">
            <text:p>26</text:p>
          </table:table-cell>
          <table:table-cell office:value-type="float" office:value="596.307" calcext:value-type="float">
            <text:p>596.307</text:p>
          </table:table-cell>
          <table:table-cell office:value-type="float" office:value="992.93" calcext:value-type="float">
            <text:p>992.93</text:p>
          </table:table-cell>
          <table:table-cell table:number-columns-repeated="2" office:value-type="float" office:value="996.636" calcext:value-type="float">
            <text:p>996.636</text:p>
          </table:table-cell>
          <table:table-cell office:value-type="float" office:value="11.319" calcext:value-type="float">
            <text:p>11.319</text:p>
          </table:table-cell>
          <table:table-cell office:value-type="float" office:value="764.172" calcext:value-type="float">
            <text:p>764.172</text:p>
          </table:table-cell>
          <table:table-cell office:value-type="float" office:value="1190.889" calcext:value-type="float">
            <text:p>1190.889</text:p>
          </table:table-cell>
          <table:table-cell office:value-type="float" office:value="1191.883" calcext:value-type="float">
            <text:p>1191.883</text:p>
          </table:table-cell>
          <table:table-cell office:value-type="float" office:value="3.422" calcext:value-type="float">
            <text:p>3.422</text:p>
          </table:table-cell>
          <table:table-cell office:value-type="float" office:value="21.222" calcext:value-type="float">
            <text:p>21.222</text:p>
          </table:table-cell>
          <table:table-cell office:value-type="float" office:value="26.723" calcext:value-type="float">
            <text:p>26.723</text:p>
          </table:table-cell>
          <table:table-cell office:value-type="float" office:value="26.73" calcext:value-type="float">
            <text:p>26.73</text:p>
          </table:table-cell>
          <table:table-cell office:value-type="float" office:value="1129811.337" calcext:value-type="float">
            <text:p>1129811.337</text:p>
          </table:table-cell>
          <table:table-cell table:formula="of:=[.T62]/1024" office:value-type="float" office:value="1103.33138378906" calcext:value-type="float">
            <text:p>1103.33138378906</text:p>
          </table:table-cell>
          <table:table-cell office:value-type="float" office:value="76485356.585" calcext:value-type="float">
            <text:p>76485356.585</text:p>
          </table:table-cell>
          <table:table-cell table:formula="of:=[.V62]/(1024*1024)" office:value-type="float" office:value="72.9421201562881" calcext:value-type="float">
            <text:p>72.9421201562881</text:p>
          </table:table-cell>
          <table:table-cell office:value-type="float" office:value="119183311.738" calcext:value-type="float">
            <text:p>119183311.738</text:p>
          </table:table-cell>
          <table:table-cell table:formula="of:=[.X62]/(1024*1024)" office:value-type="float" office:value="113.66206334877" calcext:value-type="float">
            <text:p>113.66206334877</text:p>
          </table:table-cell>
          <table:table-cell office:value-type="float" office:value="119327180.467" calcext:value-type="float">
            <text:p>119327180.467</text:p>
          </table:table-cell>
          <table:table-cell table:formula="of:=[.Z62]/(1024*1024)" office:value-type="float" office:value="113.799267260551" calcext:value-type="float">
            <text:p>113.799267260551</text:p>
          </table:table-cell>
          <table:table-cell office:value-type="float" office:value="18.344" calcext:value-type="float">
            <text:p>18.344</text:p>
          </table:table-cell>
          <table:table-cell office:value-type="float" office:value="1664.247" calcext:value-type="float">
            <text:p>1664.247</text:p>
          </table:table-cell>
          <table:table-cell office:value-type="float" office:value="10614.628" calcext:value-type="float">
            <text:p>10614.628</text:p>
          </table:table-cell>
          <table:table-cell office:value-type="float" office:value="530.73" calcext:value-type="float">
            <text:p>530.73</text:p>
          </table:table-cell>
          <table:table-cell/>
          <table:table-cell office:value-type="float" office:value="10904.0427" calcext:value-type="float">
            <text:p>10904.0427</text:p>
          </table:table-cell>
          <table:table-cell office:value-type="float" office:value="0" calcext:value-type="float">
            <text:p>0</text:p>
          </table:table-cell>
          <table:table-cell office:value-type="float" office:value="176.093" calcext:value-type="float">
            <text:p>176.093</text:p>
          </table:table-cell>
          <table:table-cell office:value-type="float" office:value="394.268" calcext:value-type="float">
            <text:p>394.268</text:p>
          </table:table-cell>
          <table:table-cell office:value-type="float" office:value="411.926" calcext:value-type="float">
            <text:p>411.926</text:p>
          </table:table-cell>
          <table:table-cell office:value-type="float" office:value="0" calcext:value-type="float">
            <text:p>0</text:p>
          </table:table-cell>
          <table:table-cell office:value-type="float" office:value="478.572" calcext:value-type="float">
            <text:p>478.572</text:p>
          </table:table-cell>
          <table:table-cell office:value-type="float" office:value="1058.909" calcext:value-type="float">
            <text:p>1058.909</text:p>
          </table:table-cell>
          <table:table-cell office:value-type="float" office:value="1063.305" calcext:value-type="float">
            <text:p>1063.305</text:p>
          </table:table-cell>
          <table:table-cell office:value-type="float" office:value="427.361" calcext:value-type="float">
            <text:p>427.361</text:p>
          </table:table-cell>
          <table:table-cell office:value-type="float" office:value="1123.935" calcext:value-type="float">
            <text:p>1123.935</text:p>
          </table:table-cell>
          <table:table-cell office:value-type="float" office:value="1912.094" calcext:value-type="float">
            <text:p>1912.094</text:p>
          </table:table-cell>
          <table:table-cell office:value-type="float" office:value="1932.64" calcext:value-type="float">
            <text:p>1932.64</text:p>
          </table:table-cell>
          <table:table-cell office:value-type="float" office:value="8641.69" calcext:value-type="float">
            <text:p>8641.69</text:p>
          </table:table-cell>
          <table:table-cell table:formula="of:=[.AT62]/1024" office:value-type="float" office:value="8.439150390625" calcext:value-type="float">
            <text:p>8.439150390625</text:p>
          </table:table-cell>
          <table:table-cell office:value-type="float" office:value="48379240.236" calcext:value-type="float">
            <text:p>48379240.236</text:p>
          </table:table-cell>
          <table:table-cell table:formula="of:=[.AV62]/(1024*1024)" office:value-type="float" office:value="46.138038860321" calcext:value-type="float">
            <text:p>46.138038860321</text:p>
          </table:table-cell>
          <table:table-cell office:value-type="float" office:value="111237350.725" calcext:value-type="float">
            <text:p>111237350.725</text:p>
          </table:table-cell>
          <table:table-cell table:formula="of:=[.AX62]/(1024*1024)" office:value-type="float" office:value="106.084204411507" calcext:value-type="float">
            <text:p>106.084204411507</text:p>
          </table:table-cell>
          <table:table-cell office:value-type="float" office:value="112172761.651" calcext:value-type="float">
            <text:p>112172761.651</text:p>
          </table:table-cell>
          <table:table-cell table:formula="of:=[.AZ62]/(1024*1024)" office:value-type="float" office:value="106.976281786919" calcext:value-type="float">
            <text:p>106.976281786919</text:p>
          </table:table-cell>
          <table:table-cell office:value-type="float" office:value="38653.311" calcext:value-type="float">
            <text:p>38653.311</text:p>
          </table:table-cell>
          <table:table-cell office:value-type="float" office:value="121541.434" calcext:value-type="float">
            <text:p>121541.434</text:p>
          </table:table-cell>
          <table:table-cell office:value-type="float" office:value="231494.09" calcext:value-type="float">
            <text:p>231494.09</text:p>
          </table:table-cell>
          <table:table-cell office:value-type="float" office:value="1197.015" calcext:value-type="float">
            <text:p>1197.015</text:p>
          </table:table-cell>
          <table:table-cell/>
          <table:table-cell office:value-type="float" office:value="255501.1876" calcext:value-type="float">
            <text:p>255501.1876</text:p>
          </table:table-cell>
          <table:table-cell office:value-type="float" office:value="0" calcext:value-type="float">
            <text:p>0</text:p>
          </table:table-cell>
          <table:table-cell office:value-type="float" office:value="3046944.6" calcext:value-type="float">
            <text:p>3046944.6</text:p>
          </table:table-cell>
          <table:table-cell office:value-type="float" office:value="7907368.097" calcext:value-type="float">
            <text:p>7907368.097</text:p>
          </table:table-cell>
          <table:table-cell office:value-type="float" office:value="7909493.119" calcext:value-type="float">
            <text:p>7909493.119</text:p>
          </table:table-cell>
          <table:table-cell office:value-type="float" office:value="27.428" calcext:value-type="float">
            <text:p>27.428</text:p>
          </table:table-cell>
          <table:table-cell office:value-type="float" office:value="1192.355" calcext:value-type="float">
            <text:p>1192.355</text:p>
          </table:table-cell>
          <table:table-cell office:value-type="float" office:value="1985.363" calcext:value-type="float">
            <text:p>1985.363</text:p>
          </table:table-cell>
          <table:table-cell office:value-type="float" office:value="1992.539" calcext:value-type="float">
            <text:p>1992.539</text:p>
          </table:table-cell>
          <table:table-cell office:value-type="float" office:value="67.048" calcext:value-type="float">
            <text:p>67.048</text:p>
          </table:table-cell>
          <table:table-cell office:value-type="float" office:value="2413.694" calcext:value-type="float">
            <text:p>2413.694</text:p>
          </table:table-cell>
          <table:table-cell office:value-type="float" office:value="4119.232" calcext:value-type="float">
            <text:p>4119.232</text:p>
          </table:table-cell>
          <table:table-cell office:value-type="float" office:value="4170.88" calcext:value-type="float">
            <text:p>4170.88</text:p>
          </table:table-cell>
          <table:table-cell table:formula="of:=[.A62]*[.B62]*60000*1024" office:value-type="float" office:value="122880000000" calcext:value-type="float">
            <text:p>122880000000</text:p>
          </table:table-cell>
          <table:table-cell office:value-type="float" office:value="64617318691" calcext:value-type="float">
            <text:p>64617318691</text:p>
          </table:table-cell>
          <table:table-cell office:value-type="float" office:value="184781739369" calcext:value-type="float">
            <text:p>184781739369</text:p>
          </table:table-cell>
          <table:table-cell table:formula="of:=[.BV62]-[.BU62]" office:value-type="float" office:value="120164420678" calcext:value-type="float">
            <text:p>120164420678</text:p>
          </table:table-cell>
          <table:table-cell office:value-type="float" office:value="64547456333" calcext:value-type="float">
            <text:p>64547456333</text:p>
          </table:table-cell>
          <table:table-cell office:value-type="float" office:value="184694807934" calcext:value-type="float">
            <text:p>184694807934</text:p>
          </table:table-cell>
          <table:table-cell table:formula="of:=[.BY62]-[.BX62]" office:value-type="float" office:value="120147351601" calcext:value-type="float">
            <text:p>120147351601</text:p>
          </table:table-cell>
          <table:table-cell office:value-type="float" office:value="64637247058" calcext:value-type="float">
            <text:p>64637247058</text:p>
          </table:table-cell>
          <table:table-cell office:value-type="float" office:value="184787638215" calcext:value-type="float">
            <text:p>184787638215</text:p>
          </table:table-cell>
          <table:table-cell table:formula="of:=[.CB62]-[.CA62]" office:value-type="float" office:value="120150391157" calcext:value-type="float">
            <text:p>120150391157</text:p>
          </table:table-cell>
          <table:table-cell table:number-columns-repeated="175"/>
        </table:table-row>
        <table:table-row table:style-name="ro1">
          <table:table-cell table:style-name="ce7" table:number-columns-repeated="3"/>
          <table:table-cell table:number-columns-repeated="70"/>
          <table:table-cell office:value-type="float" office:value="130973425765" calcext:value-type="float">
            <text:p>130973425765</text:p>
          </table:table-cell>
          <table:table-cell table:number-columns-repeated="18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92174640" calcext:value-type="float" table:number-columns-spanned="1" table:number-rows-spanned="2">
            <text:p>1610692174640</text:p>
          </table:table-cell>
          <table:table-cell office:value-type="float" office:value="1610693768115" calcext:value-type="float" table:number-columns-spanned="1" table:number-rows-spanned="2">
            <text:p>1610693768115</text:p>
          </table:table-cell>
          <table:table-cell table:formula="of:=([.E64]-[.D64])/(1000*60)" office:value-type="float" office:value="26.5579166666667" calcext:value-type="float" table:number-columns-spanned="1" table:number-rows-spanned="2">
            <text:p>26.5579166666667</text:p>
          </table:table-cell>
          <table:table-cell office:value-type="float" office:value="26.5" calcext:value-type="float" table:number-columns-spanned="1" table:number-rows-spanned="2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528.721" calcext:value-type="float">
            <text:p>528.721</text:p>
          </table:table-cell>
          <table:table-cell office:value-type="float" office:value="1228.3583" calcext:value-type="float">
            <text:p>1228.3583</text:p>
          </table:table-cell>
          <table:table-cell office:value-type="float" office:value="1234.345" calcext:value-type="float">
            <text:p>1234.345</text:p>
          </table:table-cell>
          <table:table-cell office:value-type="float" office:value="0" calcext:value-type="float">
            <text:p>0</text:p>
          </table:table-cell>
          <table:table-cell office:value-type="float" office:value="673.913" calcext:value-type="float">
            <text:p>673.913</text:p>
          </table:table-cell>
          <table:table-cell office:value-type="float" office:value="1551.598" calcext:value-type="float">
            <text:p>1551.598</text:p>
          </table:table-cell>
          <table:table-cell office:value-type="float" office:value="1559.173" calcext:value-type="float">
            <text:p>1559.173</text:p>
          </table:table-cell>
          <table:table-cell office:value-type="float" office:value="1.13" calcext:value-type="float">
            <text:p>1.13</text:p>
          </table:table-cell>
          <table:table-cell office:value-type="float" office:value="21.858" calcext:value-type="float">
            <text:p>21.858</text:p>
          </table:table-cell>
          <table:table-cell office:value-type="float" office:value="26.352" calcext:value-type="float">
            <text:p>26.352</text:p>
          </table:table-cell>
          <table:table-cell office:value-type="float" office:value="26.367" calcext:value-type="float">
            <text:p>26.367</text:p>
          </table:table-cell>
          <table:table-cell office:value-type="float" office:value="0.958" calcext:value-type="float">
            <text:p>0.958</text:p>
          </table:table-cell>
          <table:table-cell table:formula="of:=[.T64]/1024" office:value-type="float" office:value="0.000935546875" calcext:value-type="float">
            <text:p>0.000935546875</text:p>
          </table:table-cell>
          <table:table-cell office:value-type="float" office:value="67600481.366" calcext:value-type="float">
            <text:p>67600481.366</text:p>
          </table:table-cell>
          <table:table-cell table:formula="of:=[.V64]/(1024*1024)" office:value-type="float" office:value="64.4688428554534" calcext:value-type="float">
            <text:p>64.4688428554534</text:p>
          </table:table-cell>
          <table:table-cell office:value-type="float" office:value="155432017.449" calcext:value-type="float">
            <text:p>155432017.449</text:p>
          </table:table-cell>
          <table:table-cell table:formula="of:=[.X64]/(1024*1024)" office:value-type="float" office:value="148.231522988319" calcext:value-type="float">
            <text:p>148.231522988319</text:p>
          </table:table-cell>
          <table:table-cell office:value-type="float" office:value="156132813.1617" calcext:value-type="float">
            <text:p>156132813.1617</text:p>
          </table:table-cell>
          <table:table-cell table:formula="of:=[.Z64]/(1024*1024)" office:value-type="float" office:value="148.899853860569" calcext:value-type="float">
            <text:p>148.899853860569</text:p>
          </table:table-cell>
          <table:table-cell office:value-type="float" office:value="15.956" calcext:value-type="float">
            <text:p>15.956</text:p>
          </table:table-cell>
          <table:table-cell office:value-type="float" office:value="765.736" calcext:value-type="float">
            <text:p>765.736</text:p>
          </table:table-cell>
          <table:table-cell office:value-type="float" office:value="1263.748" calcext:value-type="float">
            <text:p>1263.748</text:p>
          </table:table-cell>
          <table:table-cell office:value-type="float" office:value="63.187" calcext:value-type="float">
            <text:p>63.187</text:p>
          </table:table-cell>
          <table:table-cell office:value-type="float" office:value="66.187" calcext:value-type="float">
            <text:p>66.187</text:p>
          </table:table-cell>
          <table:table-cell office:value-type="float" office:value="1274.924" calcext:value-type="float">
            <text:p>1274.924</text:p>
          </table:table-cell>
          <table:table-cell office:value-type="float" office:value="0.123" calcext:value-type="float">
            <text:p>0.123</text:p>
          </table:table-cell>
          <table:table-cell office:value-type="float" office:value="6.1982" calcext:value-type="float">
            <text:p>6.1982</text:p>
          </table:table-cell>
          <table:table-cell office:value-type="float" office:value="10.188" calcext:value-type="float">
            <text:p>10.188</text:p>
          </table:table-cell>
          <table:table-cell office:value-type="float" office:value="10.397" calcext:value-type="float">
            <text:p>10.397</text:p>
          </table:table-cell>
          <table:table-cell office:value-type="float" office:value="1.224" calcext:value-type="float">
            <text:p>1.224</text:p>
          </table:table-cell>
          <table:table-cell office:value-type="float" office:value="61.919" calcext:value-type="float">
            <text:p>61.919</text:p>
          </table:table-cell>
          <table:table-cell office:value-type="float" office:value="101.291" calcext:value-type="float">
            <text:p>101.291</text:p>
          </table:table-cell>
          <table:table-cell office:value-type="float" office:value="103.797" calcext:value-type="float">
            <text:p>103.797</text:p>
          </table:table-cell>
          <table:table-cell office:value-type="float" office:value="40" calcext:value-type="float">
            <text:p>40</text:p>
          </table:table-cell>
          <table:table-cell office:value-type="float" office:value="1596.21" calcext:value-type="float">
            <text:p>1596.21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6982.847" calcext:value-type="float">
            <text:p>46982.847</text:p>
          </table:table-cell>
          <table:table-cell table:formula="of:=[.AT64]/1024" office:value-type="float" office:value="45.8816865234375" calcext:value-type="float">
            <text:p>45.8816865234375</text:p>
          </table:table-cell>
          <table:table-cell office:value-type="float" office:value="5809212.329" calcext:value-type="float">
            <text:p>5809212.329</text:p>
          </table:table-cell>
          <table:table-cell table:formula="of:=[.AV64]/(1024*1024)" office:value-type="float" office:value="5.54009659671783" calcext:value-type="float">
            <text:p>5.54009659671783</text:p>
          </table:table-cell>
          <table:table-cell office:value-type="float" office:value="10173029.479" calcext:value-type="float">
            <text:p>10173029.479</text:p>
          </table:table-cell>
          <table:table-cell table:formula="of:=[.AX64]/(1024*1024)" office:value-type="float" office:value="9.70175693416596" calcext:value-type="float">
            <text:p>9.70175693416596</text:p>
          </table:table-cell>
          <table:table-cell office:value-type="float" office:value="10459289.15" calcext:value-type="float">
            <text:p>10459289.15</text:p>
          </table:table-cell>
          <table:table-cell table:formula="of:=[.AZ64]/(1024*1024)" office:value-type="float" office:value="9.97475543022156" calcext:value-type="float">
            <text:p>9.97475543022156</text:p>
          </table:table-cell>
          <table:table-cell office:value-type="float" office:value="1447" calcext:value-type="float">
            <text:p>1447</text:p>
          </table:table-cell>
          <table:table-cell office:value-type="float" office:value="61347.543" calcext:value-type="float">
            <text:p>61347.543</text:p>
          </table:table-cell>
          <table:table-cell office:value-type="float" office:value="126417.785" calcext:value-type="float">
            <text:p>126417.785</text:p>
          </table:table-cell>
          <table:table-cell office:value-type="float" office:value="666.879" calcext:value-type="float">
            <text:p>666.879</text:p>
          </table:table-cell>
          <table:table-cell office:value-type="float" office:value="337.5" calcext:value-type="float">
            <text:p>337.5</text:p>
          </table:table-cell>
          <table:table-cell office:value-type="float" office:value="126698.666" calcext:value-type="float">
            <text:p>126698.666</text:p>
          </table:table-cell>
          <table:table-cell office:value-type="float" office:value="47161" calcext:value-type="float">
            <text:p>47161</text:p>
          </table:table-cell>
          <table:table-cell office:value-type="float" office:value="7150071.779" calcext:value-type="float">
            <text:p>7150071.779</text:p>
          </table:table-cell>
          <table:table-cell office:value-type="float" office:value="14156662.5" calcext:value-type="float">
            <text:p>14156662.5</text:p>
          </table:table-cell>
          <table:table-cell office:value-type="float" office:value="14240861.5" calcext:value-type="float">
            <text:p>14240861.5</text:p>
          </table:table-cell>
          <table:table-cell office:value-type="float" office:value="0" calcext:value-type="float">
            <text:p>0</text:p>
          </table:table-cell>
          <table:table-cell office:value-type="float" office:value="1057.621" calcext:value-type="float">
            <text:p>1057.621</text:p>
          </table:table-cell>
          <table:table-cell office:value-type="float" office:value="2455.6629" calcext:value-type="float">
            <text:p>2455.6629</text:p>
          </table:table-cell>
          <table:table-cell office:value-type="float" office:value="2467.596" calcext:value-type="float">
            <text:p>2467.596</text:p>
          </table:table-cell>
          <table:table-cell office:value-type="float" office:value="6.772" calcext:value-type="float">
            <text:p>6.772</text:p>
          </table:table-cell>
          <table:table-cell office:value-type="float" office:value="1369.854" calcext:value-type="float">
            <text:p>1369.854</text:p>
          </table:table-cell>
          <table:table-cell office:value-type="float" office:value="2877.035" calcext:value-type="float">
            <text:p>2877.035</text:p>
          </table:table-cell>
          <table:table-cell office:value-type="float" office:value="2886.8548" calcext:value-type="float">
            <text:p>2886.8548</text:p>
          </table:table-cell>
          <table:table-cell table:formula="of:=[.A64]*[.B64]*60000*1024" office:value-type="float" office:value="122880000000" calcext:value-type="float">
            <text:p>122880000000</text:p>
          </table:table-cell>
          <table:table-cell office:value-type="float" office:value="4195160404" calcext:value-type="float" table:number-columns-spanned="1" table:number-rows-spanned="2">
            <text:p>4195160404</text:p>
          </table:table-cell>
          <table:table-cell office:value-type="float" office:value="167556210187" calcext:value-type="float" table:number-columns-spanned="1" table:number-rows-spanned="2">
            <text:p>167556210187</text:p>
          </table:table-cell>
          <table:table-cell table:formula="of:=[.BV64]-[.BU64]" office:value-type="float" office:value="163361049783" calcext:value-type="float" table:number-columns-spanned="1" table:number-rows-spanned="2">
            <text:p>163361049783</text:p>
          </table:table-cell>
          <table:table-cell office:value-type="float" office:value="4194344091" calcext:value-type="float" table:number-columns-spanned="1" table:number-rows-spanned="2">
            <text:p>4194344091</text:p>
          </table:table-cell>
          <table:table-cell office:value-type="float" office:value="146700076522" calcext:value-type="float" table:number-columns-spanned="1" table:number-rows-spanned="2">
            <text:p>146700076522</text:p>
          </table:table-cell>
          <table:table-cell table:formula="of:=[.BY64]-[.BX64]" office:value-type="float" office:value="142505732431" calcext:value-type="float" table:number-columns-spanned="1" table:number-rows-spanned="2">
            <text:p>142505732431</text:p>
          </table:table-cell>
          <table:table-cell office:value-type="float" office:value="4194344075" calcext:value-type="float" table:number-columns-spanned="1" table:number-rows-spanned="2">
            <text:p>4194344075</text:p>
          </table:table-cell>
          <table:table-cell office:value-type="float" office:value="180566494014" calcext:value-type="float" table:number-columns-spanned="1" table:number-rows-spanned="2">
            <text:p>180566494014</text:p>
          </table:table-cell>
          <table:table-cell table:formula="of:=[.CB64]-[.CA64]" office:value-type="float" office:value="176372149939" calcext:value-type="float" table:number-columns-spanned="1" table:number-rows-spanned="2">
            <text:p>176372149939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1.1494" calcext:value-type="float">
            <text:p>1.1494</text:p>
          </table:table-cell>
          <table:table-cell office:value-type="float" office:value="587.93" calcext:value-type="float">
            <text:p>587.93</text:p>
          </table:table-cell>
          <table:table-cell office:value-type="float" office:value="1035.233" calcext:value-type="float">
            <text:p>1035.233</text:p>
          </table:table-cell>
          <table:table-cell office:value-type="float" office:value="1036.33" calcext:value-type="float">
            <text:p>1036.33</text:p>
          </table:table-cell>
          <table:table-cell office:value-type="float" office:value="0.032" calcext:value-type="float">
            <text:p>0.032</text:p>
          </table:table-cell>
          <table:table-cell office:value-type="float" office:value="744.978" calcext:value-type="float">
            <text:p>744.978</text:p>
          </table:table-cell>
          <table:table-cell office:value-type="float" office:value="1140.427" calcext:value-type="float">
            <text:p>1140.427</text:p>
          </table:table-cell>
          <table:table-cell office:value-type="float" office:value="1144.8745" calcext:value-type="float">
            <text:p>1144.8745</text:p>
          </table:table-cell>
          <table:table-cell office:value-type="float" office:value="1" calcext:value-type="float">
            <text:p>1</text:p>
          </table:table-cell>
          <table:table-cell office:value-type="float" office:value="24.25" calcext:value-type="float">
            <text:p>24.25</text:p>
          </table:table-cell>
          <table:table-cell office:value-type="float" office:value="26.405" calcext:value-type="float">
            <text:p>26.405</text:p>
          </table:table-cell>
          <table:table-cell office:value-type="float" office:value="26.412" calcext:value-type="float">
            <text:p>26.412</text:p>
          </table:table-cell>
          <table:table-cell office:value-type="float" office:value="3362.784" calcext:value-type="float">
            <text:p>3362.784</text:p>
          </table:table-cell>
          <table:table-cell table:formula="of:=[.T65]/1024" office:value-type="float" office:value="3.28396875" calcext:value-type="float">
            <text:p>3.28396875</text:p>
          </table:table-cell>
          <table:table-cell office:value-type="float" office:value="74687813.868" calcext:value-type="float">
            <text:p>74687813.868</text:p>
          </table:table-cell>
          <table:table-cell table:formula="of:=[.V65]/(1024*1024)" office:value-type="float" office:value="71.2278498344421" calcext:value-type="float">
            <text:p>71.2278498344421</text:p>
          </table:table-cell>
          <table:table-cell office:value-type="float" office:value="114219840.281" calcext:value-type="float">
            <text:p>114219840.281</text:p>
          </table:table-cell>
          <table:table-cell table:formula="of:=[.X65]/(1024*1024)" office:value-type="float" office:value="108.928528100013" calcext:value-type="float">
            <text:p>108.928528100013</text:p>
          </table:table-cell>
          <table:table-cell office:value-type="float" office:value="114685306.267" calcext:value-type="float">
            <text:p>114685306.267</text:p>
          </table:table-cell>
          <table:table-cell table:formula="of:=[.Z65]/(1024*1024)" office:value-type="float" office:value="109.372431056022" calcext:value-type="float">
            <text:p>109.372431056022</text:p>
          </table:table-cell>
          <table:table-cell office:value-type="float" office:value="40.672" calcext:value-type="float">
            <text:p>40.672</text:p>
          </table:table-cell>
          <table:table-cell office:value-type="float" office:value="956.905" calcext:value-type="float">
            <text:p>956.905</text:p>
          </table:table-cell>
          <table:table-cell office:value-type="float" office:value="1432.815" calcext:value-type="float">
            <text:p>1432.815</text:p>
          </table:table-cell>
          <table:table-cell office:value-type="float" office:value="72.223" calcext:value-type="float">
            <text:p>72.223</text:p>
          </table:table-cell>
          <table:table-cell office:value-type="float" office:value="74.762" calcext:value-type="float">
            <text:p>74.762</text:p>
          </table:table-cell>
          <table:table-cell office:value-type="float" office:value="1444.467" calcext:value-type="float">
            <text:p>1444.467</text:p>
          </table:table-cell>
          <table:table-cell office:value-type="float" office:value="0" calcext:value-type="float">
            <text:p>0</text:p>
          </table:table-cell>
          <table:table-cell office:value-type="float" office:value="7.0187" calcext:value-type="float">
            <text:p>7.0187</text:p>
          </table:table-cell>
          <table:table-cell office:value-type="float" office:value="27.924" calcext:value-type="float">
            <text:p>27.924</text:p>
          </table:table-cell>
          <table:table-cell office:value-type="float" office:value="28.762" calcext:value-type="float">
            <text:p>28.762</text:p>
          </table:table-cell>
          <table:table-cell office:value-type="float" office:value="0" calcext:value-type="float">
            <text:p>0</text:p>
          </table:table-cell>
          <table:table-cell office:value-type="float" office:value="65.843" calcext:value-type="float">
            <text:p>65.843</text:p>
          </table:table-cell>
          <table:table-cell office:value-type="float" office:value="130.767" calcext:value-type="float">
            <text:p>130.767</text:p>
          </table:table-cell>
          <table:table-cell office:value-type="float" office:value="134.837" calcext:value-type="float">
            <text:p>134.837</text:p>
          </table:table-cell>
          <table:table-cell office:value-type="float" office:value="120" calcext:value-type="float">
            <text:p>120</text:p>
          </table:table-cell>
          <table:table-cell office:value-type="float" office:value="1617.081" calcext:value-type="float">
            <text:p>1617.081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490.3131" calcext:value-type="float">
            <text:p>2490.3131</text:p>
          </table:table-cell>
          <table:table-cell table:formula="of:=[.AT65]/1024" office:value-type="float" office:value="2.43194638671875" calcext:value-type="float">
            <text:p>2.43194638671875</text:p>
          </table:table-cell>
          <table:table-cell office:value-type="float" office:value="6446337.316" calcext:value-type="float">
            <text:p>6446337.316</text:p>
          </table:table-cell>
          <table:table-cell table:formula="of:=[.AV65]/(1024*1024)" office:value-type="float" office:value="6.1477063331604" calcext:value-type="float">
            <text:p>6.1477063331604</text:p>
          </table:table-cell>
          <table:table-cell office:value-type="float" office:value="13892710.85" calcext:value-type="float">
            <text:p>13892710.85</text:p>
          </table:table-cell>
          <table:table-cell table:formula="of:=[.AX65]/(1024*1024)" office:value-type="float" office:value="13.2491215229034" calcext:value-type="float">
            <text:p>13.2491215229034</text:p>
          </table:table-cell>
          <table:table-cell office:value-type="float" office:value="14294420.261" calcext:value-type="float">
            <text:p>14294420.261</text:p>
          </table:table-cell>
          <table:table-cell table:formula="of:=[.AZ65]/(1024*1024)" office:value-type="float" office:value="13.6322214708328" calcext:value-type="float">
            <text:p>13.6322214708328</text:p>
          </table:table-cell>
          <table:table-cell office:value-type="float" office:value="4468.5" calcext:value-type="float">
            <text:p>4468.5</text:p>
          </table:table-cell>
          <table:table-cell office:value-type="float" office:value="68262.807" calcext:value-type="float">
            <text:p>68262.807</text:p>
          </table:table-cell>
          <table:table-cell office:value-type="float" office:value="142806.376" calcext:value-type="float">
            <text:p>142806.376</text:p>
          </table:table-cell>
          <table:table-cell office:value-type="float" office:value="886.4878" calcext:value-type="float">
            <text:p>886.4878</text:p>
          </table:table-cell>
          <table:table-cell office:value-type="float" office:value="937.416" calcext:value-type="float">
            <text:p>937.416</text:p>
          </table:table-cell>
          <table:table-cell office:value-type="float" office:value="150702.933" calcext:value-type="float">
            <text:p>150702.933</text:p>
          </table:table-cell>
          <table:table-cell office:value-type="float" office:value="0" calcext:value-type="float">
            <text:p>0</text:p>
          </table:table-cell>
          <table:table-cell office:value-type="float" office:value="6644327.291" calcext:value-type="float">
            <text:p>6644327.291</text:p>
          </table:table-cell>
          <table:table-cell office:value-type="float" office:value="9769591.45" calcext:value-type="float">
            <text:p>9769591.45</text:p>
          </table:table-cell>
          <table:table-cell office:value-type="float" office:value="11616832" calcext:value-type="float">
            <text:p>11616832</text:p>
          </table:table-cell>
          <table:table-cell office:value-type="float" office:value="1.607" calcext:value-type="float">
            <text:p>1.607</text:p>
          </table:table-cell>
          <table:table-cell office:value-type="float" office:value="1175.859" calcext:value-type="float">
            <text:p>1175.859</text:p>
          </table:table-cell>
          <table:table-cell office:value-type="float" office:value="2069.738" calcext:value-type="float">
            <text:p>2069.738</text:p>
          </table:table-cell>
          <table:table-cell office:value-type="float" office:value="2072.076" calcext:value-type="float">
            <text:p>2072.076</text:p>
          </table:table-cell>
          <table:table-cell office:value-type="float" office:value="19.843" calcext:value-type="float">
            <text:p>19.843</text:p>
          </table:table-cell>
          <table:table-cell office:value-type="float" office:value="1369.86" calcext:value-type="float">
            <text:p>1369.86</text:p>
          </table:table-cell>
          <table:table-cell office:value-type="float" office:value="3043.149" calcext:value-type="float">
            <text:p>3043.149</text:p>
          </table:table-cell>
          <table:table-cell office:value-type="float" office:value="3044.937" calcext:value-type="float">
            <text:p>3044.937</text:p>
          </table:table-cell>
          <table:table-cell table:formula="of:=[.A65]*[.B65]*60000*1024" office:value-type="float" office:value="122880000000" calcext:value-type="float">
            <text:p>122880000000</text:p>
          </table:table-cell>
          <table:covered-table-cell table:number-columns-repeated="9"/>
          <table:table-cell table:number-columns-repeated="175"/>
        </table:table-row>
        <table:table-row table:style-name="ro1">
          <table:table-cell/>
          <table:table-cell table:style-name="ce9"/>
          <table:table-cell/>
          <table:table-cell table:style-name="ce9" office:value-type="float" office:value="1610515916299" calcext:value-type="float">
            <text:p>1610515916299</text:p>
          </table:table-cell>
          <table:table-cell office:value-type="float" office:value="1610517331688" calcext:value-type="float">
            <text:p>1610517331688</text:p>
          </table:table-cell>
          <table:table-cell table:formula="of:=([.E66]-[.D66])/(1000*60)" office:value-type="float" office:value="23.5898166666667" calcext:value-type="float">
            <text:p>23.5898166666667</text:p>
          </table:table-cell>
          <table:table-cell office:value-type="float" office:value="23.5" calcext:value-type="float">
            <text:p>23.5</text:p>
          </table:table-cell>
          <table:table-cell table:number-columns-repeated="24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94969422" calcext:value-type="float" table:number-columns-spanned="1" table:number-rows-spanned="3">
            <text:p>1610694969422</text:p>
          </table:table-cell>
          <table:table-cell office:value-type="float" office:value="1610717491459" calcext:value-type="float" table:number-columns-spanned="1" table:number-rows-spanned="3">
            <text:p>1610717491459</text:p>
          </table:table-cell>
          <table:table-cell table:formula="of:=([.E67]-[.D67])/(1000*60)" office:value-type="float" office:value="375.367283333333" calcext:value-type="float" table:number-columns-spanned="1" table:number-rows-spanned="3">
            <text:p>375.367283333333</text:p>
          </table:table-cell>
          <table:table-cell office:value-type="float" office:value="375.36" calcext:value-type="float" table:number-columns-spanned="1" table:number-rows-spanned="3">
            <text:p>375.36</text:p>
          </table:table-cell>
          <table:table-cell office:value-type="float" office:value="1.34" calcext:value-type="float">
            <text:p>1.34</text:p>
          </table:table-cell>
          <table:table-cell office:value-type="float" office:value="40.549" calcext:value-type="float">
            <text:p>40.549</text:p>
          </table:table-cell>
          <table:table-cell office:value-type="float" office:value="302.498" calcext:value-type="float">
            <text:p>302.498</text:p>
          </table:table-cell>
          <table:table-cell office:value-type="float" office:value="345.235" calcext:value-type="float">
            <text:p>345.235</text:p>
          </table:table-cell>
          <table:table-cell office:value-type="float" office:value="1.529" calcext:value-type="float">
            <text:p>1.529</text:p>
          </table:table-cell>
          <table:table-cell office:value-type="float" office:value="52.942" calcext:value-type="float">
            <text:p>52.942</text:p>
          </table:table-cell>
          <table:table-cell office:value-type="float" office:value="397" calcext:value-type="float">
            <text:p>397</text:p>
          </table:table-cell>
          <table:table-cell office:value-type="float" office:value="453.818" calcext:value-type="float">
            <text:p>453.818</text:p>
          </table:table-cell>
          <table:table-cell office:value-type="float" office:value="1.22" calcext:value-type="float">
            <text:p>1.22</text:p>
          </table:table-cell>
          <table:table-cell office:value-type="float" office:value="23.15" calcext:value-type="float">
            <text:p>23.15</text:p>
          </table:table-cell>
          <table:table-cell office:value-type="float" office:value="27.732" calcext:value-type="float">
            <text:p>27.732</text:p>
          </table:table-cell>
          <table:table-cell office:value-type="float" office:value="27.99" calcext:value-type="float">
            <text:p>27.99</text:p>
          </table:table-cell>
          <table:table-cell office:value-type="float" office:value="153183.053" calcext:value-type="float">
            <text:p>153183.053</text:p>
          </table:table-cell>
          <table:table-cell table:formula="of:=[.T67]/1024" office:value-type="float" office:value="149.592825195312" calcext:value-type="float">
            <text:p>149.592825195312</text:p>
          </table:table-cell>
          <table:table-cell office:value-type="float" office:value="5300466.266" calcext:value-type="float">
            <text:p>5300466.266</text:p>
          </table:table-cell>
          <table:table-cell table:formula="of:=[.V67]/(1024*1024)" office:value-type="float" office:value="5.05491854286193" calcext:value-type="float">
            <text:p>5.05491854286193</text:p>
          </table:table-cell>
          <table:table-cell office:value-type="float" office:value="39747610.944" calcext:value-type="float">
            <text:p>39747610.944</text:p>
          </table:table-cell>
          <table:table-cell table:formula="of:=[.X67]/(1024*1024)" office:value-type="float" office:value="37.9062756958008" calcext:value-type="float">
            <text:p>37.9062756958008</text:p>
          </table:table-cell>
          <table:table-cell office:value-type="float" office:value="45407564.29" calcext:value-type="float">
            <text:p>45407564.29</text:p>
          </table:table-cell>
          <table:table-cell table:formula="of:=[.Z67]/(1024*1024)" office:value-type="float" office:value="43.3040278339386" calcext:value-type="float">
            <text:p>43.3040278339386</text:p>
          </table:table-cell>
          <table:table-cell office:value-type="float" office:value="958.544" calcext:value-type="float">
            <text:p>958.544</text:p>
          </table:table-cell>
          <table:table-cell office:value-type="float" office:value="22336.078" calcext:value-type="float">
            <text:p>22336.078</text:p>
          </table:table-cell>
          <table:table-cell office:value-type="float" office:value="73601.405" calcext:value-type="float">
            <text:p>73601.405</text:p>
          </table:table-cell>
          <table:table-cell office:value-type="float" office:value="3680.07" calcext:value-type="float">
            <text:p>3680.07</text:p>
          </table:table-cell>
          <table:table-cell office:value-type="float" office:value="3487.149" calcext:value-type="float">
            <text:p>3487.149</text:p>
          </table:table-cell>
          <table:table-cell office:value-type="float" office:value="93709.016" calcext:value-type="float">
            <text:p>93709.016</text:p>
          </table:table-cell>
          <table:table-cell office:value-type="float" office:value="0" calcext:value-type="float">
            <text:p>0</text:p>
          </table:table-cell>
          <table:table-cell office:value-type="float" office:value="24.476" calcext:value-type="float">
            <text:p>24.476</text:p>
          </table:table-cell>
          <table:table-cell office:value-type="float" office:value="105.684" calcext:value-type="float">
            <text:p>105.684</text:p>
          </table:table-cell>
          <table:table-cell office:value-type="float" office:value="122.587" calcext:value-type="float">
            <text:p>122.587</text:p>
          </table:table-cell>
          <table:table-cell office:value-type="float" office:value="0.434" calcext:value-type="float">
            <text:p>0.434</text:p>
          </table:table-cell>
          <table:table-cell office:value-type="float" office:value="215.0367" calcext:value-type="float">
            <text:p>215.0367</text:p>
          </table:table-cell>
          <table:table-cell office:value-type="float" office:value="719.862" calcext:value-type="float">
            <text:p>719.862</text:p>
          </table:table-cell>
          <table:table-cell office:value-type="float" office:value="762.1672" calcext:value-type="float">
            <text:p>762.1672</text:p>
          </table:table-cell>
          <table:table-cell office:value-type="float" office:value="6.666" calcext:value-type="float">
            <text:p>6.666</text:p>
          </table:table-cell>
          <table:table-cell office:value-type="float" office:value="1068.625" calcext:value-type="float">
            <text:p>1068.625</text:p>
          </table:table-cell>
          <table:table-cell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office:value-type="float" office:value="21.136" calcext:value-type="float">
            <text:p>21.136</text:p>
          </table:table-cell>
          <table:table-cell table:formula="of:=[.AT67]/1024" office:value-type="float" office:value="0.020640625" calcext:value-type="float">
            <text:p>0.020640625</text:p>
          </table:table-cell>
          <table:table-cell office:value-type="float" office:value="22006346.627" calcext:value-type="float">
            <text:p>22006346.627</text:p>
          </table:table-cell>
          <table:table-cell table:formula="of:=[.AV67]/(1024*1024)" office:value-type="float" office:value="20.9868875761032" calcext:value-type="float">
            <text:p>20.9868875761032</text:p>
          </table:table-cell>
          <table:table-cell office:value-type="float" office:value="73457930.859" calcext:value-type="float">
            <text:p>73457930.859</text:p>
          </table:table-cell>
          <table:table-cell table:formula="of:=[.AX67]/(1024*1024)" office:value-type="float" office:value="70.0549419965744" calcext:value-type="float">
            <text:p>70.0549419965744</text:p>
          </table:table-cell>
          <table:table-cell office:value-type="float" office:value="79284044.647" calcext:value-type="float">
            <text:p>79284044.647</text:p>
          </table:table-cell>
          <table:table-cell table:formula="of:=[.AZ67]/(1024*1024)" office:value-type="float" office:value="75.6111570806503" calcext:value-type="float">
            <text:p>75.6111570806503</text:p>
          </table:table-cell>
          <table:table-cell office:value-type="float" office:value="2333.562" calcext:value-type="float">
            <text:p>2333.562</text:p>
          </table:table-cell>
          <table:table-cell office:value-type="float" office:value="308358.527" calcext:value-type="float">
            <text:p>308358.527</text:p>
          </table:table-cell>
          <table:table-cell office:value-type="float" office:value="1316297.36" calcext:value-type="float">
            <text:p>1316297.36</text:p>
          </table:table-cell>
          <table:table-cell office:value-type="float" office:value="7603.416" calcext:value-type="float">
            <text:p>7603.416</text:p>
          </table:table-cell>
          <table:table-cell office:value-type="float" office:value="7037.333" calcext:value-type="float">
            <text:p>7037.333</text:p>
          </table:table-cell>
          <table:table-cell office:value-type="float" office:value="1409088.846" calcext:value-type="float">
            <text:p>1409088.846</text:p>
          </table:table-cell>
          <table:table-cell office:value-type="float" office:value="1000.1891" calcext:value-type="float">
            <text:p>1000.1891</text:p>
          </table:table-cell>
          <table:table-cell office:value-type="float" office:value="2042553.699" calcext:value-type="float">
            <text:p>2042553.699</text:p>
          </table:table-cell>
          <table:table-cell office:value-type="float" office:value="15552754.653" calcext:value-type="float">
            <text:p>15552754.653</text:p>
          </table:table-cell>
          <table:table-cell office:value-type="float" office:value="17877720.785" calcext:value-type="float">
            <text:p>17877720.785</text:p>
          </table:table-cell>
          <table:table-cell office:value-type="float" office:value="2.0759" calcext:value-type="float">
            <text:p>2.0759</text:p>
          </table:table-cell>
          <table:table-cell office:value-type="float" office:value="80.929" calcext:value-type="float">
            <text:p>80.929</text:p>
          </table:table-cell>
          <table:table-cell office:value-type="float" office:value="588.355" calcext:value-type="float">
            <text:p>588.355</text:p>
          </table:table-cell>
          <table:table-cell office:value-type="float" office:value="656.903" calcext:value-type="float">
            <text:p>656.903</text:p>
          </table:table-cell>
          <table:table-cell office:value-type="float" office:value="0" calcext:value-type="float">
            <text:p>0</text:p>
          </table:table-cell>
          <table:table-cell office:value-type="float" office:value="789.74" calcext:value-type="float">
            <text:p>789.74</text:p>
          </table:table-cell>
          <table:table-cell office:value-type="float" office:value="2022.611" calcext:value-type="float">
            <text:p>2022.611</text:p>
          </table:table-cell>
          <table:table-cell office:value-type="float" office:value="2101.662" calcext:value-type="float">
            <text:p>2101.662</text:p>
          </table:table-cell>
          <table:table-cell table:formula="of:=[.A67]*[.B67]*60000*1024" office:value-type="float" office:value="122880000000" calcext:value-type="float">
            <text:p>122880000000</text:p>
          </table:table-cell>
          <table:table-cell/>
          <table:table-cell office:value-type="float" office:value="419924600622" calcext:value-type="float" table:number-columns-spanned="1" table:number-rows-spanned="3">
            <text:p>419924600622</text:p>
          </table:table-cell>
          <table:table-cell table:formula="of:=[.BV67]-[.BU67]" office:value-type="float" office:value="419924600622" calcext:value-type="float" table:number-columns-spanned="1" table:number-rows-spanned="3">
            <text:p>419924600622</text:p>
          </table:table-cell>
          <table:table-cell office:value-type="float" office:value="245098568186" calcext:value-type="float" table:number-columns-spanned="1" table:number-rows-spanned="3">
            <text:p>245098568186</text:p>
          </table:table-cell>
          <table:table-cell office:value-type="float" office:value="399300280888" calcext:value-type="float" table:number-columns-spanned="1" table:number-rows-spanned="3">
            <text:p>399300280888</text:p>
          </table:table-cell>
          <table:table-cell table:formula="of:=[.BY67]-[.BX67]" office:value-type="float" office:value="154201712702" calcext:value-type="float" table:number-columns-spanned="1" table:number-rows-spanned="3">
            <text:p>154201712702</text:p>
          </table:table-cell>
          <table:table-cell office:value-type="float" office:value="245102992426" calcext:value-type="float" table:number-columns-spanned="1" table:number-rows-spanned="3">
            <text:p>245102992426</text:p>
          </table:table-cell>
          <table:table-cell office:value-type="float" office:value="455783294902" calcext:value-type="float" table:number-columns-spanned="1" table:number-rows-spanned="3">
            <text:p>455783294902</text:p>
          </table:table-cell>
          <table:table-cell table:formula="of:=[.CB67]-[.CA67]" office:value-type="float" office:value="210680302476" calcext:value-type="float" table:number-columns-spanned="1" table:number-rows-spanned="3">
            <text:p>210680302476</text:p>
          </table:table-cell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1.125" calcext:value-type="float">
            <text:p>41.125</text:p>
          </table:table-cell>
          <table:table-cell office:value-type="float" office:value="791.343" calcext:value-type="float">
            <text:p>791.343</text:p>
          </table:table-cell>
          <table:table-cell office:value-type="float" office:value="1040.124" calcext:value-type="float">
            <text:p>1040.124</text:p>
          </table:table-cell>
          <table:table-cell office:value-type="float" office:value="0" calcext:value-type="float">
            <text:p>0</text:p>
          </table:table-cell>
          <table:table-cell office:value-type="float" office:value="53.114" calcext:value-type="float">
            <text:p>53.114</text:p>
          </table:table-cell>
          <table:table-cell office:value-type="float" office:value="798.945" calcext:value-type="float">
            <text:p>798.945</text:p>
          </table:table-cell>
          <table:table-cell office:value-type="float" office:value="1039.948" calcext:value-type="float">
            <text:p>1039.948</text:p>
          </table:table-cell>
          <table:table-cell office:value-type="float" office:value="1.1" calcext:value-type="float">
            <text:p>1.1</text:p>
          </table:table-cell>
          <table:table-cell office:value-type="float" office:value="21.68" calcext:value-type="float">
            <text:p>21.68</text:p>
          </table:table-cell>
          <table:table-cell office:value-type="float" office:value="27.697" calcext:value-type="float">
            <text:p>27.697</text:p>
          </table:table-cell>
          <table:table-cell office:value-type="float" office:value="27.931" calcext:value-type="float">
            <text:p>27.931</text:p>
          </table:table-cell>
          <table:table-cell office:value-type="float" office:value="45824.723" calcext:value-type="float">
            <text:p>45824.723</text:p>
          </table:table-cell>
          <table:table-cell table:formula="of:=[.T68]/1024" office:value-type="float" office:value="44.7507060546875" calcext:value-type="float">
            <text:p>44.7507060546875</text:p>
          </table:table-cell>
          <table:table-cell office:value-type="float" office:value="5318684.695" calcext:value-type="float">
            <text:p>5318684.695</text:p>
          </table:table-cell>
          <table:table-cell table:formula="of:=[.V68]/(1024*1024)" office:value-type="float" office:value="5.07229299068451" calcext:value-type="float">
            <text:p>5.07229299068451</text:p>
          </table:table-cell>
          <table:table-cell office:value-type="float" office:value="79896563.235" calcext:value-type="float">
            <text:p>79896563.235</text:p>
          </table:table-cell>
          <table:table-cell table:formula="of:=[.X68]/(1024*1024)" office:value-type="float" office:value="76.1953003263473" calcext:value-type="float">
            <text:p>76.1953003263473</text:p>
          </table:table-cell>
          <table:table-cell office:value-type="float" office:value="103889317.829" calcext:value-type="float">
            <text:p>103889317.829</text:p>
          </table:table-cell>
          <table:table-cell table:formula="of:=[.Z68]/(1024*1024)" office:value-type="float" office:value="99.0765741624832" calcext:value-type="float">
            <text:p>99.0765741624832</text:p>
          </table:table-cell>
          <table:table-cell office:value-type="float" office:value="408.223" calcext:value-type="float">
            <text:p>408.223</text:p>
          </table:table-cell>
          <table:table-cell office:value-type="float" office:value="19431.385" calcext:value-type="float">
            <text:p>19431.385</text:p>
          </table:table-cell>
          <table:table-cell office:value-type="float" office:value="54857.483" calcext:value-type="float">
            <text:p>54857.483</text:p>
          </table:table-cell>
          <table:table-cell office:value-type="float" office:value="3142.064" calcext:value-type="float">
            <text:p>3142.064</text:p>
          </table:table-cell>
          <table:table-cell office:value-type="float" office:value="3134.24" calcext:value-type="float">
            <text:p>3134.24</text:p>
          </table:table-cell>
          <table:table-cell office:value-type="float" office:value="58249.632" calcext:value-type="float">
            <text:p>58249.632</text:p>
          </table:table-cell>
          <table:table-cell office:value-type="float" office:value="0.393" calcext:value-type="float">
            <text:p>0.393</text:p>
          </table:table-cell>
          <table:table-cell office:value-type="float" office:value="36.724" calcext:value-type="float">
            <text:p>36.724</text:p>
          </table:table-cell>
          <table:table-cell office:value-type="float" office:value="166.864" calcext:value-type="float">
            <text:p>166.864</text:p>
          </table:table-cell>
          <table:table-cell office:value-type="float" office:value="183.927" calcext:value-type="float">
            <text:p>183.927</text:p>
          </table:table-cell>
          <table:table-cell office:value-type="float" office:value="2.154" calcext:value-type="float">
            <text:p>2.154</text:p>
          </table:table-cell>
          <table:table-cell office:value-type="float" office:value="264.257" calcext:value-type="float">
            <text:p>264.257</text:p>
          </table:table-cell>
          <table:table-cell office:value-type="float" office:value="682.447" calcext:value-type="float">
            <text:p>682.447</text:p>
          </table:table-cell>
          <table:table-cell office:value-type="float" office:value="739.7652" calcext:value-type="float">
            <text:p>739.7652</text:p>
          </table:table-cell>
          <table:table-cell office:value-type="float" office:value="7.982" calcext:value-type="float">
            <text:p>7.982</text:p>
          </table:table-cell>
          <table:table-cell office:value-type="float" office:value="1102.902" calcext:value-type="float">
            <text:p>1102.902</text:p>
          </table:table-cell>
          <table:table-cell office:value-type="float" office:value="1912.6" calcext:value-type="float">
            <text:p>1912.6</text:p>
          </table:table-cell>
          <table:table-cell office:value-type="float" office:value="1942.52" calcext:value-type="float">
            <text:p>1942.52</text:p>
          </table:table-cell>
          <table:table-cell office:value-type="float" office:value="77.576" calcext:value-type="float">
            <text:p>77.576</text:p>
          </table:table-cell>
          <table:table-cell table:formula="of:=[.AT68]/1024" office:value-type="float" office:value="0.0757578125" calcext:value-type="float">
            <text:p>0.0757578125</text:p>
          </table:table-cell>
          <table:table-cell office:value-type="float" office:value="27268391.389" calcext:value-type="float">
            <text:p>27268391.389</text:p>
          </table:table-cell>
          <table:table-cell table:formula="of:=[.AV68]/(1024*1024)" office:value-type="float" office:value="26.0051645174026" calcext:value-type="float">
            <text:p>26.0051645174026</text:p>
          </table:table-cell>
          <table:table-cell office:value-type="float" office:value="71420917.824" calcext:value-type="float">
            <text:p>71420917.824</text:p>
          </table:table-cell>
          <table:table-cell table:formula="of:=[.AX68]/(1024*1024)" office:value-type="float" office:value="68.1122949829101" calcext:value-type="float">
            <text:p>68.1122949829101</text:p>
          </table:table-cell>
          <table:table-cell office:value-type="float" office:value="75264665.556" calcext:value-type="float">
            <text:p>75264665.556</text:p>
          </table:table-cell>
          <table:table-cell table:formula="of:=[.AZ68]/(1024*1024)" office:value-type="float" office:value="71.7779784736633" calcext:value-type="float">
            <text:p>71.7779784736633</text:p>
          </table:table-cell>
          <table:table-cell office:value-type="float" office:value="799.717" calcext:value-type="float">
            <text:p>799.717</text:p>
          </table:table-cell>
          <table:table-cell office:value-type="float" office:value="303550.697" calcext:value-type="float">
            <text:p>303550.697</text:p>
          </table:table-cell>
          <table:table-cell office:value-type="float" office:value="918695.149" calcext:value-type="float">
            <text:p>918695.149</text:p>
          </table:table-cell>
          <table:table-cell office:value-type="float" office:value="5318.937" calcext:value-type="float">
            <text:p>5318.937</text:p>
          </table:table-cell>
          <table:table-cell office:value-type="float" office:value="3835" calcext:value-type="float">
            <text:p>3835</text:p>
          </table:table-cell>
          <table:table-cell office:value-type="float" office:value="1025922.505" calcext:value-type="float">
            <text:p>1025922.505</text:p>
          </table:table-cell>
          <table:table-cell office:value-type="float" office:value="1000.21666" calcext:value-type="float">
            <text:p>1000.21666</text:p>
          </table:table-cell>
          <table:table-cell office:value-type="float" office:value="1826068.325" calcext:value-type="float">
            <text:p>1826068.325</text:p>
          </table:table-cell>
          <table:table-cell office:value-type="float" office:value="11900246.891" calcext:value-type="float">
            <text:p>11900246.891</text:p>
          </table:table-cell>
          <table:table-cell office:value-type="float" office:value="13171866.163" calcext:value-type="float">
            <text:p>13171866.163</text:p>
          </table:table-cell>
          <table:table-cell office:value-type="float" office:value="0" calcext:value-type="float">
            <text:p>0</text:p>
          </table:table-cell>
          <table:table-cell office:value-type="float" office:value="82.141" calcext:value-type="float">
            <text:p>82.141</text:p>
          </table:table-cell>
          <table:table-cell office:value-type="float" office:value="1582.321" calcext:value-type="float">
            <text:p>1582.321</text:p>
          </table:table-cell>
          <table:table-cell office:value-type="float" office:value="2079.538" calcext:value-type="float">
            <text:p>2079.538</text:p>
          </table:table-cell>
          <table:table-cell office:value-type="float" office:value="1.119" calcext:value-type="float">
            <text:p>1.119</text:p>
          </table:table-cell>
          <table:table-cell office:value-type="float" office:value="1010.883" calcext:value-type="float">
            <text:p>1010.883</text:p>
          </table:table-cell>
          <table:table-cell office:value-type="float" office:value="2027.712" calcext:value-type="float">
            <text:p>2027.712</text:p>
          </table:table-cell>
          <table:table-cell office:value-type="float" office:value="2073.904" calcext:value-type="float">
            <text:p>2073.904</text:p>
          </table:table-cell>
          <table:table-cell table:formula="of:=[.A68]*[.B68]*60000*1024" office:value-type="float" office:value="122880000000" calcext:value-type="float">
            <text:p>122880000000</text:p>
          </table:table-cell>
          <table:table-cell table:number-columns-spanned="1" table:number-rows-spanned="2"/>
          <table:covered-table-cell table:number-columns-repeated="8"/>
          <table:table-cell table:number-columns-repeated="175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0.026" calcext:value-type="float">
            <text:p>0.026</text:p>
          </table:table-cell>
          <table:table-cell office:value-type="float" office:value="41.352" calcext:value-type="float">
            <text:p>41.352</text:p>
          </table:table-cell>
          <table:table-cell office:value-type="float" office:value="838.218" calcext:value-type="float">
            <text:p>838.218</text:p>
          </table:table-cell>
          <table:table-cell office:value-type="float" office:value="969.743" calcext:value-type="float">
            <text:p>969.743</text:p>
          </table:table-cell>
          <table:table-cell office:value-type="float" office:value="0" calcext:value-type="float">
            <text:p>0</text:p>
          </table:table-cell>
          <table:table-cell office:value-type="float" office:value="53.443" calcext:value-type="float">
            <text:p>53.443</text:p>
          </table:table-cell>
          <table:table-cell office:value-type="float" office:value="849.048" calcext:value-type="float">
            <text:p>849.048</text:p>
          </table:table-cell>
          <table:table-cell office:value-type="float" office:value="974.105" calcext:value-type="float">
            <text:p>974.105</text:p>
          </table:table-cell>
          <table:table-cell office:value-type="float" office:value="1" calcext:value-type="float">
            <text:p>1</text:p>
          </table:table-cell>
          <table:table-cell office:value-type="float" office:value="22.34" calcext:value-type="float">
            <text:p>22.34</text:p>
          </table:table-cell>
          <table:table-cell office:value-type="float" office:value="27.829" calcext:value-type="float">
            <text:p>27.829</text:p>
          </table:table-cell>
          <table:table-cell office:value-type="float" office:value="28.048" calcext:value-type="float">
            <text:p>28.048</text:p>
          </table:table-cell>
          <table:table-cell office:value-type="float" office:value="1.49" calcext:value-type="float">
            <text:p>1.49</text:p>
          </table:table-cell>
          <table:table-cell table:formula="of:=[.T69]/1024" office:value-type="float" office:value="0.001455078125" calcext:value-type="float">
            <text:p>0.001455078125</text:p>
          </table:table-cell>
          <table:table-cell office:value-type="float" office:value="5352501.647" calcext:value-type="float">
            <text:p>5352501.647</text:p>
          </table:table-cell>
          <table:table-cell table:formula="of:=[.V69]/(1024*1024)" office:value-type="float" office:value="5.10454334926605" calcext:value-type="float">
            <text:p>5.10454334926605</text:p>
          </table:table-cell>
          <table:table-cell office:value-type="float" office:value="84940898.2829" calcext:value-type="float">
            <text:p>84940898.2829</text:p>
          </table:table-cell>
          <table:table-cell table:formula="of:=[.X69]/(1024*1024)" office:value-type="float" office:value="81.0059531048774" calcext:value-type="float">
            <text:p>81.0059531048774</text:p>
          </table:table-cell>
          <table:table-cell office:value-type="float" office:value="97429649.457" calcext:value-type="float">
            <text:p>97429649.457</text:p>
          </table:table-cell>
          <table:table-cell table:formula="of:=[.Z69]/(1024*1024)" office:value-type="float" office:value="92.916154343605" calcext:value-type="float">
            <text:p>92.916154343605</text:p>
          </table:table-cell>
          <table:table-cell office:value-type="float" office:value="295.523" calcext:value-type="float">
            <text:p>295.523</text:p>
          </table:table-cell>
          <table:table-cell office:value-type="float" office:value="20057.541" calcext:value-type="float">
            <text:p>20057.541</text:p>
          </table:table-cell>
          <table:table-cell office:value-type="float" office:value="55722.324" calcext:value-type="float">
            <text:p>55722.324</text:p>
          </table:table-cell>
          <table:table-cell office:value-type="float" office:value="3189.656" calcext:value-type="float">
            <text:p>3189.656</text:p>
          </table:table-cell>
          <table:table-cell office:value-type="float" office:value="3127.807" calcext:value-type="float">
            <text:p>3127.807</text:p>
          </table:table-cell>
          <table:table-cell office:value-type="float" office:value="59031.87" calcext:value-type="float">
            <text:p>59031.87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.54</text:p>
          </table:table-cell>
          <table:table-cell office:value-type="float" office:value="130.862" calcext:value-type="float">
            <text:p>130.862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0" calcext:value-type="float">
            <text:p>0</text:p>
          </table:table-cell>
          <table:table-cell office:value-type="float" office:value="203.55" calcext:value-type="float">
            <text:p>203.55</text:p>
          </table:table-cell>
          <table:table-cell office:value-type="float" office:value="790.266" calcext:value-type="float">
            <text:p>790.266</text:p>
          </table:table-cell>
          <table:table-cell office:value-type="float" office:value="830.277" calcext:value-type="float">
            <text:p>830.277</text:p>
          </table:table-cell>
          <table:table-cell office:value-type="float" office:value="20" calcext:value-type="float">
            <text:p>20</text:p>
          </table:table-cell>
          <table:table-cell office:value-type="float" office:value="1063.05" calcext:value-type="float">
            <text:p>1063.05</text:p>
          </table:table-cell>
          <table:table-cell office:value-type="float" office:value="1950" calcext:value-type="float">
            <text:p>1950</text:p>
          </table:table-cell>
          <table:table-cell office:value-type="float" office:value="1980" calcext:value-type="float">
            <text:p>1980</text:p>
          </table:table-cell>
          <table:table-cell office:value-type="float" office:value="26.758" calcext:value-type="float">
            <text:p>26.758</text:p>
          </table:table-cell>
          <table:table-cell table:formula="of:=[.AT69]/1024" office:value-type="float" office:value="0.026130859375" calcext:value-type="float">
            <text:p>0.026130859375</text:p>
          </table:table-cell>
          <table:table-cell office:value-type="float" office:value="21042232.305" calcext:value-type="float">
            <text:p>21042232.305</text:p>
          </table:table-cell>
          <table:table-cell table:formula="of:=[.AV69]/(1024*1024)" office:value-type="float" office:value="20.0674365091323" calcext:value-type="float">
            <text:p>20.0674365091323</text:p>
          </table:table-cell>
          <table:table-cell office:value-type="float" office:value="80344888.809" calcext:value-type="float">
            <text:p>80344888.809</text:p>
          </table:table-cell>
          <table:table-cell table:formula="of:=[.AX69]/(1024*1024)" office:value-type="float" office:value="76.6228569116592" calcext:value-type="float">
            <text:p>76.6228569116592</text:p>
          </table:table-cell>
          <table:table-cell office:value-type="float" office:value="82675471.777" calcext:value-type="float">
            <text:p>82675471.777</text:p>
          </table:table-cell>
          <table:table-cell table:formula="of:=[.AZ69]/(1024*1024)" office:value-type="float" office:value="78.8454740304947" calcext:value-type="float">
            <text:p>78.8454740304947</text:p>
          </table:table-cell>
          <table:table-cell office:value-type="float" office:value="988.5" calcext:value-type="float">
            <text:p>988.5</text:p>
          </table:table-cell>
          <table:table-cell office:value-type="float" office:value="342467.488" calcext:value-type="float">
            <text:p>342467.488</text:p>
          </table:table-cell>
          <table:table-cell office:value-type="float" office:value="1131737.95" calcext:value-type="float">
            <text:p>1131737.95</text:p>
          </table:table-cell>
          <table:table-cell office:value-type="float" office:value="6220.462" calcext:value-type="float">
            <text:p>6220.462</text:p>
          </table:table-cell>
          <table:table-cell office:value-type="float" office:value="5732.75" calcext:value-type="float">
            <text:p>5732.75</text:p>
          </table:table-cell>
          <table:table-cell office:value-type="float" office:value="1161762.595" calcext:value-type="float">
            <text:p>1161762.595</text:p>
          </table:table-cell>
          <table:table-cell office:value-type="float" office:value="0" calcext:value-type="float">
            <text:p>0</text:p>
          </table:table-cell>
          <table:table-cell office:value-type="float" office:value="1899286.736" calcext:value-type="float">
            <text:p>1899286.736</text:p>
          </table:table-cell>
          <table:table-cell office:value-type="float" office:value="13723397.069" calcext:value-type="float">
            <text:p>13723397.069</text:p>
          </table:table-cell>
          <table:table-cell office:value-type="float" office:value="14234218.525" calcext:value-type="float">
            <text:p>14234218.525</text:p>
          </table:table-cell>
          <table:table-cell office:value-type="float" office:value="0.053" calcext:value-type="float">
            <text:p>0.053</text:p>
          </table:table-cell>
          <table:table-cell office:value-type="float" office:value="82.657" calcext:value-type="float">
            <text:p>82.657</text:p>
          </table:table-cell>
          <table:table-cell office:value-type="float" office:value="1676.0568" calcext:value-type="float">
            <text:p>1676.0568</text:p>
          </table:table-cell>
          <table:table-cell office:value-type="float" office:value="1938.813" calcext:value-type="float">
            <text:p>1938.813</text:p>
          </table:table-cell>
          <table:table-cell office:value-type="float" office:value="1.238" calcext:value-type="float">
            <text:p>1.238</text:p>
          </table:table-cell>
          <table:table-cell office:value-type="float" office:value="801.418" calcext:value-type="float">
            <text:p>801.418</text:p>
          </table:table-cell>
          <table:table-cell office:value-type="float" office:value="1594.572" calcext:value-type="float">
            <text:p>1594.572</text:p>
          </table:table-cell>
          <table:table-cell office:value-type="float" office:value="1685.454" calcext:value-type="float">
            <text:p>1685.454</text:p>
          </table:table-cell>
          <table:table-cell table:formula="of:=[.A69]*[.B69]*60000*1024" office:value-type="float" office:value="122880000000" calcext:value-type="float">
            <text:p>122880000000</text:p>
          </table:table-cell>
          <table:covered-table-cell table:number-columns-repeated="9"/>
          <table:table-cell table:number-columns-repeated="175"/>
        </table:table-row>
        <table:table-row table:style-name="ro1">
          <table:table-cell table:number-columns-repeated="3"/>
          <table:table-cell table:style-name="ce9" office:value-type="float" office:value="1610522070950" calcext:value-type="float">
            <text:p>1610522070950</text:p>
          </table:table-cell>
          <table:table-cell table:style-name="ce9" office:value-type="float" office:value="1610524712558" calcext:value-type="float">
            <text:p>1610524712558</text:p>
          </table:table-cell>
          <table:table-cell table:formula="of:=([.E70]-[.D70])/(1000*60)" office:value-type="float" office:value="44.0268" calcext:value-type="float">
            <text:p>44.0268</text:p>
          </table:table-cell>
          <table:table-cell office:value-type="float" office:value="44" calcext:value-type="float">
            <text:p>44</text:p>
          </table:table-cell>
          <table:table-cell table:number-columns-repeated="13"/>
          <table:table-cell table:formula="of:=[.T70]/1024" office:value-type="float" office:value="0" calcext:value-type="float">
            <text:p>0</text:p>
          </table:table-cell>
          <table:table-cell/>
          <table:table-cell table:formula="of:=[.V70]/(1024*1024)" office:value-type="float" office:value="0" calcext:value-type="float">
            <text:p>0</text:p>
          </table:table-cell>
          <table:table-cell/>
          <table:table-cell table:formula="of:=[.X70]/(1024*1024)" office:value-type="float" office:value="0" calcext:value-type="float">
            <text:p>0</text:p>
          </table:table-cell>
          <table:table-cell/>
          <table:table-cell table:formula="of:=[.Z70]/(1024*1024)" office:value-type="float" office:value="0" calcext:value-type="float">
            <text:p>0</text:p>
          </table:table-cell>
          <table:table-cell table:number-columns-repeated="19"/>
          <table:table-cell table:formula="of:=[.AT70]/1024" office:value-type="float" office:value="0" calcext:value-type="float">
            <text:p>0</text:p>
          </table:table-cell>
          <table:table-cell/>
          <table:table-cell table:formula="of:=[.AV70]/(1024*1024)" office:value-type="float" office:value="0" calcext:value-type="float">
            <text:p>0</text:p>
          </table:table-cell>
          <table:table-cell/>
          <table:table-cell table:formula="of:=[.AX70]/(1024*1024)" office:value-type="float" office:value="0" calcext:value-type="float">
            <text:p>0</text:p>
          </table:table-cell>
          <table:table-cell/>
          <table:table-cell table:formula="of:=[.AZ70]/(1024*1024)" office:value-type="float" office:value="0" calcext:value-type="float">
            <text:p>0</text:p>
          </table:table-cell>
          <table:table-cell table:number-columns-repeated="203"/>
        </table:table-row>
        <table:table-row table:style-name="ro1">
          <table:table-cell table:number-columns-repeated="6"/>
          <table:table-cell table:number-columns-spanned="1" table:number-rows-spanned="4"/>
          <table:table-cell table:number-columns-repeated="249"/>
        </table:table-row>
        <table:table-row table:style-name="ro6">
          <table:table-cell table:style-name="ce5" office:value-type="string" calcext:value-type="string">
            <text:p>Numbe of machines</text:p>
          </table:table-cell>
          <table:table-cell table:style-name="ce5" office:value-type="string" calcext:value-type="string">
            <text:p>No of records per machine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ion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99.9% Producer MB/s</text:p>
          </table:table-cell>
          <table:covered-table-cell office:value-type="string" calcext:value-type="string">
            <text:p>99.9% Consumer MB/s</text:p>
          </table:covered-table-cell>
          <table:table-cell table:style-name="ce5" office:value-type="string" calcext:value-type="string">
            <text:p>Time taken to produce records</text:p>
          </table:table-cell>
          <table:table-cell table:style-name="ce5" office:value-type="string" calcext:value-type="string">
            <text:p>No of producer clients</text:p>
          </table:table-cell>
          <table:table-cell table:style-name="ce5" office:value-type="string" calcext:value-type="string">
            <text:p>No of conusmer clients</text:p>
          </table:table-cell>
          <table:table-cell table:style-name="ce5" office:value-type="string" calcext:value-type="string">
            <text:p>Total number of cleints 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covered-table-cell office:value-type="float" office:value="106" calcext:value-type="float">
            <text:p>106</text:p>
          </table:covered-table-cell>
          <table:table-cell office:value-type="float" office:value="26" calcext:value-type="float">
            <text:p>26</text:p>
          </table:table-cell>
          <table:table-cell table:formula="of:=[.C73]" office:value-type="float" office:value="20" calcext:value-type="float">
            <text:p>20</text:p>
          </table:table-cell>
          <table:table-cell table:formula="of:=[.C73]*[.D73]" office:value-type="float" office:value="200" calcext:value-type="float">
            <text:p>200</text:p>
          </table:table-cell>
          <table:table-cell table:formula="of:=[.I73]+[.J73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 table:number-columns-repeated="6"/>
          <table:covered-table-cell/>
          <table:table-cell table:number-columns-repeated="2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26.5" calcext:value-type="float" table:number-columns-spanned="1" table:number-rows-spanned="2">
            <text:p>26.5</text:p>
          </table:table-cell>
          <table:table-cell table:formula="of:=[.C75]" office:value-type="float" office:value="20" calcext:value-type="float">
            <text:p>20</text:p>
          </table:table-cell>
          <table:table-cell table:formula="of:=[.C75]*[.D75]" office:value-type="float" office:value="200" calcext:value-type="float">
            <text:p>200</text:p>
          </table:table-cell>
          <table:table-cell table:formula="of:=[.I75]+[.J75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covered-table-cell/>
          <table:table-cell table:formula="of:=[.C76]" office:value-type="float" office:value="20" calcext:value-type="float">
            <text:p>20</text:p>
          </table:table-cell>
          <table:table-cell table:formula="of:=[.C76]*[.D76]" office:value-type="float" office:value="200" calcext:value-type="float">
            <text:p>200</text:p>
          </table:table-cell>
          <table:table-cell table:formula="of:=[.I76]+[.J76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375.36" calcext:value-type="float" table:number-columns-spanned="1" table:number-rows-spanned="3">
            <text:p>375.36</text:p>
          </table:table-cell>
          <table:table-cell table:formula="of:=[.C78]" office:value-type="float" office:value="20" calcext:value-type="float">
            <text:p>20</text:p>
          </table:table-cell>
          <table:table-cell table:formula="of:=[.C78]*[.D78]" office:value-type="float" office:value="200" calcext:value-type="float">
            <text:p>200</text:p>
          </table:table-cell>
          <table:table-cell table:formula="of:=[.I78]+[.J78]" office:value-type="float" office:value="220" calcext:value-type="float">
            <text:p>220</text:p>
          </table:table-cell>
          <table:table-cell office:value-type="float" office:value="113" calcext:value-type="float">
            <text:p>113</text:p>
          </table:table-cell>
          <table:table-cell office:value-type="float" office:value="0.019" calcext:value-type="float">
            <text:p>0.019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covered-table-cell/>
          <table:table-cell table:formula="of:=[.C79]" office:value-type="float" office:value="20" calcext:value-type="float">
            <text:p>20</text:p>
          </table:table-cell>
          <table:table-cell table:formula="of:=[.C79]*[.D79]" office:value-type="float" office:value="200" calcext:value-type="float">
            <text:p>200</text:p>
          </table:table-cell>
          <table:table-cell table:formula="of:=[.I79]+[.J79]" office:value-type="float" office:value="220" calcext:value-type="float">
            <text:p>220</text:p>
          </table:table-cell>
          <table:table-cell office:value-type="float" office:value="104" calcext:value-type="float">
            <text:p>104</text:p>
          </table:table-cell>
          <table:table-cell office:value-type="float" office:value="0.016" calcext:value-type="float">
            <text:p>0.016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covered-table-cell/>
          <table:table-cell table:formula="of:=[.C80]" office:value-type="float" office:value="20" calcext:value-type="float">
            <text:p>20</text:p>
          </table:table-cell>
          <table:table-cell table:formula="of:=[.C80]*[.D80]" office:value-type="float" office:value="200" calcext:value-type="float">
            <text:p>200</text:p>
          </table:table-cell>
          <table:table-cell table:formula="of:=[.I80]+[.J80]" office:value-type="float" office:value="220" calcext:value-type="float">
            <text:p>220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table:number-columns-repeated="243"/>
        </table:table-row>
        <table:table-row table:style-name="ro1">
          <table:table-cell table:number-columns-repeated="8"/>
          <table:table-cell table:formula="of:=[.C81]" office:value-type="float" office:value="0" calcext:value-type="float">
            <text:p>0</text:p>
          </table:table-cell>
          <table:table-cell table:number-columns-repeated="247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1Broker" table:style-name="ta1">
        <table:table-column table:style-name="co1" table:number-columns-repeated="46" table:default-cell-style-name="ce10"/>
        <table:table-column table:style-name="co4" table:number-columns-repeated="2" table:default-cell-style-name="ce10"/>
        <table:table-column table:style-name="co1" table:number-columns-repeated="22" table:default-cell-style-name="ce10"/>
        <table:table-column table:style-name="co2" table:default-cell-style-name="ce10"/>
        <table:table-column table:style-name="co1" table:number-columns-repeated="179" table:default-cell-style-name="ce10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office:value-type="string" calcext:value-type="string">
            <text:p>Org Count</text:p>
          </table:table-cell>
          <table:table-cell table:style-name="ce3" office:value-type="string" calcext:value-type="string">
            <text:p>Device Count</text:p>
          </table:table-cell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0 per org</text:p>
          </table:table-cell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number-columns-repeated="251"/>
        </table:table-row>
        <table:table-row table:style-name="ro1">
          <table:table-cell table:number-columns-repeated="70"/>
          <table:table-cell table:style-name="ce5" table:number-columns-repeated="3"/>
          <table:table-cell table:number-columns-repeated="183"/>
        </table:table-row>
        <table:table-row table:style-name="ro2">
          <table:table-cell table:number-columns-repeated="70"/>
          <table:table-cell table:style-name="ce5"/>
          <table:table-cell table:style-name="ce5" office:value-type="string" calcext:value-type="string" table:number-columns-spanned="11" table:number-rows-spanned="1">
            <text:p>Disk Capacity</text:p>
          </table:table-cell>
          <table:covered-table-cell table:number-columns-repeated="10" table:style-name="ce5"/>
          <table:table-cell table:number-columns-repeated="174"/>
        </table:table-row>
        <table:table-row table:style-name="ro1">
          <table:table-cell table:number-columns-repeated="70"/>
          <table:table-cell table:style-name="ce5"/>
          <table:table-cell table:style-name="ce5" table:number-columns-spanned="11" table:number-rows-spanned="1"/>
          <table:covered-table-cell table:number-columns-repeated="10" table:style-name="ce5"/>
          <table:table-cell table:number-columns-repeated="174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 - WN-C7-AM-3</text:p>
          </table:table-cell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169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table:number-columns-repeated="174"/>
          <table:table-cell table:style-name="ce2"/>
          <table:table-cell table:number-columns-repeated="4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4738556" calcext:value-type="float">
            <text:p>1610114738556</text:p>
          </table:table-cell>
          <table:table-cell office:value-type="float" office:value="1610114876436" calcext:value-type="float">
            <text:p>1610114876436</text:p>
          </table:table-cell>
          <table:table-cell table:formula="of:=([.E10]-[.D10])/(1000*60)" office:value-type="float" office:value="2.298" calcext:value-type="float">
            <text:p>2.298</text:p>
          </table:table-cell>
          <table:table-cell office:value-type="float" office:value="2.2" calcext:value-type="float">
            <text:p>2.2</text:p>
          </table:table-cell>
          <table:table-cell office:value-type="float" office:value="3.732" calcext:value-type="float">
            <text:p>3.732</text:p>
          </table:table-cell>
          <table:table-cell office:value-type="float" office:value="421.349" calcext:value-type="float">
            <text:p>421.349</text:p>
          </table:table-cell>
          <table:table-cell table:number-columns-repeated="2" office:value-type="float" office:value="659.326" calcext:value-type="float">
            <text:p>659.326</text:p>
          </table:table-cell>
          <table:table-cell office:value-type="float" office:value="3.649" calcext:value-type="float">
            <text:p>3.649</text:p>
          </table:table-cell>
          <table:table-cell office:value-type="float" office:value="421.818" calcext:value-type="float">
            <text:p>421.818</text:p>
          </table:table-cell>
          <table:table-cell table:number-columns-repeated="2" office:value-type="float" office:value="659.326" calcext:value-type="float">
            <text:p>659.3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759.65" calcext:value-type="float">
            <text:p>18759.65</text:p>
          </table:table-cell>
          <table:table-cell table:formula="of:=[.T10]/1024" office:value-type="float" office:value="18.319970703125" calcext:value-type="float">
            <text:p>18.319970703125</text:p>
          </table:table-cell>
          <table:table-cell office:value-type="float" office:value="2174011.473" calcext:value-type="float">
            <text:p>2174011.473</text:p>
          </table:table-cell>
          <table:table-cell table:formula="of:=[.V10]/(1024*1024)" office:value-type="float" office:value="2.07329890537262" calcext:value-type="float">
            <text:p>2.07329890537262</text:p>
          </table:table-cell>
          <table:table-cell office:value-type="float" office:value="3402123.0302" calcext:value-type="float">
            <text:p>3402123.0302</text:p>
          </table:table-cell>
          <table:table-cell table:formula="of:=[.X10]/(1024*1024)" office:value-type="float" office:value="3.24451735515594" calcext:value-type="float">
            <text:p>3.24451735515594</text:p>
          </table:table-cell>
          <table:table-cell office:value-type="float" office:value="3402123.03" calcext:value-type="float">
            <text:p>3402123.03</text:p>
          </table:table-cell>
          <table:table-cell table:formula="of:=[.Z10]/(1024*1024)" office:value-type="float" office:value="3.2445173549652" calcext:value-type="float">
            <text:p>3.2445173549652</text:p>
          </table:table-cell>
          <table:table-cell office:value-type="float" office:value="0.68" calcext:value-type="float">
            <text:p>0.68</text:p>
          </table:table-cell>
          <table:table-cell office:value-type="float" office:value="0.771" calcext:value-type="float">
            <text:p>0.771</text:p>
          </table:table-cell>
          <table:table-cell table:number-columns-repeated="4" office:value-type="float" office:value="2.954" calcext:value-type="float">
            <text:p>2.954</text:p>
          </table:table-cell>
          <table:table-cell office:value-type="float" office:value="0" calcext:value-type="float">
            <text:p>0</text:p>
          </table:table-cell>
          <table:table-cell office:value-type="float" office:value="320.878" calcext:value-type="float">
            <text:p>320.878</text:p>
          </table:table-cell>
          <table:table-cell table:number-columns-repeated="2" office:value-type="float" office:value="596.571" calcext:value-type="float">
            <text:p>596.571</text:p>
          </table:table-cell>
          <table:table-cell office:value-type="float" office:value="0" calcext:value-type="float">
            <text:p>0</text:p>
          </table:table-cell>
          <table:table-cell office:value-type="float" office:value="421.669" calcext:value-type="float">
            <text:p>421.669</text:p>
          </table:table-cell>
          <table:table-cell table:number-columns-repeated="2" office:value-type="float" office:value="659.347" calcext:value-type="float">
            <text:p>659.347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9.857" calcext:value-type="float">
            <text:p>29.857</text:p>
          </table:table-cell>
          <table:table-cell table:formula="of:=[.AT10]/1024" office:value-type="float" office:value="0.0291572265625" calcext:value-type="float">
            <text:p>0.0291572265625</text:p>
          </table:table-cell>
          <table:table-cell office:value-type="float" office:value="2145876.385" calcext:value-type="float">
            <text:p>2145876.385</text:p>
          </table:table-cell>
          <table:table-cell table:formula="of:=[.AV10]/(1024*1024)" office:value-type="float" office:value="2.04646719455719" calcext:value-type="float">
            <text:p>2.04646719455719</text:p>
          </table:table-cell>
          <table:table-cell office:value-type="float" office:value="3314038.267" calcext:value-type="float">
            <text:p>3314038.267</text:p>
          </table:table-cell>
          <table:table-cell table:formula="of:=[.AX10]/(1024*1024)" office:value-type="float" office:value="3.16051317882538" calcext:value-type="float">
            <text:p>3.16051317882538</text:p>
          </table:table-cell>
          <table:table-cell office:value-type="float" office:value="3314038.267" calcext:value-type="float">
            <text:p>3314038.267</text:p>
          </table:table-cell>
          <table:table-cell table:formula="of:=[.AZ10]/(1024*1024)" office:value-type="float" office:value="3.16051317882538" calcext:value-type="float">
            <text:p>3.16051317882538</text:p>
          </table:table-cell>
          <table:table-cell office:value-type="float" office:value="1.712" calcext:value-type="float">
            <text:p>1.712</text:p>
          </table:table-cell>
          <table:table-cell office:value-type="float" office:value="9.112" calcext:value-type="float">
            <text:p>9.112</text:p>
          </table:table-cell>
          <table:table-cell table:number-columns-repeated="4" office:value-type="float" office:value="151.508" calcext:value-type="float">
            <text:p>151.508</text:p>
          </table:table-cell>
          <table:table-cell office:value-type="float" office:value="0" calcext:value-type="float">
            <text:p>0</text:p>
          </table:table-cell>
          <table:table-cell office:value-type="float" office:value="46.785" calcext:value-type="float">
            <text:p>46.785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88.373" calcext:value-type="float">
            <text:p>88.373</text:p>
          </table:table-cell>
          <table:table-cell office:value-type="float" office:value="854.975" calcext:value-type="float">
            <text:p>854.975</text:p>
          </table:table-cell>
          <table:table-cell table:number-columns-repeated="2" office:value-type="float" office:value="1318.652" calcext:value-type="float">
            <text:p>1318.652</text:p>
          </table:table-cell>
          <table:table-cell office:value-type="float" office:value="0.337" calcext:value-type="float">
            <text:p>0.337</text:p>
          </table:table-cell>
          <table:table-cell office:value-type="float" office:value="1479.373" calcext:value-type="float">
            <text:p>1479.373</text:p>
          </table:table-cell>
          <table:table-cell table:number-columns-repeated="2" office:value-type="float" office:value="2468.147" calcext:value-type="float">
            <text:p>2468.147</text:p>
          </table:table-cell>
          <table:table-cell table:formula="of:=[.A10]*[.B10]*60000*1024" office:value-type="float" office:value="307200000" calcext:value-type="float">
            <text:p>307200000</text:p>
          </table:table-cell>
          <table:table-cell table:formula="of:=[.BT10]/(1024*1024*1024)" office:value-type="float" office:value="0.286102294921875" calcext:value-type="float">
            <text:p>0.286102294921875</text:p>
          </table:table-cell>
          <table:table-cell office:value-type="float" office:value="1069561459" calcext:value-type="float">
            <text:p>1069561459</text:p>
          </table:table-cell>
          <table:table-cell office:value-type="float" office:value="1381742157" calcext:value-type="float">
            <text:p>1381742157</text:p>
          </table:table-cell>
          <table:table-cell table:formula="of:=[.BW10]-[.BV10]" office:value-type="float" office:value="312180698" calcext:value-type="float">
            <text:p>312180698</text:p>
          </table:table-cell>
          <table:table-cell table:formula="of:=[.BX10]/(1024*1024*1024)" office:value-type="float" office:value="0.290740931406617" calcext:value-type="float">
            <text:p>0.290740931406617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5934870" calcext:value-type="float">
            <text:p>1610115934870</text:p>
          </table:table-cell>
          <table:table-cell office:value-type="float" office:value="1610116093176" calcext:value-type="float">
            <text:p>1610116093176</text:p>
          </table:table-cell>
          <table:table-cell table:formula="of:=([.E11]-[.D11])/(1000*60)" office:value-type="float" office:value="2.63843333333333" calcext:value-type="float">
            <text:p>2.63843333333333</text:p>
          </table:table-cell>
          <table:table-cell office:value-type="float" office:value="2.6" calcext:value-type="float">
            <text:p>2.6</text:p>
          </table:table-cell>
          <table:table-cell office:value-type="float" office:value="8.308" calcext:value-type="float">
            <text:p>8.308</text:p>
          </table:table-cell>
          <table:table-cell office:value-type="float" office:value="388.927" calcext:value-type="float">
            <text:p>388.927</text:p>
          </table:table-cell>
          <table:table-cell table:number-columns-repeated="2" office:value-type="float" office:value="641.721" calcext:value-type="float">
            <text:p>641.721</text:p>
          </table:table-cell>
          <table:table-cell office:value-type="float" office:value="8.24" calcext:value-type="float">
            <text:p>8.24</text:p>
          </table:table-cell>
          <table:table-cell office:value-type="float" office:value="389.27" calcext:value-type="float">
            <text:p>389.27</text:p>
          </table:table-cell>
          <table:table-cell table:number-columns-repeated="2" office:value-type="float" office:value="643.376" calcext:value-type="float">
            <text:p>643.3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3438.37" calcext:value-type="float">
            <text:p>83438.37</text:p>
          </table:table-cell>
          <table:table-cell table:formula="of:=[.T11]/1024" office:value-type="float" office:value="81.482783203125" calcext:value-type="float">
            <text:p>81.482783203125</text:p>
          </table:table-cell>
          <table:table-cell office:value-type="float" office:value="3952021.649" calcext:value-type="float">
            <text:p>3952021.649</text:p>
          </table:table-cell>
          <table:table-cell table:formula="of:=[.V11]/(1024*1024)" office:value-type="float" office:value="3.76894154453278" calcext:value-type="float">
            <text:p>3.76894154453278</text:p>
          </table:table-cell>
          <table:table-cell office:value-type="float" office:value="6521178.156" calcext:value-type="float">
            <text:p>6521178.156</text:p>
          </table:table-cell>
          <table:table-cell table:formula="of:=[.X11]/(1024*1024)" office:value-type="float" office:value="6.21908012008667" calcext:value-type="float">
            <text:p>6.21908012008667</text:p>
          </table:table-cell>
          <table:table-cell office:value-type="float" office:value="6521178.156" calcext:value-type="float">
            <text:p>6521178.156</text:p>
          </table:table-cell>
          <table:table-cell table:formula="of:=[.Z11]/(1024*1024)" office:value-type="float" office:value="6.21908012008667" calcext:value-type="float">
            <text:p>6.21908012008667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4" calcext:value-type="float">
            <text:p>0.804</text:p>
          </table:table-cell>
          <table:table-cell table:number-columns-repeated="4" office:value-type="float" office:value="1.195" calcext:value-type="float">
            <text:p>1.195</text:p>
          </table:table-cell>
          <table:table-cell office:value-type="float" office:value="0" calcext:value-type="float">
            <text:p>0</text:p>
          </table:table-cell>
          <table:table-cell office:value-type="float" office:value="290.715" calcext:value-type="float">
            <text:p>290.715</text:p>
          </table:table-cell>
          <table:table-cell table:number-columns-repeated="2" office:value-type="float" office:value="600.736" calcext:value-type="float">
            <text:p>600.736</text:p>
          </table:table-cell>
          <table:table-cell office:value-type="float" office:value="0" calcext:value-type="float">
            <text:p>0</text:p>
          </table:table-cell>
          <table:table-cell office:value-type="float" office:value="388.01" calcext:value-type="float">
            <text:p>388.01</text:p>
          </table:table-cell>
          <table:table-cell table:number-columns-repeated="2" office:value-type="float" office:value="653.082" calcext:value-type="float">
            <text:p>653.082</text:p>
          </table:table-cell>
          <table:table-cell office:value-type="float" office:value="1" calcext:value-type="float">
            <text:p>1</text:p>
          </table:table-cell>
          <table:table-cell office:value-type="float" office:value="12.192" calcext:value-type="float">
            <text:p>12.1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9.819" calcext:value-type="float">
            <text:p>29.819</text:p>
          </table:table-cell>
          <table:table-cell table:formula="of:=[.AT11]/1024" office:value-type="float" office:value="0.0291201171875" calcext:value-type="float">
            <text:p>0.0291201171875</text:p>
          </table:table-cell>
          <table:table-cell office:value-type="float" office:value="3771152.552" calcext:value-type="float">
            <text:p>3771152.552</text:p>
          </table:table-cell>
          <table:table-cell table:formula="of:=[.AV11]/(1024*1024)" office:value-type="float" office:value="3.59645133209229" calcext:value-type="float">
            <text:p>3.59645133209229</text:p>
          </table:table-cell>
          <table:table-cell office:value-type="float" office:value="6502778.824" calcext:value-type="float">
            <text:p>6502778.824</text:p>
          </table:table-cell>
          <table:table-cell table:formula="of:=[.AX11]/(1024*1024)" office:value-type="float" office:value="6.20153314971923" calcext:value-type="float">
            <text:p>6.20153314971923</text:p>
          </table:table-cell>
          <table:table-cell office:value-type="float" office:value="6502778.824" calcext:value-type="float">
            <text:p>6502778.824</text:p>
          </table:table-cell>
          <table:table-cell table:formula="of:=[.AZ11]/(1024*1024)" office:value-type="float" office:value="6.20153314971923" calcext:value-type="float">
            <text:p>6.20153314971923</text:p>
          </table:table-cell>
          <table:table-cell office:value-type="float" office:value="1.642" calcext:value-type="float">
            <text:p>1.642</text:p>
          </table:table-cell>
          <table:table-cell office:value-type="float" office:value="45.062" calcext:value-type="float">
            <text:p>45.062</text:p>
          </table:table-cell>
          <table:table-cell table:number-columns-repeated="4" office:value-type="float" office:value="1000.741" calcext:value-type="float">
            <text:p>1000.741</text:p>
          </table:table-cell>
          <table:table-cell office:value-type="float" office:value="0" calcext:value-type="float">
            <text:p>0</text:p>
          </table:table-cell>
          <table:table-cell office:value-type="float" office:value="89.186" calcext:value-type="float">
            <text:p>89.186</text:p>
          </table:table-cell>
          <table:table-cell table:number-columns-repeated="2" office:value-type="float" office:value="1000.257" calcext:value-type="float">
            <text:p>1000.257</text:p>
          </table:table-cell>
          <table:table-cell office:value-type="float" office:value="130.922" calcext:value-type="float">
            <text:p>130.922</text:p>
          </table:table-cell>
          <table:table-cell office:value-type="float" office:value="787.606" calcext:value-type="float">
            <text:p>787.606</text:p>
          </table:table-cell>
          <table:table-cell table:number-columns-repeated="2" office:value-type="float" office:value="1283.41" calcext:value-type="float">
            <text:p>1283.41</text:p>
          </table:table-cell>
          <table:table-cell office:value-type="float" office:value="0.337" calcext:value-type="float">
            <text:p>0.337</text:p>
          </table:table-cell>
          <table:table-cell office:value-type="float" office:value="1320.012" calcext:value-type="float">
            <text:p>1320.012</text:p>
          </table:table-cell>
          <table:table-cell table:number-columns-repeated="2" office:value-type="float" office:value="2466.61" calcext:value-type="float">
            <text:p>2466.61</text:p>
          </table:table-cell>
          <table:table-cell table:formula="of:=[.A11]*[.B11]*60000*1024" office:value-type="float" office:value="614400000" calcext:value-type="float">
            <text:p>614400000</text:p>
          </table:table-cell>
          <table:table-cell table:formula="of:=[.BT11]/(1024*1024*1024)" office:value-type="float" office:value="0.57220458984375" calcext:value-type="float">
            <text:p>0.57220458984375</text:p>
          </table:table-cell>
          <table:table-cell office:value-type="float" office:value="1381742157" calcext:value-type="float">
            <text:p>1381742157</text:p>
          </table:table-cell>
          <table:table-cell office:value-type="float" office:value="1994042974" calcext:value-type="float">
            <text:p>1994042974</text:p>
          </table:table-cell>
          <table:table-cell table:formula="of:=[.BW11]-[.BV11]" office:value-type="float" office:value="612300817" calcext:value-type="float">
            <text:p>612300817</text:p>
          </table:table-cell>
          <table:table-cell table:formula="of:=[.BX11]/(1024*1024*1024)" office:value-type="float" office:value="0.570249573327601" calcext:value-type="float">
            <text:p>0.570249573327601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6653756" calcext:value-type="float">
            <text:p>1610116653756</text:p>
          </table:table-cell>
          <table:table-cell office:value-type="float" office:value="1610116802033" calcext:value-type="float">
            <text:p>1610116802033</text:p>
          </table:table-cell>
          <table:table-cell table:formula="of:=([.E12]-[.D12])/(1000*60)" office:value-type="float" office:value="2.47128333333333" calcext:value-type="float">
            <text:p>2.47128333333333</text:p>
          </table:table-cell>
          <table:table-cell office:value-type="float" office:value="2.4" calcext:value-type="float">
            <text:p>2.4</text:p>
          </table:table-cell>
          <table:table-cell office:value-type="float" office:value="7.76" calcext:value-type="float">
            <text:p>7.76</text:p>
          </table:table-cell>
          <table:table-cell office:value-type="float" office:value="407.1155" calcext:value-type="float">
            <text:p>407.1155</text:p>
          </table:table-cell>
          <table:table-cell table:number-columns-repeated="2" office:value-type="float" office:value="620.665" calcext:value-type="float">
            <text:p>620.665</text:p>
          </table:table-cell>
          <table:table-cell office:value-type="float" office:value="7.693" calcext:value-type="float">
            <text:p>7.693</text:p>
          </table:table-cell>
          <table:table-cell office:value-type="float" office:value="404.051" calcext:value-type="float">
            <text:p>404.051</text:p>
          </table:table-cell>
          <table:table-cell table:number-columns-repeated="2" office:value-type="float" office:value="623.018" calcext:value-type="float">
            <text:p>623.0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4500.098" calcext:value-type="float">
            <text:p>154500.098</text:p>
          </table:table-cell>
          <table:table-cell table:formula="of:=[.T12]/1024" office:value-type="float" office:value="150.879001953125" calcext:value-type="float">
            <text:p>150.879001953125</text:p>
          </table:table-cell>
          <table:table-cell office:value-type="float" office:value="8151447.411" calcext:value-type="float">
            <text:p>8151447.411</text:p>
          </table:table-cell>
          <table:table-cell table:formula="of:=[.V12]/(1024*1024)" office:value-type="float" office:value="7.77382603740692" calcext:value-type="float">
            <text:p>7.77382603740692</text:p>
          </table:table-cell>
          <table:table-cell office:value-type="float" office:value="12511909.436" calcext:value-type="float">
            <text:p>12511909.436</text:p>
          </table:table-cell>
          <table:table-cell table:formula="of:=[.X12]/(1024*1024)" office:value-type="float" office:value="11.9322866783142" calcext:value-type="float">
            <text:p>11.9322866783142</text:p>
          </table:table-cell>
          <table:table-cell office:value-type="float" office:value="12511909.436" calcext:value-type="float">
            <text:p>12511909.436</text:p>
          </table:table-cell>
          <table:table-cell table:formula="of:=[.Z12]/(1024*1024)" office:value-type="float" office:value="11.9322866783142" calcext:value-type="float">
            <text:p>11.9322866783142</text:p>
          </table:table-cell>
          <table:table-cell office:value-type="float" office:value="0.838" calcext:value-type="float">
            <text:p>0.838</text:p>
          </table:table-cell>
          <table:table-cell office:value-type="float" office:value="0.943" calcext:value-type="float">
            <text:p>0.943</text:p>
          </table:table-cell>
          <table:table-cell office:value-type="float" office:value="1.252" calcext:value-type="float">
            <text:p>1.252</text:p>
          </table:table-cell>
          <table:table-cell table:number-columns-repeated="3" office:value-type="float" office:value="1.2521" calcext:value-type="float">
            <text:p>1.2521</text:p>
          </table:table-cell>
          <table:table-cell office:value-type="float" office:value="0" calcext:value-type="float">
            <text:p>0</text:p>
          </table:table-cell>
          <table:table-cell office:value-type="float" office:value="338.984" calcext:value-type="float">
            <text:p>338.984</text:p>
          </table:table-cell>
          <table:table-cell table:number-columns-repeated="2" office:value-type="float" office:value="607.266" calcext:value-type="float">
            <text:p>607.266</text:p>
          </table:table-cell>
          <table:table-cell office:value-type="float" office:value="0" calcext:value-type="float">
            <text:p>0</text:p>
          </table:table-cell>
          <table:table-cell office:value-type="float" office:value="405.384" calcext:value-type="float">
            <text:p>405.384</text:p>
          </table:table-cell>
          <table:table-cell table:number-columns-repeated="2" office:value-type="float" office:value="631.58" calcext:value-type="float">
            <text:p>631.58</text:p>
          </table:table-cell>
          <table:table-cell office:value-type="float" office:value="1" calcext:value-type="float">
            <text:p>1</text:p>
          </table:table-cell>
          <table:table-cell office:value-type="float" office:value="3.7004" calcext:value-type="float">
            <text:p>3.700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9.852" calcext:value-type="float">
            <text:p>29.852</text:p>
          </table:table-cell>
          <table:table-cell table:formula="of:=[.AT12]/1024" office:value-type="float" office:value="0.02915234375" calcext:value-type="float">
            <text:p>0.02915234375</text:p>
          </table:table-cell>
          <table:table-cell office:value-type="float" office:value="8175211.932" calcext:value-type="float">
            <text:p>8175211.932</text:p>
          </table:table-cell>
          <table:table-cell table:formula="of:=[.AV12]/(1024*1024)" office:value-type="float" office:value="7.79648965072631" calcext:value-type="float">
            <text:p>7.79648965072631</text:p>
          </table:table-cell>
          <table:table-cell office:value-type="float" office:value="12530677.528" calcext:value-type="float">
            <text:p>12530677.528</text:p>
          </table:table-cell>
          <table:table-cell table:formula="of:=[.AX12]/(1024*1024)" office:value-type="float" office:value="11.9501853256226" calcext:value-type="float">
            <text:p>11.9501853256226</text:p>
          </table:table-cell>
          <table:table-cell office:value-type="float" office:value="12530677.528" calcext:value-type="float">
            <text:p>12530677.528</text:p>
          </table:table-cell>
          <table:table-cell table:formula="of:=[.AZ12]/(1024*1024)" office:value-type="float" office:value="11.9501853256226" calcext:value-type="float">
            <text:p>11.9501853256226</text:p>
          </table:table-cell>
          <table:table-cell office:value-type="float" office:value="1.6501" calcext:value-type="float">
            <text:p>1.6501</text:p>
          </table:table-cell>
          <table:table-cell office:value-type="float" office:value="2.896" calcext:value-type="float">
            <text:p>2.896</text:p>
          </table:table-cell>
          <table:table-cell table:number-columns-repeated="4" office:value-type="float" office:value="10.97" calcext:value-type="float">
            <text:p>10.97</text:p>
          </table:table-cell>
          <table:table-cell office:value-type="float" office:value="0" calcext:value-type="float">
            <text:p>0</text:p>
          </table:table-cell>
          <table:table-cell office:value-type="float" office:value="15.6198" calcext:value-type="float">
            <text:p>15.6198</text:p>
          </table:table-cell>
          <table:table-cell table:number-columns-repeated="2" office:value-type="float" office:value="667.333" calcext:value-type="float">
            <text:p>667.333</text:p>
          </table:table-cell>
          <table:table-cell office:value-type="float" office:value="15.488" calcext:value-type="float">
            <text:p>15.488</text:p>
          </table:table-cell>
          <table:table-cell office:value-type="float" office:value="808.649" calcext:value-type="float">
            <text:p>808.649</text:p>
          </table:table-cell>
          <table:table-cell table:number-columns-repeated="2" office:value-type="float" office:value="1241.298" calcext:value-type="float">
            <text:p>1241.298</text:p>
          </table:table-cell>
          <table:table-cell office:value-type="float" office:value="0.337" calcext:value-type="float">
            <text:p>0.337</text:p>
          </table:table-cell>
          <table:table-cell office:value-type="float" office:value="1494.05" calcext:value-type="float">
            <text:p>1494.05</text:p>
          </table:table-cell>
          <table:table-cell table:number-columns-repeated="2" office:value-type="float" office:value="2452.482" calcext:value-type="float">
            <text:p>2452.482</text:p>
          </table:table-cell>
          <table:table-cell table:formula="of:=[.A12]*[.B12]*60000*1024" office:value-type="float" office:value="1228800000" calcext:value-type="float">
            <text:p>1228800000</text:p>
          </table:table-cell>
          <table:table-cell table:formula="of:=[.BT12]/(1024*1024*1024)" office:value-type="float" office:value="1.1444091796875" calcext:value-type="float">
            <text:p>1.1444091796875</text:p>
          </table:table-cell>
          <table:table-cell office:value-type="float" office:value="1994042974" calcext:value-type="float">
            <text:p>1994042974</text:p>
          </table:table-cell>
          <table:table-cell office:value-type="float" office:value="3208825085" calcext:value-type="float">
            <text:p>3208825085</text:p>
          </table:table-cell>
          <table:table-cell table:formula="of:=[.BW12]-[.BV12]" office:value-type="float" office:value="1214782111" calcext:value-type="float">
            <text:p>1214782111</text:p>
          </table:table-cell>
          <table:table-cell table:formula="of:=[.BX12]/(1024*1024*1024)" office:value-type="float" office:value="1.13135400321334" calcext:value-type="float">
            <text:p>1.13135400321334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117460364" calcext:value-type="float">
            <text:p>1610117460364</text:p>
          </table:table-cell>
          <table:table-cell office:value-type="float" office:value="1610117638879" calcext:value-type="float">
            <text:p>1610117638879</text:p>
          </table:table-cell>
          <table:table-cell table:formula="of:=([.E13]-[.D13])/(1000*60)" office:value-type="float" office:value="2.97525" calcext:value-type="float">
            <text:p>2.97525</text:p>
          </table:table-cell>
          <table:table-cell office:value-type="float" office:value="2.9" calcext:value-type="float">
            <text:p>2.9</text:p>
          </table:table-cell>
          <table:table-cell office:value-type="float" office:value="3.375" calcext:value-type="float">
            <text:p>3.375</text:p>
          </table:table-cell>
          <table:table-cell office:value-type="float" office:value="336.406" calcext:value-type="float">
            <text:p>336.406</text:p>
          </table:table-cell>
          <table:table-cell table:number-columns-repeated="2" office:value-type="float" office:value="489.36" calcext:value-type="float">
            <text:p>489.36</text:p>
          </table:table-cell>
          <table:table-cell office:value-type="float" office:value="3.291" calcext:value-type="float">
            <text:p>3.291</text:p>
          </table:table-cell>
          <table:table-cell office:value-type="float" office:value="336.4942" calcext:value-type="float">
            <text:p>336.4942</text:p>
          </table:table-cell>
          <table:table-cell table:number-columns-repeated="2" office:value-type="float" office:value="489.412" calcext:value-type="float">
            <text:p>489.4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8256.406" calcext:value-type="float">
            <text:p>328256.406</text:p>
          </table:table-cell>
          <table:table-cell table:formula="of:=[.T13]/1024" office:value-type="float" office:value="320.562896484375" calcext:value-type="float">
            <text:p>320.562896484375</text:p>
          </table:table-cell>
          <table:table-cell office:value-type="float" office:value="49015305.755" calcext:value-type="float">
            <text:p>49015305.755</text:p>
          </table:table-cell>
          <table:table-cell table:formula="of:=[.V13]/(1024*1024)" office:value-type="float" office:value="46.744638209343" calcext:value-type="float">
            <text:p>46.744638209343</text:p>
          </table:table-cell>
          <table:table-cell office:value-type="float" office:value="49015305.755" calcext:value-type="float">
            <text:p>49015305.755</text:p>
          </table:table-cell>
          <table:table-cell table:formula="of:=[.X13]/(1024*1024)" office:value-type="float" office:value="46.744638209343" calcext:value-type="float">
            <text:p>46.744638209343</text:p>
          </table:table-cell>
          <table:table-cell office:value-type="float" office:value="49015305.755" calcext:value-type="float">
            <text:p>49015305.755</text:p>
          </table:table-cell>
          <table:table-cell table:formula="of:=[.Z13]/(1024*1024)" office:value-type="float" office:value="46.744638209343" calcext:value-type="float">
            <text:p>46.744638209343</text:p>
          </table:table-cell>
          <table:table-cell office:value-type="float" office:value="2.024" calcext:value-type="float">
            <text:p>2.024</text:p>
          </table:table-cell>
          <table:table-cell office:value-type="float" office:value="2.067" calcext:value-type="float">
            <text:p>2.067</text:p>
          </table:table-cell>
          <table:table-cell table:number-columns-repeated="4" office:value-type="float" office:value="2.686" calcext:value-type="float">
            <text:p>2.686</text:p>
          </table:table-cell>
          <table:table-cell office:value-type="float" office:value="0" calcext:value-type="float">
            <text:p>0</text:p>
          </table:table-cell>
          <table:table-cell office:value-type="float" office:value="320.8901" calcext:value-type="float">
            <text:p>320.8901</text:p>
          </table:table-cell>
          <table:table-cell table:number-columns-repeated="2" office:value-type="float" office:value="486.6977" calcext:value-type="float">
            <text:p>486.6977</text:p>
          </table:table-cell>
          <table:table-cell office:value-type="float" office:value="0" calcext:value-type="float">
            <text:p>0</text:p>
          </table:table-cell>
          <table:table-cell office:value-type="float" office:value="336.18" calcext:value-type="float">
            <text:p>336.18</text:p>
          </table:table-cell>
          <table:table-cell table:number-columns-repeated="2" office:value-type="float" office:value="486.697" calcext:value-type="float">
            <text:p>486.697</text:p>
          </table:table-cell>
          <table:table-cell office:value-type="float" office:value="1" calcext:value-type="float">
            <text:p>1</text:p>
          </table:table-cell>
          <table:table-cell office:value-type="float" office:value="1.265" calcext:value-type="float">
            <text:p>1.265</text:p>
          </table:table-cell>
          <table:table-cell table:number-columns-repeated="2" office:value-type="float" office:value="9.91" calcext:value-type="float">
            <text:p>9.91</text:p>
          </table:table-cell>
          <table:table-cell office:value-type="float" office:value="29.8851" calcext:value-type="float">
            <text:p>29.8851</text:p>
          </table:table-cell>
          <table:table-cell table:formula="of:=[.AT13]/1024" office:value-type="float" office:value="0.02918466796875" calcext:value-type="float">
            <text:p>0.02918466796875</text:p>
          </table:table-cell>
          <table:table-cell office:value-type="float" office:value="33726808.202" calcext:value-type="float">
            <text:p>33726808.202</text:p>
          </table:table-cell>
          <table:table-cell table:formula="of:=[.AV13]/(1024*1024)" office:value-type="float" office:value="32.164390756607" calcext:value-type="float">
            <text:p>32.164390756607</text:p>
          </table:table-cell>
          <table:table-cell office:value-type="float" office:value="49027521.661" calcext:value-type="float">
            <text:p>49027521.661</text:p>
          </table:table-cell>
          <table:table-cell table:formula="of:=[.AX13]/(1024*1024)" office:value-type="float" office:value="46.7562882051468" calcext:value-type="float">
            <text:p>46.7562882051468</text:p>
          </table:table-cell>
          <table:table-cell office:value-type="float" office:value="49027521.661" calcext:value-type="float">
            <text:p>49027521.661</text:p>
          </table:table-cell>
          <table:table-cell table:formula="of:=[.AZ13]/(1024*1024)" office:value-type="float" office:value="46.7562882051468" calcext:value-type="float">
            <text:p>46.7562882051468</text:p>
          </table:table-cell>
          <table:table-cell office:value-type="float" office:value="1.766" calcext:value-type="float">
            <text:p>1.766</text:p>
          </table:table-cell>
          <table:table-cell office:value-type="float" office:value="3.4582" calcext:value-type="float">
            <text:p>3.4582</text:p>
          </table:table-cell>
          <table:table-cell table:number-columns-repeated="4" office:value-type="float" office:value="13.102" calcext:value-type="float">
            <text:p>13.102</text:p>
          </table:table-cell>
          <table:table-cell office:value-type="float" office:value="0" calcext:value-type="float">
            <text:p>0</text:p>
          </table:table-cell>
          <table:table-cell office:value-type="float" office:value="11.623" calcext:value-type="float">
            <text:p>11.623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50.032" calcext:value-type="float">
            <text:p>50.032</text:p>
          </table:table-cell>
          <table:table-cell office:value-type="float" office:value="680.376" calcext:value-type="float">
            <text:p>680.376</text:p>
          </table:table-cell>
          <table:table-cell table:number-columns-repeated="2" office:value-type="float" office:value="978.687" calcext:value-type="float">
            <text:p>978.687</text:p>
          </table:table-cell>
          <table:table-cell office:value-type="float" office:value="0.337" calcext:value-type="float">
            <text:p>0.337</text:p>
          </table:table-cell>
          <table:table-cell office:value-type="float" office:value="1319.045" calcext:value-type="float">
            <text:p>1319.045</text:p>
          </table:table-cell>
          <table:table-cell table:number-columns-repeated="2" office:value-type="float" office:value="1964.094" calcext:value-type="float">
            <text:p>1964.094</text:p>
          </table:table-cell>
          <table:table-cell table:formula="of:=[.A13]*[.B13]*60000*1024" office:value-type="float" office:value="6144000000" calcext:value-type="float">
            <text:p>6144000000</text:p>
          </table:table-cell>
          <table:table-cell table:formula="of:=[.BT13]/(1024*1024*1024)" office:value-type="float" office:value="5.7220458984375" calcext:value-type="float">
            <text:p>5.7220458984375</text:p>
          </table:table-cell>
          <table:table-cell office:value-type="float" office:value="3208825085" calcext:value-type="float">
            <text:p>3208825085</text:p>
          </table:table-cell>
          <table:table-cell office:value-type="float" office:value="9223240206" calcext:value-type="float">
            <text:p>9223240206</text:p>
          </table:table-cell>
          <table:table-cell table:formula="of:=[.BW13]-[.BV13]" office:value-type="float" office:value="6014415121" calcext:value-type="float">
            <text:p>6014415121</text:p>
          </table:table-cell>
          <table:table-cell table:formula="of:=[.BX13]/(1024*1024*1024)" office:value-type="float" office:value="5.60136057529599" calcext:value-type="float">
            <text:p>5.60136057529599</text:p>
          </table:table-cell>
          <table:table-cell table:number-columns-repeated="17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18377772" calcext:value-type="float">
            <text:p>1610118377772</text:p>
          </table:table-cell>
          <table:table-cell office:value-type="float" office:value="1610118516388" calcext:value-type="float">
            <text:p>1610118516388</text:p>
          </table:table-cell>
          <table:table-cell table:formula="of:=([.E16]-[.D16])/(1000*60)" office:value-type="float" office:value="2.31026666666667" calcext:value-type="float">
            <text:p>2.31026666666667</text:p>
          </table:table-cell>
          <table:table-cell office:value-type="float" office:value="2.3" calcext:value-type="float">
            <text:p>2.3</text:p>
          </table:table-cell>
          <table:table-cell office:value-type="float" office:value="8.577" calcext:value-type="float">
            <text:p>8.577</text:p>
          </table:table-cell>
          <table:table-cell office:value-type="float" office:value="425.122" calcext:value-type="float">
            <text:p>425.122</text:p>
          </table:table-cell>
          <table:table-cell table:number-columns-repeated="2" office:value-type="float" office:value="663.349" calcext:value-type="float">
            <text:p>663.349</text:p>
          </table:table-cell>
          <table:table-cell office:value-type="float" office:value="8.511" calcext:value-type="float">
            <text:p>8.511</text:p>
          </table:table-cell>
          <table:table-cell office:value-type="float" office:value="425.524" calcext:value-type="float">
            <text:p>425.524</text:p>
          </table:table-cell>
          <table:table-cell office:value-type="float" office:value="663.3499" calcext:value-type="float">
            <text:p>663.3499</text:p>
          </table:table-cell>
          <table:table-cell office:value-type="float" office:value="663.349" calcext:value-type="float">
            <text:p>663.3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760.222" calcext:value-type="float">
            <text:p>43760.222</text:p>
          </table:table-cell>
          <table:table-cell table:formula="of:=[.T16]/1024" office:value-type="float" office:value="42.734591796875" calcext:value-type="float">
            <text:p>42.734591796875</text:p>
          </table:table-cell>
          <table:table-cell office:value-type="float" office:value="2193481.699" calcext:value-type="float">
            <text:p>2193481.699</text:p>
          </table:table-cell>
          <table:table-cell table:formula="of:=[.V16]/(1024*1024)" office:value-type="float" office:value="2.09186715984344" calcext:value-type="float">
            <text:p>2.09186715984344</text:p>
          </table:table-cell>
          <table:table-cell office:value-type="float" office:value="3422885.572" calcext:value-type="float">
            <text:p>3422885.572</text:p>
          </table:table-cell>
          <table:table-cell table:formula="of:=[.X16]/(1024*1024)" office:value-type="float" office:value="3.26431805801391" calcext:value-type="float">
            <text:p>3.26431805801391</text:p>
          </table:table-cell>
          <table:table-cell office:value-type="float" office:value="3422885.572" calcext:value-type="float">
            <text:p>3422885.572</text:p>
          </table:table-cell>
          <table:table-cell table:formula="of:=[.Z16]/(1024*1024)" office:value-type="float" office:value="3.26431805801391" calcext:value-type="float">
            <text:p>3.26431805801391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.1124" calcext:value-type="float">
            <text:p>1.1124</text:p>
          </table:table-cell>
          <table:table-cell office:value-type="float" office:value="0" calcext:value-type="float">
            <text:p>0</text:p>
          </table:table-cell>
          <table:table-cell office:value-type="float" office:value="393.749" calcext:value-type="float">
            <text:p>393.749</text:p>
          </table:table-cell>
          <table:table-cell table:number-columns-repeated="2" office:value-type="float" office:value="598.416" calcext:value-type="float">
            <text:p>598.416</text:p>
          </table:table-cell>
          <table:table-cell office:value-type="float" office:value="0" calcext:value-type="float">
            <text:p>0</text:p>
          </table:table-cell>
          <table:table-cell office:value-type="float" office:value="427.4185" calcext:value-type="float">
            <text:p>427.4185</text:p>
          </table:table-cell>
          <table:table-cell table:number-columns-repeated="2" office:value-type="float" office:value="663.535" calcext:value-type="float">
            <text:p>663.535</text:p>
          </table:table-cell>
          <table:table-cell office:value-type="float" office:value="10" calcext:value-type="float">
            <text:p>10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41.627" calcext:value-type="float">
            <text:p>41.627</text:p>
          </table:table-cell>
          <table:table-cell office:value-type="float" office:value="369.995" calcext:value-type="float">
            <text:p>369.995</text:p>
          </table:table-cell>
          <table:table-cell table:formula="of:=[.AT16]/1024" office:value-type="float" office:value="0.3613232421875" calcext:value-type="float">
            <text:p>0.3613232421875</text:p>
          </table:table-cell>
          <table:table-cell office:value-type="float" office:value="2143093.576" calcext:value-type="float">
            <text:p>2143093.576</text:p>
          </table:table-cell>
          <table:table-cell table:formula="of:=[.AV16]/(1024*1024)" office:value-type="float" office:value="2.04381330108642" calcext:value-type="float">
            <text:p>2.04381330108642</text:p>
          </table:table-cell>
          <table:table-cell office:value-type="float" office:value="3378848.31" calcext:value-type="float">
            <text:p>3378848.31</text:p>
          </table:table-cell>
          <table:table-cell table:formula="of:=[.AX16]/(1024*1024)" office:value-type="float" office:value="3.22232085227966" calcext:value-type="float">
            <text:p>3.22232085227966</text:p>
          </table:table-cell>
          <table:table-cell office:value-type="float" office:value="3378848.31" calcext:value-type="float">
            <text:p>3378848.31</text:p>
          </table:table-cell>
          <table:table-cell table:formula="of:=[.AZ16]/(1024*1024)" office:value-type="float" office:value="3.22232085227966" calcext:value-type="float">
            <text:p>3.22232085227966</text:p>
          </table:table-cell>
          <table:table-cell office:value-type="float" office:value="88.709" calcext:value-type="float">
            <text:p>88.709</text:p>
          </table:table-cell>
          <table:table-cell office:value-type="float" office:value="206.292" calcext:value-type="float">
            <text:p>206.292</text:p>
          </table:table-cell>
          <table:table-cell office:value-type="float" office:value="423.147" calcext:value-type="float">
            <text:p>423.147</text:p>
          </table:table-cell>
          <table:table-cell office:value-type="float" office:value="42.314" calcext:value-type="float">
            <text:p>42.314</text:p>
          </table:table-cell>
          <table:table-cell office:value-type="float" office:value="42.001" calcext:value-type="float">
            <text:p>42.001</text:p>
          </table:table-cell>
          <table:table-cell office:value-type="float" office:value="423.147" calcext:value-type="float">
            <text:p>423.147</text:p>
          </table:table-cell>
          <table:table-cell office:value-type="float" office:value="0" calcext:value-type="float">
            <text:p>0</text:p>
          </table:table-cell>
          <table:table-cell office:value-type="float" office:value="322.024" calcext:value-type="float">
            <text:p>322.024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142.791" calcext:value-type="float">
            <text:p>142.791</text:p>
          </table:table-cell>
          <table:table-cell office:value-type="float" office:value="862.492" calcext:value-type="float">
            <text:p>862.492</text:p>
          </table:table-cell>
          <table:table-cell table:number-columns-repeated="2" office:value-type="float" office:value="1326.699" calcext:value-type="float">
            <text:p>1326.699</text:p>
          </table:table-cell>
          <table:table-cell office:value-type="float" office:value="3.371" calcext:value-type="float">
            <text:p>3.371</text:p>
          </table:table-cell>
          <table:table-cell office:value-type="float" office:value="1656.749" calcext:value-type="float">
            <text:p>1656.749</text:p>
          </table:table-cell>
          <table:table-cell table:number-columns-repeated="2" office:value-type="float" office:value="2679.831" calcext:value-type="float">
            <text:p>2679.831</text:p>
          </table:table-cell>
          <table:table-cell table:formula="of:=[.A16]*[.B16]*60000*1024" office:value-type="float" office:value="307200000" calcext:value-type="float">
            <text:p>307200000</text:p>
          </table:table-cell>
          <table:table-cell table:formula="of:=[.BT16]/(1024*1024*1024)" office:value-type="float" office:value="0.286102294921875" calcext:value-type="float">
            <text:p>0.286102294921875</text:p>
          </table:table-cell>
          <table:table-cell office:value-type="float" office:value="9223240206" calcext:value-type="float">
            <text:p>9223240206</text:p>
          </table:table-cell>
          <table:table-cell office:value-type="float" office:value="9724169488" calcext:value-type="float">
            <text:p>9724169488</text:p>
          </table:table-cell>
          <table:table-cell table:formula="of:=[.BW16]-[.BV16]" office:value-type="float" office:value="500929282" calcext:value-type="float">
            <text:p>500929282</text:p>
          </table:table-cell>
          <table:table-cell table:formula="of:=[.BX16]/(1024*1024*1024)" office:value-type="float" office:value="0.466526748612523" calcext:value-type="float">
            <text:p>0.466526748612523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19133726" calcext:value-type="float">
            <text:p>1610119133726</text:p>
          </table:table-cell>
          <table:table-cell office:value-type="float" office:value="1610119282423" calcext:value-type="float">
            <text:p>1610119282423</text:p>
          </table:table-cell>
          <table:table-cell table:formula="of:=([.E17]-[.D17])/(1000*60)" office:value-type="float" office:value="2.47828333333333" calcext:value-type="float">
            <text:p>2.47828333333333</text:p>
          </table:table-cell>
          <table:table-cell office:value-type="float" office:value="2.4" calcext:value-type="float">
            <text:p>2.4</text:p>
          </table:table-cell>
          <table:table-cell office:value-type="float" office:value="6.948" calcext:value-type="float">
            <text:p>6.948</text:p>
          </table:table-cell>
          <table:table-cell office:value-type="float" office:value="402.819" calcext:value-type="float">
            <text:p>402.819</text:p>
          </table:table-cell>
          <table:table-cell office:value-type="float" office:value="642.08" calcext:value-type="float">
            <text:p>642.08</text:p>
          </table:table-cell>
          <table:table-cell office:value-type="float" office:value="642.089" calcext:value-type="float">
            <text:p>642.089</text:p>
          </table:table-cell>
          <table:table-cell office:value-type="float" office:value="6.878" calcext:value-type="float">
            <text:p>6.878</text:p>
          </table:table-cell>
          <table:table-cell office:value-type="float" office:value="402.44" calcext:value-type="float">
            <text:p>402.44</text:p>
          </table:table-cell>
          <table:table-cell table:number-columns-repeated="2" office:value-type="float" office:value="644.641" calcext:value-type="float">
            <text:p>644.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9616.662" calcext:value-type="float">
            <text:p>69616.662</text:p>
          </table:table-cell>
          <table:table-cell table:formula="of:=[.T17]/1024" office:value-type="float" office:value="67.985021484375" calcext:value-type="float">
            <text:p>67.985021484375</text:p>
          </table:table-cell>
          <table:table-cell office:value-type="float" office:value="4093165.652" calcext:value-type="float">
            <text:p>4093165.652</text:p>
          </table:table-cell>
          <table:table-cell table:formula="of:=[.V17]/(1024*1024)" office:value-type="float" office:value="3.90354695510864" calcext:value-type="float">
            <text:p>3.90354695510864</text:p>
          </table:table-cell>
          <table:table-cell office:value-type="float" office:value="6523937.213" calcext:value-type="float">
            <text:p>6523937.213</text:p>
          </table:table-cell>
          <table:table-cell table:formula="of:=[.X17]/(1024*1024)" office:value-type="float" office:value="6.22171136188507" calcext:value-type="float">
            <text:p>6.22171136188507</text:p>
          </table:table-cell>
          <table:table-cell office:value-type="float" office:value="6523937.213" calcext:value-type="float">
            <text:p>6523937.213</text:p>
          </table:table-cell>
          <table:table-cell table:formula="of:=[.Z17]/(1024*1024)" office:value-type="float" office:value="6.22171136188507" calcext:value-type="float">
            <text:p>6.2217113618850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54" calcext:value-type="float">
            <text:p>0.854</text:p>
          </table:table-cell>
          <table:table-cell table:number-columns-repeated="4"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float" office:value="377.31" calcext:value-type="float">
            <text:p>377.31</text:p>
          </table:table-cell>
          <table:table-cell table:number-columns-repeated="2" office:value-type="float" office:value="611.612" calcext:value-type="float">
            <text:p>611.612</text:p>
          </table:table-cell>
          <table:table-cell office:value-type="float" office:value="0" calcext:value-type="float">
            <text:p>0</text:p>
          </table:table-cell>
          <table:table-cell office:value-type="float" office:value="401.468" calcext:value-type="float">
            <text:p>401.468</text:p>
          </table:table-cell>
          <table:table-cell table:number-columns-repeated="2" office:value-type="float" office:value="652.964" calcext:value-type="float">
            <text:p>652.964</text:p>
          </table:table-cell>
          <table:table-cell office:value-type="float" office:value="10" calcext:value-type="float">
            <text:p>10</text:p>
          </table:table-cell>
          <table:table-cell office:value-type="float" office:value="11.585" calcext:value-type="float">
            <text:p>11.585</text:p>
          </table:table-cell>
          <table:table-cell table:number-columns-repeated="2" office:value-type="float" office:value="42.213" calcext:value-type="float">
            <text:p>42.213</text:p>
          </table:table-cell>
          <table:table-cell office:value-type="float" office:value="370.291" calcext:value-type="float">
            <text:p>370.291</text:p>
          </table:table-cell>
          <table:table-cell table:formula="of:=[.AT17]/1024" office:value-type="float" office:value="0.3616123046875" calcext:value-type="float">
            <text:p>0.3616123046875</text:p>
          </table:table-cell>
          <table:table-cell office:value-type="float" office:value="4121477.196" calcext:value-type="float">
            <text:p>4121477.196</text:p>
          </table:table-cell>
          <table:table-cell table:formula="of:=[.AV17]/(1024*1024)" office:value-type="float" office:value="3.93054694747924" calcext:value-type="float">
            <text:p>3.93054694747924</text:p>
          </table:table-cell>
          <table:table-cell office:value-type="float" office:value="6533561.295" calcext:value-type="float">
            <text:p>6533561.295</text:p>
          </table:table-cell>
          <table:table-cell table:formula="of:=[.AX17]/(1024*1024)" office:value-type="float" office:value="6.23088960170746" calcext:value-type="float">
            <text:p>6.23088960170746</text:p>
          </table:table-cell>
          <table:table-cell office:value-type="float" office:value="6533561.295" calcext:value-type="float">
            <text:p>6533561.295</text:p>
          </table:table-cell>
          <table:table-cell table:formula="of:=[.AZ17]/(1024*1024)" office:value-type="float" office:value="6.23088960170746" calcext:value-type="float">
            <text:p>6.23088960170746</text:p>
          </table:table-cell>
          <table:table-cell office:value-type="float" office:value="104.175" calcext:value-type="float">
            <text:p>104.175</text:p>
          </table:table-cell>
          <table:table-cell office:value-type="float" office:value="226.609" calcext:value-type="float">
            <text:p>226.609</text:p>
          </table:table-cell>
          <table:table-cell office:value-type="float" office:value="517.501" calcext:value-type="float">
            <text:p>517.501</text:p>
          </table:table-cell>
          <table:table-cell table:number-columns-repeated="2" office:value-type="float" office:value="51.75" calcext:value-type="float">
            <text:p>51.75</text:p>
          </table:table-cell>
          <table:table-cell office:value-type="float" office:value="517.501" calcext:value-type="float">
            <text:p>517.501</text:p>
          </table:table-cell>
          <table:table-cell office:value-type="float" office:value="0" calcext:value-type="float">
            <text:p>0</text:p>
          </table:table-cell>
          <table:table-cell office:value-type="float" office:value="328.816" calcext:value-type="float">
            <text:p>328.816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13.863" calcext:value-type="float">
            <text:p>13.863</text:p>
          </table:table-cell>
          <table:table-cell office:value-type="float" office:value="805.636" calcext:value-type="float">
            <text:p>805.636</text:p>
          </table:table-cell>
          <table:table-cell table:number-columns-repeated="2" office:value-type="float" office:value="1284.178" calcext:value-type="float">
            <text:p>1284.178</text:p>
          </table:table-cell>
          <table:table-cell office:value-type="float" office:value="3.374" calcext:value-type="float">
            <text:p>3.374</text:p>
          </table:table-cell>
          <table:table-cell office:value-type="float" office:value="1627.941" calcext:value-type="float">
            <text:p>1627.941</text:p>
          </table:table-cell>
          <table:table-cell table:number-columns-repeated="2" office:value-type="float" office:value="2599.034" calcext:value-type="float">
            <text:p>2599.034</text:p>
          </table:table-cell>
          <table:table-cell table:formula="of:=[.A17]*[.B17]*60000*1024" office:value-type="float" office:value="614400000" calcext:value-type="float">
            <text:p>614400000</text:p>
          </table:table-cell>
          <table:table-cell table:formula="of:=[.BT17]/(1024*1024*1024)" office:value-type="float" office:value="0.57220458984375" calcext:value-type="float">
            <text:p>0.57220458984375</text:p>
          </table:table-cell>
          <table:table-cell office:value-type="float" office:value="9724169488" calcext:value-type="float">
            <text:p>9724169488</text:p>
          </table:table-cell>
          <table:table-cell office:value-type="float" office:value="10336472779" calcext:value-type="float">
            <text:p>10336472779</text:p>
          </table:table-cell>
          <table:table-cell table:formula="of:=[.BW17]-[.BV17]" office:value-type="float" office:value="612303291" calcext:value-type="float">
            <text:p>612303291</text:p>
          </table:table-cell>
          <table:table-cell table:formula="of:=[.BX17]/(1024*1024*1024)" office:value-type="float" office:value="0.57025187741965" calcext:value-type="float">
            <text:p>0.57025187741965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0423452" calcext:value-type="float">
            <text:p>1610120423452</text:p>
          </table:table-cell>
          <table:table-cell office:value-type="float" office:value="1610120572256" calcext:value-type="float">
            <text:p>1610120572256</text:p>
          </table:table-cell>
          <table:table-cell table:formula="of:=([.E18]-[.D18])/(1000*60)" office:value-type="float" office:value="2.48006666666667" calcext:value-type="float">
            <text:p>2.48006666666667</text:p>
          </table:table-cell>
          <table:table-cell office:value-type="float" office:value="2.4" calcext:value-type="float">
            <text:p>2.4</text:p>
          </table:table-cell>
          <table:table-cell office:value-type="float" office:value="7.764" calcext:value-type="float">
            <text:p>7.764</text:p>
          </table:table-cell>
          <table:table-cell office:value-type="float" office:value="405.131" calcext:value-type="float">
            <text:p>405.131</text:p>
          </table:table-cell>
          <table:table-cell table:number-columns-repeated="2" office:value-type="float" office:value="614.627" calcext:value-type="float">
            <text:p>614.627</text:p>
          </table:table-cell>
          <table:table-cell office:value-type="float" office:value="7.697" calcext:value-type="float">
            <text:p>7.697</text:p>
          </table:table-cell>
          <table:table-cell office:value-type="float" office:value="404.903" calcext:value-type="float">
            <text:p>404.903</text:p>
          </table:table-cell>
          <table:table-cell table:number-columns-repeated="2" office:value-type="float" office:value="614.846" calcext:value-type="float">
            <text:p>614.8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3905.389" calcext:value-type="float">
            <text:p>153905.389</text:p>
          </table:table-cell>
          <table:table-cell table:formula="of:=[.T18]/1024" office:value-type="float" office:value="150.298231445312" calcext:value-type="float">
            <text:p>150.298231445312</text:p>
          </table:table-cell>
          <table:table-cell office:value-type="float" office:value="8167681.643" calcext:value-type="float">
            <text:p>8167681.643</text:p>
          </table:table-cell>
          <table:table-cell table:formula="of:=[.V18]/(1024*1024)" office:value-type="float" office:value="7.7893082075119" calcext:value-type="float">
            <text:p>7.7893082075119</text:p>
          </table:table-cell>
          <table:table-cell office:value-type="float" office:value="12392122.372" calcext:value-type="float">
            <text:p>12392122.372</text:p>
          </table:table-cell>
          <table:table-cell table:formula="of:=[.X18]/(1024*1024)" office:value-type="float" office:value="11.8180488319397" calcext:value-type="float">
            <text:p>11.8180488319397</text:p>
          </table:table-cell>
          <table:table-cell office:value-type="float" office:value="12392122.372" calcext:value-type="float">
            <text:p>12392122.372</text:p>
          </table:table-cell>
          <table:table-cell table:formula="of:=[.Z18]/(1024*1024)" office:value-type="float" office:value="11.8180488319397" calcext:value-type="float">
            <text:p>11.8180488319397</text:p>
          </table:table-cell>
          <table:table-cell office:value-type="float" office:value="0.856" calcext:value-type="float">
            <text:p>0.856</text:p>
          </table:table-cell>
          <table:table-cell office:value-type="float" office:value="0.965" calcext:value-type="float">
            <text:p>0.965</text:p>
          </table:table-cell>
          <table:table-cell table:number-columns-repeated="4" office:value-type="float" office:value="1.141" calcext:value-type="float">
            <text:p>1.141</text:p>
          </table:table-cell>
          <table:table-cell office:value-type="float" office:value="0" calcext:value-type="float">
            <text:p>0</text:p>
          </table:table-cell>
          <table:table-cell office:value-type="float" office:value="382.677" calcext:value-type="float">
            <text:p>382.677</text:p>
          </table:table-cell>
          <table:table-cell table:number-columns-repeated="2" office:value-type="float" office:value="613.853" calcext:value-type="float">
            <text:p>613.853</text:p>
          </table:table-cell>
          <table:table-cell office:value-type="float" office:value="0" calcext:value-type="float">
            <text:p>0</text:p>
          </table:table-cell>
          <table:table-cell office:value-type="float" office:value="404.799" calcext:value-type="float">
            <text:p>404.799</text:p>
          </table:table-cell>
          <table:table-cell table:number-columns-repeated="2" office:value-type="float" office:value="623.203" calcext:value-type="float">
            <text:p>623.203</text:p>
          </table:table-cell>
          <table:table-cell office:value-type="float" office:value="10" calcext:value-type="float">
            <text:p>10</text:p>
          </table:table-cell>
          <table:table-cell office:value-type="float" office:value="11.5258" calcext:value-type="float">
            <text:p>11.5258</text:p>
          </table:table-cell>
          <table:table-cell table:number-columns-repeated="2" office:value-type="float" office:value="42.638" calcext:value-type="float">
            <text:p>42.638</text:p>
          </table:table-cell>
          <table:table-cell office:value-type="float" office:value="369.778" calcext:value-type="float">
            <text:p>369.778</text:p>
          </table:table-cell>
          <table:table-cell table:formula="of:=[.AT18]/1024" office:value-type="float" office:value="0.361111328125" calcext:value-type="float">
            <text:p>0.361111328125</text:p>
          </table:table-cell>
          <table:table-cell office:value-type="float" office:value="8116139.955" calcext:value-type="float">
            <text:p>8116139.955</text:p>
          </table:table-cell>
          <table:table-cell table:formula="of:=[.AV18]/(1024*1024)" office:value-type="float" office:value="7.74015422344208" calcext:value-type="float">
            <text:p>7.74015422344208</text:p>
          </table:table-cell>
          <table:table-cell office:value-type="float" office:value="12410481.189" calcext:value-type="float">
            <text:p>12410481.189</text:p>
          </table:table-cell>
          <table:table-cell table:formula="of:=[.AX18]/(1024*1024)" office:value-type="float" office:value="11.8355571641921" calcext:value-type="float">
            <text:p>11.8355571641921</text:p>
          </table:table-cell>
          <table:table-cell office:value-type="float" office:value="12410481.189" calcext:value-type="float">
            <text:p>12410481.189</text:p>
          </table:table-cell>
          <table:table-cell table:formula="of:=[.AZ18]/(1024*1024)" office:value-type="float" office:value="11.8355571641921" calcext:value-type="float">
            <text:p>11.8355571641921</text:p>
          </table:table-cell>
          <table:table-cell office:value-type="float" office:value="123.153" calcext:value-type="float">
            <text:p>123.153</text:p>
          </table:table-cell>
          <table:table-cell office:value-type="float" office:value="228.035" calcext:value-type="float">
            <text:p>228.035</text:p>
          </table:table-cell>
          <table:table-cell office:value-type="float" office:value="511.206" calcext:value-type="float">
            <text:p>511.206</text:p>
          </table:table-cell>
          <table:table-cell office:value-type="float" office:value="51.12" calcext:value-type="float">
            <text:p>51.12</text:p>
          </table:table-cell>
          <table:table-cell office:value-type="float" office:value="50.637" calcext:value-type="float">
            <text:p>50.637</text:p>
          </table:table-cell>
          <table:table-cell office:value-type="float" office:value="511.206" calcext:value-type="float">
            <text:p>511.206</text:p>
          </table:table-cell>
          <table:table-cell office:value-type="float" office:value="0" calcext:value-type="float">
            <text:p>0</text:p>
          </table:table-cell>
          <table:table-cell office:value-type="float" office:value="320.8302" calcext:value-type="float">
            <text:p>320.8302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124.605" calcext:value-type="float">
            <text:p>124.605</text:p>
          </table:table-cell>
          <table:table-cell office:value-type="float" office:value="821.143" calcext:value-type="float">
            <text:p>821.143</text:p>
          </table:table-cell>
          <table:table-cell table:number-columns-repeated="2" office:value-type="float" office:value="1229.255" calcext:value-type="float">
            <text:p>1229.255</text:p>
          </table:table-cell>
          <table:table-cell office:value-type="float" office:value="3.369" calcext:value-type="float">
            <text:p>3.369</text:p>
          </table:table-cell>
          <table:table-cell office:value-type="float" office:value="1621.207" calcext:value-type="float">
            <text:p>1621.207</text:p>
          </table:table-cell>
          <table:table-cell table:number-columns-repeated="2" office:value-type="float" office:value="2529.748" calcext:value-type="float">
            <text:p>2529.748</text:p>
          </table:table-cell>
          <table:table-cell table:formula="of:=[.A18]*[.B18]*60000*1024" office:value-type="float" office:value="1228800000" calcext:value-type="float">
            <text:p>1228800000</text:p>
          </table:table-cell>
          <table:table-cell table:formula="of:=[.BT18]/(1024*1024*1024)" office:value-type="float" office:value="1.1444091796875" calcext:value-type="float">
            <text:p>1.1444091796875</text:p>
          </table:table-cell>
          <table:table-cell office:value-type="float" office:value="10336472779" calcext:value-type="float">
            <text:p>10336472779</text:p>
          </table:table-cell>
          <table:table-cell office:value-type="float" office:value="11548776061" calcext:value-type="float">
            <text:p>11548776061</text:p>
          </table:table-cell>
          <table:table-cell table:formula="of:=[.BW18]-[.BV18]" office:value-type="float" office:value="1212303282" calcext:value-type="float">
            <text:p>1212303282</text:p>
          </table:table-cell>
          <table:table-cell table:formula="of:=[.BX18]/(1024*1024*1024)" office:value-type="float" office:value="1.12904541380703" calcext:value-type="float">
            <text:p>1.12904541380703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2879632" calcext:value-type="float">
            <text:p>1610122879632</text:p>
          </table:table-cell>
          <table:table-cell office:value-type="float" office:value="1610123058737" calcext:value-type="float">
            <text:p>1610123058737</text:p>
          </table:table-cell>
          <table:table-cell table:formula="of:=([.E19]-[.D19])/(1000*60)" office:value-type="float" office:value="2.98508333333333" calcext:value-type="float">
            <text:p>2.98508333333333</text:p>
          </table:table-cell>
          <table:table-cell office:value-type="float" office:value="2.9" calcext:value-type="float">
            <text:p>2.9</text:p>
          </table:table-cell>
          <table:table-cell office:value-type="float" office:value="3.574" calcext:value-type="float">
            <text:p>3.574</text:p>
          </table:table-cell>
          <table:table-cell office:value-type="float" office:value="333.098" calcext:value-type="float">
            <text:p>333.098</text:p>
          </table:table-cell>
          <table:table-cell table:number-columns-repeated="2" office:value-type="float" office:value="475.149" calcext:value-type="float">
            <text:p>475.149</text:p>
          </table:table-cell>
          <table:table-cell office:value-type="float" office:value="3.491" calcext:value-type="float">
            <text:p>3.491</text:p>
          </table:table-cell>
          <table:table-cell office:value-type="float" office:value="335.44" calcext:value-type="float">
            <text:p>335.44</text:p>
          </table:table-cell>
          <table:table-cell table:number-columns-repeated="2" office:value-type="float" office:value="480.561" calcext:value-type="float">
            <text:p>480.561</text:p>
          </table:table-cell>
          <table:table-cell office:value-type="float" office:value="1" calcext:value-type="float">
            <text:p>1</text:p>
          </table:table-cell>
          <table:table-cell office:value-type="float" office:value="1.005" calcext:value-type="float">
            <text:p>1.005</text:p>
          </table:table-cell>
          <table:table-cell table:number-columns-repeated="2" office:value-type="float" office:value="1.028" calcext:value-type="float">
            <text:p>1.028</text:p>
          </table:table-cell>
          <table:table-cell office:value-type="float" office:value="348213.833" calcext:value-type="float">
            <text:p>348213.833</text:p>
          </table:table-cell>
          <table:table-cell table:formula="of:=[.T19]/1024" office:value-type="float" office:value="340.052571289062" calcext:value-type="float">
            <text:p>340.052571289062</text:p>
          </table:table-cell>
          <table:table-cell office:value-type="float" office:value="33609233.099" calcext:value-type="float">
            <text:p>33609233.099</text:p>
          </table:table-cell>
          <table:table-cell table:formula="of:=[.V19]/(1024*1024)" office:value-type="float" office:value="32.0522624006271" calcext:value-type="float">
            <text:p>32.0522624006271</text:p>
          </table:table-cell>
          <table:table-cell office:value-type="float" office:value="48132863.366" calcext:value-type="float">
            <text:p>48132863.366</text:p>
          </table:table-cell>
          <table:table-cell table:formula="of:=[.X19]/(1024*1024)" office:value-type="float" office:value="45.9030755672454" calcext:value-type="float">
            <text:p>45.9030755672454</text:p>
          </table:table-cell>
          <table:table-cell office:value-type="float" office:value="48132863.366" calcext:value-type="float">
            <text:p>48132863.366</text:p>
          </table:table-cell>
          <table:table-cell table:formula="of:=[.Z19]/(1024*1024)" office:value-type="float" office:value="45.9030755672454" calcext:value-type="float">
            <text:p>45.9030755672454</text:p>
          </table:table-cell>
          <table:table-cell office:value-type="float" office:value="2.084" calcext:value-type="float">
            <text:p>2.084</text:p>
          </table:table-cell>
          <table:table-cell office:value-type="float" office:value="2.124" calcext:value-type="float">
            <text:p>2.124</text:p>
          </table:table-cell>
          <table:table-cell table:number-columns-repeated="4" office:value-type="float" office:value="2.485" calcext:value-type="float">
            <text:p>2.485</text:p>
          </table:table-cell>
          <table:table-cell office:value-type="float" office:value="0" calcext:value-type="float">
            <text:p>0</text:p>
          </table:table-cell>
          <table:table-cell office:value-type="float" office:value="330.546" calcext:value-type="float">
            <text:p>330.546</text:p>
          </table:table-cell>
          <table:table-cell table:number-columns-repeated="2" office:value-type="float" office:value="481.053" calcext:value-type="float">
            <text:p>481.053</text:p>
          </table:table-cell>
          <table:table-cell office:value-type="float" office:value="0" calcext:value-type="float">
            <text:p>0</text:p>
          </table:table-cell>
          <table:table-cell office:value-type="float" office:value="338.193" calcext:value-type="float">
            <text:p>338.193</text:p>
          </table:table-cell>
          <table:table-cell table:number-columns-repeated="2" office:value-type="float" office:value="481.081" calcext:value-type="float">
            <text:p>481.081</text:p>
          </table:table-cell>
          <table:table-cell office:value-type="float" office:value="10" calcext:value-type="float">
            <text:p>10</text:p>
          </table:table-cell>
          <table:table-cell office:value-type="float" office:value="11.19" calcext:value-type="float">
            <text:p>11.19</text:p>
          </table:table-cell>
          <table:table-cell table:number-columns-repeated="2" office:value-type="float" office:value="62.084" calcext:value-type="float">
            <text:p>62.084</text:p>
          </table:table-cell>
          <table:table-cell office:value-type="float" office:value="370.289" calcext:value-type="float">
            <text:p>370.289</text:p>
          </table:table-cell>
          <table:table-cell table:formula="of:=[.AT19]/1024" office:value-type="float" office:value="0.3616103515625" calcext:value-type="float">
            <text:p>0.3616103515625</text:p>
          </table:table-cell>
          <table:table-cell office:value-type="float" office:value="33574524.501" calcext:value-type="float">
            <text:p>33574524.501</text:p>
          </table:table-cell>
          <table:table-cell table:formula="of:=[.AV19]/(1024*1024)" office:value-type="float" office:value="32.019161702156" calcext:value-type="float">
            <text:p>32.019161702156</text:p>
          </table:table-cell>
          <table:table-cell office:value-type="float" office:value="48160681.23" calcext:value-type="float">
            <text:p>48160681.23</text:p>
          </table:table-cell>
          <table:table-cell table:formula="of:=[.AX19]/(1024*1024)" office:value-type="float" office:value="45.9296047496796" calcext:value-type="float">
            <text:p>45.9296047496796</text:p>
          </table:table-cell>
          <table:table-cell office:value-type="float" office:value="48160681.23" calcext:value-type="float">
            <text:p>48160681.23</text:p>
          </table:table-cell>
          <table:table-cell table:formula="of:=[.AZ19]/(1024*1024)" office:value-type="float" office:value="45.9296047496796" calcext:value-type="float">
            <text:p>45.9296047496796</text:p>
          </table:table-cell>
          <table:table-cell office:value-type="float" office:value="205.51" calcext:value-type="float">
            <text:p>205.51</text:p>
          </table:table-cell>
          <table:table-cell office:value-type="float" office:value="328.618" calcext:value-type="float">
            <text:p>328.618</text:p>
          </table:table-cell>
          <table:table-cell office:value-type="float" office:value="1128.259" calcext:value-type="float">
            <text:p>1128.259</text:p>
          </table:table-cell>
          <table:table-cell office:value-type="float" office:value="112.825" calcext:value-type="float">
            <text:p>112.825</text:p>
          </table:table-cell>
          <table:table-cell office:value-type="float" office:value="112.621" calcext:value-type="float">
            <text:p>112.621</text:p>
          </table:table-cell>
          <table:table-cell office:value-type="float" office:value="1128.259" calcext:value-type="float">
            <text:p>1128.259</text:p>
          </table:table-cell>
          <table:table-cell office:value-type="float" office:value="0" calcext:value-type="float">
            <text:p>0</text:p>
          </table:table-cell>
          <table:table-cell office:value-type="float" office:value="410.655" calcext:value-type="float">
            <text:p>410.655</text:p>
          </table:table-cell>
          <table:table-cell table:number-columns-repeated="2" office:value-type="float" office:value="6669.666" calcext:value-type="float">
            <text:p>6669.666</text:p>
          </table:table-cell>
          <table:table-cell office:value-type="float" office:value="53.752" calcext:value-type="float">
            <text:p>53.752</text:p>
          </table:table-cell>
          <table:table-cell office:value-type="float" office:value="673.678" calcext:value-type="float">
            <text:p>673.678</text:p>
          </table:table-cell>
          <table:table-cell table:number-columns-repeated="2" office:value-type="float" office:value="950.273" calcext:value-type="float">
            <text:p>950.273</text:p>
          </table:table-cell>
          <table:table-cell office:value-type="float" office:value="3.374" calcext:value-type="float">
            <text:p>3.374</text:p>
          </table:table-cell>
          <table:table-cell office:value-type="float" office:value="1382.111" calcext:value-type="float">
            <text:p>1382.111</text:p>
          </table:table-cell>
          <table:table-cell table:number-columns-repeated="2" office:value-type="float" office:value="1989.309" calcext:value-type="float">
            <text:p>1989.309</text:p>
          </table:table-cell>
          <table:table-cell table:formula="of:=[.A19]*[.B19]*60000*1024" office:value-type="float" office:value="6144000000" calcext:value-type="float">
            <text:p>6144000000</text:p>
          </table:table-cell>
          <table:table-cell table:formula="of:=[.BT19]/(1024*1024*1024)" office:value-type="float" office:value="5.7220458984375" calcext:value-type="float">
            <text:p>5.7220458984375</text:p>
          </table:table-cell>
          <table:table-cell office:value-type="float" office:value="11548776061" calcext:value-type="float">
            <text:p>11548776061</text:p>
          </table:table-cell>
          <table:table-cell office:value-type="float" office:value="17561615355" calcext:value-type="float">
            <text:p>17561615355</text:p>
          </table:table-cell>
          <table:table-cell table:formula="of:=[.BW19]-[.BV19]" office:value-type="float" office:value="6012839294" calcext:value-type="float">
            <text:p>6012839294</text:p>
          </table:table-cell>
          <table:table-cell table:formula="of:=[.BX19]/(1024*1024*1024)" office:value-type="float" office:value="5.5998929720372" calcext:value-type="float">
            <text:p>5.5998929720372</text:p>
          </table:table-cell>
          <table:table-cell table:number-columns-repeated="17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3864723" calcext:value-type="float">
            <text:p>1610123864723</text:p>
          </table:table-cell>
          <table:table-cell office:value-type="float" office:value="1610124133582" calcext:value-type="float">
            <text:p>1610124133582</text:p>
          </table:table-cell>
          <table:table-cell table:formula="of:=([.E22]-[.D22])/(1000*60)" office:value-type="float" office:value="4.48098333333333" calcext:value-type="float">
            <text:p>4.48098333333333</text:p>
          </table:table-cell>
          <table:table-cell office:value-type="float" office:value="4.4" calcext:value-type="float">
            <text:p>4.4</text:p>
          </table:table-cell>
          <table:table-cell office:value-type="float" office:value="79.557" calcext:value-type="float">
            <text:p>79.557</text:p>
          </table:table-cell>
          <table:table-cell office:value-type="float" office:value="4513.305" calcext:value-type="float">
            <text:p>4513.305</text:p>
          </table:table-cell>
          <table:table-cell table:number-columns-repeated="2" office:value-type="float" office:value="5529.918" calcext:value-type="float">
            <text:p>5529.918</text:p>
          </table:table-cell>
          <table:table-cell office:value-type="float" office:value="78.087" calcext:value-type="float">
            <text:p>78.087</text:p>
          </table:table-cell>
          <table:table-cell office:value-type="float" office:value="4517.081" calcext:value-type="float">
            <text:p>4517.081</text:p>
          </table:table-cell>
          <table:table-cell table:number-columns-repeated="2" office:value-type="float" office:value="5532.871" calcext:value-type="float">
            <text:p>5532.871</text:p>
          </table:table-cell>
          <table:table-cell office:value-type="float" office:value="18" calcext:value-type="float">
            <text:p>18</text:p>
          </table:table-cell>
          <table:table-cell office:value-type="float" office:value="19.997" calcext:value-type="float">
            <text:p>19.997</text:p>
          </table:table-cell>
          <table:table-cell table:number-columns-repeated="2" office:value-type="float" office:value="20.035" calcext:value-type="float">
            <text:p>20.035</text:p>
          </table:table-cell>
          <table:table-cell office:value-type="float" office:value="401498.794" calcext:value-type="float">
            <text:p>401498.794</text:p>
          </table:table-cell>
          <table:table-cell table:formula="of:=[.T22]/1024" office:value-type="float" office:value="392.088666015625" calcext:value-type="float">
            <text:p>392.088666015625</text:p>
          </table:table-cell>
          <table:table-cell office:value-type="float" office:value="23308154.867" calcext:value-type="float">
            <text:p>23308154.867</text:p>
          </table:table-cell>
          <table:table-cell table:formula="of:=[.V22]/(1024*1024)" office:value-type="float" office:value="22.2283886594772" calcext:value-type="float">
            <text:p>22.2283886594772</text:p>
          </table:table-cell>
          <table:table-cell office:value-type="float" office:value="28550461.518" calcext:value-type="float">
            <text:p>28550461.518</text:p>
          </table:table-cell>
          <table:table-cell table:formula="of:=[.X22]/(1024*1024)" office:value-type="float" office:value="27.2278418712616" calcext:value-type="float">
            <text:p>27.2278418712616</text:p>
          </table:table-cell>
          <table:table-cell office:value-type="float" office:value="28550461.518" calcext:value-type="float">
            <text:p>28550461.518</text:p>
          </table:table-cell>
          <table:table-cell table:formula="of:=[.Z22]/(1024*1024)" office:value-type="float" office:value="27.2278418712616" calcext:value-type="float">
            <text:p>27.2278418712616</text:p>
          </table:table-cell>
          <table:table-cell office:value-type="float" office:value="9.577" calcext:value-type="float">
            <text:p>9.577</text:p>
          </table:table-cell>
          <table:table-cell office:value-type="float" office:value="10.861" calcext:value-type="float">
            <text:p>10.861</text:p>
          </table:table-cell>
          <table:table-cell office:value-type="float" office:value="19.3" calcext:value-type="float">
            <text:p>19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945" calcext:value-type="float">
            <text:p>0.945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4045.557" calcext:value-type="float">
            <text:p>4045.557</text:p>
          </table:table-cell>
          <table:table-cell table:number-columns-repeated="2" office:value-type="float" office:value="5496.286" calcext:value-type="float">
            <text:p>5496.286</text:p>
          </table:table-cell>
          <table:table-cell office:value-type="float" office:value="0" calcext:value-type="float">
            <text:p>0</text:p>
          </table:table-cell>
          <table:table-cell office:value-type="float" office:value="4459.708" calcext:value-type="float">
            <text:p>4459.708</text:p>
          </table:table-cell>
          <table:table-cell table:number-columns-repeated="2" office:value-type="float" office:value="5537.629" calcext:value-type="float">
            <text:p>5537.629</text:p>
          </table:table-cell>
          <table:table-cell office:value-type="float" office:value="34.497" calcext:value-type="float">
            <text:p>34.497</text:p>
          </table:table-cell>
          <table:table-cell office:value-type="float" office:value="1264.24" calcext:value-type="float">
            <text:p>1264.24</text:p>
          </table:table-cell>
          <table:table-cell office:value-type="float" office:value="39151.9461" calcext:value-type="float">
            <text:p>39151.9461</text:p>
          </table:table-cell>
          <table:table-cell office:value-type="float" office:value="39151.946" calcext:value-type="float">
            <text:p>39151.946</text:p>
          </table:table-cell>
          <table:table-cell office:value-type="float" office:value="7332.369" calcext:value-type="float">
            <text:p>7332.369</text:p>
          </table:table-cell>
          <table:table-cell table:formula="of:=[.AT22]/1024" office:value-type="float" office:value="7.1605166015625" calcext:value-type="float">
            <text:p>7.1605166015625</text:p>
          </table:table-cell>
          <table:table-cell office:value-type="float" office:value="23146687.297" calcext:value-type="float">
            <text:p>23146687.297</text:p>
          </table:table-cell>
          <table:table-cell table:formula="of:=[.AV22]/(1024*1024)" office:value-type="float" office:value="22.0744011850357" calcext:value-type="float">
            <text:p>22.0744011850357</text:p>
          </table:table-cell>
          <table:table-cell office:value-type="float" office:value="28715469.33" calcext:value-type="float">
            <text:p>28715469.33</text:p>
          </table:table-cell>
          <table:table-cell table:formula="of:=[.AX22]/(1024*1024)" office:value-type="float" office:value="27.3852055835723" calcext:value-type="float">
            <text:p>27.3852055835723</text:p>
          </table:table-cell>
          <table:table-cell office:value-type="float" office:value="28715469.335" calcext:value-type="float">
            <text:p>28715469.335</text:p>
          </table:table-cell>
          <table:table-cell table:formula="of:=[.AZ22]/(1024*1024)" office:value-type="float" office:value="27.3852055883408" calcext:value-type="float">
            <text:p>27.3852055883408</text:p>
          </table:table-cell>
          <table:table-cell office:value-type="float" office:value="167.711" calcext:value-type="float">
            <text:p>167.711</text:p>
          </table:table-cell>
          <table:table-cell office:value-type="float" office:value="20047.41" calcext:value-type="float">
            <text:p>20047.41</text:p>
          </table:table-cell>
          <table:table-cell office:value-type="float" office:value="307208.227" calcext:value-type="float">
            <text:p>307208.227</text:p>
          </table:table-cell>
          <table:table-cell office:value-type="float" office:value="1536.04" calcext:value-type="float">
            <text:p>1536.04</text:p>
          </table:table-cell>
          <table:table-cell office:value-type="float" office:value="1527" calcext:value-type="float">
            <text:p>1527</text:p>
          </table:table-cell>
          <table:table-cell office:value-type="float" office:value="307208.227" calcext:value-type="float">
            <text:p>307208.227</text:p>
          </table:table-cell>
          <table:table-cell office:value-type="float" office:value="0" calcext:value-type="float">
            <text:p>0</text:p>
          </table:table-cell>
          <table:table-cell office:value-type="float" office:value="20844.749" calcext:value-type="float">
            <text:p>20844.749</text:p>
          </table:table-cell>
          <table:table-cell table:number-columns-repeated="2" office:value-type="float" office:value="248597.526" calcext:value-type="float">
            <text:p>248597.526</text:p>
          </table:table-cell>
          <table:table-cell office:value-type="float" office:value="158.72" calcext:value-type="float">
            <text:p>158.72</text:p>
          </table:table-cell>
          <table:table-cell office:value-type="float" office:value="9026.605" calcext:value-type="float">
            <text:p>9026.605</text:p>
          </table:table-cell>
          <table:table-cell table:number-columns-repeated="2" office:value-type="float" office:value="11059.779" calcext:value-type="float">
            <text:p>11059.779</text:p>
          </table:table-cell>
          <table:table-cell office:value-type="float" office:value="66.791" calcext:value-type="float">
            <text:p>66.791</text:p>
          </table:table-cell>
          <table:table-cell office:value-type="float" office:value="18184.173" calcext:value-type="float">
            <text:p>18184.173</text:p>
          </table:table-cell>
          <table:table-cell table:number-columns-repeated="2" office:value-type="float" office:value="23380.988" calcext:value-type="float">
            <text:p>23380.988</text:p>
          </table:table-cell>
          <table:table-cell table:formula="of:=[.A22]*[.B22]*60000*1024" office:value-type="float" office:value="6144000000" calcext:value-type="float">
            <text:p>6144000000</text:p>
          </table:table-cell>
          <table:table-cell table:formula="of:=[.BT22]/(1024*1024*1024)" office:value-type="float" office:value="5.7220458984375" calcext:value-type="float">
            <text:p>5.7220458984375</text:p>
          </table:table-cell>
          <table:table-cell office:value-type="float" office:value="125492532861" calcext:value-type="float">
            <text:p>125492532861</text:p>
          </table:table-cell>
          <table:table-cell office:value-type="float" office:value="131735216443" calcext:value-type="float">
            <text:p>131735216443</text:p>
          </table:table-cell>
          <table:table-cell table:formula="of:=[.BW22]-[.BV22]" office:value-type="float" office:value="6242683582" calcext:value-type="float">
            <text:p>6242683582</text:p>
          </table:table-cell>
          <table:table-cell table:formula="of:=[.BX22]/(1024*1024*1024)" office:value-type="float" office:value="5.81395214609801" calcext:value-type="float">
            <text:p>5.81395214609801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4724270" calcext:value-type="float">
            <text:p>1610124724270</text:p>
          </table:table-cell>
          <table:table-cell office:value-type="float" office:value="1610124993959" calcext:value-type="float">
            <text:p>1610124993959</text:p>
          </table:table-cell>
          <table:table-cell table:formula="of:=([.E23]-[.D23])/(1000*60)" office:value-type="float" office:value="4.49481666666667" calcext:value-type="float">
            <text:p>4.49481666666667</text:p>
          </table:table-cell>
          <table:table-cell office:value-type="float" office:value="4.4" calcext:value-type="float">
            <text:p>4.4</text:p>
          </table:table-cell>
          <table:table-cell office:value-type="float" office:value="62.477" calcext:value-type="float">
            <text:p>62.477</text:p>
          </table:table-cell>
          <table:table-cell office:value-type="float" office:value="4465.136" calcext:value-type="float">
            <text:p>4465.136</text:p>
          </table:table-cell>
          <table:table-cell table:number-columns-repeated="2" office:value-type="float" office:value="5339.185" calcext:value-type="float">
            <text:p>5339.185</text:p>
          </table:table-cell>
          <table:table-cell office:value-type="float" office:value="61.054" calcext:value-type="float">
            <text:p>61.054</text:p>
          </table:table-cell>
          <table:table-cell office:value-type="float" office:value="4473.142" calcext:value-type="float">
            <text:p>4473.142</text:p>
          </table:table-cell>
          <table:table-cell table:number-columns-repeated="2" office:value-type="float" office:value="5340.639" calcext:value-type="float">
            <text:p>5340.639</text:p>
          </table:table-cell>
          <table:table-cell office:value-type="float" office:value="12.001" calcext:value-type="float">
            <text:p>12.001</text:p>
          </table:table-cell>
          <table:table-cell office:value-type="float" office:value="19.922" calcext:value-type="float">
            <text:p>19.922</text:p>
          </table:table-cell>
          <table:table-cell table:number-columns-repeated="2" office:value-type="float" office:value="20.023" calcext:value-type="float">
            <text:p>20.023</text:p>
          </table:table-cell>
          <table:table-cell office:value-type="float" office:value="617976.895" calcext:value-type="float">
            <text:p>617976.895</text:p>
          </table:table-cell>
          <table:table-cell table:formula="of:=[.T23]/1024" office:value-type="float" office:value="603.493061523438" calcext:value-type="float">
            <text:p>603.493061523438</text:p>
          </table:table-cell>
          <table:table-cell office:value-type="float" office:value="45403980.782" calcext:value-type="float">
            <text:p>45403980.782</text:p>
          </table:table-cell>
          <table:table-cell table:formula="of:=[.V23]/(1024*1024)" office:value-type="float" office:value="43.3006103343963" calcext:value-type="float">
            <text:p>43.3006103343963</text:p>
          </table:table-cell>
          <table:table-cell office:value-type="float" office:value="54276483.445" calcext:value-type="float">
            <text:p>54276483.445</text:p>
          </table:table-cell>
          <table:table-cell table:formula="of:=[.X23]/(1024*1024)" office:value-type="float" office:value="51.7620882463455" calcext:value-type="float">
            <text:p>51.7620882463455</text:p>
          </table:table-cell>
          <table:table-cell office:value-type="float" office:value="54276483.445" calcext:value-type="float">
            <text:p>54276483.445</text:p>
          </table:table-cell>
          <table:table-cell table:formula="of:=[.Z23]/(1024*1024)" office:value-type="float" office:value="51.7620882463455" calcext:value-type="float">
            <text:p>51.7620882463455</text:p>
          </table:table-cell>
          <table:table-cell office:value-type="float" office:value="7.428" calcext:value-type="float">
            <text:p>7.428</text:p>
          </table:table-cell>
          <table:table-cell office:value-type="float" office:value="14.866" calcext:value-type="float">
            <text:p>14.866</text:p>
          </table:table-cell>
          <table:table-cell office:value-type="float" office:value="46.714" calcext:value-type="float">
            <text:p>46.714</text:p>
          </table:table-cell>
          <table:table-cell office:value-type="float" office:value="2.335" calcext:value-type="float">
            <text:p>2.335</text:p>
          </table:table-cell>
          <table:table-cell office:value-type="float" office:value="2.361" calcext:value-type="float">
            <text:p>2.361</text:p>
          </table:table-cell>
          <table:table-cell office:value-type="float" office:value="46.714" calcext:value-type="float">
            <text:p>46.714</text:p>
          </table:table-cell>
          <table:table-cell office:value-type="float" office:value="0" calcext:value-type="float">
            <text:p>0</text:p>
          </table:table-cell>
          <table:table-cell office:value-type="float" office:value="4227.501" calcext:value-type="float">
            <text:p>4227.501</text:p>
          </table:table-cell>
          <table:table-cell table:number-columns-repeated="2" office:value-type="float" office:value="5289.67" calcext:value-type="float">
            <text:p>5289.67</text:p>
          </table:table-cell>
          <table:table-cell office:value-type="float" office:value="0" calcext:value-type="float">
            <text:p>0</text:p>
          </table:table-cell>
          <table:table-cell office:value-type="float" office:value="4487.0628" calcext:value-type="float">
            <text:p>4487.0628</text:p>
          </table:table-cell>
          <table:table-cell table:number-columns-repeated="2" office:value-type="float" office:value="5348.437" calcext:value-type="float">
            <text:p>5348.437</text:p>
          </table:table-cell>
          <table:table-cell office:value-type="float" office:value="200.197" calcext:value-type="float">
            <text:p>200.197</text:p>
          </table:table-cell>
          <table:table-cell office:value-type="float" office:value="456.713" calcext:value-type="float">
            <text:p>456.713</text:p>
          </table:table-cell>
          <table:table-cell table:number-columns-repeated="2" office:value-type="float" office:value="15461.297" calcext:value-type="float">
            <text:p>15461.297</text:p>
          </table:table-cell>
          <table:table-cell office:value-type="float" office:value="7125.72" calcext:value-type="float">
            <text:p>7125.72</text:p>
          </table:table-cell>
          <table:table-cell table:formula="of:=[.AT23]/1024" office:value-type="float" office:value="6.9587109375" calcext:value-type="float">
            <text:p>6.9587109375</text:p>
          </table:table-cell>
          <table:table-cell office:value-type="float" office:value="45705530.115" calcext:value-type="float">
            <text:p>45705530.115</text:p>
          </table:table-cell>
          <table:table-cell table:formula="of:=[.AV23]/(1024*1024)" office:value-type="float" office:value="43.5881901884079" calcext:value-type="float">
            <text:p>43.5881901884079</text:p>
          </table:table-cell>
          <table:table-cell office:value-type="float" office:value="54452981.426" calcext:value-type="float">
            <text:p>54452981.426</text:p>
          </table:table-cell>
          <table:table-cell table:formula="of:=[.AX23]/(1024*1024)" office:value-type="float" office:value="51.9304098377228" calcext:value-type="float">
            <text:p>51.9304098377228</text:p>
          </table:table-cell>
          <table:table-cell office:value-type="float" office:value="54452981.426" calcext:value-type="float">
            <text:p>54452981.426</text:p>
          </table:table-cell>
          <table:table-cell table:formula="of:=[.AZ23]/(1024*1024)" office:value-type="float" office:value="51.9304098377228" calcext:value-type="float">
            <text:p>51.9304098377228</text:p>
          </table:table-cell>
          <table:table-cell office:value-type="float" office:value="7521.089" calcext:value-type="float">
            <text:p>7521.089</text:p>
          </table:table-cell>
          <table:table-cell office:value-type="float" office:value="12629.852" calcext:value-type="float">
            <text:p>12629.852</text:p>
          </table:table-cell>
          <table:table-cell office:value-type="float" office:value="197077.325" calcext:value-type="float">
            <text:p>197077.325</text:p>
          </table:table-cell>
          <table:table-cell office:value-type="float" office:value="1411.1186" calcext:value-type="float">
            <text:p>1411.1186</text:p>
          </table:table-cell>
          <table:table-cell office:value-type="float" office:value="1623" calcext:value-type="float">
            <text:p>1623</text:p>
          </table:table-cell>
          <table:table-cell office:value-type="float" office:value="197077.325" calcext:value-type="float">
            <text:p>197077.325</text:p>
          </table:table-cell>
          <table:table-cell office:value-type="float" office:value="0" calcext:value-type="float">
            <text:p>0</text:p>
          </table:table-cell>
          <table:table-cell office:value-type="float" office:value="13671.002" calcext:value-type="float">
            <text:p>13671.002</text:p>
          </table:table-cell>
          <table:table-cell table:number-columns-repeated="2" office:value-type="float" office:value="181830.982" calcext:value-type="float">
            <text:p>181830.982</text:p>
          </table:table-cell>
          <table:table-cell office:value-type="float" office:value="124.792" calcext:value-type="float">
            <text:p>124.792</text:p>
          </table:table-cell>
          <table:table-cell office:value-type="float" office:value="8930.213" calcext:value-type="float">
            <text:p>8930.213</text:p>
          </table:table-cell>
          <table:table-cell table:number-columns-repeated="2" office:value-type="float" office:value="10678.035" calcext:value-type="float">
            <text:p>10678.035</text:p>
          </table:table-cell>
          <table:table-cell office:value-type="float" office:value="64.731" calcext:value-type="float">
            <text:p>64.731</text:p>
          </table:table-cell>
          <table:table-cell office:value-type="float" office:value="18643.383" calcext:value-type="float">
            <text:p>18643.383</text:p>
          </table:table-cell>
          <table:table-cell table:number-columns-repeated="2" office:value-type="float" office:value="22610.041" calcext:value-type="float">
            <text:p>22610.041</text:p>
          </table:table-cell>
          <table:table-cell table:formula="of:=[.A23]*[.B23]*60000*1024" office:value-type="float" office:value="12288000000" calcext:value-type="float">
            <text:p>12288000000</text:p>
          </table:table-cell>
          <table:table-cell table:formula="of:=[.BT23]/(1024*1024*1024)" office:value-type="float" office:value="11.444091796875" calcext:value-type="float">
            <text:p>11.444091796875</text:p>
          </table:table-cell>
          <table:table-cell office:value-type="float" office:value="27792952916" calcext:value-type="float">
            <text:p>27792952916</text:p>
          </table:table-cell>
          <table:table-cell office:value-type="float" office:value="40042093686" calcext:value-type="float">
            <text:p>40042093686</text:p>
          </table:table-cell>
          <table:table-cell table:formula="of:=[.BW23]-[.BV23]" office:value-type="float" office:value="12249140770" calcext:value-type="float">
            <text:p>12249140770</text:p>
          </table:table-cell>
          <table:table-cell table:formula="of:=[.BX23]/(1024*1024*1024)" office:value-type="float" office:value="11.4079013187438" calcext:value-type="float">
            <text:p>11.4079013187438</text:p>
          </table:table-cell>
          <table:table-cell table:number-columns-repeated="179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25644172" calcext:value-type="float">
            <text:p>1610125644172</text:p>
          </table:table-cell>
          <table:table-cell office:value-type="float" office:value="1610125913716" calcext:value-type="float">
            <text:p>1610125913716</text:p>
          </table:table-cell>
          <table:table-cell table:formula="of:=([.E24]-[.D24])/(1000*60)" office:value-type="float" office:value="4.4924" calcext:value-type="float">
            <text:p>4.4924</text:p>
          </table:table-cell>
          <table:table-cell office:value-type="float" office:value="4.4" calcext:value-type="float">
            <text:p>4.4</text:p>
          </table:table-cell>
          <table:table-cell office:value-type="float" office:value="57.278" calcext:value-type="float">
            <text:p>57.278</text:p>
          </table:table-cell>
          <table:table-cell office:value-type="float" office:value="4378.824" calcext:value-type="float">
            <text:p>4378.824</text:p>
          </table:table-cell>
          <table:table-cell table:number-columns-repeated="2" office:value-type="float" office:value="5194.672" calcext:value-type="float">
            <text:p>5194.672</text:p>
          </table:table-cell>
          <table:table-cell office:value-type="float" office:value="55.491" calcext:value-type="float">
            <text:p>55.491</text:p>
          </table:table-cell>
          <table:table-cell office:value-type="float" office:value="4428.9274" calcext:value-type="float">
            <text:p>4428.9274</text:p>
          </table:table-cell>
          <table:table-cell table:number-columns-repeated="2" office:value-type="float" office:value="5235.36" calcext:value-type="float">
            <text:p>5235.36</text:p>
          </table:table-cell>
          <table:table-cell office:value-type="float" office:value="20" calcext:value-type="float">
            <text:p>20</text:p>
          </table:table-cell>
          <table:table-cell office:value-type="float" office:value="20.215" calcext:value-type="float">
            <text:p>20.215</text:p>
          </table:table-cell>
          <table:table-cell table:number-columns-repeated="2" office:value-type="float" office:value="20.392" calcext:value-type="float">
            <text:p>20.392</text:p>
          </table:table-cell>
          <table:table-cell office:value-type="float" office:value="1115157.819" calcext:value-type="float">
            <text:p>1115157.819</text:p>
          </table:table-cell>
          <table:table-cell table:formula="of:=[.T24]/1024" office:value-type="float" office:value="1089.02130761719" calcext:value-type="float">
            <text:p>1089.02130761719</text:p>
          </table:table-cell>
          <table:table-cell office:value-type="float" office:value="89370845.036" calcext:value-type="float">
            <text:p>89370845.036</text:p>
          </table:table-cell>
          <table:table-cell table:formula="of:=[.V24]/(1024*1024)" office:value-type="float" office:value="85.2306795463562" calcext:value-type="float">
            <text:p>85.2306795463562</text:p>
          </table:table-cell>
          <table:table-cell office:value-type="float" office:value="105551157.278" calcext:value-type="float">
            <text:p>105551157.278</text:p>
          </table:table-cell>
          <table:table-cell table:formula="of:=[.X24]/(1024*1024)" office:value-type="float" office:value="100.661427762985" calcext:value-type="float">
            <text:p>100.661427762985</text:p>
          </table:table-cell>
          <table:table-cell office:value-type="float" office:value="105551157.278" calcext:value-type="float">
            <text:p>105551157.278</text:p>
          </table:table-cell>
          <table:table-cell table:formula="of:=[.Z24]/(1024*1024)" office:value-type="float" office:value="100.661427762985" calcext:value-type="float">
            <text:p>100.661427762985</text:p>
          </table:table-cell>
          <table:table-cell office:value-type="float" office:value="29.513" calcext:value-type="float">
            <text:p>29.513</text:p>
          </table:table-cell>
          <table:table-cell office:value-type="float" office:value="36.532" calcext:value-type="float">
            <text:p>36.532</text:p>
          </table:table-cell>
          <table:table-cell office:value-type="float" office:value="107.779" calcext:value-type="float">
            <text:p>107.779</text:p>
          </table:table-cell>
          <table:table-cell office:value-type="float" office:value="5.388" calcext:value-type="float">
            <text:p>5.388</text:p>
          </table:table-cell>
          <table:table-cell office:value-type="float" office:value="4.871" calcext:value-type="float">
            <text:p>4.871</text:p>
          </table:table-cell>
          <table:table-cell office:value-type="float" office:value="107.779" calcext:value-type="float">
            <text:p>107.779</text:p>
          </table:table-cell>
          <table:table-cell office:value-type="float" office:value="0" calcext:value-type="float">
            <text:p>0</text:p>
          </table:table-cell>
          <table:table-cell office:value-type="float" office:value="4243.069" calcext:value-type="float">
            <text:p>4243.069</text:p>
          </table:table-cell>
          <table:table-cell table:number-columns-repeated="2" office:value-type="float" office:value="5195.9797" calcext:value-type="float">
            <text:p>5195.9797</text:p>
          </table:table-cell>
          <table:table-cell office:value-type="float" office:value="0" calcext:value-type="float">
            <text:p>0</text:p>
          </table:table-cell>
          <table:table-cell office:value-type="float" office:value="4443.768" calcext:value-type="float">
            <text:p>4443.768</text:p>
          </table:table-cell>
          <table:table-cell table:number-columns-repeated="2" office:value-type="float" office:value="5239.258" calcext:value-type="float">
            <text:p>5239.258</text:p>
          </table:table-cell>
          <table:table-cell office:value-type="float" office:value="200.457" calcext:value-type="float">
            <text:p>200.457</text:p>
          </table:table-cell>
          <table:table-cell office:value-type="float" office:value="306.537" calcext:value-type="float">
            <text:p>306.537</text:p>
          </table:table-cell>
          <table:table-cell table:number-columns-repeated="2" office:value-type="float" office:value="5851.85" calcext:value-type="float">
            <text:p>5851.85</text:p>
          </table:table-cell>
          <table:table-cell office:value-type="float" office:value="7339.334" calcext:value-type="float">
            <text:p>7339.334</text:p>
          </table:table-cell>
          <table:table-cell table:formula="of:=[.AT24]/1024" office:value-type="float" office:value="7.167318359375" calcext:value-type="float">
            <text:p>7.167318359375</text:p>
          </table:table-cell>
          <table:table-cell office:value-type="float" office:value="89853011.904" calcext:value-type="float">
            <text:p>89853011.904</text:p>
          </table:table-cell>
          <table:table-cell table:formula="of:=[.AV24]/(1024*1024)" office:value-type="float" office:value="85.6905097045898" calcext:value-type="float">
            <text:p>85.6905097045898</text:p>
          </table:table-cell>
          <table:table-cell office:value-type="float" office:value="105751510.9828" calcext:value-type="float">
            <text:p>105751510.9828</text:p>
          </table:table-cell>
          <table:table-cell table:formula="of:=[.AX24]/(1024*1024)" office:value-type="float" office:value="100.85249994545" calcext:value-type="float">
            <text:p>100.85249994545</text:p>
          </table:table-cell>
          <table:table-cell office:value-type="float" office:value="105751510.982" calcext:value-type="float">
            <text:p>105751510.982</text:p>
          </table:table-cell>
          <table:table-cell table:formula="of:=[.AZ24]/(1024*1024)" office:value-type="float" office:value="100.852499944687" calcext:value-type="float">
            <text:p>100.852499944687</text:p>
          </table:table-cell>
          <table:table-cell office:value-type="float" office:value="7688.031" calcext:value-type="float">
            <text:p>7688.031</text:p>
          </table:table-cell>
          <table:table-cell office:value-type="float" office:value="12480.615" calcext:value-type="float">
            <text:p>12480.615</text:p>
          </table:table-cell>
          <table:table-cell office:value-type="float" office:value="267602.674" calcext:value-type="float">
            <text:p>267602.674</text:p>
          </table:table-cell>
          <table:table-cell office:value-type="float" office:value="1379.395" calcext:value-type="float">
            <text:p>1379.395</text:p>
          </table:table-cell>
          <table:table-cell office:value-type="float" office:value="1292.5" calcext:value-type="float">
            <text:p>1292.5</text:p>
          </table:table-cell>
          <table:table-cell office:value-type="float" office:value="267602.674" calcext:value-type="float">
            <text:p>267602.674</text:p>
          </table:table-cell>
          <table:table-cell office:value-type="float" office:value="0" calcext:value-type="float">
            <text:p>0</text:p>
          </table:table-cell>
          <table:table-cell office:value-type="float" office:value="12948.126" calcext:value-type="float">
            <text:p>12948.126</text:p>
          </table:table-cell>
          <table:table-cell table:number-columns-repeated="2" office:value-type="float" office:value="164248.489" calcext:value-type="float">
            <text:p>164248.489</text:p>
          </table:table-cell>
          <table:table-cell office:value-type="float" office:value="113.866" calcext:value-type="float">
            <text:p>113.866</text:p>
          </table:table-cell>
          <table:table-cell office:value-type="float" office:value="8757.576" calcext:value-type="float">
            <text:p>8757.576</text:p>
          </table:table-cell>
          <table:table-cell table:number-columns-repeated="2" office:value-type="float" office:value="10388.878" calcext:value-type="float">
            <text:p>10388.878</text:p>
          </table:table-cell>
          <table:table-cell office:value-type="float" office:value="66.852" calcext:value-type="float">
            <text:p>66.852</text:p>
          </table:table-cell>
          <table:table-cell office:value-type="float" office:value="18608.736" calcext:value-type="float">
            <text:p>18608.736</text:p>
          </table:table-cell>
          <table:table-cell table:number-columns-repeated="2" office:value-type="float" office:value="22177.903" calcext:value-type="float">
            <text:p>22177.903</text:p>
          </table:table-cell>
          <table:table-cell table:formula="of:=[.A24]*[.B24]*60000*1024" office:value-type="float" office:value="24576000000" calcext:value-type="float">
            <text:p>24576000000</text:p>
          </table:table-cell>
          <table:table-cell table:formula="of:=[.BT24]/(1024*1024*1024)" office:value-type="float" office:value="22.88818359375" calcext:value-type="float">
            <text:p>22.88818359375</text:p>
          </table:table-cell>
          <table:table-cell office:value-type="float" office:value="40042093686" calcext:value-type="float">
            <text:p>40042093686</text:p>
          </table:table-cell>
          <table:table-cell office:value-type="float" office:value="64187264664" calcext:value-type="float">
            <text:p>64187264664</text:p>
          </table:table-cell>
          <table:table-cell table:formula="of:=[.BW24]-[.BV24]" office:value-type="float" office:value="24145170978" calcext:value-type="float">
            <text:p>24145170978</text:p>
          </table:table-cell>
          <table:table-cell table:formula="of:=[.BX24]/(1024*1024*1024)" office:value-type="float" office:value="22.4869427997619" calcext:value-type="float">
            <text:p>22.4869427997619</text:p>
          </table:table-cell>
          <table:table-cell table:number-columns-repeated="179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74869959" calcext:value-type="float">
            <text:p>1610174869959</text:p>
          </table:table-cell>
          <table:table-cell office:value-type="float" office:value="1610175439518" calcext:value-type="float">
            <text:p>1610175439518</text:p>
          </table:table-cell>
          <table:table-cell table:formula="of:=([.E25]-[.D25])/(1000*60)" office:value-type="float" office:value="9.49265" calcext:value-type="float">
            <text:p>9.49265</text:p>
          </table:table-cell>
          <table:table-cell office:value-type="float" office:value="9.4" calcext:value-type="float">
            <text:p>9.4</text:p>
          </table:table-cell>
          <table:table-cell office:value-type="float" office:value="24.945" calcext:value-type="float">
            <text:p>24.945</text:p>
          </table:table-cell>
          <table:table-cell office:value-type="float" office:value="984.96" calcext:value-type="float">
            <text:p>984.96</text:p>
          </table:table-cell>
          <table:table-cell table:number-columns-repeated="2" office:value-type="float" office:value="2071.006" calcext:value-type="float">
            <text:p>2071.006</text:p>
          </table:table-cell>
          <table:table-cell office:value-type="float" office:value="23.038" calcext:value-type="float">
            <text:p>23.038</text:p>
          </table:table-cell>
          <table:table-cell office:value-type="float" office:value="2084.155" calcext:value-type="float">
            <text:p>2084.155</text:p>
          </table:table-cell>
          <table:table-cell table:number-columns-repeated="2" office:value-type="float" office:value="2262.102" calcext:value-type="float">
            <text:p>2262.102</text:p>
          </table:table-cell>
          <table:table-cell office:value-type="float" office:value="14.57" calcext:value-type="float">
            <text:p>14.57</text:p>
          </table:table-cell>
          <table:table-cell office:value-type="float" office:value="41.475" calcext:value-type="float">
            <text:p>41.475</text:p>
          </table:table-cell>
          <table:table-cell table:number-columns-repeated="2" office:value-type="float" office:value="56.629" calcext:value-type="float">
            <text:p>56.629</text:p>
          </table:table-cell>
          <table:table-cell office:value-type="float" office:value="1152160.884" calcext:value-type="float">
            <text:p>1152160.884</text:p>
          </table:table-cell>
          <table:table-cell table:formula="of:=[.T25]/1024" office:value-type="float" office:value="1125.15711328125" calcext:value-type="float">
            <text:p>1125.15711328125</text:p>
          </table:table-cell>
          <table:table-cell office:value-type="float" office:value="104534481.7964" calcext:value-type="float">
            <text:p>104534481.7964</text:p>
          </table:table-cell>
          <table:table-cell table:formula="of:=[.V25]/(1024*1024)" office:value-type="float" office:value="99.6918504680633" calcext:value-type="float">
            <text:p>99.6918504680633</text:p>
          </table:table-cell>
          <table:table-cell office:value-type="float" office:value="113370667.762" calcext:value-type="float">
            <text:p>113370667.762</text:p>
          </table:table-cell>
          <table:table-cell table:formula="of:=[.X25]/(1024*1024)" office:value-type="float" office:value="108.118694078445" calcext:value-type="float">
            <text:p>108.118694078445</text:p>
          </table:table-cell>
          <table:table-cell office:value-type="float" office:value="113370667.762" calcext:value-type="float">
            <text:p>113370667.762</text:p>
          </table:table-cell>
          <table:table-cell table:formula="of:=[.Z25]/(1024*1024)" office:value-type="float" office:value="108.118694078445" calcext:value-type="float">
            <text:p>108.118694078445</text:p>
          </table:table-cell>
          <table:table-cell office:value-type="float" office:value="54.997" calcext:value-type="float">
            <text:p>54.997</text:p>
          </table:table-cell>
          <table:table-cell office:value-type="float" office:value="362.493" calcext:value-type="float">
            <text:p>362.493</text:p>
          </table:table-cell>
          <table:table-cell office:value-type="float" office:value="556.489" calcext:value-type="float">
            <text:p>556.489</text:p>
          </table:table-cell>
          <table:table-cell office:value-type="float" office:value="27.824" calcext:value-type="float">
            <text:p>27.824</text:p>
          </table:table-cell>
          <table:table-cell office:value-type="float" office:value="29.156" calcext:value-type="float">
            <text:p>29.156</text:p>
          </table:table-cell>
          <table:table-cell office:value-type="float" office:value="556.489" calcext:value-type="float">
            <text:p>556.489</text:p>
          </table:table-cell>
          <table:table-cell office:value-type="float" office:value="0" calcext:value-type="float">
            <text:p>0</text:p>
          </table:table-cell>
          <table:table-cell office:value-type="float" office:value="2029.653" calcext:value-type="float">
            <text:p>2029.653</text:p>
          </table:table-cell>
          <table:table-cell table:number-columns-repeated="2" office:value-type="float" office:value="2335.005" calcext:value-type="float">
            <text:p>2335.005</text:p>
          </table:table-cell>
          <table:table-cell office:value-type="float" office:value="0" calcext:value-type="float">
            <text:p>0</text:p>
          </table:table-cell>
          <table:table-cell office:value-type="float" office:value="2077.415" calcext:value-type="float">
            <text:p>2077.415</text:p>
          </table:table-cell>
          <table:table-cell table:number-columns-repeated="2" office:value-type="float" office:value="2286.739" calcext:value-type="float">
            <text:p>2286.739</text:p>
          </table:table-cell>
          <table:table-cell office:value-type="float" office:value="9.012" calcext:value-type="float">
            <text:p>9.012</text:p>
          </table:table-cell>
          <table:table-cell office:value-type="float" office:value="251.7224" calcext:value-type="float">
            <text:p>251.7224</text:p>
          </table:table-cell>
          <table:table-cell table:number-columns-repeated="2" office:value-type="float" office:value="2734.487" calcext:value-type="float">
            <text:p>2734.487</text:p>
          </table:table-cell>
          <table:table-cell office:value-type="float" office:value="3622.479" calcext:value-type="float">
            <text:p>3622.479</text:p>
          </table:table-cell>
          <table:table-cell table:formula="of:=[.AT25]/1024" office:value-type="float" office:value="3.5375771484375" calcext:value-type="float">
            <text:p>3.5375771484375</text:p>
          </table:table-cell>
          <table:table-cell office:value-type="float" office:value="103575775.17" calcext:value-type="float">
            <text:p>103575775.17</text:p>
          </table:table-cell>
          <table:table-cell table:formula="of:=[.AV25]/(1024*1024)" office:value-type="float" office:value="98.7775565814972" calcext:value-type="float">
            <text:p>98.7775565814972</text:p>
          </table:table-cell>
          <table:table-cell office:value-type="float" office:value="114614737.28" calcext:value-type="float">
            <text:p>114614737.28</text:p>
          </table:table-cell>
          <table:table-cell table:formula="of:=[.AX25]/(1024*1024)" office:value-type="float" office:value="109.305131225586" calcext:value-type="float">
            <text:p>109.305131225586</text:p>
          </table:table-cell>
          <table:table-cell office:value-type="float" office:value="114614737.28" calcext:value-type="float">
            <text:p>114614737.28</text:p>
          </table:table-cell>
          <table:table-cell table:formula="of:=[.AZ25]/(1024*1024)" office:value-type="float" office:value="109.305131225586" calcext:value-type="float">
            <text:p>109.305131225586</text:p>
          </table:table-cell>
          <table:table-cell office:value-type="float" office:value="802.04" calcext:value-type="float">
            <text:p>802.04</text:p>
          </table:table-cell>
          <table:table-cell office:value-type="float" office:value="41295.382" calcext:value-type="float">
            <text:p>41295.382</text:p>
          </table:table-cell>
          <table:table-cell office:value-type="float" office:value="313355.728" calcext:value-type="float">
            <text:p>313355.728</text:p>
          </table:table-cell>
          <table:table-cell office:value-type="float" office:value="1657.966" calcext:value-type="float">
            <text:p>1657.966</text:p>
          </table:table-cell>
          <table:table-cell office:value-type="float" office:value="1901" calcext:value-type="float">
            <text:p>1901</text:p>
          </table:table-cell>
          <table:table-cell office:value-type="float" office:value="313355.728" calcext:value-type="float">
            <text:p>313355.728</text:p>
          </table:table-cell>
          <table:table-cell office:value-type="float" office:value="0" calcext:value-type="float">
            <text:p>0</text:p>
          </table:table-cell>
          <table:table-cell office:value-type="float" office:value="37808.9853" calcext:value-type="float">
            <text:p>37808.9853</text:p>
          </table:table-cell>
          <table:table-cell office:value-type="float" office:value="165261.06" calcext:value-type="float">
            <text:p>165261.06</text:p>
          </table:table-cell>
          <table:table-cell office:value-type="float" office:value="165261.066" calcext:value-type="float">
            <text:p>165261.066</text:p>
          </table:table-cell>
          <table:table-cell office:value-type="float" office:value="49.231" calcext:value-type="float">
            <text:p>49.231</text:p>
          </table:table-cell>
          <table:table-cell office:value-type="float" office:value="1969.89" calcext:value-type="float">
            <text:p>1969.89</text:p>
          </table:table-cell>
          <table:table-cell table:number-columns-repeated="2" office:value-type="float" office:value="4141.498" calcext:value-type="float">
            <text:p>4141.498</text:p>
          </table:table-cell>
          <table:table-cell office:value-type="float" office:value="32.996" calcext:value-type="float">
            <text:p>32.996</text:p>
          </table:table-cell>
          <table:table-cell office:value-type="float" office:value="9409.229" calcext:value-type="float">
            <text:p>9409.229</text:p>
          </table:table-cell>
          <table:table-cell table:number-columns-repeated="2" office:value-type="float" office:value="10489.883" calcext:value-type="float">
            <text:p>10489.883</text:p>
          </table:table-cell>
          <table:table-cell table:formula="of:=[.A25]*[.B25]*60000*1024" office:value-type="float" office:value="61440000000" calcext:value-type="float">
            <text:p>61440000000</text:p>
          </table:table-cell>
          <table:table-cell table:formula="of:=[.BT25]/(1024*1024*1024)" office:value-type="float" office:value="57.220458984375" calcext:value-type="float">
            <text:p>57.220458984375</text:p>
          </table:table-cell>
          <table:table-cell office:value-type="float" office:value="64187277612" calcext:value-type="float">
            <text:p>64187277612</text:p>
          </table:table-cell>
          <table:table-cell office:value-type="float" office:value="124443277738" calcext:value-type="float">
            <text:p>124443277738</text:p>
          </table:table-cell>
          <table:table-cell table:formula="of:=[.BW25]-[.BV25]" office:value-type="float" office:value="60256000126" calcext:value-type="float">
            <text:p>60256000126</text:p>
          </table:table-cell>
          <table:table-cell table:formula="of:=[.BX25]/(1024*1024*1024)" office:value-type="float" office:value="56.1177731733769" calcext:value-type="float">
            <text:p>56.1177731733769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176416497" calcext:value-type="float">
            <text:p>1610176416497</text:p>
          </table:table-cell>
          <table:table-cell office:value-type="float" office:value="1610177526920" calcext:value-type="float">
            <text:p>1610177526920</text:p>
          </table:table-cell>
          <table:table-cell table:formula="of:=([.E26]-[.D26])/(1000*60)" office:value-type="float" office:value="18.50705" calcext:value-type="float">
            <text:p>18.50705</text:p>
          </table:table-cell>
          <table:table-cell office:value-type="float" office:value="18.5" calcext:value-type="float">
            <text:p>18.5</text:p>
          </table:table-cell>
          <table:table-cell office:value-type="float" office:value="14.371" calcext:value-type="float">
            <text:p>14.371</text:p>
          </table:table-cell>
          <table:table-cell office:value-type="float" office:value="441.774" calcext:value-type="float">
            <text:p>441.774</text:p>
          </table:table-cell>
          <table:table-cell table:number-columns-repeated="2" office:value-type="float" office:value="1074.077" calcext:value-type="float">
            <text:p>1074.077</text:p>
          </table:table-cell>
          <table:table-cell office:value-type="float" office:value="12.433" calcext:value-type="float">
            <text:p>12.433</text:p>
          </table:table-cell>
          <table:table-cell office:value-type="float" office:value="1079.213" calcext:value-type="float">
            <text:p>1079.213</text:p>
          </table:table-cell>
          <table:table-cell table:number-columns-repeated="2" office:value-type="float" office:value="1154.5947" calcext:value-type="float">
            <text:p>1154.5947</text:p>
          </table:table-cell>
          <table:table-cell office:value-type="float" office:value="8.46" calcext:value-type="float">
            <text:p>8.46</text:p>
          </table:table-cell>
          <table:table-cell office:value-type="float" office:value="43.827" calcext:value-type="float">
            <text:p>43.827</text:p>
          </table:table-cell>
          <table:table-cell table:number-columns-repeated="2" office:value-type="float" office:value="57.748" calcext:value-type="float">
            <text:p>57.748</text:p>
          </table:table-cell>
          <table:table-cell office:value-type="float" office:value="1241593.2177" calcext:value-type="float">
            <text:p>1241593.2177</text:p>
          </table:table-cell>
          <table:table-cell table:formula="of:=[.T26]/1024" office:value-type="float" office:value="1212.49337666016" calcext:value-type="float">
            <text:p>1212.49337666016</text:p>
          </table:table-cell>
          <table:table-cell office:value-type="float" office:value="108023381.361" calcext:value-type="float">
            <text:p>108023381.361</text:p>
          </table:table-cell>
          <table:table-cell table:formula="of:=[.V26]/(1024*1024)" office:value-type="float" office:value="103.019124375343" calcext:value-type="float">
            <text:p>103.019124375343</text:p>
          </table:table-cell>
          <table:table-cell office:value-type="float" office:value="114333914.792" calcext:value-type="float">
            <text:p>114333914.792</text:p>
          </table:table-cell>
          <table:table-cell table:formula="of:=[.X26]/(1024*1024)" office:value-type="float" office:value="109.037318031311" calcext:value-type="float">
            <text:p>109.037318031311</text:p>
          </table:table-cell>
          <table:table-cell office:value-type="float" office:value="114333914.792" calcext:value-type="float">
            <text:p>114333914.792</text:p>
          </table:table-cell>
          <table:table-cell table:formula="of:=[.Z26]/(1024*1024)" office:value-type="float" office:value="109.037318031311" calcext:value-type="float">
            <text:p>109.037318031311</text:p>
          </table:table-cell>
          <table:table-cell office:value-type="float" office:value="38.828" calcext:value-type="float">
            <text:p>38.828</text:p>
          </table:table-cell>
          <table:table-cell office:value-type="float" office:value="774.461" calcext:value-type="float">
            <text:p>774.461</text:p>
          </table:table-cell>
          <table:table-cell office:value-type="float" office:value="1163.303" calcext:value-type="float">
            <text:p>1163.303</text:p>
          </table:table-cell>
          <table:table-cell office:value-type="float" office:value="58.165" calcext:value-type="float">
            <text:p>58.165</text:p>
          </table:table-cell>
          <table:table-cell office:value-type="float" office:value="58.945" calcext:value-type="float">
            <text:p>58.945</text:p>
          </table:table-cell>
          <table:table-cell office:value-type="float" office:value="1163.303" calcext:value-type="float">
            <text:p>1163.303</text:p>
          </table:table-cell>
          <table:table-cell office:value-type="float" office:value="0" calcext:value-type="float">
            <text:p>0</text:p>
          </table:table-cell>
          <table:table-cell office:value-type="float" office:value="1076.7" calcext:value-type="float">
            <text:p>1076.7</text:p>
          </table:table-cell>
          <table:table-cell table:number-columns-repeated="2" office:value-type="float" office:value="1237.44" calcext:value-type="float">
            <text:p>1237.44</text:p>
          </table:table-cell>
          <table:table-cell office:value-type="float" office:value="0" calcext:value-type="float">
            <text:p>0</text:p>
          </table:table-cell>
          <table:table-cell office:value-type="float" office:value="1071.645" calcext:value-type="float">
            <text:p>1071.645</text:p>
          </table:table-cell>
          <table:table-cell table:number-columns-repeated="2" office:value-type="float" office:value="1158.33" calcext:value-type="float">
            <text:p>1158.33</text:p>
          </table:table-cell>
          <table:table-cell office:value-type="float" office:value="3" calcext:value-type="float">
            <text:p>3</text:p>
          </table:table-cell>
          <table:table-cell office:value-type="float" office:value="205.246" calcext:value-type="float">
            <text:p>205.246</text:p>
          </table:table-cell>
          <table:table-cell office:value-type="float" office:value="627.387" calcext:value-type="float">
            <text:p>627.387</text:p>
          </table:table-cell>
          <table:table-cell office:value-type="float" office:value="1627.387" calcext:value-type="float">
            <text:p>1627.387</text:p>
          </table:table-cell>
          <table:table-cell office:value-type="float" office:value="7937.423" calcext:value-type="float">
            <text:p>7937.423</text:p>
          </table:table-cell>
          <table:table-cell table:formula="of:=[.AT26]/1024" office:value-type="float" office:value="7.7513896484375" calcext:value-type="float">
            <text:p>7.7513896484375</text:p>
          </table:table-cell>
          <table:table-cell office:value-type="float" office:value="107794046.932" calcext:value-type="float">
            <text:p>107794046.932</text:p>
          </table:table-cell>
          <table:table-cell table:formula="of:=[.AV26]/(1024*1024)" office:value-type="float" office:value="102.800414020538" calcext:value-type="float">
            <text:p>102.800414020538</text:p>
          </table:table-cell>
          <table:table-cell office:value-type="float" office:value="115993497.302" calcext:value-type="float">
            <text:p>115993497.302</text:p>
          </table:table-cell>
          <table:table-cell table:formula="of:=[.AX26]/(1024*1024)" office:value-type="float" office:value="110.620019247055" calcext:value-type="float">
            <text:p>110.620019247055</text:p>
          </table:table-cell>
          <table:table-cell office:value-type="float" office:value="115993497.302" calcext:value-type="float">
            <text:p>115993497.302</text:p>
          </table:table-cell>
          <table:table-cell table:formula="of:=[.AZ26]/(1024*1024)" office:value-type="float" office:value="110.620019247055" calcext:value-type="float">
            <text:p>110.620019247055</text:p>
          </table:table-cell>
          <table:table-cell office:value-type="float" office:value="1354.623" calcext:value-type="float">
            <text:p>1354.623</text:p>
          </table:table-cell>
          <table:table-cell office:value-type="float" office:value="67292.063" calcext:value-type="float">
            <text:p>67292.063</text:p>
          </table:table-cell>
          <table:table-cell office:value-type="float" office:value="357003.254" calcext:value-type="float">
            <text:p>357003.254</text:p>
          </table:table-cell>
          <table:table-cell office:value-type="float" office:value="1850.436" calcext:value-type="float">
            <text:p>1850.436</text:p>
          </table:table-cell>
          <table:table-cell office:value-type="float" office:value="2014" calcext:value-type="float">
            <text:p>2014</text:p>
          </table:table-cell>
          <table:table-cell office:value-type="float" office:value="357003.254" calcext:value-type="float">
            <text:p>357003.254</text:p>
          </table:table-cell>
          <table:table-cell office:value-type="float" office:value="0" calcext:value-type="float">
            <text:p>0</text:p>
          </table:table-cell>
          <table:table-cell office:value-type="float" office:value="63700.444" calcext:value-type="float">
            <text:p>63700.444</text:p>
          </table:table-cell>
          <table:table-cell table:number-columns-repeated="2" office:value-type="float" office:value="168439.157" calcext:value-type="float">
            <text:p>168439.157</text:p>
          </table:table-cell>
          <table:table-cell office:value-type="float" office:value="28.051" calcext:value-type="float">
            <text:p>28.051</text:p>
          </table:table-cell>
          <table:table-cell office:value-type="float" office:value="883.143" calcext:value-type="float">
            <text:p>883.143</text:p>
          </table:table-cell>
          <table:table-cell table:number-columns-repeated="2" office:value-type="float" office:value="2147.652" calcext:value-type="float">
            <text:p>2147.652</text:p>
          </table:table-cell>
          <table:table-cell office:value-type="float" office:value="72.301" calcext:value-type="float">
            <text:p>72.301</text:p>
          </table:table-cell>
          <table:table-cell office:value-type="float" office:value="5609.05" calcext:value-type="float">
            <text:p>5609.05</text:p>
          </table:table-cell>
          <table:table-cell table:number-columns-repeated="2" office:value-type="float" office:value="6044.314" calcext:value-type="float">
            <text:p>6044.314</text:p>
          </table:table-cell>
          <table:table-cell table:formula="of:=[.A26]*[.B26]*60000*1024" office:value-type="float" office:value="122880000000" calcext:value-type="float">
            <text:p>122880000000</text:p>
          </table:table-cell>
          <table:table-cell table:formula="of:=[.BT26]/(1024*1024*1024)" office:value-type="float" office:value="114.44091796875" calcext:value-type="float">
            <text:p>114.44091796875</text:p>
          </table:table-cell>
          <table:table-cell office:value-type="float" office:value="124443277738" calcext:value-type="float">
            <text:p>124443277738</text:p>
          </table:table-cell>
          <table:table-cell table:style-name="ce125" office:value-type="float" office:value="246069181729" calcext:value-type="float">
            <text:p>246,069,181,729</text:p>
          </table:table-cell>
          <table:table-cell table:formula="of:=[.BW26]-[.BV26]" office:value-type="float" office:value="121625903991" calcext:value-type="float">
            <text:p>121625903991</text:p>
          </table:table-cell>
          <table:table-cell table:formula="of:=[.BX26]/(1024*1024*1024)" office:value-type="float" office:value="113.272950044833" calcext:value-type="float">
            <text:p>113.272950044833</text:p>
          </table:table-cell>
          <table:table-cell table:number-columns-repeated="179"/>
        </table:table-row>
        <table:table-row table:style-name="ro1">
          <table:table-cell table:style-name="ce7" table:number-columns-repeated="3"/>
          <table:table-cell table:number-columns-repeated="71"/>
          <table:table-cell table:style-name="ce125"/>
          <table:table-cell/>
          <table:table-cell table:style-name="ce125"/>
          <table:table-cell table:number-columns-repeated="179"/>
        </table:table-row>
        <table:table-row table:style-name="ro1">
          <table:table-cell table:number-columns-repeated="54"/>
          <table:table-cell table:style-name="ce5" table:number-columns-repeated="3"/>
          <table:table-cell table:number-columns-repeated="14"/>
          <table:table-cell table:formula="of:=SUM([.BT10:.BT26])" office:value-type="float" office:value="243916800000" calcext:value-type="float">
            <text:p>243916800000</text:p>
          </table:table-cell>
          <table:table-cell table:formula="of:=SUM([.BU10:.BU26])" office:value-type="float" office:value="227.165222167969" calcext:value-type="float">
            <text:p>227.165222167969</text:p>
          </table:table-cell>
          <table:table-cell table:number-columns-repeated="2"/>
          <table:table-cell table:formula="of:=SUM([.BX10:.BX26])" office:value-type="float" office:value="241010953343" calcext:value-type="float">
            <text:p>241010953343</text:p>
          </table:table-cell>
          <table:table-cell table:style-name="ce125" table:formula="of:=SUM([.BY10:.BY26])" office:value-type="float" office:value="224.458941577933" calcext:value-type="float">
            <text:p>224.458941578</text:p>
          </table:table-cell>
          <table:table-cell table:number-columns-repeated="179"/>
        </table:table-row>
        <table:table-row table:style-name="ro1">
          <table:table-cell table:number-columns-repeated="54"/>
          <table:table-cell table:style-name="ce5" table:number-columns-repeated="3"/>
          <table:table-cell table:number-columns-repeated="199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office:value-type="string" calcext:value-type="string">
            <text:p>Org Count</text:p>
          </table:table-cell>
          <table:table-cell table:style-name="ce3" office:value-type="string" calcext:value-type="string">
            <text:p>Device Count</text:p>
          </table:table-cell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10 mins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0 per org</text:p>
          </table:table-cell>
          <table:table-cell table:style-name="ce3" office:value-type="string" calcext:value-type="string">
            <text:p>20 sec</text:p>
          </table:table-cell>
          <table:table-cell table:style-name="ce3" office:value-type="float" office:value="300000" calcext:value-type="float">
            <text:p>30000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 - WN-C7-AM-3</text:p>
          </table:table-cell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169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30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table:number-columns-repeated="174"/>
          <table:table-cell table:style-name="ce2"/>
          <table:table-cell table:number-columns-repeated="4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2261012" calcext:value-type="float">
            <text:p>1610352261012</text:p>
          </table:table-cell>
          <table:table-cell office:value-type="float" office:value="1610352908459" calcext:value-type="float">
            <text:p>1610352908459</text:p>
          </table:table-cell>
          <table:table-cell table:formula="of:=([.E37]-[.D37])/(1000*60)" office:value-type="float" office:value="10.7907833333333" calcext:value-type="float">
            <text:p>10.7907833333333</text:p>
          </table:table-cell>
          <table:table-cell office:value-type="float" office:value="10.7" calcext:value-type="float">
            <text:p>10.7</text:p>
          </table:table-cell>
          <table:table-cell office:value-type="float" office:value="1.081" calcext:value-type="float">
            <text:p>1.081</text:p>
          </table:table-cell>
          <table:table-cell office:value-type="float" office:value="455.496" calcext:value-type="float">
            <text:p>455.496</text:p>
          </table:table-cell>
          <table:table-cell table:number-columns-repeated="2" office:value-type="float" office:value="660.785" calcext:value-type="float">
            <text:p>660.785</text:p>
          </table:table-cell>
          <table:table-cell office:value-type="float" office:value="1.081" calcext:value-type="float">
            <text:p>1.081</text:p>
          </table:table-cell>
          <table:table-cell office:value-type="float" office:value="455.632" calcext:value-type="float">
            <text:p>455.632</text:p>
          </table:table-cell>
          <table:table-cell table:number-columns-repeated="2" office:value-type="float" office:value="660.785" calcext:value-type="float">
            <text:p>660.7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582.497" calcext:value-type="float">
            <text:p>5582.497</text:p>
          </table:table-cell>
          <table:table-cell table:formula="of:=[.T37]/1024" office:value-type="float" office:value="5.4516572265625" calcext:value-type="float">
            <text:p>5.4516572265625</text:p>
          </table:table-cell>
          <table:table-cell office:value-type="float" office:value="2350315.311" calcext:value-type="float">
            <text:p>2350315.311</text:p>
          </table:table-cell>
          <table:table-cell table:formula="of:=[.V37]/(1024*1024)" office:value-type="float" office:value="2.24143534755707" calcext:value-type="float">
            <text:p>2.24143534755707</text:p>
          </table:table-cell>
          <table:table-cell office:value-type="float" office:value="3409654.078" calcext:value-type="float">
            <text:p>3409654.078</text:p>
          </table:table-cell>
          <table:table-cell table:formula="of:=[.X37]/(1024*1024)" office:value-type="float" office:value="3.25169952201843" calcext:value-type="float">
            <text:p>3.25169952201843</text:p>
          </table:table-cell>
          <table:table-cell office:value-type="float" office:value="3409654.078" calcext:value-type="float">
            <text:p>3409654.078</text:p>
          </table:table-cell>
          <table:table-cell table:formula="of:=[.Z37]/(1024*1024)" office:value-type="float" office:value="3.25169952201843" calcext:value-type="float">
            <text:p>3.25169952201843</text:p>
          </table:table-cell>
          <table:table-cell office:value-type="float" office:value="0.676" calcext:value-type="float">
            <text:p>0.676</text:p>
          </table:table-cell>
          <table:table-cell office:value-type="float" office:value="0.842" calcext:value-type="float">
            <text:p>0.842</text:p>
          </table:table-cell>
          <table:table-cell table:number-columns-repeated="4" office:value-type="float" office:value="4.644" calcext:value-type="float">
            <text:p>4.644</text:p>
          </table:table-cell>
          <table:table-cell office:value-type="float" office:value="0" calcext:value-type="float">
            <text:p>0</text:p>
          </table:table-cell>
          <table:table-cell office:value-type="float" office:value="451.858" calcext:value-type="float">
            <text:p>451.858</text:p>
          </table:table-cell>
          <table:table-cell table:number-columns-repeated="2" office:value-type="float" office:value="609.383" calcext:value-type="float">
            <text:p>609.383</text:p>
          </table:table-cell>
          <table:table-cell office:value-type="float" office:value="0" calcext:value-type="float">
            <text:p>0</text:p>
          </table:table-cell>
          <table:table-cell office:value-type="float" office:value="447.525" calcext:value-type="float">
            <text:p>447.525</text:p>
          </table:table-cell>
          <table:table-cell table:number-columns-repeated="2" office:value-type="float" office:value="660.807" calcext:value-type="float">
            <text:p>660.807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.09" calcext:value-type="float">
            <text:p>100.09</text:p>
          </table:table-cell>
          <table:table-cell office:value-type="float" office:value="45.77" calcext:value-type="float">
            <text:p>45.77</text:p>
          </table:table-cell>
          <table:table-cell table:formula="of:=[.AT37]/1024" office:value-type="float" office:value="0.044697265625" calcext:value-type="float">
            <text:p>0.044697265625</text:p>
          </table:table-cell>
          <table:table-cell office:value-type="float" office:value="2368515.223" calcext:value-type="float">
            <text:p>2368515.223</text:p>
          </table:table-cell>
          <table:table-cell table:formula="of:=[.AV37]/(1024*1024)" office:value-type="float" office:value="2.25879213619232" calcext:value-type="float">
            <text:p>2.25879213619232</text:p>
          </table:table-cell>
          <table:table-cell office:value-type="float" office:value="3349207.293" calcext:value-type="float">
            <text:p>3349207.293</text:p>
          </table:table-cell>
          <table:table-cell table:formula="of:=[.AX37]/(1024*1024)" office:value-type="float" office:value="3.1940529756546" calcext:value-type="float">
            <text:p>3.1940529756546</text:p>
          </table:table-cell>
          <table:table-cell office:value-type="float" office:value="3349207.293" calcext:value-type="float">
            <text:p>3349207.293</text:p>
          </table:table-cell>
          <table:table-cell table:formula="of:=[.AZ37]/(1024*1024)" office:value-type="float" office:value="3.1940529756546" calcext:value-type="float">
            <text:p>3.1940529756546</text:p>
          </table:table-cell>
          <table:table-cell office:value-type="float" office:value="0.874" calcext:value-type="float">
            <text:p>0.874</text:p>
          </table:table-cell>
          <table:table-cell office:value-type="float" office:value="14.837" calcext:value-type="float">
            <text:p>14.837</text:p>
          </table:table-cell>
          <table:table-cell table:number-columns-repeated="4" office:value-type="float" office:value="1000.864" calcext:value-type="float">
            <text:p>1000.864</text:p>
          </table:table-cell>
          <table:table-cell office:value-type="float" office:value="0" calcext:value-type="float">
            <text:p>0</text:p>
          </table:table-cell>
          <table:table-cell office:value-type="float" office:value="33.313" calcext:value-type="float">
            <text:p>33.313</text:p>
          </table:table-cell>
          <table:table-cell table:number-columns-repeated="2" office:value-type="float" office:value="1000.352" calcext:value-type="float">
            <text:p>1000.352</text:p>
          </table:table-cell>
          <table:table-cell office:value-type="float" office:value="2.18" calcext:value-type="float">
            <text:p>2.18</text:p>
          </table:table-cell>
          <table:table-cell office:value-type="float" office:value="913.84" calcext:value-type="float">
            <text:p>913.84</text:p>
          </table:table-cell>
          <table:table-cell table:number-columns-repeated="2" office:value-type="float" office:value="1321.571" calcext:value-type="float">
            <text:p>1321.571</text:p>
          </table:table-cell>
          <table:table-cell office:value-type="float" office:value="0.655" calcext:value-type="float">
            <text:p>0.655</text:p>
          </table:table-cell>
          <table:table-cell office:value-type="float" office:value="1826.333" calcext:value-type="float">
            <text:p>1826.333</text:p>
          </table:table-cell>
          <table:table-cell table:number-columns-repeated="2" office:value-type="float" office:value="2591.271" calcext:value-type="float">
            <text:p>2591.271</text:p>
          </table:table-cell>
          <table:table-cell table:formula="of:=[.A37]*[.B37]*300000*1024" office:value-type="float" office:value="1536000000" calcext:value-type="float">
            <text:p>1536000000</text:p>
          </table:table-cell>
          <table:table-cell table:formula="of:=[.BT37]/(1024*1024*1024)" office:value-type="float" office:value="1.43051147460938" calcext:value-type="float">
            <text:p>1.43051147460938</text:p>
          </table:table-cell>
          <table:table-cell table:style-name="ce125" office:value-type="float" office:value="20975902" calcext:value-type="float">
            <text:p>20,975,902</text:p>
          </table:table-cell>
          <table:table-cell table:style-name="ce125" office:value-type="float" office:value="1670625068" calcext:value-type="float">
            <text:p>1,670,625,068</text:p>
          </table:table-cell>
          <table:table-cell table:style-name="ce125" table:formula="of:=[.BW37]-[.BV37]" office:value-type="float" office:value="1649649166" calcext:value-type="float">
            <text:p>1,649,649,166</text:p>
          </table:table-cell>
          <table:table-cell table:style-name="ce125" table:formula="of:=[.BX37]/(1024*1024*1024)" office:value-type="float" office:value="1.5363555084914" calcext:value-type="float">
            <text:p>1.536355508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3652096" calcext:value-type="float">
            <text:p>1610353652096</text:p>
          </table:table-cell>
          <table:table-cell office:value-type="float" office:value="1610354270444" calcext:value-type="float">
            <text:p>1610354270444</text:p>
          </table:table-cell>
          <table:table-cell table:formula="of:=([.E38]-[.D38])/(1000*60)" office:value-type="float" office:value="10.3058" calcext:value-type="float">
            <text:p>10.3058</text:p>
          </table:table-cell>
          <table:table-cell office:value-type="float" office:value="10.3" calcext:value-type="float">
            <text:p>10.3</text:p>
          </table:table-cell>
          <table:table-cell office:value-type="float" office:value="8.28" calcext:value-type="float">
            <text:p>8.28</text:p>
          </table:table-cell>
          <table:table-cell office:value-type="float" office:value="479.701" calcext:value-type="float">
            <text:p>479.701</text:p>
          </table:table-cell>
          <table:table-cell table:number-columns-repeated="2" office:value-type="float" office:value="665.956" calcext:value-type="float">
            <text:p>665.956</text:p>
          </table:table-cell>
          <table:table-cell office:value-type="float" office:value="8.218" calcext:value-type="float">
            <text:p>8.218</text:p>
          </table:table-cell>
          <table:table-cell office:value-type="float" office:value="479.785" calcext:value-type="float">
            <text:p>479.785</text:p>
          </table:table-cell>
          <table:table-cell table:number-columns-repeated="2" office:value-type="float" office:value="665.956" calcext:value-type="float">
            <text:p>665.9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2898.316" calcext:value-type="float">
            <text:p>82898.316</text:p>
          </table:table-cell>
          <table:table-cell table:formula="of:=[.T38]/1024" office:value-type="float" office:value="80.95538671875" calcext:value-type="float">
            <text:p>80.95538671875</text:p>
          </table:table-cell>
          <table:table-cell office:value-type="float" office:value="4869915.975" calcext:value-type="float">
            <text:p>4869915.975</text:p>
          </table:table-cell>
          <table:table-cell table:formula="of:=[.V38]/(1024*1024)" office:value-type="float" office:value="4.644313788414" calcext:value-type="float">
            <text:p>4.644313788414</text:p>
          </table:table-cell>
          <table:table-cell office:value-type="float" office:value="6767448.055" calcext:value-type="float">
            <text:p>6767448.055</text:p>
          </table:table-cell>
          <table:table-cell table:formula="of:=[.X38]/(1024*1024)" office:value-type="float" office:value="6.45394139766693" calcext:value-type="float">
            <text:p>6.45394139766693</text:p>
          </table:table-cell>
          <table:table-cell office:value-type="float" office:value="6767448.055" calcext:value-type="float">
            <text:p>6767448.055</text:p>
          </table:table-cell>
          <table:table-cell table:formula="of:=[.Z38]/(1024*1024)" office:value-type="float" office:value="6.45394139766693" calcext:value-type="float">
            <text:p>6.45394139766693</text:p>
          </table:table-cell>
          <table:table-cell office:value-type="float" office:value="0.483" calcext:value-type="float">
            <text:p>0.483</text:p>
          </table:table-cell>
          <table:table-cell office:value-type="float" office:value="0.708" calcext:value-type="float">
            <text:p>0.708</text:p>
          </table:table-cell>
          <table:table-cell table:number-columns-repeated="4" office:value-type="float" office:value="1.1405" calcext:value-type="float">
            <text:p>1.1405</text:p>
          </table:table-cell>
          <table:table-cell office:value-type="float" office:value="0" calcext:value-type="float">
            <text:p>0</text:p>
          </table:table-cell>
          <table:table-cell office:value-type="float" office:value="433.674" calcext:value-type="float">
            <text:p>433.674</text:p>
          </table:table-cell>
          <table:table-cell table:number-columns-repeated="2" office:value-type="float" office:value="569.994" calcext:value-type="float">
            <text:p>569.994</text:p>
          </table:table-cell>
          <table:table-cell office:value-type="float" office:value="0" calcext:value-type="float">
            <text:p>0</text:p>
          </table:table-cell>
          <table:table-cell office:value-type="float" office:value="479.234" calcext:value-type="float">
            <text:p>479.234</text:p>
          </table:table-cell>
          <table:table-cell table:number-columns-repeated="2" office:value-type="float" office:value="665.978" calcext:value-type="float">
            <text:p>665.978</text:p>
          </table:table-cell>
          <table:table-cell office:value-type="float" office:value="1.001" calcext:value-type="float">
            <text:p>1.001</text:p>
          </table:table-cell>
          <table:table-cell office:value-type="float" office:value="3.891" calcext:value-type="float">
            <text:p>3.89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9.831" calcext:value-type="float">
            <text:p>29.831</text:p>
          </table:table-cell>
          <table:table-cell table:formula="of:=[.AT38]/1024" office:value-type="float" office:value="0.0291318359375" calcext:value-type="float">
            <text:p>0.0291318359375</text:p>
          </table:table-cell>
          <table:table-cell office:value-type="float" office:value="4927492.831" calcext:value-type="float">
            <text:p>4927492.831</text:p>
          </table:table-cell>
          <table:table-cell table:formula="of:=[.AV38]/(1024*1024)" office:value-type="float" office:value="4.69922335720062" calcext:value-type="float">
            <text:p>4.69922335720062</text:p>
          </table:table-cell>
          <table:table-cell office:value-type="float" office:value="6514035.42" calcext:value-type="float">
            <text:p>6514035.42</text:p>
          </table:table-cell>
          <table:table-cell table:formula="of:=[.AX38]/(1024*1024)" office:value-type="float" office:value="6.2122682762146" calcext:value-type="float">
            <text:p>6.2122682762146</text:p>
          </table:table-cell>
          <table:table-cell office:value-type="float" office:value="6514035.42" calcext:value-type="float">
            <text:p>6514035.42</text:p>
          </table:table-cell>
          <table:table-cell table:formula="of:=[.AZ38]/(1024*1024)" office:value-type="float" office:value="6.2122682762146" calcext:value-type="float">
            <text:p>6.2122682762146</text:p>
          </table:table-cell>
          <table:table-cell office:value-type="float" office:value="1.647" calcext:value-type="float">
            <text:p>1.647</text:p>
          </table:table-cell>
          <table:table-cell office:value-type="float" office:value="3.197" calcext:value-type="float">
            <text:p>3.197</text:p>
          </table:table-cell>
          <table:table-cell table:number-columns-repeated="4" office:value-type="float" office:value="94.745" calcext:value-type="float">
            <text:p>94.745</text:p>
          </table:table-cell>
          <table:table-cell office:value-type="float" office:value="0" calcext:value-type="float">
            <text:p>0</text:p>
          </table:table-cell>
          <table:table-cell office:value-type="float" office:value="8.22" calcext:value-type="float">
            <text:p>8.22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16.478" calcext:value-type="float">
            <text:p>16.478</text:p>
          </table:table-cell>
          <table:table-cell office:value-type="float" office:value="958.469" calcext:value-type="float">
            <text:p>958.469</text:p>
          </table:table-cell>
          <table:table-cell table:number-columns-repeated="2" office:value-type="float" office:value="1331.912" calcext:value-type="float">
            <text:p>1331.912</text:p>
          </table:table-cell>
          <table:table-cell office:value-type="float" office:value="0.337" calcext:value-type="float">
            <text:p>0.337</text:p>
          </table:table-cell>
          <table:table-cell office:value-type="float" office:value="1839.639" calcext:value-type="float">
            <text:p>1839.639</text:p>
          </table:table-cell>
          <table:table-cell table:number-columns-repeated="2" office:value-type="float" office:value="2490.836" calcext:value-type="float">
            <text:p>2490.836</text:p>
          </table:table-cell>
          <table:table-cell table:formula="of:=[.A38]*[.B38]*300000*1024" office:value-type="float" office:value="3072000000" calcext:value-type="float">
            <text:p>3072000000</text:p>
          </table:table-cell>
          <table:table-cell table:formula="of:=[.BT38]/(1024*1024*1024)" office:value-type="float" office:value="2.86102294921875" calcext:value-type="float">
            <text:p>2.86102294921875</text:p>
          </table:table-cell>
          <table:table-cell office:value-type="float" office:value="2634011982" calcext:value-type="float">
            <text:p>2634011982</text:p>
          </table:table-cell>
          <table:table-cell office:value-type="float" office:value="5702335959" calcext:value-type="float">
            <text:p>5702335959</text:p>
          </table:table-cell>
          <table:table-cell table:style-name="ce125" table:formula="of:=[.BW38]-[.BV38]" office:value-type="float" office:value="3068323977" calcext:value-type="float">
            <text:p>3,068,323,977</text:p>
          </table:table-cell>
          <table:table-cell table:style-name="ce125" table:formula="of:=[.BX38]/(1024*1024*1024)" office:value-type="float" office:value="2.85759938601404" calcext:value-type="float">
            <text:p>2.857599386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5415454" calcext:value-type="float">
            <text:p>1610355415454</text:p>
          </table:table-cell>
          <table:table-cell office:value-type="float" office:value="1610356043936" calcext:value-type="float">
            <text:p>1610356043936</text:p>
          </table:table-cell>
          <table:table-cell table:formula="of:=([.E39]-[.D39])/(1000*60)" office:value-type="float" office:value="10.4747" calcext:value-type="float">
            <text:p>10.4747</text:p>
          </table:table-cell>
          <table:table-cell office:value-type="float" office:value="10.4" calcext:value-type="float">
            <text:p>10.4</text:p>
          </table:table-cell>
          <table:table-cell office:value-type="float" office:value="7.009" calcext:value-type="float">
            <text:p>7.009</text:p>
          </table:table-cell>
          <table:table-cell office:value-type="float" office:value="483.638" calcext:value-type="float">
            <text:p>483.638</text:p>
          </table:table-cell>
          <table:table-cell table:number-columns-repeated="2" office:value-type="float" office:value="618.305" calcext:value-type="float">
            <text:p>618.305</text:p>
          </table:table-cell>
          <table:table-cell office:value-type="float" office:value="6.935" calcext:value-type="float">
            <text:p>6.935</text:p>
          </table:table-cell>
          <table:table-cell office:value-type="float" office:value="482.667" calcext:value-type="float">
            <text:p>482.667</text:p>
          </table:table-cell>
          <table:table-cell table:number-columns-repeated="2" office:value-type="float" office:value="617.946" calcext:value-type="float">
            <text:p>617.9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8690.992" calcext:value-type="float">
            <text:p>138690.992</text:p>
          </table:table-cell>
          <table:table-cell table:formula="of:=[.T39]/1024" office:value-type="float" office:value="135.440421875" calcext:value-type="float">
            <text:p>135.440421875</text:p>
          </table:table-cell>
          <table:table-cell office:value-type="float" office:value="9750888.257" calcext:value-type="float">
            <text:p>9750888.257</text:p>
          </table:table-cell>
          <table:table-cell table:formula="of:=[.V39]/(1024*1024)" office:value-type="float" office:value="9.2991716928482" calcext:value-type="float">
            <text:p>9.2991716928482</text:p>
          </table:table-cell>
          <table:table-cell office:value-type="float" office:value="12466277.261" calcext:value-type="float">
            <text:p>12466277.261</text:p>
          </table:table-cell>
          <table:table-cell table:formula="of:=[.X39]/(1024*1024)" office:value-type="float" office:value="11.888768445015" calcext:value-type="float">
            <text:p>11.888768445015</text:p>
          </table:table-cell>
          <table:table-cell office:value-type="float" office:value="12466277.261" calcext:value-type="float">
            <text:p>12466277.261</text:p>
          </table:table-cell>
          <table:table-cell table:formula="of:=[.Z39]/(1024*1024)" office:value-type="float" office:value="11.888768445015" calcext:value-type="float">
            <text:p>11.888768445015</text:p>
          </table:table-cell>
          <table:table-cell office:value-type="float" office:value="0.857" calcext:value-type="float">
            <text:p>0.857</text:p>
          </table:table-cell>
          <table:table-cell office:value-type="float" office:value="1.061" calcext:value-type="float">
            <text:p>1.061</text:p>
          </table:table-cell>
          <table:table-cell table:number-columns-repeated="4" office:value-type="float" office:value="1.266" calcext:value-type="float">
            <text:p>1.266</text:p>
          </table:table-cell>
          <table:table-cell office:value-type="float" office:value="0" calcext:value-type="float">
            <text:p>0</text:p>
          </table:table-cell>
          <table:table-cell office:value-type="float" office:value="481.411" calcext:value-type="float">
            <text:p>481.411</text:p>
          </table:table-cell>
          <table:table-cell table:number-columns-repeated="2" office:value-type="float" office:value="616.667" calcext:value-type="float">
            <text:p>616.667</text:p>
          </table:table-cell>
          <table:table-cell office:value-type="float" office:value="0" calcext:value-type="float">
            <text:p>0</text:p>
          </table:table-cell>
          <table:table-cell office:value-type="float" office:value="481.411" calcext:value-type="float">
            <text:p>481.411</text:p>
          </table:table-cell>
          <table:table-cell table:number-columns-repeated="2" office:value-type="float" office:value="616.535" calcext:value-type="float">
            <text:p>616.535</text:p>
          </table:table-cell>
          <table:table-cell office:value-type="float" office:value="1" calcext:value-type="float">
            <text:p>1</text:p>
          </table:table-cell>
          <table:table-cell office:value-type="float" office:value="1.678" calcext:value-type="float">
            <text:p>1.67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9.867" calcext:value-type="float">
            <text:p>29.867</text:p>
          </table:table-cell>
          <table:table-cell table:formula="of:=[.AT39]/1024" office:value-type="float" office:value="0.0291669921875" calcext:value-type="float">
            <text:p>0.0291669921875</text:p>
          </table:table-cell>
          <table:table-cell office:value-type="float" office:value="9752834.65" calcext:value-type="float">
            <text:p>9752834.65</text:p>
          </table:table-cell>
          <table:table-cell table:formula="of:=[.AV39]/(1024*1024)" office:value-type="float" office:value="9.30102791786193" calcext:value-type="float">
            <text:p>9.30102791786193</text:p>
          </table:table-cell>
          <table:table-cell office:value-type="float" office:value="12480177.87" calcext:value-type="float">
            <text:p>12480177.87</text:p>
          </table:table-cell>
          <table:table-cell table:formula="of:=[.AX39]/(1024*1024)" office:value-type="float" office:value="11.9020250988007" calcext:value-type="float">
            <text:p>11.9020250988007</text:p>
          </table:table-cell>
          <table:table-cell office:value-type="float" office:value="12480177.87" calcext:value-type="float">
            <text:p>12480177.87</text:p>
          </table:table-cell>
          <table:table-cell table:formula="of:=[.AZ39]/(1024*1024)" office:value-type="float" office:value="11.9020250988007" calcext:value-type="float">
            <text:p>11.9020250988007</text:p>
          </table:table-cell>
          <table:table-cell office:value-type="float" office:value="1.715" calcext:value-type="float">
            <text:p>1.715</text:p>
          </table:table-cell>
          <table:table-cell office:value-type="float" office:value="2.172" calcext:value-type="float">
            <text:p>2.172</text:p>
          </table:table-cell>
          <table:table-cell table:number-columns-repeated="4" office:value-type="float" office:value="11.6388" calcext:value-type="float">
            <text:p>11.6388</text:p>
          </table:table-cell>
          <table:table-cell office:value-type="float" office:value="0" calcext:value-type="float">
            <text:p>0</text:p>
          </table:table-cell>
          <table:table-cell office:value-type="float" office:value="5.297" calcext:value-type="float">
            <text:p>5.297</text:p>
          </table:table-cell>
          <table:table-cell table:number-columns-repeated="2" office:value-type="float" office:value="667.333" calcext:value-type="float">
            <text:p>667.333</text:p>
          </table:table-cell>
          <table:table-cell office:value-type="float" office:value="117.049" calcext:value-type="float">
            <text:p>117.049</text:p>
          </table:table-cell>
          <table:table-cell office:value-type="float" office:value="970.404" calcext:value-type="float">
            <text:p>970.404</text:p>
          </table:table-cell>
          <table:table-cell table:number-columns-repeated="2" office:value-type="float" office:value="1236.516" calcext:value-type="float">
            <text:p>1236.516</text:p>
          </table:table-cell>
          <table:table-cell office:value-type="float" office:value="0.337" calcext:value-type="float">
            <text:p>0.337</text:p>
          </table:table-cell>
          <table:table-cell office:value-type="float" office:value="1906.585" calcext:value-type="float">
            <text:p>1906.585</text:p>
          </table:table-cell>
          <table:table-cell table:number-columns-repeated="2" office:value-type="float" office:value="2479.887" calcext:value-type="float">
            <text:p>2479.887</text:p>
          </table:table-cell>
          <table:table-cell table:formula="of:=[.A39]*[.B39]*300000*1024" office:value-type="float" office:value="6144000000" calcext:value-type="float">
            <text:p>6144000000</text:p>
          </table:table-cell>
          <table:table-cell table:formula="of:=[.BT39]/(1024*1024*1024)" office:value-type="float" office:value="5.7220458984375" calcext:value-type="float">
            <text:p>5.7220458984375</text:p>
          </table:table-cell>
          <table:table-cell office:value-type="float" office:value="5702335959" calcext:value-type="float">
            <text:p>5702335959</text:p>
          </table:table-cell>
          <table:table-cell office:value-type="float" office:value="11664543966" calcext:value-type="float">
            <text:p>11664543966</text:p>
          </table:table-cell>
          <table:table-cell table:style-name="ce125" table:formula="of:=[.BW39]-[.BV39]" office:value-type="float" office:value="5962208007" calcext:value-type="float">
            <text:p>5,962,208,007</text:p>
          </table:table-cell>
          <table:table-cell table:style-name="ce125" table:formula="of:=[.BX39]/(1024*1024*1024)" office:value-type="float" office:value="5.55273891147226" calcext:value-type="float">
            <text:p>5.552738911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610356712044" calcext:value-type="float">
            <text:p>1610356712044</text:p>
          </table:table-cell>
          <table:table-cell office:value-type="float" office:value="1610357371088" calcext:value-type="float">
            <text:p>1610357371088</text:p>
          </table:table-cell>
          <table:table-cell table:formula="of:=([.E40]-[.D40])/(1000*60)" office:value-type="float" office:value="10.9840666666667" calcext:value-type="float">
            <text:p>10.9840666666667</text:p>
          </table:table-cell>
          <table:table-cell office:value-type="float" office:value="10.9" calcext:value-type="float">
            <text:p>10.9</text:p>
          </table:table-cell>
          <table:table-cell office:value-type="float" office:value="4.096" calcext:value-type="float">
            <text:p>4.096</text:p>
          </table:table-cell>
          <table:table-cell office:value-type="float" office:value="454.835" calcext:value-type="float">
            <text:p>454.835</text:p>
          </table:table-cell>
          <table:table-cell table:number-columns-repeated="2" office:value-type="float" office:value="502.81" calcext:value-type="float">
            <text:p>502.81</text:p>
          </table:table-cell>
          <table:table-cell office:value-type="float" office:value="4.013" calcext:value-type="float">
            <text:p>4.013</text:p>
          </table:table-cell>
          <table:table-cell office:value-type="float" office:value="454.798" calcext:value-type="float">
            <text:p>454.798</text:p>
          </table:table-cell>
          <table:table-cell table:number-columns-repeated="2" office:value-type="float" office:value="502.146" calcext:value-type="float">
            <text:p>502.1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00431.89" calcext:value-type="float">
            <text:p>400431.89</text:p>
          </table:table-cell>
          <table:table-cell table:formula="of:=[.T40]/1024" office:value-type="float" office:value="391.046767578125" calcext:value-type="float">
            <text:p>391.046767578125</text:p>
          </table:table-cell>
          <table:table-cell office:value-type="float" office:value="45556177.228" calcext:value-type="float">
            <text:p>45556177.228</text:p>
          </table:table-cell>
          <table:table-cell table:formula="of:=[.V40]/(1024*1024)" office:value-type="float" office:value="43.4457561759949" calcext:value-type="float">
            <text:p>43.4457561759949</text:p>
          </table:table-cell>
          <table:table-cell office:value-type="float" office:value="50362888.059" calcext:value-type="float">
            <text:p>50362888.059</text:p>
          </table:table-cell>
          <table:table-cell table:formula="of:=[.X40]/(1024*1024)" office:value-type="float" office:value="48.0297928419113" calcext:value-type="float">
            <text:p>48.0297928419113</text:p>
          </table:table-cell>
          <table:table-cell office:value-type="float" office:value="50362888.059" calcext:value-type="float">
            <text:p>50362888.059</text:p>
          </table:table-cell>
          <table:table-cell table:formula="of:=[.Z40]/(1024*1024)" office:value-type="float" office:value="48.0297928419113" calcext:value-type="float">
            <text:p>48.0297928419113</text:p>
          </table:table-cell>
          <table:table-cell office:value-type="float" office:value="1.977" calcext:value-type="float">
            <text:p>1.977</text:p>
          </table:table-cell>
          <table:table-cell office:value-type="float" office:value="2.038" calcext:value-type="float">
            <text:p>2.038</text:p>
          </table:table-cell>
          <table:table-cell table:number-columns-repeated="4" office:value-type="float" office:value="2.442" calcext:value-type="float">
            <text:p>2.442</text:p>
          </table:table-cell>
          <table:table-cell office:value-type="float" office:value="0" calcext:value-type="float">
            <text:p>0</text:p>
          </table:table-cell>
          <table:table-cell office:value-type="float" office:value="450.851" calcext:value-type="float">
            <text:p>450.851</text:p>
          </table:table-cell>
          <table:table-cell table:number-columns-repeated="2" office:value-type="float" office:value="502.333" calcext:value-type="float">
            <text:p>502.333</text:p>
          </table:table-cell>
          <table:table-cell office:value-type="float" office:value="0" calcext:value-type="float">
            <text:p>0</text:p>
          </table:table-cell>
          <table:table-cell office:value-type="float" office:value="454.098" calcext:value-type="float">
            <text:p>454.098</text:p>
          </table:table-cell>
          <table:table-cell table:number-columns-repeated="2" office:value-type="float" office:value="502.312" calcext:value-type="float">
            <text:p>502.312</text:p>
          </table:table-cell>
          <table:table-cell office:value-type="float" office:value="1" calcext:value-type="float">
            <text:p>1</text:p>
          </table:table-cell>
          <table:table-cell office:value-type="float" office:value="1.065" calcext:value-type="float">
            <text:p>1.065</text:p>
          </table:table-cell>
          <table:table-cell table:number-columns-repeated="2" office:value-type="float" office:value="10.008" calcext:value-type="float">
            <text:p>10.008</text:p>
          </table:table-cell>
          <table:table-cell office:value-type="float" office:value="29.851" calcext:value-type="float">
            <text:p>29.851</text:p>
          </table:table-cell>
          <table:table-cell table:formula="of:=[.AT40]/1024" office:value-type="float" office:value="0.0291513671875" calcext:value-type="float">
            <text:p>0.0291513671875</text:p>
          </table:table-cell>
          <table:table-cell office:value-type="float" office:value="45572656.89" calcext:value-type="float">
            <text:p>45572656.89</text:p>
          </table:table-cell>
          <table:table-cell table:formula="of:=[.AV40]/(1024*1024)" office:value-type="float" office:value="43.4614724063873" calcext:value-type="float">
            <text:p>43.4614724063873</text:p>
          </table:table-cell>
          <table:table-cell office:value-type="float" office:value="50373833.977" calcext:value-type="float">
            <text:p>50373833.977</text:p>
          </table:table-cell>
          <table:table-cell table:formula="of:=[.AX40]/(1024*1024)" office:value-type="float" office:value="48.0402316827774" calcext:value-type="float">
            <text:p>48.0402316827774</text:p>
          </table:table-cell>
          <table:table-cell office:value-type="float" office:value="50373833.977" calcext:value-type="float">
            <text:p>50373833.977</text:p>
          </table:table-cell>
          <table:table-cell table:formula="of:=[.AZ40]/(1024*1024)" office:value-type="float" office:value="48.0402316827774" calcext:value-type="float">
            <text:p>48.0402316827774</text:p>
          </table:table-cell>
          <table:table-cell office:value-type="float" office:value="1.671" calcext:value-type="float">
            <text:p>1.671</text:p>
          </table:table-cell>
          <table:table-cell office:value-type="float" office:value="1.926" calcext:value-type="float">
            <text:p>1.926</text:p>
          </table:table-cell>
          <table:table-cell table:number-columns-repeated="4"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4.435" calcext:value-type="float">
            <text:p>4.435</text:p>
          </table:table-cell>
          <table:table-cell table:number-columns-repeated="2" office:value-type="float" office:value="667.666" calcext:value-type="float">
            <text:p>667.666</text:p>
          </table:table-cell>
          <table:table-cell office:value-type="float" office:value="8.159" calcext:value-type="float">
            <text:p>8.159</text:p>
          </table:table-cell>
          <table:table-cell office:value-type="float" office:value="909.668" calcext:value-type="float">
            <text:p>909.668</text:p>
          </table:table-cell>
          <table:table-cell table:number-columns-repeated="2" office:value-type="float" office:value="1005.595" calcext:value-type="float">
            <text:p>1005.595</text:p>
          </table:table-cell>
          <table:table-cell office:value-type="float" office:value="0.337" calcext:value-type="float">
            <text:p>0.337</text:p>
          </table:table-cell>
          <table:table-cell office:value-type="float" office:value="1817.244" calcext:value-type="float">
            <text:p>1817.244</text:p>
          </table:table-cell>
          <table:table-cell table:number-columns-repeated="2" office:value-type="float" office:value="2017.748" calcext:value-type="float">
            <text:p>2017.748</text:p>
          </table:table-cell>
          <table:table-cell table:formula="of:=[.A40]*[.B40]*300000*1024" office:value-type="float" office:value="30720000000" calcext:value-type="float">
            <text:p>30720000000</text:p>
          </table:table-cell>
          <table:table-cell table:formula="of:=[.BT40]/(1024*1024*1024)" office:value-type="float" office:value="28.6102294921875" calcext:value-type="float">
            <text:p>28.6102294921875</text:p>
          </table:table-cell>
          <table:table-cell office:value-type="float" office:value="11664543966" calcext:value-type="float">
            <text:p>11664543966</text:p>
          </table:table-cell>
          <table:table-cell office:value-type="float" office:value="41732770280" calcext:value-type="float">
            <text:p>41732770280</text:p>
          </table:table-cell>
          <table:table-cell table:style-name="ce125" table:formula="of:=[.BW40]-[.BV40]" office:value-type="float" office:value="30068226314" calcext:value-type="float">
            <text:p>30,068,226,314</text:p>
          </table:table-cell>
          <table:table-cell table:style-name="ce125" table:formula="of:=[.BX40]/(1024*1024*1024)" office:value-type="float" office:value="28.0032179448753" calcext:value-type="float">
            <text:p>28.003217945</text:p>
          </table:table-cell>
          <table:table-cell table:number-columns-repeated="179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17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58066432" calcext:value-type="float">
            <text:p>1610358066432</text:p>
          </table:table-cell>
          <table:table-cell office:value-type="float" office:value="1610358685497" calcext:value-type="float">
            <text:p>1610358685497</text:p>
          </table:table-cell>
          <table:table-cell table:formula="of:=([.E43]-[.D43])/(1000*60)" office:value-type="float" office:value="10.31775" calcext:value-type="float">
            <text:p>10.31775</text:p>
          </table:table-cell>
          <table:table-cell office:value-type="float" office:value="10.3" calcext:value-type="float">
            <text:p>10.3</text:p>
          </table:table-cell>
          <table:table-cell office:value-type="float" office:value="12.964" calcext:value-type="float">
            <text:p>12.964</text:p>
          </table:table-cell>
          <table:table-cell office:value-type="float" office:value="474.614" calcext:value-type="float">
            <text:p>474.614</text:p>
          </table:table-cell>
          <table:table-cell table:number-columns-repeated="2" office:value-type="float" office:value="663.856" calcext:value-type="float">
            <text:p>663.856</text:p>
          </table:table-cell>
          <table:table-cell office:value-type="float" office:value="12.902" calcext:value-type="float">
            <text:p>12.902</text:p>
          </table:table-cell>
          <table:table-cell office:value-type="float" office:value="475.664" calcext:value-type="float">
            <text:p>475.664</text:p>
          </table:table-cell>
          <table:table-cell table:number-columns-repeated="2" office:value-type="float" office:value="663.856" calcext:value-type="float">
            <text:p>663.8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6399.161" calcext:value-type="float">
            <text:p>66399.161</text:p>
          </table:table-cell>
          <table:table-cell table:formula="of:=[.T43]/1024" office:value-type="float" office:value="64.8429306640625" calcext:value-type="float">
            <text:p>64.8429306640625</text:p>
          </table:table-cell>
          <table:table-cell office:value-type="float" office:value="2448963.01" calcext:value-type="float">
            <text:p>2448963.01</text:p>
          </table:table-cell>
          <table:table-cell table:formula="of:=[.V43]/(1024*1024)" office:value-type="float" office:value="2.33551312446594" calcext:value-type="float">
            <text:p>2.33551312446594</text:p>
          </table:table-cell>
          <table:table-cell office:value-type="float" office:value="3425498.722" calcext:value-type="float">
            <text:p>3425498.722</text:p>
          </table:table-cell>
          <table:table-cell table:formula="of:=[.X43]/(1024*1024)" office:value-type="float" office:value="3.26681015205383" calcext:value-type="float">
            <text:p>3.26681015205383</text:p>
          </table:table-cell>
          <table:table-cell office:value-type="float" office:value="3425498.722" calcext:value-type="float">
            <text:p>3425498.722</text:p>
          </table:table-cell>
          <table:table-cell table:formula="of:=[.Z43]/(1024*1024)" office:value-type="float" office:value="3.26681015205383" calcext:value-type="float">
            <text:p>3.26681015205383</text:p>
          </table:table-cell>
          <table:table-cell office:value-type="float" office:value="0.618" calcext:value-type="float">
            <text:p>0.618</text:p>
          </table:table-cell>
          <table:table-cell office:value-type="float" office:value="0.719" calcext:value-type="float">
            <text:p>0.719</text:p>
          </table:table-cell>
          <table:table-cell table:number-columns-repeated="4" office:value-type="float" office:value="0.877" calcext:value-type="float">
            <text:p>0.877</text:p>
          </table:table-cell>
          <table:table-cell office:value-type="float" office:value="0" calcext:value-type="float">
            <text:p>0</text:p>
          </table:table-cell>
          <table:table-cell office:value-type="float" office:value="479.798" calcext:value-type="float">
            <text:p>479.798</text:p>
          </table:table-cell>
          <table:table-cell table:number-columns-repeated="2" office:value-type="float" office:value="605.193" calcext:value-type="float">
            <text:p>605.193</text:p>
          </table:table-cell>
          <table:table-cell office:value-type="float" office:value="0" calcext:value-type="float">
            <text:p>0</text:p>
          </table:table-cell>
          <table:table-cell office:value-type="float" office:value="476.315" calcext:value-type="float">
            <text:p>476.315</text:p>
          </table:table-cell>
          <table:table-cell table:number-columns-repeated="2" office:value-type="float" office:value="664.005" calcext:value-type="float">
            <text:p>664.005</text:p>
          </table:table-cell>
          <table:table-cell office:value-type="float" office:value="10" calcext:value-type="float">
            <text:p>10</text:p>
          </table:table-cell>
          <table:table-cell office:value-type="float" office:value="10.407" calcext:value-type="float">
            <text:p>10.407</text:p>
          </table:table-cell>
          <table:table-cell table:number-columns-repeated="2" office:value-type="float" office:value="43.22" calcext:value-type="float">
            <text:p>43.22</text:p>
          </table:table-cell>
          <table:table-cell office:value-type="float" office:value="370.138" calcext:value-type="float">
            <text:p>370.138</text:p>
          </table:table-cell>
          <table:table-cell table:formula="of:=[.AT43]/1024" office:value-type="float" office:value="0.361462890625" calcext:value-type="float">
            <text:p>0.361462890625</text:p>
          </table:table-cell>
          <table:table-cell office:value-type="float" office:value="2498490.153" calcext:value-type="float">
            <text:p>2498490.153</text:p>
          </table:table-cell>
          <table:table-cell table:formula="of:=[.AV43]/(1024*1024)" office:value-type="float" office:value="2.38274588871002" calcext:value-type="float">
            <text:p>2.38274588871002</text:p>
          </table:table-cell>
          <table:table-cell office:value-type="float" office:value="3366796.86" calcext:value-type="float">
            <text:p>3366796.86</text:p>
          </table:table-cell>
          <table:table-cell table:formula="of:=[.AX43]/(1024*1024)" office:value-type="float" office:value="3.2108276939392" calcext:value-type="float">
            <text:p>3.2108276939392</text:p>
          </table:table-cell>
          <table:table-cell office:value-type="float" office:value="3366796.86" calcext:value-type="float">
            <text:p>3366796.86</text:p>
          </table:table-cell>
          <table:table-cell table:formula="of:=[.AZ43]/(1024*1024)" office:value-type="float" office:value="3.2108276939392" calcext:value-type="float">
            <text:p>3.2108276939392</text:p>
          </table:table-cell>
          <table:table-cell office:value-type="float" office:value="89.897" calcext:value-type="float">
            <text:p>89.897</text:p>
          </table:table-cell>
          <table:table-cell office:value-type="float" office:value="200.503" calcext:value-type="float">
            <text:p>200.503</text:p>
          </table:table-cell>
          <table:table-cell office:value-type="float" office:value="379.877" calcext:value-type="float">
            <text:p>379.877</text:p>
          </table:table-cell>
          <table:table-cell table:number-columns-repeated="2" office:value-type="float" office:value="37.987" calcext:value-type="float">
            <text:p>37.987</text:p>
          </table:table-cell>
          <table:table-cell office:value-type="float" office:value="379.877" calcext:value-type="float">
            <text:p>379.877</text:p>
          </table:table-cell>
          <table:table-cell office:value-type="float" office:value="0" calcext:value-type="float">
            <text:p>0</text:p>
          </table:table-cell>
          <table:table-cell office:value-type="float" office:value="226.361" calcext:value-type="float">
            <text:p>226.361</text:p>
          </table:table-cell>
          <table:table-cell table:number-columns-repeated="2" office:value-type="float" office:value="6669.33" calcext:value-type="float">
            <text:p>6669.33</text:p>
          </table:table-cell>
          <table:table-cell office:value-type="float" office:value="25.897" calcext:value-type="float">
            <text:p>25.897</text:p>
          </table:table-cell>
          <table:table-cell office:value-type="float" office:value="949.223" calcext:value-type="float">
            <text:p>949.223</text:p>
          </table:table-cell>
          <table:table-cell table:number-columns-repeated="2" office:value-type="float" office:value="1327.712" calcext:value-type="float">
            <text:p>1327.712</text:p>
          </table:table-cell>
          <table:table-cell office:value-type="float" office:value="3.3731" calcext:value-type="float">
            <text:p>3.3731</text:p>
          </table:table-cell>
          <table:table-cell office:value-type="float" office:value="1986.701" calcext:value-type="float">
            <text:p>1986.701</text:p>
          </table:table-cell>
          <table:table-cell table:number-columns-repeated="2" office:value-type="float" office:value="2671.316" calcext:value-type="float">
            <text:p>2671.316</text:p>
          </table:table-cell>
          <table:table-cell table:formula="of:=[.A43]*[.B43]*300000*1024" office:value-type="float" office:value="1536000000" calcext:value-type="float">
            <text:p>1536000000</text:p>
          </table:table-cell>
          <table:table-cell table:formula="of:=[.BT43]/(1024*1024*1024)" office:value-type="float" office:value="1.43051147460938" calcext:value-type="float">
            <text:p>1.43051147460938</text:p>
          </table:table-cell>
          <table:table-cell office:value-type="float" office:value="41732770280" calcext:value-type="float">
            <text:p>41732770280</text:p>
          </table:table-cell>
          <table:table-cell office:value-type="float" office:value="43482419446" calcext:value-type="float">
            <text:p>43482419446</text:p>
          </table:table-cell>
          <table:table-cell table:style-name="ce125" table:formula="of:=[.BW43]-[.BV43]" office:value-type="float" office:value="1749649166" calcext:value-type="float">
            <text:p>1,749,649,166</text:p>
          </table:table-cell>
          <table:table-cell table:style-name="ce125" table:formula="of:=[.BX43]/(1024*1024*1024)" office:value-type="float" office:value="1.62948776595294" calcext:value-type="float">
            <text:p>1.629487766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0128215" calcext:value-type="float">
            <text:p>1610360128215</text:p>
          </table:table-cell>
          <table:table-cell office:value-type="float" office:value="1610360776156" calcext:value-type="float">
            <text:p>1610360776156</text:p>
          </table:table-cell>
          <table:table-cell table:formula="of:=([.E44]-[.D44])/(1000*60)" office:value-type="float" office:value="10.7990166666667" calcext:value-type="float">
            <text:p>10.7990166666667</text:p>
          </table:table-cell>
          <table:table-cell office:value-type="float" office:value="10.7" calcext:value-type="float">
            <text:p>10.7</text:p>
          </table:table-cell>
          <table:table-cell office:value-type="float" office:value="2.101" calcext:value-type="float">
            <text:p>2.101</text:p>
          </table:table-cell>
          <table:table-cell office:value-type="float" office:value="453.961" calcext:value-type="float">
            <text:p>453.961</text:p>
          </table:table-cell>
          <table:table-cell table:number-columns-repeated="2" office:value-type="float" office:value="661.528" calcext:value-type="float">
            <text:p>661.528</text:p>
          </table:table-cell>
          <table:table-cell office:value-type="float" office:value="2.101" calcext:value-type="float">
            <text:p>2.101</text:p>
          </table:table-cell>
          <table:table-cell office:value-type="float" office:value="454.042" calcext:value-type="float">
            <text:p>454.042</text:p>
          </table:table-cell>
          <table:table-cell table:number-columns-repeated="2" office:value-type="float" office:value="661.528" calcext:value-type="float">
            <text:p>661.5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617.496" calcext:value-type="float">
            <text:p>20617.496</text:p>
          </table:table-cell>
          <table:table-cell table:formula="of:=[.T44]/1024" office:value-type="float" office:value="20.1342734375" calcext:value-type="float">
            <text:p>20.1342734375</text:p>
          </table:table-cell>
          <table:table-cell office:value-type="float" office:value="4598619.856" calcext:value-type="float">
            <text:p>4598619.856</text:p>
          </table:table-cell>
          <table:table-cell table:formula="of:=[.V44]/(1024*1024)" office:value-type="float" office:value="4.385585647583" calcext:value-type="float">
            <text:p>4.385585647583</text:p>
          </table:table-cell>
          <table:table-cell office:value-type="float" office:value="6722455.5948" calcext:value-type="float">
            <text:p>6722455.5948</text:p>
          </table:table-cell>
          <table:table-cell table:formula="of:=[.X44]/(1024*1024)" office:value-type="float" office:value="6.41103324394226" calcext:value-type="float">
            <text:p>6.41103324394226</text:p>
          </table:table-cell>
          <table:table-cell office:value-type="float" office:value="6722455.5948" calcext:value-type="float">
            <text:p>6722455.5948</text:p>
          </table:table-cell>
          <table:table-cell table:formula="of:=[.Z44]/(1024*1024)" office:value-type="float" office:value="6.41103324394226" calcext:value-type="float">
            <text:p>6.41103324394226</text:p>
          </table:table-cell>
          <table:table-cell office:value-type="float" office:value="0.657" calcext:value-type="float">
            <text:p>0.657</text:p>
          </table:table-cell>
          <table:table-cell office:value-type="float" office:value="0.823" calcext:value-type="float">
            <text:p>0.823</text:p>
          </table:table-cell>
          <table:table-cell table:number-columns-repeated="4" office:value-type="float" office:value="1.061" calcext:value-type="float">
            <text:p>1.061</text:p>
          </table:table-cell>
          <table:table-cell office:value-type="float" office:value="0" calcext:value-type="float">
            <text:p>0</text:p>
          </table:table-cell>
          <table:table-cell office:value-type="float" office:value="463.444" calcext:value-type="float">
            <text:p>463.444</text:p>
          </table:table-cell>
          <table:table-cell table:number-columns-repeated="2" office:value-type="float" office:value="614.195" calcext:value-type="float">
            <text:p>614.195</text:p>
          </table:table-cell>
          <table:table-cell office:value-type="float" office:value="0" calcext:value-type="float">
            <text:p>0</text:p>
          </table:table-cell>
          <table:table-cell office:value-type="float" office:value="454.266" calcext:value-type="float">
            <text:p>454.266</text:p>
          </table:table-cell>
          <table:table-cell table:number-columns-repeated="2" office:value-type="float" office:value="661.683" calcext:value-type="float">
            <text:p>661.683</text:p>
          </table:table-cell>
          <table:table-cell office:value-type="float" office:value="10" calcext:value-type="float">
            <text:p>10</text:p>
          </table:table-cell>
          <table:table-cell office:value-type="float" office:value="10.357" calcext:value-type="float">
            <text:p>10.357</text:p>
          </table:table-cell>
          <table:table-cell table:number-columns-repeated="2" office:value-type="float" office:value="42.025" calcext:value-type="float">
            <text:p>42.025</text:p>
          </table:table-cell>
          <table:table-cell office:value-type="float" office:value="370.209" calcext:value-type="float">
            <text:p>370.209</text:p>
          </table:table-cell>
          <table:table-cell table:formula="of:=[.AT44]/1024" office:value-type="float" office:value="0.3615322265625" calcext:value-type="float">
            <text:p>0.3615322265625</text:p>
          </table:table-cell>
          <table:table-cell office:value-type="float" office:value="4732049.159" calcext:value-type="float">
            <text:p>4732049.159</text:p>
          </table:table-cell>
          <table:table-cell table:formula="of:=[.AV44]/(1024*1024)" office:value-type="float" office:value="4.5128337469101" calcext:value-type="float">
            <text:p>4.5128337469101</text:p>
          </table:table-cell>
          <table:table-cell office:value-type="float" office:value="6591348.592" calcext:value-type="float">
            <text:p>6591348.592</text:p>
          </table:table-cell>
          <table:table-cell table:formula="of:=[.AX44]/(1024*1024)" office:value-type="float" office:value="6.2859998626709" calcext:value-type="float">
            <text:p>6.2859998626709</text:p>
          </table:table-cell>
          <table:table-cell office:value-type="float" office:value="6591348.592" calcext:value-type="float">
            <text:p>6591348.592</text:p>
          </table:table-cell>
          <table:table-cell table:formula="of:=[.AZ44]/(1024*1024)" office:value-type="float" office:value="6.2859998626709" calcext:value-type="float">
            <text:p>6.2859998626709</text:p>
          </table:table-cell>
          <table:table-cell office:value-type="float" office:value="92.302" calcext:value-type="float">
            <text:p>92.302</text:p>
          </table:table-cell>
          <table:table-cell office:value-type="float" office:value="361.294" calcext:value-type="float">
            <text:p>361.294</text:p>
          </table:table-cell>
          <table:table-cell office:value-type="float" office:value="408.716" calcext:value-type="float">
            <text:p>408.716</text:p>
          </table:table-cell>
          <table:table-cell table:number-columns-repeated="2" office:value-type="float" office:value="40.871" calcext:value-type="float">
            <text:p>40.871</text:p>
          </table:table-cell>
          <table:table-cell office:value-type="float" office:value="408.716" calcext:value-type="float">
            <text:p>408.716</text:p>
          </table:table-cell>
          <table:table-cell office:value-type="float" office:value="0" calcext:value-type="float">
            <text:p>0</text:p>
          </table:table-cell>
          <table:table-cell office:value-type="float" office:value="419.1655" calcext:value-type="float">
            <text:p>419.1655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4.074" calcext:value-type="float">
            <text:p>4.074</text:p>
          </table:table-cell>
          <table:table-cell office:value-type="float" office:value="905.075" calcext:value-type="float">
            <text:p>905.075</text:p>
          </table:table-cell>
          <table:table-cell table:number-columns-repeated="2" office:value-type="float" office:value="1323.057" calcext:value-type="float">
            <text:p>1323.057</text:p>
          </table:table-cell>
          <table:table-cell office:value-type="float" office:value="3.3736" calcext:value-type="float">
            <text:p>3.3736</text:p>
          </table:table-cell>
          <table:table-cell office:value-type="float" office:value="1919.3894" calcext:value-type="float">
            <text:p>1919.3894</text:p>
          </table:table-cell>
          <table:table-cell table:number-columns-repeated="2" office:value-type="float" office:value="2661.674" calcext:value-type="float">
            <text:p>2661.674</text:p>
          </table:table-cell>
          <table:table-cell table:formula="of:=[.A44]*[.B44]*300000*1024" office:value-type="float" office:value="3072000000" calcext:value-type="float">
            <text:p>3072000000</text:p>
          </table:table-cell>
          <table:table-cell table:formula="of:=[.BT44]/(1024*1024*1024)" office:value-type="float" office:value="2.86102294921875" calcext:value-type="float">
            <text:p>2.86102294921875</text:p>
          </table:table-cell>
          <table:table-cell office:value-type="float" office:value="43482419446" calcext:value-type="float">
            <text:p>43482419446</text:p>
          </table:table-cell>
          <table:table-cell office:value-type="float" office:value="46439946509" calcext:value-type="float">
            <text:p>46439946509</text:p>
          </table:table-cell>
          <table:table-cell table:style-name="ce125" table:formula="of:=[.BW44]-[.BV44]" office:value-type="float" office:value="2957527063" calcext:value-type="float">
            <text:p>2,957,527,063</text:p>
          </table:table-cell>
          <table:table-cell table:style-name="ce125" table:formula="of:=[.BX44]/(1024*1024*1024)" office:value-type="float" office:value="2.75441171880811" calcext:value-type="float">
            <text:p>2.754411719</text:p>
          </table:table-cell>
          <table:table-cell table:number-columns-repeated="179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1280809" calcext:value-type="float">
            <text:p>1610361280809</text:p>
          </table:table-cell>
          <table:table-cell office:value-type="float" office:value="1610361909620" calcext:value-type="float">
            <text:p>1610361909620</text:p>
          </table:table-cell>
          <table:table-cell table:formula="of:=([.E45]-[.D45])/(1000*60)" office:value-type="float" office:value="10.4801833333333" calcext:value-type="float">
            <text:p>10.4801833333333</text:p>
          </table:table-cell>
          <table:table-cell office:value-type="float" office:value="10.4" calcext:value-type="float">
            <text:p>10.4</text:p>
          </table:table-cell>
          <table:table-cell office:value-type="float" office:value="6.459" calcext:value-type="float">
            <text:p>6.459</text:p>
          </table:table-cell>
          <table:table-cell office:value-type="float" office:value="482.406" calcext:value-type="float">
            <text:p>482.406</text:p>
          </table:table-cell>
          <table:table-cell table:number-columns-repeated="2" office:value-type="float" office:value="644.335" calcext:value-type="float">
            <text:p>644.335</text:p>
          </table:table-cell>
          <table:table-cell office:value-type="float" office:value="6.387" calcext:value-type="float">
            <text:p>6.387</text:p>
          </table:table-cell>
          <table:table-cell office:value-type="float" office:value="480.943" calcext:value-type="float">
            <text:p>480.943</text:p>
          </table:table-cell>
          <table:table-cell table:number-columns-repeated="2" office:value-type="float" office:value="643.658" calcext:value-type="float">
            <text:p>643.6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7606.309" calcext:value-type="float">
            <text:p>127606.309</text:p>
          </table:table-cell>
          <table:table-cell table:formula="of:=[.T45]/1024" office:value-type="float" office:value="124.615536132812" calcext:value-type="float">
            <text:p>124.615536132812</text:p>
          </table:table-cell>
          <table:table-cell office:value-type="float" office:value="9726061.725" calcext:value-type="float">
            <text:p>9726061.725</text:p>
          </table:table-cell>
          <table:table-cell table:formula="of:=[.V45]/(1024*1024)" office:value-type="float" office:value="9.27549526691437" calcext:value-type="float">
            <text:p>9.27549526691437</text:p>
          </table:table-cell>
          <table:table-cell office:value-type="float" office:value="12991090.808" calcext:value-type="float">
            <text:p>12991090.808</text:p>
          </table:table-cell>
          <table:table-cell table:formula="of:=[.X45]/(1024*1024)" office:value-type="float" office:value="12.3892696456909" calcext:value-type="float">
            <text:p>12.3892696456909</text:p>
          </table:table-cell>
          <table:table-cell office:value-type="float" office:value="12991090.808" calcext:value-type="float">
            <text:p>12991090.808</text:p>
          </table:table-cell>
          <table:table-cell table:formula="of:=[.Z45]/(1024*1024)" office:value-type="float" office:value="12.3892696456909" calcext:value-type="float">
            <text:p>12.3892696456909</text:p>
          </table:table-cell>
          <table:table-cell office:value-type="float" office:value="0.899" calcext:value-type="float">
            <text:p>0.899</text:p>
          </table:table-cell>
          <table:table-cell office:value-type="float" office:value="0.953" calcext:value-type="float">
            <text:p>0.953</text:p>
          </table:table-cell>
          <table:table-cell table:number-columns-repeated="4" office:value-type="float" office:value="1.222" calcext:value-type="float">
            <text:p>1.222</text:p>
          </table:table-cell>
          <table:table-cell office:value-type="float" office:value="0" calcext:value-type="float">
            <text:p>0</text:p>
          </table:table-cell>
          <table:table-cell office:value-type="float" office:value="475.452" calcext:value-type="float">
            <text:p>475.452</text:p>
          </table:table-cell>
          <table:table-cell table:number-columns-repeated="2" office:value-type="float" office:value="643.822" calcext:value-type="float">
            <text:p>643.822</text:p>
          </table:table-cell>
          <table:table-cell office:value-type="float" office:value="0" calcext:value-type="float">
            <text:p>0</text:p>
          </table:table-cell>
          <table:table-cell office:value-type="float" office:value="481.355" calcext:value-type="float">
            <text:p>481.355</text:p>
          </table:table-cell>
          <table:table-cell table:number-columns-repeated="2" office:value-type="float" office:value="641.506" calcext:value-type="float">
            <text:p>641.506</text:p>
          </table:table-cell>
          <table:table-cell office:value-type="float" office:value="10" calcext:value-type="float">
            <text:p>10</text:p>
          </table:table-cell>
          <table:table-cell office:value-type="float" office:value="10.296" calcext:value-type="float">
            <text:p>10.296</text:p>
          </table:table-cell>
          <table:table-cell table:number-columns-repeated="2" office:value-type="float" office:value="36.468" calcext:value-type="float">
            <text:p>36.468</text:p>
          </table:table-cell>
          <table:table-cell office:value-type="float" office:value="370.161" calcext:value-type="float">
            <text:p>370.161</text:p>
          </table:table-cell>
          <table:table-cell table:formula="of:=[.AT45]/1024" office:value-type="float" office:value="0.3614853515625" calcext:value-type="float">
            <text:p>0.3614853515625</text:p>
          </table:table-cell>
          <table:table-cell office:value-type="float" office:value="9672310.861" calcext:value-type="float">
            <text:p>9672310.861</text:p>
          </table:table-cell>
          <table:table-cell table:formula="of:=[.AV45]/(1024*1024)" office:value-type="float" office:value="9.22423444843292" calcext:value-type="float">
            <text:p>9.22423444843292</text:p>
          </table:table-cell>
          <table:table-cell office:value-type="float" office:value="13007246.75" calcext:value-type="float">
            <text:p>13007246.75</text:p>
          </table:table-cell>
          <table:table-cell table:formula="of:=[.AX45]/(1024*1024)" office:value-type="float" office:value="12.4046771526337" calcext:value-type="float">
            <text:p>12.4046771526337</text:p>
          </table:table-cell>
          <table:table-cell office:value-type="float" office:value="13007246.75" calcext:value-type="float">
            <text:p>13007246.75</text:p>
          </table:table-cell>
          <table:table-cell table:formula="of:=[.AZ45]/(1024*1024)" office:value-type="float" office:value="12.4046771526337" calcext:value-type="float">
            <text:p>12.4046771526337</text:p>
          </table:table-cell>
          <table:table-cell office:value-type="float" office:value="116.965" calcext:value-type="float">
            <text:p>116.965</text:p>
          </table:table-cell>
          <table:table-cell office:value-type="float" office:value="203.076" calcext:value-type="float">
            <text:p>203.076</text:p>
          </table:table-cell>
          <table:table-cell office:value-type="float" office:value="471.983" calcext:value-type="float">
            <text:p>471.98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7.155" calcext:value-type="float">
            <text:p>47.155</text:p>
          </table:table-cell>
          <table:table-cell office:value-type="float" office:value="471.983" calcext:value-type="float">
            <text:p>471.983</text:p>
          </table:table-cell>
          <table:table-cell office:value-type="float" office:value="0" calcext:value-type="float">
            <text:p>0</text:p>
          </table:table-cell>
          <table:table-cell office:value-type="float" office:value="225.383" calcext:value-type="float">
            <text:p>225.383</text:p>
          </table:table-cell>
          <table:table-cell table:number-columns-repeated="2" office:value-type="float" office:value="6669" calcext:value-type="float">
            <text:p>6669</text:p>
          </table:table-cell>
          <table:table-cell office:value-type="float" office:value="118.904" calcext:value-type="float">
            <text:p>118.904</text:p>
          </table:table-cell>
          <table:table-cell office:value-type="float" office:value="967.927" calcext:value-type="float">
            <text:p>967.927</text:p>
          </table:table-cell>
          <table:table-cell table:number-columns-repeated="2" office:value-type="float" office:value="1288.693" calcext:value-type="float">
            <text:p>1288.693</text:p>
          </table:table-cell>
          <table:table-cell office:value-type="float" office:value="3.373" calcext:value-type="float">
            <text:p>3.373</text:p>
          </table:table-cell>
          <table:table-cell office:value-type="float" office:value="1976.855" calcext:value-type="float">
            <text:p>1976.855</text:p>
          </table:table-cell>
          <table:table-cell table:number-columns-repeated="2" office:value-type="float" office:value="2648.564" calcext:value-type="float">
            <text:p>2648.564</text:p>
          </table:table-cell>
          <table:table-cell table:formula="of:=[.A45]*[.B45]*300000*1024" office:value-type="float" office:value="6144000000" calcext:value-type="float">
            <text:p>6144000000</text:p>
          </table:table-cell>
          <table:table-cell table:formula="of:=[.BT45]/(1024*1024*1024)" office:value-type="float" office:value="5.7220458984375" calcext:value-type="float">
            <text:p>5.7220458984375</text:p>
          </table:table-cell>
          <table:table-cell office:value-type="float" office:value="46439946509" calcext:value-type="float">
            <text:p>46439946509</text:p>
          </table:table-cell>
          <table:table-cell office:value-type="float" office:value="52506984051" calcext:value-type="float">
            <text:p>52506984051</text:p>
          </table:table-cell>
          <table:table-cell table:style-name="ce125" table:formula="of:=[.BW45]-[.BV45]" office:value-type="float" office:value="6067037542" calcext:value-type="float">
            <text:p>6,067,037,542</text:p>
          </table:table-cell>
          <table:table-cell table:style-name="ce125" table:formula="of:=[.BX45]/(1024*1024*1024)" office:value-type="float" office:value="5.6503690239042" calcext:value-type="float">
            <text:p>5.650369024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2351872" calcext:value-type="float">
            <text:p>1610362351872</text:p>
          </table:table-cell>
          <table:table-cell office:value-type="float" office:value="1610363009511" calcext:value-type="float">
            <text:p>1610363009511</text:p>
          </table:table-cell>
          <table:table-cell table:formula="of:=([.E46]-[.D46])/(1000*60)" office:value-type="float" office:value="10.96065" calcext:value-type="float">
            <text:p>10.96065</text:p>
          </table:table-cell>
          <table:table-cell office:value-type="float" office:value="10.9" calcext:value-type="float">
            <text:p>10.9</text:p>
          </table:table-cell>
          <table:table-cell office:value-type="float" office:value="4.322" calcext:value-type="float">
            <text:p>4.322</text:p>
          </table:table-cell>
          <table:table-cell office:value-type="float" office:value="452.639" calcext:value-type="float">
            <text:p>452.639</text:p>
          </table:table-cell>
          <table:table-cell table:number-columns-repeated="2" office:value-type="float" office:value="515.629" calcext:value-type="float">
            <text:p>515.629</text:p>
          </table:table-cell>
          <table:table-cell office:value-type="float" office:value="4.241" calcext:value-type="float">
            <text:p>4.241</text:p>
          </table:table-cell>
          <table:table-cell office:value-type="float" office:value="456.108" calcext:value-type="float">
            <text:p>456.108</text:p>
          </table:table-cell>
          <table:table-cell table:number-columns-repeated="2" office:value-type="float" office:value="522.021" calcext:value-type="float">
            <text:p>522.021</text:p>
          </table:table-cell>
          <table:table-cell office:value-type="float" office:value="1" calcext:value-type="float">
            <text:p>1</text:p>
          </table:table-cell>
          <table:table-cell office:value-type="float" office:value="1.0069" calcext:value-type="float">
            <text:p>1.0069</text:p>
          </table:table-cell>
          <table:table-cell table:number-columns-repeated="2" office:value-type="float" office:value="1.0341" calcext:value-type="float">
            <text:p>1.0341</text:p>
          </table:table-cell>
          <table:table-cell office:value-type="float" office:value="423143.633" calcext:value-type="float">
            <text:p>423143.633</text:p>
          </table:table-cell>
          <table:table-cell table:formula="of:=[.T46]/1024" office:value-type="float" office:value="413.226204101562" calcext:value-type="float">
            <text:p>413.226204101562</text:p>
          </table:table-cell>
          <table:table-cell office:value-type="float" office:value="45683724.687" calcext:value-type="float">
            <text:p>45683724.687</text:p>
          </table:table-cell>
          <table:table-cell table:formula="of:=[.V46]/(1024*1024)" office:value-type="float" office:value="43.567394911766" calcext:value-type="float">
            <text:p>43.567394911766</text:p>
          </table:table-cell>
          <table:table-cell office:value-type="float" office:value="52301010.357" calcext:value-type="float">
            <text:p>52301010.357</text:p>
          </table:table-cell>
          <table:table-cell table:formula="of:=[.X46]/(1024*1024)" office:value-type="float" office:value="49.8781302995681" calcext:value-type="float">
            <text:p>49.8781302995681</text:p>
          </table:table-cell>
          <table:table-cell office:value-type="float" office:value="52301010.357" calcext:value-type="float">
            <text:p>52301010.357</text:p>
          </table:table-cell>
          <table:table-cell table:formula="of:=[.Z46]/(1024*1024)" office:value-type="float" office:value="49.8781302995681" calcext:value-type="float">
            <text:p>49.8781302995681</text:p>
          </table:table-cell>
          <table:table-cell office:value-type="float" office:value="1.926" calcext:value-type="float">
            <text:p>1.926</text:p>
          </table:table-cell>
          <table:table-cell office:value-type="float" office:value="2.005" calcext:value-type="float">
            <text:p>2.005</text:p>
          </table:table-cell>
          <table:table-cell table:number-columns-repeated="4" office:value-type="float" office:value="2.403" calcext:value-type="float">
            <text:p>2.403</text:p>
          </table:table-cell>
          <table:table-cell office:value-type="float" office:value="0" calcext:value-type="float">
            <text:p>0</text:p>
          </table:table-cell>
          <table:table-cell office:value-type="float" office:value="454.322" calcext:value-type="float">
            <text:p>454.322</text:p>
          </table:table-cell>
          <table:table-cell table:number-columns-repeated="2" office:value-type="float" office:value="521.907" calcext:value-type="float">
            <text:p>521.907</text:p>
          </table:table-cell>
          <table:table-cell office:value-type="float" office:value="0" calcext:value-type="float">
            <text:p>0</text:p>
          </table:table-cell>
          <table:table-cell office:value-type="float" office:value="457.001" calcext:value-type="float">
            <text:p>457.001</text:p>
          </table:table-cell>
          <table:table-cell table:number-columns-repeated="2" office:value-type="float" office:value="521.97" calcext:value-type="float">
            <text:p>521.97</text:p>
          </table:table-cell>
          <table:table-cell office:value-type="float" office:value="10" calcext:value-type="float">
            <text:p>10</text:p>
          </table:table-cell>
          <table:table-cell office:value-type="float" office:value="10.403" calcext:value-type="float">
            <text:p>10.403</text:p>
          </table:table-cell>
          <table:table-cell table:number-columns-repeated="2" office:value-type="float" office:value="75.916" calcext:value-type="float">
            <text:p>75.916</text:p>
          </table:table-cell>
          <table:table-cell office:value-type="float" office:value="370.098" calcext:value-type="float">
            <text:p>370.098</text:p>
          </table:table-cell>
          <table:table-cell table:formula="of:=[.AT46]/1024" office:value-type="float" office:value="0.361423828125" calcext:value-type="float">
            <text:p>0.361423828125</text:p>
          </table:table-cell>
          <table:table-cell office:value-type="float" office:value="45672445.3" calcext:value-type="float">
            <text:p>45672445.3</text:p>
          </table:table-cell>
          <table:table-cell table:formula="of:=[.AV46]/(1024*1024)" office:value-type="float" office:value="43.5566380500793" calcext:value-type="float">
            <text:p>43.5566380500793</text:p>
          </table:table-cell>
          <table:table-cell office:value-type="float" office:value="52348230.045" calcext:value-type="float">
            <text:p>52348230.045</text:p>
          </table:table-cell>
          <table:table-cell table:formula="of:=[.AX46]/(1024*1024)" office:value-type="float" office:value="49.9231625032424" calcext:value-type="float">
            <text:p>49.9231625032424</text:p>
          </table:table-cell>
          <table:table-cell office:value-type="float" office:value="52348230.045" calcext:value-type="float">
            <text:p>52348230.045</text:p>
          </table:table-cell>
          <table:table-cell table:formula="of:=[.AZ46]/(1024*1024)" office:value-type="float" office:value="49.9231625032424" calcext:value-type="float">
            <text:p>49.9231625032424</text:p>
          </table:table-cell>
          <table:table-cell office:value-type="float" office:value="188.767" calcext:value-type="float">
            <text:p>188.767</text:p>
          </table:table-cell>
          <table:table-cell office:value-type="float" office:value="237.585" calcext:value-type="float">
            <text:p>237.585</text:p>
          </table:table-cell>
          <table:table-cell office:value-type="float" office:value="1303.25" calcext:value-type="float">
            <text:p>1303.25</text:p>
          </table:table-cell>
          <table:table-cell office:value-type="float" office:value="130.325" calcext:value-type="float">
            <text:p>130.325</text:p>
          </table:table-cell>
          <table:table-cell office:value-type="float" office:value="127.333" calcext:value-type="float">
            <text:p>127.333</text:p>
          </table:table-cell>
          <table:table-cell office:value-type="float" office:value="1303.25" calcext:value-type="float">
            <text:p>1303.25</text:p>
          </table:table-cell>
          <table:table-cell office:value-type="float" office:value="0" calcext:value-type="float">
            <text:p>0</text:p>
          </table:table-cell>
          <table:table-cell office:value-type="float" office:value="261.32" calcext:value-type="float">
            <text:p>261.32</text:p>
          </table:table-cell>
          <table:table-cell table:number-columns-repeated="2" office:value-type="float" office:value="6669.333" calcext:value-type="float">
            <text:p>6669.333</text:p>
          </table:table-cell>
          <table:table-cell office:value-type="float" office:value="8.645" calcext:value-type="float">
            <text:p>8.645</text:p>
          </table:table-cell>
          <table:table-cell office:value-type="float" office:value="905.271" calcext:value-type="float">
            <text:p>905.271</text:p>
          </table:table-cell>
          <table:table-cell table:number-columns-repeated="2" office:value-type="float" office:value="1031.192" calcext:value-type="float">
            <text:p>1031.192</text:p>
          </table:table-cell>
          <table:table-cell office:value-type="float" office:value="3.372" calcext:value-type="float">
            <text:p>3.372</text:p>
          </table:table-cell>
          <table:table-cell office:value-type="float" office:value="1881.905" calcext:value-type="float">
            <text:p>1881.905</text:p>
          </table:table-cell>
          <table:table-cell table:number-columns-repeated="2" office:value-type="float" office:value="2157.05" calcext:value-type="float">
            <text:p>2157.05</text:p>
          </table:table-cell>
          <table:table-cell table:formula="of:=[.A46]*[.B46]*300000*1024" office:value-type="float" office:value="30720000000" calcext:value-type="float">
            <text:p>30720000000</text:p>
          </table:table-cell>
          <table:table-cell table:formula="of:=[.BT46]/(1024*1024*1024)" office:value-type="float" office:value="28.6102294921875" calcext:value-type="float">
            <text:p>28.6102294921875</text:p>
          </table:table-cell>
          <table:table-cell office:value-type="float" office:value="52506984051" calcext:value-type="float">
            <text:p>52506984051</text:p>
          </table:table-cell>
          <table:table-cell office:value-type="float" office:value="82584607955" calcext:value-type="float">
            <text:p>82584607955</text:p>
          </table:table-cell>
          <table:table-cell table:style-name="ce125" table:formula="of:=[.BW46]-[.BV46]" office:value-type="float" office:value="30077623904" calcext:value-type="float">
            <text:p>30,077,623,904</text:p>
          </table:table-cell>
          <table:table-cell table:style-name="ce125" table:formula="of:=[.BX46]/(1024*1024*1024)" office:value-type="float" office:value="28.0119701325893" calcext:value-type="float">
            <text:p>28.011970133</text:p>
          </table:table-cell>
          <table:table-cell table:number-columns-repeated="179"/>
        </table:table-row>
        <table:table-row table:style-name="ro1" table:number-rows-repeated="2">
          <table:table-cell table:number-columns-repeated="75"/>
          <table:table-cell table:style-name="ce125" table:number-columns-repeated="2"/>
          <table:table-cell table:number-columns-repeated="17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4283436" calcext:value-type="float">
            <text:p>1610364283436</text:p>
          </table:table-cell>
          <table:table-cell office:value-type="float" office:value="1610365454436" calcext:value-type="float">
            <text:p>1610365454436</text:p>
          </table:table-cell>
          <table:table-cell table:formula="of:=([.E49]-[.D49])/(1000*60)" office:value-type="float" office:value="19.5166666666667" calcext:value-type="float">
            <text:p>19.5166666666667</text:p>
          </table:table-cell>
          <table:table-cell office:value-type="float" office:value="19.5" calcext:value-type="float">
            <text:p>19.5</text:p>
          </table:table-cell>
          <table:table-cell office:value-type="float" office:value="30.638" calcext:value-type="float">
            <text:p>30.638</text:p>
          </table:table-cell>
          <table:table-cell office:value-type="float" office:value="4637.045" calcext:value-type="float">
            <text:p>4637.045</text:p>
          </table:table-cell>
          <table:table-cell office:value-type="float" office:value="7285.833" calcext:value-type="float">
            <text:p>7285.833</text:p>
          </table:table-cell>
          <table:table-cell office:value-type="float" office:value="7286.522" calcext:value-type="float">
            <text:p>7286.522</text:p>
          </table:table-cell>
          <table:table-cell office:value-type="float" office:value="30.263" calcext:value-type="float">
            <text:p>30.263</text:p>
          </table:table-cell>
          <table:table-cell office:value-type="float" office:value="5138.532" calcext:value-type="float">
            <text:p>5138.532</text:p>
          </table:table-cell>
          <table:table-cell office:value-type="float" office:value="7372.095" calcext:value-type="float">
            <text:p>7372.095</text:p>
          </table:table-cell>
          <table:table-cell office:value-type="float" office:value="7372.542" calcext:value-type="float">
            <text:p>7372.542</text:p>
          </table:table-cell>
          <table:table-cell office:value-type="float" office:value="9" calcext:value-type="float">
            <text:p>9</text:p>
          </table:table-cell>
          <table:table-cell office:value-type="float" office:value="23.291" calcext:value-type="float">
            <text:p>23.291</text:p>
          </table:table-cell>
          <table:table-cell office:value-type="float" office:value="34.03" calcext:value-type="float">
            <text:p>34.03</text:p>
          </table:table-cell>
          <table:table-cell office:value-type="float" office:value="34.121" calcext:value-type="float">
            <text:p>34.121</text:p>
          </table:table-cell>
          <table:table-cell office:value-type="float" office:value="156203.996" calcext:value-type="float">
            <text:p>156203.996</text:p>
          </table:table-cell>
          <table:table-cell table:formula="of:=[.T49]/1024" office:value-type="float" office:value="152.54296484375" calcext:value-type="float">
            <text:p>152.54296484375</text:p>
          </table:table-cell>
          <table:table-cell office:value-type="float" office:value="26490530.493" calcext:value-type="float">
            <text:p>26490530.493</text:p>
          </table:table-cell>
          <table:table-cell table:formula="of:=[.V49]/(1024*1024)" office:value-type="float" office:value="25.2633385591507" calcext:value-type="float">
            <text:p>25.2633385591507</text:p>
          </table:table-cell>
          <table:table-cell office:value-type="float" office:value="38039162.766" calcext:value-type="float">
            <text:p>38039162.766</text:p>
          </table:table-cell>
          <table:table-cell table:formula="of:=[.X49]/(1024*1024)" office:value-type="float" office:value="36.2769725475311" calcext:value-type="float">
            <text:p>36.2769725475311</text:p>
          </table:table-cell>
          <table:table-cell office:value-type="float" office:value="38040732.304" calcext:value-type="float">
            <text:p>38040732.304</text:p>
          </table:table-cell>
          <table:table-cell table:formula="of:=[.Z49]/(1024*1024)" office:value-type="float" office:value="36.2784693756103" calcext:value-type="float">
            <text:p>36.2784693756103</text:p>
          </table:table-cell>
          <table:table-cell office:value-type="float" office:value="9.224" calcext:value-type="float">
            <text:p>9.224</text:p>
          </table:table-cell>
          <table:table-cell office:value-type="float" office:value="45.352" calcext:value-type="float">
            <text:p>45.352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15.207" calcext:value-type="float">
            <text:p>15.207</text:p>
          </table:table-cell>
          <table:table-cell office:value-type="float" office:value="15.02" calcext:value-type="float">
            <text:p>15.02</text:p>
          </table:table-cell>
          <table:table-cell office:value-type="float" office:value="250.772" calcext:value-type="float">
            <text:p>250.772</text:p>
          </table:table-cell>
          <table:table-cell office:value-type="float" office:value="0" calcext:value-type="float">
            <text:p>0</text:p>
          </table:table-cell>
          <table:table-cell office:value-type="float" office:value="830.822" calcext:value-type="float">
            <text:p>830.822</text:p>
          </table:table-cell>
          <table:table-cell office:value-type="float" office:value="5368.797" calcext:value-type="float">
            <text:p>5368.797</text:p>
          </table:table-cell>
          <table:table-cell office:value-type="float" office:value="5369.3789" calcext:value-type="float">
            <text:p>5369.3789</text:p>
          </table:table-cell>
          <table:table-cell office:value-type="float" office:value="0" calcext:value-type="float">
            <text:p>0</text:p>
          </table:table-cell>
          <table:table-cell office:value-type="float" office:value="4237.859" calcext:value-type="float">
            <text:p>4237.859</text:p>
          </table:table-cell>
          <table:table-cell office:value-type="float" office:value="6262.917" calcext:value-type="float">
            <text:p>6262.917</text:p>
          </table:table-cell>
          <table:table-cell office:value-type="float" office:value="6275.901" calcext:value-type="float">
            <text:p>6275.901</text:p>
          </table:table-cell>
          <table:table-cell office:value-type="float" office:value="34.798" calcext:value-type="float">
            <text:p>34.798</text:p>
          </table:table-cell>
          <table:table-cell office:value-type="float" office:value="30521.267" calcext:value-type="float">
            <text:p>30521.267</text:p>
          </table:table-cell>
          <table:table-cell table:number-columns-repeated="2" office:value-type="float" office:value="41200" calcext:value-type="float">
            <text:p>41200</text:p>
          </table:table-cell>
          <table:table-cell office:value-type="float" office:value="6748.547" calcext:value-type="float">
            <text:p>6748.547</text:p>
          </table:table-cell>
          <table:table-cell table:formula="of:=[.AT49]/1024" office:value-type="float" office:value="6.5903779296875" calcext:value-type="float">
            <text:p>6.5903779296875</text:p>
          </table:table-cell>
          <table:table-cell office:value-type="float" office:value="21393214.886" calcext:value-type="float">
            <text:p>21393214.886</text:p>
          </table:table-cell>
          <table:table-cell table:formula="of:=[.AV49]/(1024*1024)" office:value-type="float" office:value="20.402159582138" calcext:value-type="float">
            <text:p>20.402159582138</text:p>
          </table:table-cell>
          <table:table-cell office:value-type="float" office:value="30838563.145" calcext:value-type="float">
            <text:p>30838563.145</text:p>
          </table:table-cell>
          <table:table-cell table:formula="of:=[.AX49]/(1024*1024)" office:value-type="float" office:value="29.4099456262589" calcext:value-type="float">
            <text:p>29.4099456262589</text:p>
          </table:table-cell>
          <table:table-cell office:value-type="float" office:value="30918201.092" calcext:value-type="float">
            <text:p>30918201.092</text:p>
          </table:table-cell>
          <table:table-cell table:formula="of:=[.AZ49]/(1024*1024)" office:value-type="float" office:value="29.485894290924" calcext:value-type="float">
            <text:p>29.485894290924</text:p>
          </table:table-cell>
          <table:table-cell office:value-type="float" office:value="160.466" calcext:value-type="float">
            <text:p>160.466</text:p>
          </table:table-cell>
          <table:table-cell office:value-type="float" office:value="67237.309" calcext:value-type="float">
            <text:p>67237.309</text:p>
          </table:table-cell>
          <table:table-cell office:value-type="float" office:value="249183.492" calcext:value-type="float">
            <text:p>249183.492</text:p>
          </table:table-cell>
          <table:table-cell office:value-type="float" office:value="1245.917" calcext:value-type="float">
            <text:p>1245.917</text:p>
          </table:table-cell>
          <table:table-cell office:value-type="float" office:value="1349.75" calcext:value-type="float">
            <text:p>1349.75</text:p>
          </table:table-cell>
          <table:table-cell office:value-type="float" office:value="293302.2338" calcext:value-type="float">
            <text:p>293302.2338</text:p>
          </table:table-cell>
          <table:table-cell office:value-type="float" office:value="0" calcext:value-type="float">
            <text:p>0</text:p>
          </table:table-cell>
          <table:table-cell office:value-type="float" office:value="1623347.521" calcext:value-type="float">
            <text:p>1623347.521</text:p>
          </table:table-cell>
          <table:table-cell office:value-type="float" office:value="2896351" calcext:value-type="float">
            <text:p>2896351</text:p>
          </table:table-cell>
          <table:table-cell office:value-type="float" office:value="2899993.866" calcext:value-type="float">
            <text:p>2899993.866</text:p>
          </table:table-cell>
          <table:table-cell office:value-type="float" office:value="52.711" calcext:value-type="float">
            <text:p>52.711</text:p>
          </table:table-cell>
          <table:table-cell office:value-type="float" office:value="9273.628" calcext:value-type="float">
            <text:p>9273.628</text:p>
          </table:table-cell>
          <table:table-cell office:value-type="float" office:value="14571.166" calcext:value-type="float">
            <text:p>14571.166</text:p>
          </table:table-cell>
          <table:table-cell office:value-type="float" office:value="14572.576" calcext:value-type="float">
            <text:p>14572.576</text:p>
          </table:table-cell>
          <table:table-cell office:value-type="float" office:value="61.477" calcext:value-type="float">
            <text:p>61.477</text:p>
          </table:table-cell>
          <table:table-cell office:value-type="float" office:value="11119.5938" calcext:value-type="float">
            <text:p>11119.5938</text:p>
          </table:table-cell>
          <table:table-cell office:value-type="float" office:value="22898.9181" calcext:value-type="float">
            <text:p>22898.9181</text:p>
          </table:table-cell>
          <table:table-cell office:value-type="float" office:value="22916.608" calcext:value-type="float">
            <text:p>22916.608</text:p>
          </table:table-cell>
          <table:table-cell table:formula="of:=[.A49]*[.B49]*300000*1024" office:value-type="float" office:value="30720000000" calcext:value-type="float">
            <text:p>30720000000</text:p>
          </table:table-cell>
          <table:table-cell table:formula="of:=[.BT49]/(1024*1024*1024)" office:value-type="float" office:value="28.6102294921875" calcext:value-type="float">
            <text:p>28.6102294921875</text:p>
          </table:table-cell>
          <table:table-cell office:value-type="float" office:value="86569232744" calcext:value-type="float">
            <text:p>86569232744</text:p>
          </table:table-cell>
          <table:table-cell office:value-type="float" office:value="118065391354" calcext:value-type="float">
            <text:p>118065391354</text:p>
          </table:table-cell>
          <table:table-cell table:style-name="ce125" table:formula="of:=[.BW49]-[.BV49]" office:value-type="float" office:value="31496158610" calcext:value-type="float">
            <text:p>31,496,158,610</text:p>
          </table:table-cell>
          <table:table-cell table:style-name="ce125" table:formula="of:=[.BX49]/(1024*1024*1024)" office:value-type="float" office:value="29.3330835271627" calcext:value-type="float">
            <text:p>29.333083527</text:p>
          </table:table-cell>
          <table:table-cell table:number-columns-repeated="17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68001889" calcext:value-type="float">
            <text:p>1610368001889</text:p>
          </table:table-cell>
          <table:table-cell office:value-type="float" office:value="1610369842947" calcext:value-type="float">
            <text:p>1610369842947</text:p>
          </table:table-cell>
          <table:table-cell table:formula="of:=([.E50]-[.D50])/(1000*60)" office:value-type="float" office:value="30.6843" calcext:value-type="float">
            <text:p>30.6843</text:p>
          </table:table-cell>
          <table:table-cell office:value-type="float" office:value="30" calcext:value-type="float">
            <text:p>30</text:p>
          </table:table-cell>
          <table:table-cell office:value-type="float" office:value="1.11" calcext:value-type="float">
            <text:p>1.11</text:p>
          </table:table-cell>
          <table:table-cell office:value-type="float" office:value="2548.73" calcext:value-type="float">
            <text:p>2548.73</text:p>
          </table:table-cell>
          <table:table-cell office:value-type="float" office:value="6980.62" calcext:value-type="float">
            <text:p>6980.62</text:p>
          </table:table-cell>
          <table:table-cell office:value-type="float" office:value="7026.497" calcext:value-type="float">
            <text:p>7026.497</text:p>
          </table:table-cell>
          <table:table-cell office:value-type="float" office:value="1.1147" calcext:value-type="float">
            <text:p>1.1147</text:p>
          </table:table-cell>
          <table:table-cell office:value-type="float" office:value="3266.678" calcext:value-type="float">
            <text:p>3266.678</text:p>
          </table:table-cell>
          <table:table-cell office:value-type="float" office:value="7246.07" calcext:value-type="float">
            <text:p>7246.07</text:p>
          </table:table-cell>
          <table:table-cell office:value-type="float" office:value="7246.642" calcext:value-type="float">
            <text:p>7246.642</text:p>
          </table:table-cell>
          <table:table-cell office:value-type="float" office:value="1" calcext:value-type="float">
            <text:p>1</text:p>
          </table:table-cell>
          <table:table-cell office:value-type="float" office:value="29.736" calcext:value-type="float">
            <text:p>29.736</text:p>
          </table:table-cell>
          <table:table-cell office:value-type="float" office:value="40.277" calcext:value-type="float">
            <text:p>40.277</text:p>
          </table:table-cell>
          <table:table-cell office:value-type="float" office:value="40.318" calcext:value-type="float">
            <text:p>40.318</text:p>
          </table:table-cell>
          <table:table-cell office:value-type="float" office:value="11327.917" calcext:value-type="float">
            <text:p>11327.917</text:p>
          </table:table-cell>
          <table:table-cell table:formula="of:=[.T50]/1024" office:value-type="float" office:value="11.0624189453125" calcext:value-type="float">
            <text:p>11.0624189453125</text:p>
          </table:table-cell>
          <table:table-cell office:value-type="float" office:value="33156540.28" calcext:value-type="float">
            <text:p>33156540.28</text:p>
          </table:table-cell>
          <table:table-cell table:formula="of:=[.V50]/(1024*1024)" office:value-type="float" office:value="31.6205408859252" calcext:value-type="float">
            <text:p>31.6205408859252</text:p>
          </table:table-cell>
          <table:table-cell office:value-type="float" office:value="73614649.208" calcext:value-type="float">
            <text:p>73614649.208</text:p>
          </table:table-cell>
          <table:table-cell table:formula="of:=[.X50]/(1024*1024)" office:value-type="float" office:value="70.2044002609253" calcext:value-type="float">
            <text:p>70.2044002609253</text:p>
          </table:table-cell>
          <table:table-cell office:value-type="float" office:value="73619429.536" calcext:value-type="float">
            <text:p>73619429.536</text:p>
          </table:table-cell>
          <table:table-cell table:formula="of:=[.Z50]/(1024*1024)" office:value-type="float" office:value="70.2089591369629" calcext:value-type="float">
            <text:p>70.2089591369629</text:p>
          </table:table-cell>
          <table:table-cell office:value-type="float" office:value="11.4659" calcext:value-type="float">
            <text:p>11.4659</text:p>
          </table:table-cell>
          <table:table-cell office:value-type="float" office:value="201.21" calcext:value-type="float">
            <text:p>201.21</text:p>
          </table:table-cell>
          <table:table-cell office:value-type="float" office:value="756.061" calcext:value-type="float">
            <text:p>756.061</text:p>
          </table:table-cell>
          <table:table-cell table:number-columns-repeated="2" office:value-type="float" office:value="51.31" calcext:value-type="float">
            <text:p>51.31</text:p>
          </table:table-cell>
          <table:table-cell office:value-type="float" office:value="756.061" calcext:value-type="float">
            <text:p>756.061</text:p>
          </table:table-cell>
          <table:table-cell office:value-type="float" office:value="0" calcext:value-type="float">
            <text:p>0</text:p>
          </table:table-cell>
          <table:table-cell office:value-type="float" office:value="551.743" calcext:value-type="float">
            <text:p>551.743</text:p>
          </table:table-cell>
          <table:table-cell office:value-type="float" office:value="5348.016" calcext:value-type="float">
            <text:p>5348.016</text:p>
          </table:table-cell>
          <table:table-cell office:value-type="float" office:value="5359.728" calcext:value-type="float">
            <text:p>5359.728</text:p>
          </table:table-cell>
          <table:table-cell office:value-type="float" office:value="0" calcext:value-type="float">
            <text:p>0</text:p>
          </table:table-cell>
          <table:table-cell office:value-type="float" office:value="2837.603" calcext:value-type="float">
            <text:p>2837.603</text:p>
          </table:table-cell>
          <table:table-cell office:value-type="float" office:value="5422.683" calcext:value-type="float">
            <text:p>5422.683</text:p>
          </table:table-cell>
          <table:table-cell office:value-type="float" office:value="5427.915" calcext:value-type="float">
            <text:p>5427.915</text:p>
          </table:table-cell>
          <table:table-cell office:value-type="float" office:value="202.098" calcext:value-type="float">
            <text:p>202.098</text:p>
          </table:table-cell>
          <table:table-cell office:value-type="float" office:value="17551.221" calcext:value-type="float">
            <text:p>17551.221</text:p>
          </table:table-cell>
          <table:table-cell table:number-columns-repeated="2" office:value-type="float" office:value="20800" calcext:value-type="float">
            <text:p>20800</text:p>
          </table:table-cell>
          <table:table-cell office:value-type="float" office:value="6793.431" calcext:value-type="float">
            <text:p>6793.431</text:p>
          </table:table-cell>
          <table:table-cell table:formula="of:=[.AT50]/1024" office:value-type="float" office:value="6.6342099609375" calcext:value-type="float">
            <text:p>6.6342099609375</text:p>
          </table:table-cell>
          <table:table-cell office:value-type="float" office:value="28143066.344" calcext:value-type="float">
            <text:p>28143066.344</text:p>
          </table:table-cell>
          <table:table-cell table:formula="of:=[.AV50]/(1024*1024)" office:value-type="float" office:value="26.8393195571899" calcext:value-type="float">
            <text:p>26.8393195571899</text:p>
          </table:table-cell>
          <table:table-cell office:value-type="float" office:value="55883378.97" calcext:value-type="float">
            <text:p>55883378.97</text:p>
          </table:table-cell>
          <table:table-cell table:formula="of:=[.AX50]/(1024*1024)" office:value-type="float" office:value="53.2945432376861" calcext:value-type="float">
            <text:p>53.2945432376861</text:p>
          </table:table-cell>
          <table:table-cell office:value-type="float" office:value="55884475.867" calcext:value-type="float">
            <text:p>55884475.867</text:p>
          </table:table-cell>
          <table:table-cell table:formula="of:=[.AZ50]/(1024*1024)" office:value-type="float" office:value="53.2955893201828" calcext:value-type="float">
            <text:p>53.2955893201828</text:p>
          </table:table-cell>
          <table:table-cell office:value-type="float" office:value="6115.716" calcext:value-type="float">
            <text:p>6115.716</text:p>
          </table:table-cell>
          <table:table-cell office:value-type="float" office:value="68943.507" calcext:value-type="float">
            <text:p>68943.507</text:p>
          </table:table-cell>
          <table:table-cell office:value-type="float" office:value="218149.528" calcext:value-type="float">
            <text:p>218149.528</text:p>
          </table:table-cell>
          <table:table-cell office:value-type="float" office:value="1090.747" calcext:value-type="float">
            <text:p>1090.747</text:p>
          </table:table-cell>
          <table:table-cell office:value-type="float" office:value="1082.333" calcext:value-type="float">
            <text:p>1082.333</text:p>
          </table:table-cell>
          <table:table-cell office:value-type="float" office:value="241674" calcext:value-type="float">
            <text:p>241674</text:p>
          </table:table-cell>
          <table:table-cell office:value-type="float" office:value="0" calcext:value-type="float">
            <text:p>0</text:p>
          </table:table-cell>
          <table:table-cell office:value-type="float" office:value="1577713.967" calcext:value-type="float">
            <text:p>1577713.967</text:p>
          </table:table-cell>
          <table:table-cell office:value-type="float" office:value="2498388.1" calcext:value-type="float">
            <text:p>2498388.1</text:p>
          </table:table-cell>
          <table:table-cell office:value-type="float" office:value="2499617.083" calcext:value-type="float">
            <text:p>2499617.083</text:p>
          </table:table-cell>
          <table:table-cell office:value-type="float" office:value="2.2463" calcext:value-type="float">
            <text:p>2.2463</text:p>
          </table:table-cell>
          <table:table-cell office:value-type="float" office:value="5097.435" calcext:value-type="float">
            <text:p>5097.435</text:p>
          </table:table-cell>
          <table:table-cell office:value-type="float" office:value="13961.131" calcext:value-type="float">
            <text:p>13961.131</text:p>
          </table:table-cell>
          <table:table-cell office:value-type="float" office:value="14052.946" calcext:value-type="float">
            <text:p>14052.946</text:p>
          </table:table-cell>
          <table:table-cell office:value-type="float" office:value="61.884" calcext:value-type="float">
            <text:p>61.884</text:p>
          </table:table-cell>
          <table:table-cell office:value-type="float" office:value="7737.225" calcext:value-type="float">
            <text:p>7737.225</text:p>
          </table:table-cell>
          <table:table-cell office:value-type="float" office:value="22831.851" calcext:value-type="float">
            <text:p>22831.851</text:p>
          </table:table-cell>
          <table:table-cell office:value-type="float" office:value="22837.567" calcext:value-type="float">
            <text:p>22837.567</text:p>
          </table:table-cell>
          <table:table-cell table:formula="of:=[.A50]*[.B50]*300000*1024" office:value-type="float" office:value="61440000000" calcext:value-type="float">
            <text:p>61440000000</text:p>
          </table:table-cell>
          <table:table-cell table:formula="of:=[.BT50]/(1024*1024*1024)" office:value-type="float" office:value="57.220458984375" calcext:value-type="float">
            <text:p>57.220458984375</text:p>
          </table:table-cell>
          <table:table-cell office:value-type="float" office:value="178219938369" calcext:value-type="float">
            <text:p>178219938369</text:p>
          </table:table-cell>
          <table:table-cell office:value-type="float" office:value="239368213654" calcext:value-type="float">
            <text:p>239368213654</text:p>
          </table:table-cell>
          <table:table-cell table:style-name="ce125" table:formula="of:=[.BW50]-[.BV50]" office:value-type="float" office:value="61148275285" calcext:value-type="float">
            <text:p>61,148,275,285</text:p>
          </table:table-cell>
          <table:table-cell table:style-name="ce125" table:formula="of:=[.BX50]/(1024*1024*1024)" office:value-type="float" office:value="56.9487691717222" calcext:value-type="float">
            <text:p>56.948769172</text:p>
          </table:table-cell>
          <table:table-cell table:number-columns-repeated="179"/>
        </table:table-row>
        <table:table-row table:style-name="ro1"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70540623" calcext:value-type="float">
            <text:p>1610370540623</text:p>
          </table:table-cell>
          <table:table-cell office:value-type="float" office:value="1610372200345" calcext:value-type="float">
            <text:p>1610372200345</text:p>
          </table:table-cell>
          <table:table-cell table:formula="of:=([.E51]-[.D51])/(1000*60)" office:value-type="float" office:value="27.6620333333333" calcext:value-type="float">
            <text:p>27.6620333333333</text:p>
          </table:table-cell>
          <table:table-cell office:value-type="float" office:value="27.6" calcext:value-type="float">
            <text:p>27.6</text:p>
          </table:table-cell>
          <table:table-cell office:value-type="float" office:value="5.23" calcext:value-type="float">
            <text:p>5.23</text:p>
          </table:table-cell>
          <table:table-cell office:value-type="float" office:value="1551.271" calcext:value-type="float">
            <text:p>1551.271</text:p>
          </table:table-cell>
          <table:table-cell office:value-type="float" office:value="5077.985" calcext:value-type="float">
            <text:p>5077.985</text:p>
          </table:table-cell>
          <table:table-cell office:value-type="float" office:value="5081.033" calcext:value-type="float">
            <text:p>5081.033</text:p>
          </table:table-cell>
          <table:table-cell office:value-type="float" office:value="5.231" calcext:value-type="float">
            <text:p>5.231</text:p>
          </table:table-cell>
          <table:table-cell office:value-type="float" office:value="3577.618" calcext:value-type="float">
            <text:p>3577.618</text:p>
          </table:table-cell>
          <table:table-cell office:value-type="float" office:value="5523.134" calcext:value-type="float">
            <text:p>5523.134</text:p>
          </table:table-cell>
          <table:table-cell office:value-type="float" office:value="5528.7636" calcext:value-type="float">
            <text:p>5528.7636</text:p>
          </table:table-cell>
          <table:table-cell office:value-type="float" office:value="1" calcext:value-type="float">
            <text:p>1</text:p>
          </table:table-cell>
          <table:table-cell office:value-type="float" office:value="61.458" calcext:value-type="float">
            <text:p>61.458</text:p>
          </table:table-cell>
          <table:table-cell office:value-type="float" office:value="133.431" calcext:value-type="float">
            <text:p>133.431</text:p>
          </table:table-cell>
          <table:table-cell office:value-type="float" office:value="133.567" calcext:value-type="float">
            <text:p>133.567</text:p>
          </table:table-cell>
          <table:table-cell office:value-type="float" office:value="105472.264" calcext:value-type="float">
            <text:p>105472.264</text:p>
          </table:table-cell>
          <table:table-cell table:formula="of:=[.T51]/1024" office:value-type="float" office:value="103.0002578125" calcext:value-type="float">
            <text:p>103.0002578125</text:p>
          </table:table-cell>
          <table:table-cell office:value-type="float" office:value="71949468.037" calcext:value-type="float">
            <text:p>71949468.037</text:p>
          </table:table-cell>
          <table:table-cell table:formula="of:=[.V51]/(1024*1024)" office:value-type="float" office:value="68.6163597459793" calcext:value-type="float">
            <text:p>68.6163597459793</text:p>
          </table:table-cell>
          <table:table-cell office:value-type="float" office:value="111099416.267" calcext:value-type="float">
            <text:p>111099416.267</text:p>
          </table:table-cell>
          <table:table-cell table:formula="of:=[.X51]/(1024*1024)" office:value-type="float" office:value="105.952659861564" calcext:value-type="float">
            <text:p>105.952659861564</text:p>
          </table:table-cell>
          <table:table-cell office:value-type="float" office:value="111278652.083" calcext:value-type="float">
            <text:p>111278652.083</text:p>
          </table:table-cell>
          <table:table-cell table:formula="of:=[.Z51]/(1024*1024)" office:value-type="float" office:value="106.123592455863" calcext:value-type="float">
            <text:p>106.123592455863</text:p>
          </table:table-cell>
          <table:table-cell office:value-type="float" office:value="11.465" calcext:value-type="float">
            <text:p>11.465</text:p>
          </table:table-cell>
          <table:table-cell office:value-type="float" office:value="1140.278" calcext:value-type="float">
            <text:p>1140.278</text:p>
          </table:table-cell>
          <table:table-cell office:value-type="float" office:value="30830.3205" calcext:value-type="float">
            <text:p>30830.3205</text:p>
          </table:table-cell>
          <table:table-cell office:value-type="float" office:value="1511.516" calcext:value-type="float">
            <text:p>1511.516</text:p>
          </table:table-cell>
          <table:table-cell office:value-type="float" office:value="590.999" calcext:value-type="float">
            <text:p>590.999</text:p>
          </table:table-cell>
          <table:table-cell office:value-type="float" office:value="31144.299" calcext:value-type="float">
            <text:p>31144.299</text:p>
          </table:table-cell>
          <table:table-cell office:value-type="float" office:value="0" calcext:value-type="float">
            <text:p>0</text:p>
          </table:table-cell>
          <table:table-cell office:value-type="float" office:value="1369.889" calcext:value-type="float">
            <text:p>1369.889</text:p>
          </table:table-cell>
          <table:table-cell office:value-type="float" office:value="5392.588" calcext:value-type="float">
            <text:p>5392.588</text:p>
          </table:table-cell>
          <table:table-cell office:value-type="float" office:value="5399.0163" calcext:value-type="float">
            <text:p>5399.0163</text:p>
          </table:table-cell>
          <table:table-cell office:value-type="float" office:value="0" calcext:value-type="float">
            <text:p>0</text:p>
          </table:table-cell>
          <table:table-cell office:value-type="float" office:value="3688.466" calcext:value-type="float">
            <text:p>3688.466</text:p>
          </table:table-cell>
          <table:table-cell office:value-type="float" office:value="5430.593" calcext:value-type="float">
            <text:p>5430.593</text:p>
          </table:table-cell>
          <table:table-cell office:value-type="float" office:value="5431.007" calcext:value-type="float">
            <text:p>5431.007</text:p>
          </table:table-cell>
          <table:table-cell office:value-type="float" office:value="201.517" calcext:value-type="float">
            <text:p>201.517</text:p>
          </table:table-cell>
          <table:table-cell office:value-type="float" office:value="3649.063" calcext:value-type="float">
            <text:p>3649.063</text:p>
          </table:table-cell>
          <table:table-cell office:value-type="float" office:value="6384.142" calcext:value-type="float">
            <text:p>6384.142</text:p>
          </table:table-cell>
          <table:table-cell office:value-type="float" office:value="6388.22" calcext:value-type="float">
            <text:p>6388.22</text:p>
          </table:table-cell>
          <table:table-cell office:value-type="float" office:value="7333.288" calcext:value-type="float">
            <text:p>7333.288</text:p>
          </table:table-cell>
          <table:table-cell table:formula="of:=[.AT51]/1024" office:value-type="float" office:value="7.1614140625" calcext:value-type="float">
            <text:p>7.1614140625</text:p>
          </table:table-cell>
          <table:table-cell office:value-type="float" office:value="73336732.295" calcext:value-type="float">
            <text:p>73336732.295</text:p>
          </table:table-cell>
          <table:table-cell table:formula="of:=[.AV51]/(1024*1024)" office:value-type="float" office:value="69.9393580389022" calcext:value-type="float">
            <text:p>69.9393580389022</text:p>
          </table:table-cell>
          <table:table-cell office:value-type="float" office:value="109497761.01" calcext:value-type="float">
            <text:p>109497761.01</text:p>
          </table:table-cell>
          <table:table-cell table:formula="of:=[.AX51]/(1024*1024)" office:value-type="float" office:value="104.425202379227" calcext:value-type="float">
            <text:p>104.425202379227</text:p>
          </table:table-cell>
          <table:table-cell office:value-type="float" office:value="109580736.325" calcext:value-type="float">
            <text:p>109580736.325</text:p>
          </table:table-cell>
          <table:table-cell table:formula="of:=[.AZ51]/(1024*1024)" office:value-type="float" office:value="104.504333806038" calcext:value-type="float">
            <text:p>104.504333806038</text:p>
          </table:table-cell>
          <table:table-cell office:value-type="float" office:value="7461.462" calcext:value-type="float">
            <text:p>7461.462</text:p>
          </table:table-cell>
          <table:table-cell office:value-type="float" office:value="87132.351" calcext:value-type="float">
            <text:p>87132.351</text:p>
          </table:table-cell>
          <table:table-cell office:value-type="float" office:value="414606.292" calcext:value-type="float">
            <text:p>414606.292</text:p>
          </table:table-cell>
          <table:table-cell office:value-type="float" office:value="2159.763" calcext:value-type="float">
            <text:p>2159.763</text:p>
          </table:table-cell>
          <table:table-cell office:value-type="float" office:value="1504.12" calcext:value-type="float">
            <text:p>1504.12</text:p>
          </table:table-cell>
          <table:table-cell office:value-type="float" office:value="421535.464" calcext:value-type="float">
            <text:p>421535.464</text:p>
          </table:table-cell>
          <table:table-cell office:value-type="float" office:value="0" calcext:value-type="float">
            <text:p>0</text:p>
          </table:table-cell>
          <table:table-cell office:value-type="float" office:value="217977.85" calcext:value-type="float">
            <text:p>217977.85</text:p>
          </table:table-cell>
          <table:table-cell office:value-type="float" office:value="680943.234" calcext:value-type="float">
            <text:p>680943.234</text:p>
          </table:table-cell>
          <table:table-cell office:value-type="float" office:value="693528.427" calcext:value-type="float">
            <text:p>693528.427</text:p>
          </table:table-cell>
          <table:table-cell office:value-type="float" office:value="10.481" calcext:value-type="float">
            <text:p>10.481</text:p>
          </table:table-cell>
          <table:table-cell office:value-type="float" office:value="3106.493" calcext:value-type="float">
            <text:p>3106.493</text:p>
          </table:table-cell>
          <table:table-cell office:value-type="float" office:value="10155.527" calcext:value-type="float">
            <text:p>10155.527</text:p>
          </table:table-cell>
          <table:table-cell office:value-type="float" office:value="10161.781" calcext:value-type="float">
            <text:p>10161.781</text:p>
          </table:table-cell>
          <table:table-cell office:value-type="float" office:value="63.532" calcext:value-type="float">
            <text:p>63.532</text:p>
          </table:table-cell>
          <table:table-cell office:value-type="float" office:value="11073.6443" calcext:value-type="float">
            <text:p>11073.6443</text:p>
          </table:table-cell>
          <table:table-cell office:value-type="float" office:value="22955.821" calcext:value-type="float">
            <text:p>22955.821</text:p>
          </table:table-cell>
          <table:table-cell office:value-type="float" office:value="22983.031" calcext:value-type="float">
            <text:p>22983.031</text:p>
          </table:table-cell>
          <table:table-cell table:formula="of:=[.A51]*[.B51]*300000*1024" office:value-type="float" office:value="122880000000" calcext:value-type="float">
            <text:p>122880000000</text:p>
          </table:table-cell>
          <table:table-cell table:formula="of:=[.BT51]/(1024*1024*1024)" office:value-type="float" office:value="114.44091796875" calcext:value-type="float">
            <text:p>114.44091796875</text:p>
          </table:table-cell>
          <table:table-cell office:value-type="float" office:value="239368213654" calcext:value-type="float">
            <text:p>239368213654</text:p>
          </table:table-cell>
          <table:table-cell office:value-type="float" office:value="359028390411" calcext:value-type="float">
            <text:p>359028390411</text:p>
          </table:table-cell>
          <table:table-cell table:style-name="ce125" table:formula="of:=[.BW51]-[.BV51]" office:value-type="float" office:value="119660176757" calcext:value-type="float">
            <text:p>119,660,176,757</text:p>
          </table:table-cell>
          <table:table-cell table:style-name="ce125" table:formula="of:=[.BX51]/(1024*1024*1024)" office:value-type="float" office:value="111.442223896272" calcext:value-type="float">
            <text:p>111.442223896</text:p>
          </table:table-cell>
          <table:table-cell table:number-columns-repeated="179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372823388" calcext:value-type="float">
            <text:p>1610372823388</text:p>
          </table:table-cell>
          <table:table-cell office:value-type="float" office:value="1610377852251" calcext:value-type="float">
            <text:p>1610377852251</text:p>
          </table:table-cell>
          <table:table-cell table:formula="of:=([.E52]-[.D52])/(1000*60)" office:value-type="float" office:value="83.8143833333333" calcext:value-type="float">
            <text:p>83.8143833333333</text:p>
          </table:table-cell>
          <table:table-cell office:value-type="float" office:value="83" calcext:value-type="float">
            <text:p>83</text:p>
          </table:table-cell>
          <table:table-cell office:value-type="float" office:value="3.498" calcext:value-type="float">
            <text:p>3.498</text:p>
          </table:table-cell>
          <table:table-cell office:value-type="float" office:value="159.17" calcext:value-type="float">
            <text:p>159.17</text:p>
          </table:table-cell>
          <table:table-cell office:value-type="float" office:value="1020.518" calcext:value-type="float">
            <text:p>1020.518</text:p>
          </table:table-cell>
          <table:table-cell office:value-type="float" office:value="1027.785" calcext:value-type="float">
            <text:p>1027.785</text:p>
          </table:table-cell>
          <table:table-cell office:value-type="float" office:value="12.95" calcext:value-type="float">
            <text:p>12.95</text:p>
          </table:table-cell>
          <table:table-cell office:value-type="float" office:value="1113.08" calcext:value-type="float">
            <text:p>1113.08</text:p>
          </table:table-cell>
          <table:table-cell office:value-type="float" office:value="1157.626" calcext:value-type="float">
            <text:p>1157.626</text:p>
          </table:table-cell>
          <table:table-cell office:value-type="float" office:value="1160.968" calcext:value-type="float">
            <text:p>1160.968</text:p>
          </table:table-cell>
          <table:table-cell office:value-type="float" office:value="20" calcext:value-type="float">
            <text:p>20</text:p>
          </table:table-cell>
          <table:table-cell office:value-type="float" office:value="131.169" calcext:value-type="float">
            <text:p>131.169</text:p>
          </table:table-cell>
          <table:table-cell office:value-type="float" office:value="165.508" calcext:value-type="float">
            <text:p>165.508</text:p>
          </table:table-cell>
          <table:table-cell office:value-type="float" office:value="165.762" calcext:value-type="float">
            <text:p>165.762</text:p>
          </table:table-cell>
          <table:table-cell office:value-type="float" office:value="1293146.192" calcext:value-type="float">
            <text:p>1293146.192</text:p>
          </table:table-cell>
          <table:table-cell table:formula="of:=[.T52]/1024" office:value-type="float" office:value="1262.838078125" calcext:value-type="float">
            <text:p>1262.838078125</text:p>
          </table:table-cell>
          <table:table-cell office:value-type="float" office:value="111398725.151" calcext:value-type="float">
            <text:p>111398725.151</text:p>
          </table:table-cell>
          <table:table-cell table:formula="of:=[.V52]/(1024*1024)" office:value-type="float" office:value="106.238103056908" calcext:value-type="float">
            <text:p>106.238103056908</text:p>
          </table:table-cell>
          <table:table-cell office:value-type="float" office:value="116080521.585" calcext:value-type="float">
            <text:p>116080521.585</text:p>
          </table:table-cell>
          <table:table-cell table:formula="of:=[.X52]/(1024*1024)" office:value-type="float" office:value="110.703012070656" calcext:value-type="float">
            <text:p>110.703012070656</text:p>
          </table:table-cell>
          <table:table-cell office:value-type="float" office:value="116419855.256" calcext:value-type="float">
            <text:p>116419855.256</text:p>
          </table:table-cell>
          <table:table-cell table:formula="of:=[.Z52]/(1024*1024)" office:value-type="float" office:value="111.02662587738" calcext:value-type="float">
            <text:p>111.02662587738</text:p>
          </table:table-cell>
          <table:table-cell office:value-type="float" office:value="420.274" calcext:value-type="float">
            <text:p>420.274</text:p>
          </table:table-cell>
          <table:table-cell office:value-type="float" office:value="2572.228" calcext:value-type="float">
            <text:p>2572.228</text:p>
          </table:table-cell>
          <table:table-cell office:value-type="float" office:value="15254.298" calcext:value-type="float">
            <text:p>15254.298</text:p>
          </table:table-cell>
          <table:table-cell office:value-type="float" office:value="1525.43" calcext:value-type="float">
            <text:p>1525.43</text:p>
          </table:table-cell>
          <table:table-cell office:value-type="float" office:value="1458.7058" calcext:value-type="float">
            <text:p>1458.7058</text:p>
          </table:table-cell>
          <table:table-cell office:value-type="float" office:value="15254.298" calcext:value-type="float">
            <text:p>15254.298</text:p>
          </table:table-cell>
          <table:table-cell office:value-type="float" office:value="0" calcext:value-type="float">
            <text:p>0</text:p>
          </table:table-cell>
          <table:table-cell office:value-type="float" office:value="1120.286" calcext:value-type="float">
            <text:p>1120.286</text:p>
          </table:table-cell>
          <table:table-cell office:value-type="float" office:value="1237.69" calcext:value-type="float">
            <text:p>1237.69</text:p>
          </table:table-cell>
          <table:table-cell office:value-type="float" office:value="1239.742" calcext:value-type="float">
            <text:p>1239.742</text:p>
          </table:table-cell>
          <table:table-cell office:value-type="float" office:value="0" calcext:value-type="float">
            <text:p>0</text:p>
          </table:table-cell>
          <table:table-cell office:value-type="float" office:value="1110.017" calcext:value-type="float">
            <text:p>1110.017</text:p>
          </table:table-cell>
          <table:table-cell office:value-type="float" office:value="1158.83" calcext:value-type="float">
            <text:p>1158.83</text:p>
          </table:table-cell>
          <table:table-cell office:value-type="float" office:value="1159.471" calcext:value-type="float">
            <text:p>1159.471</text:p>
          </table:table-cell>
          <table:table-cell office:value-type="float" office:value="2.094" calcext:value-type="float">
            <text:p>2.094</text:p>
          </table:table-cell>
          <table:table-cell office:value-type="float" office:value="179.111" calcext:value-type="float">
            <text:p>179.111</text:p>
          </table:table-cell>
          <table:table-cell office:value-type="float" office:value="1080.198" calcext:value-type="float">
            <text:p>1080.198</text:p>
          </table:table-cell>
          <table:table-cell office:value-type="float" office:value="1410.239" calcext:value-type="float">
            <text:p>1410.239</text:p>
          </table:table-cell>
          <table:table-cell office:value-type="float" office:value="7329.326" calcext:value-type="float">
            <text:p>7329.326</text:p>
          </table:table-cell>
          <table:table-cell table:formula="of:=[.AT52]/1024" office:value-type="float" office:value="7.157544921875" calcext:value-type="float">
            <text:p>7.157544921875</text:p>
          </table:table-cell>
          <table:table-cell office:value-type="float" office:value="110581654.061" calcext:value-type="float">
            <text:p>110581654.061</text:p>
          </table:table-cell>
          <table:table-cell table:formula="of:=[.AV52]/(1024*1024)" office:value-type="float" office:value="105.458883343697" calcext:value-type="float">
            <text:p>105.458883343697</text:p>
          </table:table-cell>
          <table:table-cell office:value-type="float" office:value="114564612.289" calcext:value-type="float">
            <text:p>114564612.289</text:p>
          </table:table-cell>
          <table:table-cell table:formula="of:=[.AX52]/(1024*1024)" office:value-type="float" office:value="109.257328309059" calcext:value-type="float">
            <text:p>109.257328309059</text:p>
          </table:table-cell>
          <table:table-cell office:value-type="float" office:value="114712173.8677" calcext:value-type="float">
            <text:p>114712173.8677</text:p>
          </table:table-cell>
          <table:table-cell table:formula="of:=[.AZ52]/(1024*1024)" office:value-type="float" office:value="109.398053996753" calcext:value-type="float">
            <text:p>109.398053996753</text:p>
          </table:table-cell>
          <table:table-cell office:value-type="float" office:value="329.928" calcext:value-type="float">
            <text:p>329.928</text:p>
          </table:table-cell>
          <table:table-cell office:value-type="float" office:value="71184.241" calcext:value-type="float">
            <text:p>71184.241</text:p>
          </table:table-cell>
          <table:table-cell office:value-type="float" office:value="1207109.1349" calcext:value-type="float">
            <text:p>1207109.1349</text:p>
          </table:table-cell>
          <table:table-cell office:value-type="float" office:value="10023.044" calcext:value-type="float">
            <text:p>10023.044</text:p>
          </table:table-cell>
          <table:table-cell office:value-type="float" office:value="10025.5" calcext:value-type="float">
            <text:p>10025.5</text:p>
          </table:table-cell>
          <table:table-cell office:value-type="float" office:value="1240374.1167" calcext:value-type="float">
            <text:p>1240374.1167</text:p>
          </table:table-cell>
          <table:table-cell office:value-type="float" office:value="0" calcext:value-type="float">
            <text:p>0</text:p>
          </table:table-cell>
          <table:table-cell office:value-type="float" office:value="61675.7629" calcext:value-type="float">
            <text:p>61675.7629</text:p>
          </table:table-cell>
          <table:table-cell office:value-type="float" office:value="200417.042" calcext:value-type="float">
            <text:p>200417.042</text:p>
          </table:table-cell>
          <table:table-cell office:value-type="float" office:value="200423.313" calcext:value-type="float">
            <text:p>200423.313</text:p>
          </table:table-cell>
          <table:table-cell office:value-type="float" office:value="7.089" calcext:value-type="float">
            <text:p>7.089</text:p>
          </table:table-cell>
          <table:table-cell office:value-type="float" office:value="318.236" calcext:value-type="float">
            <text:p>318.236</text:p>
          </table:table-cell>
          <table:table-cell office:value-type="float" office:value="2040.471" calcext:value-type="float">
            <text:p>2040.471</text:p>
          </table:table-cell>
          <table:table-cell office:value-type="float" office:value="2055.07" calcext:value-type="float">
            <text:p>2055.07</text:p>
          </table:table-cell>
          <table:table-cell office:value-type="float" office:value="9.164" calcext:value-type="float">
            <text:p>9.164</text:p>
          </table:table-cell>
          <table:table-cell office:value-type="float" office:value="5735.33" calcext:value-type="float">
            <text:p>5735.33</text:p>
          </table:table-cell>
          <table:table-cell office:value-type="float" office:value="6035.485" calcext:value-type="float">
            <text:p>6035.485</text:p>
          </table:table-cell>
          <table:table-cell office:value-type="float" office:value="6037.205" calcext:value-type="float">
            <text:p>6037.205</text:p>
          </table:table-cell>
          <table:table-cell table:formula="of:=[.A52]*[.B52]*300000*1024" office:value-type="float" office:value="614400000000" calcext:value-type="float">
            <text:p>614400000000</text:p>
          </table:table-cell>
          <table:table-cell table:formula="of:=[.BT52]/(1024*1024*1024)" office:value-type="float" office:value="572.20458984375" calcext:value-type="float">
            <text:p>572.20458984375</text:p>
          </table:table-cell>
          <table:table-cell office:value-type="float" office:value="359028390411" calcext:value-type="float">
            <text:p>359028390411</text:p>
          </table:table-cell>
          <table:table-cell office:value-type="float" office:value="971223445789" calcext:value-type="float">
            <text:p>971223445789</text:p>
          </table:table-cell>
          <table:table-cell table:style-name="ce125" table:formula="of:=[.BW52]-[.BV52]" office:value-type="float" office:value="612195055378" calcext:value-type="float">
            <text:p>612,195,055,378</text:p>
          </table:table-cell>
          <table:table-cell table:style-name="ce125" table:formula="of:=[.BX52]/(1024*1024*1024)" office:value-type="float" office:value="570.151075141504" calcext:value-type="float">
            <text:p>570.151075142</text:p>
          </table:table-cell>
          <table:table-cell table:number-columns-repeated="179"/>
        </table:table-row>
        <table:table-row table:style-name="ro1">
          <table:table-cell table:number-columns-repeated="74"/>
          <table:table-cell table:style-name="ce125" table:number-columns-repeated="3"/>
          <table:table-cell table:number-columns-repeated="179"/>
        </table:table-row>
        <table:table-row table:style-name="ro1">
          <table:table-cell table:number-columns-repeated="75"/>
          <table:table-cell table:style-name="ce125" table:number-columns-repeated="2"/>
          <table:table-cell table:number-columns-repeated="17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 calcext:value-type="string">
            <text:p>Test Duraion</text:p>
          </table:table-cell>
          <table:table-cell table:style-name="ce3" office:value-type="string" calcext:value-type="string">
            <text:p>Org Count</text:p>
          </table:table-cell>
          <table:table-cell table:style-name="ce3" office:value-type="string" calcext:value-type="string">
            <text:p>Device Count</text:p>
          </table:table-cell>
          <table:table-cell table:style-name="ce3" office:value-type="string" calcext:value-type="string">
            <text:p>Send Interval</text:p>
          </table:table-cell>
          <table:table-cell table:style-name="ce3" office:value-type="string" calcext:value-type="string">
            <text:p>Total Records</text:p>
          </table:table-cell>
          <table:table-cell table:style-name="ce3" office:value-type="string" calcext:value-type="string">
            <text:p>Proces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2 mins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0 per org</text:p>
          </table:table-cell>
          <table:table-cell table:style-name="ce3" office:value-type="string" calcext:value-type="string">
            <text:p>20 sec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50"/>
        </table:table-row>
        <table:table-row table:style-name="ro1">
          <table:table-cell table:number-columns-repeated="70"/>
          <table:table-cell table:style-name="ce5" table:number-columns-repeated="3"/>
          <table:table-cell table:number-columns-repeated="183"/>
        </table:table-row>
        <table:table-row table:style-name="ro2">
          <table:table-cell table:number-columns-repeated="70"/>
          <table:table-cell table:style-name="ce5"/>
          <table:table-cell table:style-name="ce5" office:value-type="string" calcext:value-type="string" table:number-columns-spanned="11" table:number-rows-spanned="1">
            <text:p>Disk Capacity</text:p>
          </table:table-cell>
          <table:covered-table-cell table:number-columns-repeated="10" table:style-name="ce5"/>
          <table:table-cell table:number-columns-repeated="174"/>
        </table:table-row>
        <table:table-row table:style-name="ro1">
          <table:table-cell table:number-columns-repeated="70"/>
          <table:table-cell table:style-name="ce5"/>
          <table:table-cell table:style-name="ce5" table:number-columns-spanned="11" table:number-rows-spanned="1"/>
          <table:covered-table-cell table:number-columns-repeated="10" table:style-name="ce5"/>
          <table:table-cell table:number-columns-repeated="174"/>
        </table:table-row>
        <table:table-row table:style-name="ro2">
          <table:table-cell table:style-name="ce5"/>
          <table:table-cell table:number-columns-repeated="2"/>
          <table:table-cell table:style-name="ce5" table:number-columns-repeated="4"/>
          <table:table-cell table:style-name="ce5" office:value-type="string" calcext:value-type="string" table:number-columns-spanned="4" table:number-rows-spanned="1">
            <text:p>Produce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sen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 Records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Produce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Produce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Fetch Request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d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Records consumer per request</text:p>
          </table:table-cell>
          <table:covered-table-cell table:number-columns-repeated="3" table:style-name="ce5"/>
          <table:table-cell table:style-name="ce5" office:value-type="string" calcext:value-type="string" table:number-columns-spanned="8" table:number-rows-spanned="1">
            <text:p>Consumer Throughput</text:p>
          </table:table-cell>
          <table:covered-table-cell table:number-columns-repeated="7" table:style-name="ce5"/>
          <table:table-cell table:style-name="ce5" office:value-type="string" calcext:value-type="string" table:number-columns-spanned="6" table:number-rows-spanned="1">
            <text:p>Consumer Fetch Request Latency</text:p>
          </table:table-cell>
          <table:covered-table-cell table:number-columns-repeated="5" table:style-name="ce5"/>
          <table:table-cell table:style-name="ce5" office:value-type="string" calcext:value-type="string" table:number-columns-spanned="4" table:number-rows-spanned="1">
            <text:p>Consumer Poll Time Averag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Producer Network IO Rate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Consumer Network IO Rate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Broker -1 - WN-C7-AM-3</text:p>
          </table:table-cell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spanned="3" table:number-rows-spanned="1"/>
          <table:covered-table-cell table:number-columns-repeated="2" table:style-name="ce5"/>
          <table:table-cell table:style-name="ce5" table:number-columns-repeated="169"/>
          <table:table-cell table:style-name="ce2"/>
          <table:table-cell table:number-columns-repeated="4"/>
        </table:table-row>
        <table:table-row table:style-name="ro5">
          <table:table-cell table:style-name="ce5" office:value-type="string" calcext:value-type="string">
            <text:p>Message size in kb</text:p>
          </table:table-cell>
          <table:table-cell table:style-name="ce5" office:value-type="string" calcext:value-type="string">
            <text:p>Topic Count</text:p>
          </table:table-cell>
          <table:table-cell table:style-name="ce5" office:value-type="string" calcext:value-type="string">
            <text:p>Partition Count</text:p>
          </table:table-cell>
          <table:table-cell table:style-name="ce5" office:value-type="string" calcext:value-type="string">
            <text:p>Start Time in Millis</text:p>
          </table:table-cell>
          <table:table-cell table:style-name="ce5" office:value-type="string" calcext:value-type="string">
            <text:p>End Time in Millis</text:p>
          </table:table-cell>
          <table:table-cell table:style-name="ce5" office:value-type="string" calcext:value-type="string">
            <text:p>Actual Time <text:s/>in mins taken to send 60,000 records</text:p>
          </table:table-cell>
          <table:table-cell table:style-name="ce5" office:value-type="string" calcext:value-type="string">
            <text:p>Actual Time Take to send 60000 records in min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quest rate - avg</text:p>
          </table:table-cell>
          <table:table-cell table:style-name="ce5" office:value-type="string" calcext:value-type="string">
            <text:p>Produce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send rate - avg</text:p>
          </table:table-cell>
          <table:table-cell table:style-name="ce5" office:value-type="string" calcext:value-type="string">
            <text:p>Produce Records send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Produce Records per request - avg</text:p>
          </table:table-cell>
          <table:table-cell table:style-name="ce5" office:value-type="string" calcext:value-type="string">
            <text:p>Produce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Produce Rate - Avg in MB/s</text:p>
          </table:table-cell>
          <table:table-cell table:style-name="ce5" office:value-type="string" calcext:value-type="string">
            <text:p>99.9% in bytes</text:p>
          </table:table-cell>
          <table:table-cell table:style-name="ce5" office:value-type="string" calcext:value-type="string">
            <text:p>Produce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Produce Request Latency - Avg in ms</text:p>
          </table:table-cell>
          <table:table-cell table:style-name="ce5" office:value-type="string" calcext:value-type="string">
            <text:p>Sum Produce Request Latency - 99.9% in ms</text:p>
          </table:table-cell>
          <table:table-cell table:style-name="ce5" office:value-type="string" calcext:value-type="string">
            <text:p>Mean Produce Request Latency - 99.9% in ms</text:p>
          </table:table-cell>
          <table:table-cell table:style-name="ce5" office:value-type="string" calcext:value-type="string">
            <text:p>Median Produce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Fetch Request rate - avg</text:p>
          </table:table-cell>
          <table:table-cell table:style-name="ce5" office:value-type="string" calcext:value-type="string">
            <text:p>Consumer Fetch Request rate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consumed rate - <text:s/>avg</text:p>
          </table:table-cell>
          <table:table-cell table:style-name="ce5" office:value-type="string" calcext:value-type="string">
            <text:p>Consumer Records consumed rate - <text:s/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Consumer Records per request - avg</text:p>
          </table:table-cell>
          <table:table-cell table:style-name="ce5" office:value-type="string" calcext:value-type="string">
            <text:p>Consumer Records per request - 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 in bytes</text:p>
          </table:table-cell>
          <table:table-cell table:style-name="ce5" office:value-type="string" calcext:value-type="string">
            <text:p>Min in KB/s</text:p>
          </table:table-cell>
          <table:table-cell table:style-name="ce5" office:value-type="string" calcext:value-type="string">
            <text:p>Avg in bytes</text:p>
          </table:table-cell>
          <table:table-cell table:style-name="ce5" office:value-type="string" calcext:value-type="string">
            <text:p>Consumer Rate - Avg in MB/s</text:p>
          </table:table-cell>
          <table:table-cell table:style-name="ce5" office:value-type="string" calcext:value-type="string">
            <text:p>Consumer Rate - 99% in bytes</text:p>
          </table:table-cell>
          <table:table-cell table:style-name="ce5" office:value-type="string" calcext:value-type="string">
            <text:p>Consumer Rate - 99.9% in MB/s</text:p>
          </table:table-cell>
          <table:table-cell table:style-name="ce5" office:value-type="string" calcext:value-type="string">
            <text:p>Max in bytes</text:p>
          </table:table-cell>
          <table:table-cell table:style-name="ce5" office:value-type="string" calcext:value-type="string">
            <text:p>Max in MB/s</text:p>
          </table:table-cell>
          <table:table-cell table:style-name="ce5" office:value-type="string" calcext:value-type="string">
            <text:p>Min in ms</text:p>
          </table:table-cell>
          <table:table-cell table:style-name="ce5" office:value-type="string" calcext:value-type="string">
            <text:p>Consumer Fetch Request Latency - Avg in ms</text:p>
          </table:table-cell>
          <table:table-cell table:style-name="ce5" office:value-type="string" calcext:value-type="string">
            <text:p>Consumer Fetch Request Latency - 99.9% in ms</text:p>
          </table:table-cell>
          <table:table-cell table:style-name="ce5" office:value-type="string" calcext:value-type="string">
            <text:p>Mean Consumer Fetch Request Latency - 99.9% in ms</text:p>
          </table:table-cell>
          <table:table-cell table:style-name="ce5" office:value-type="string" calcext:value-type="string">
            <text:p>Median Consumer Fetch Request Latency - 99.9% in ms</text:p>
          </table:table-cell>
          <table:table-cell table:style-name="ce5" office:value-type="string" calcext:value-type="string">
            <text:p>Max in ms</text:p>
          </table:table-cell>
          <table:table-cell table:style-name="ce5" office:value-type="string" calcext:value-type="string">
            <text:p>Min 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Average</text:p>
          </table:table-cell>
          <table:table-cell table:style-name="ce124" office:value-type="percentage" office:value="0.999" calcext:value-type="percentage">
            <text:p>99.9%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Expected size to be occupied in GB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 - Broker 1</text:p>
          </table:table-cell>
          <table:table-cell table:style-name="ce5" office:value-type="string" calcext:value-type="string">
            <text:p>Actual size occupied in GB</text:p>
          </table:table-cell>
          <table:table-cell table:style-name="ce5" office:value-type="string" calcext:value-type="string">
            <text:p>Process</text:p>
          </table:table-cell>
          <table:table-cell table:style-name="ce5" table:number-columns-repeated="173"/>
          <table:table-cell table:style-name="ce2"/>
          <table:table-cell table:number-columns-repeated="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21196895" calcext:value-type="float">
            <text:p>1610621196895</text:p>
          </table:table-cell>
          <table:table-cell office:value-type="float" office:value="1610622305756" calcext:value-type="float">
            <text:p>1610622305756</text:p>
          </table:table-cell>
          <table:table-cell table:formula="of:=([.E64]-[.D64])/(1000*60)" office:value-type="float" office:value="18.4810166666667" calcext:value-type="float">
            <text:p>18.4810166666667</text:p>
          </table:table-cell>
          <table:table-cell office:value-type="float" office:value="18.5" calcext:value-type="float">
            <text:p>18.5</text:p>
          </table:table-cell>
          <table:table-cell office:value-type="float" office:value="1.413" calcext:value-type="float">
            <text:p>1.413</text:p>
          </table:table-cell>
          <table:table-cell office:value-type="float" office:value="439.868" calcext:value-type="float">
            <text:p>439.868</text:p>
          </table:table-cell>
          <table:table-cell table:number-columns-repeated="2" office:value-type="float" office:value="1084.483" calcext:value-type="float">
            <text:p>1084.483</text:p>
          </table:table-cell>
          <table:table-cell office:value-type="float" office:value="0" calcext:value-type="float">
            <text:p>0</text:p>
          </table:table-cell>
          <table:table-cell office:value-type="float" office:value="1077.539" calcext:value-type="float">
            <text:p>1077.539</text:p>
          </table:table-cell>
          <table:table-cell table:number-columns-repeated="2" office:value-type="float" office:value="1139.47" calcext:value-type="float">
            <text:p>1139.47</text:p>
          </table:table-cell>
          <table:table-cell office:value-type="float" office:value="5.717" calcext:value-type="float">
            <text:p>5.717</text:p>
          </table:table-cell>
          <table:table-cell office:value-type="float" office:value="42.509" calcext:value-type="float">
            <text:p>42.509</text:p>
          </table:table-cell>
          <table:table-cell table:number-columns-repeated="2" office:value-type="float" office:value="57.818" calcext:value-type="float">
            <text:p>57.818</text:p>
          </table:table-cell>
          <table:table-cell office:value-type="float" office:value="102.783" calcext:value-type="float">
            <text:p>102.783</text:p>
          </table:table-cell>
          <table:table-cell table:formula="of:=[.T64]/1024" office:value-type="float" office:value="0.1003740234375" calcext:value-type="float">
            <text:p>0.1003740234375</text:p>
          </table:table-cell>
          <table:table-cell office:value-type="float" office:value="107898899.835" calcext:value-type="float">
            <text:p>107898899.835</text:p>
          </table:table-cell>
          <table:table-cell table:formula="of:=[.V64]/(1024*1024)" office:value-type="float" office:value="102.90040954113" calcext:value-type="float">
            <text:p>102.90040954113</text:p>
          </table:table-cell>
          <table:table-cell office:value-type="float" office:value="114027327.325" calcext:value-type="float">
            <text:p>114027327.325</text:p>
          </table:table-cell>
          <table:table-cell table:formula="of:=[.X64]/(1024*1024)" office:value-type="float" office:value="108.744933438301" calcext:value-type="float">
            <text:p>108.744933438301</text:p>
          </table:table-cell>
          <table:table-cell office:value-type="float" office:value="114027327.325" calcext:value-type="float">
            <text:p>114027327.325</text:p>
          </table:table-cell>
          <table:table-cell table:formula="of:=[.Z64]/(1024*1024)" office:value-type="float" office:value="108.744933438301" calcext:value-type="float">
            <text:p>108.744933438301</text:p>
          </table:table-cell>
          <table:table-cell office:value-type="float" office:value="26.028" calcext:value-type="float">
            <text:p>26.028</text:p>
          </table:table-cell>
          <table:table-cell office:value-type="float" office:value="769.277" calcext:value-type="float">
            <text:p>769.277</text:p>
          </table:table-cell>
          <table:table-cell office:value-type="float" office:value="1230.172" calcext:value-type="float">
            <text:p>1230.172</text:p>
          </table:table-cell>
          <table:table-cell office:value-type="float" office:value="61.508" calcext:value-type="float">
            <text:p>61.508</text:p>
          </table:table-cell>
          <table:table-cell office:value-type="float" office:value="62.618" calcext:value-type="float">
            <text:p>62.618</text:p>
          </table:table-cell>
          <table:table-cell office:value-type="float" office:value="1230.172" calcext:value-type="float">
            <text:p>1230.172</text:p>
          </table:table-cell>
          <table:table-cell office:value-type="float" office:value="0" calcext:value-type="float">
            <text:p>0</text:p>
          </table:table-cell>
          <table:table-cell office:value-type="float" office:value="1107.167" calcext:value-type="float">
            <text:p>1107.167</text:p>
          </table:table-cell>
          <table:table-cell table:number-columns-repeated="2" office:value-type="float" office:value="1239.443" calcext:value-type="float">
            <text:p>1239.443</text:p>
          </table:table-cell>
          <table:table-cell office:value-type="float" office:value="0" calcext:value-type="float">
            <text:p>0</text:p>
          </table:table-cell>
          <table:table-cell office:value-type="float" office:value="1070.24" calcext:value-type="float">
            <text:p>1070.24</text:p>
          </table:table-cell>
          <table:table-cell table:number-columns-repeated="2" office:value-type="float" office:value="1147.406" calcext:value-type="float">
            <text:p>1147.406</text:p>
          </table:table-cell>
          <table:table-cell office:value-type="float" office:value="2" calcext:value-type="float">
            <text:p>2</text:p>
          </table:table-cell>
          <table:table-cell office:value-type="float" office:value="165.077" calcext:value-type="float">
            <text:p>165.077</text:p>
          </table:table-cell>
          <table:table-cell table:number-columns-repeated="2" office:value-type="float" office:value="202.414" calcext:value-type="float">
            <text:p>202.414</text:p>
          </table:table-cell>
          <table:table-cell office:value-type="float" office:value="2845.899" calcext:value-type="float">
            <text:p>2845.899</text:p>
          </table:table-cell>
          <table:table-cell table:formula="of:=[.AT64]/1024" office:value-type="float" office:value="2.7791982421875" calcext:value-type="float">
            <text:p>2.7791982421875</text:p>
          </table:table-cell>
          <table:table-cell office:value-type="float" office:value="105629237.526" calcext:value-type="float">
            <text:p>105629237.526</text:p>
          </table:table-cell>
          <table:table-cell table:formula="of:=[.AV64]/(1024*1024)" office:value-type="float" office:value="100.735890890121" calcext:value-type="float">
            <text:p>100.735890890121</text:p>
          </table:table-cell>
          <table:table-cell office:value-type="float" office:value="114163417.789" calcext:value-type="float">
            <text:p>114163417.789</text:p>
          </table:table-cell>
          <table:table-cell table:formula="of:=[.AX64]/(1024*1024)" office:value-type="float" office:value="108.874719418526" calcext:value-type="float">
            <text:p>108.874719418526</text:p>
          </table:table-cell>
          <table:table-cell office:value-type="float" office:value="114163417.789" calcext:value-type="float">
            <text:p>114163417.789</text:p>
          </table:table-cell>
          <table:table-cell table:formula="of:=[.AZ64]/(1024*1024)" office:value-type="float" office:value="108.874719418526" calcext:value-type="float">
            <text:p>108.874719418526</text:p>
          </table:table-cell>
          <table:table-cell office:value-type="float" office:value="5656.53" calcext:value-type="float">
            <text:p>5656.53</text:p>
          </table:table-cell>
          <table:table-cell office:value-type="float" office:value="65862.358" calcext:value-type="float">
            <text:p>65862.358</text:p>
          </table:table-cell>
          <table:table-cell office:value-type="float" office:value="199388.122" calcext:value-type="float">
            <text:p>199388.122</text:p>
          </table:table-cell>
          <table:table-cell office:value-type="float" office:value="996.94" calcext:value-type="float">
            <text:p>996.94</text:p>
          </table:table-cell>
          <table:table-cell office:value-type="float" office:value="1002.93" calcext:value-type="float">
            <text:p>1002.93</text:p>
          </table:table-cell>
          <table:table-cell office:value-type="float" office:value="199388.1225" calcext:value-type="float">
            <text:p>199388.1225</text:p>
          </table:table-cell>
          <table:table-cell office:value-type="float" office:value="0" calcext:value-type="float">
            <text:p>0</text:p>
          </table:table-cell>
          <table:table-cell office:value-type="float" office:value="65920.574" calcext:value-type="float">
            <text:p>65920.574</text:p>
          </table:table-cell>
          <table:table-cell table:number-columns-repeated="2" office:value-type="float" office:value="178759.639" calcext:value-type="float">
            <text:p>178759.639</text:p>
          </table:table-cell>
          <table:table-cell office:value-type="float" office:value="2.135" calcext:value-type="float">
            <text:p>2.135</text:p>
          </table:table-cell>
          <table:table-cell office:value-type="float" office:value="879.2274" calcext:value-type="float">
            <text:p>879.2274</text:p>
          </table:table-cell>
          <table:table-cell table:number-columns-repeated="2" office:value-type="float" office:value="2168.46" calcext:value-type="float">
            <text:p>2168.46</text:p>
          </table:table-cell>
          <table:table-cell office:value-type="float" office:value="24.18" calcext:value-type="float">
            <text:p>24.18</text:p>
          </table:table-cell>
          <table:table-cell office:value-type="float" office:value="5580.63" calcext:value-type="float">
            <text:p>5580.63</text:p>
          </table:table-cell>
          <table:table-cell table:number-columns-repeated="2" office:value-type="float" office:value="6048.599" calcext:value-type="float">
            <text:p>6048.599</text:p>
          </table:table-cell>
          <table:table-cell table:formula="of:=[.A64]*[.B64]*60000*1024" office:value-type="float" office:value="122880000000" calcext:value-type="float">
            <text:p>122880000000</text:p>
          </table:table-cell>
          <table:table-cell table:formula="of:=[.BT64]/(1024*1024*1024)" office:value-type="float" office:value="114.44091796875" calcext:value-type="float">
            <text:p>114.44091796875</text:p>
          </table:table-cell>
          <table:table-cell office:value-type="float" office:value="4194345139" calcext:value-type="float">
            <text:p>4194345139</text:p>
          </table:table-cell>
          <table:table-cell table:style-name="ce125" office:value-type="float" office:value="125489959178" calcext:value-type="float">
            <text:p>125,489,959,178</text:p>
          </table:table-cell>
          <table:table-cell table:formula="of:=[.BW64]-[.BV64]" office:value-type="float" office:value="121295614039" calcext:value-type="float">
            <text:p>121295614039</text:p>
          </table:table-cell>
          <table:table-cell table:formula="of:=[.BX64]/(1024*1024*1024)" office:value-type="float" office:value="112.965343556367" calcext:value-type="float">
            <text:p>112.965343556367</text:p>
          </table:table-cell>
          <table:table-cell table:number-columns-repeated="179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610622679310" calcext:value-type="float" table:number-columns-spanned="1" table:number-rows-spanned="2">
            <text:p>1610622679310</text:p>
          </table:table-cell>
          <table:table-cell office:value-type="float" office:value="1610644424696" calcext:value-type="float" table:number-columns-spanned="1" table:number-rows-spanned="2">
            <text:p>1610644424696</text:p>
          </table:table-cell>
          <table:table-cell table:formula="of:=([.E66]-[.D66])/(1000*60)" office:value-type="float" office:value="362.4231" calcext:value-type="float" table:number-columns-spanned="1" table:number-rows-spanned="2">
            <text:p>362.4231</text:p>
          </table:table-cell>
          <table:table-cell office:value-type="float" office:value="362.4" calcext:value-type="float" table:number-columns-spanned="1" table:number-rows-spanned="2">
            <text:p>362.4</text:p>
          </table:table-cell>
          <table:table-cell/>
          <table:table-cell office:value-type="float" office:value="19.17" calcext:value-type="float">
            <text:p>19.17</text:p>
          </table:table-cell>
          <table:table-cell office:value-type="float" office:value="179.08" calcext:value-type="float">
            <text:p>179.08</text:p>
          </table:table-cell>
          <table:table-cell office:value-type="float" office:value="277.634" calcext:value-type="float">
            <text:p>277.634</text:p>
          </table:table-cell>
          <table:table-cell office:value-type="float" office:value="0" calcext:value-type="float">
            <text:p>0</text:p>
          </table:table-cell>
          <table:table-cell office:value-type="float" office:value="53.466" calcext:value-type="float">
            <text:p>53.466</text:p>
          </table:table-cell>
          <table:table-cell office:value-type="float" office:value="484.194" calcext:value-type="float">
            <text:p>484.194</text:p>
          </table:table-cell>
          <table:table-cell office:value-type="float" office:value="610.31" calcext:value-type="float">
            <text:p>610.31</text:p>
          </table:table-cell>
          <table:table-cell office:value-type="float" office:value="1.352" calcext:value-type="float">
            <text:p>1.352</text:p>
          </table:table-cell>
          <table:table-cell office:value-type="float" office:value="52.201" calcext:value-type="float">
            <text:p>52.201</text:p>
          </table:table-cell>
          <table:table-cell office:value-type="float" office:value="61.879" calcext:value-type="float">
            <text:p>61.879</text:p>
          </table:table-cell>
          <table:table-cell office:value-type="float" office:value="63.071" calcext:value-type="float">
            <text:p>63.071</text:p>
          </table:table-cell>
          <table:table-cell office:value-type="float" office:value="1.106" calcext:value-type="float">
            <text:p>1.106</text:p>
          </table:table-cell>
          <table:table-cell table:formula="of:=[.T66]/1024" office:value-type="float" office:value="0.001080078125" calcext:value-type="float">
            <text:p>0.001080078125</text:p>
          </table:table-cell>
          <table:table-cell office:value-type="float" office:value="5347413.0844" calcext:value-type="float">
            <text:p>5347413.0844</text:p>
          </table:table-cell>
          <table:table-cell table:formula="of:=[.V66]/(1024*1024)" office:value-type="float" office:value="5.099690517807" calcext:value-type="float">
            <text:p>5.099690517807</text:p>
          </table:table-cell>
          <table:table-cell office:value-type="float" office:value="48194346.344" calcext:value-type="float">
            <text:p>48194346.344</text:p>
          </table:table-cell>
          <table:table-cell table:formula="of:=[.X66]/(1024*1024)" office:value-type="float" office:value="45.9617103042602" calcext:value-type="float">
            <text:p>45.9617103042602</text:p>
          </table:table-cell>
          <table:table-cell office:value-type="float" office:value="61103631.025" calcext:value-type="float">
            <text:p>61103631.025</text:p>
          </table:table-cell>
          <table:table-cell table:formula="of:=[.Z66]/(1024*1024)" office:value-type="float" office:value="58.2729635477066" calcext:value-type="float">
            <text:p>58.2729635477066</text:p>
          </table:table-cell>
          <table:table-cell office:value-type="float" office:value="37.385" calcext:value-type="float">
            <text:p>37.385</text:p>
          </table:table-cell>
          <table:table-cell office:value-type="float" office:value="36264.962" calcext:value-type="float">
            <text:p>36264.962</text:p>
          </table:table-cell>
          <table:table-cell office:value-type="float" office:value="147751.534" calcext:value-type="float">
            <text:p>147751.534</text:p>
          </table:table-cell>
          <table:table-cell office:value-type="float" office:value="7424.006" calcext:value-type="float">
            <text:p>7424.006</text:p>
          </table:table-cell>
          <table:table-cell office:value-type="float" office:value="8816.458" calcext:value-type="float">
            <text:p>8816.458</text:p>
          </table:table-cell>
          <table:table-cell office:value-type="float" office:value="164323.99" calcext:value-type="float">
            <text:p>164323.99</text:p>
          </table:table-cell>
          <table:table-cell office:value-type="float" office:value="0.347" calcext:value-type="float">
            <text:p>0.347</text:p>
          </table:table-cell>
          <table:table-cell office:value-type="float" office:value="49.106" calcext:value-type="float">
            <text:p>49.106</text:p>
          </table:table-cell>
          <table:table-cell office:value-type="float" office:value="262.098" calcext:value-type="float">
            <text:p>262.098</text:p>
          </table:table-cell>
          <table:table-cell office:value-type="float" office:value="305.137" calcext:value-type="float">
            <text:p>305.137</text:p>
          </table:table-cell>
          <table:table-cell office:value-type="float" office:value="0" calcext:value-type="float">
            <text:p>0</text:p>
          </table:table-cell>
          <table:table-cell office:value-type="float" office:value="196.671" calcext:value-type="float">
            <text:p>196.671</text:p>
          </table:table-cell>
          <table:table-cell office:value-type="float" office:value="509.816" calcext:value-type="float">
            <text:p>509.816</text:p>
          </table:table-cell>
          <table:table-cell office:value-type="float" office:value="572.456" calcext:value-type="float">
            <text:p>572.456</text:p>
          </table:table-cell>
          <table:table-cell office:value-type="float" office:value="1" calcext:value-type="float">
            <text:p>1</text:p>
          </table:table-cell>
          <table:table-cell office:value-type="float" office:value="1428.662" calcext:value-type="float">
            <text:p>1428.662</text:p>
          </table:table-cell>
          <table:table-cell office:value-type="float" office:value="1998.833" calcext:value-type="float">
            <text:p>1998.833</text:p>
          </table:table-cell>
          <table:table-cell office:value-type="float" office:value="2000" calcext:value-type="float">
            <text:p>2000</text:p>
          </table:table-cell>
          <table:table-cell office:value-type="float" office:value="15011.982" calcext:value-type="float">
            <text:p>15011.982</text:p>
          </table:table-cell>
          <table:table-cell table:formula="of:=[.AT66]/1024" office:value-type="float" office:value="14.660138671875" calcext:value-type="float">
            <text:p>14.660138671875</text:p>
          </table:table-cell>
          <table:table-cell office:value-type="float" office:value="20098535.481" calcext:value-type="float">
            <text:p>20098535.481</text:p>
          </table:table-cell>
          <table:table-cell table:formula="of:=[.AV66]/(1024*1024)" office:value-type="float" office:value="19.1674570856094" calcext:value-type="float">
            <text:p>19.1674570856094</text:p>
          </table:table-cell>
          <table:table-cell office:value-type="float" office:value="51801146.642" calcext:value-type="float">
            <text:p>51801146.642</text:p>
          </table:table-cell>
          <table:table-cell table:formula="of:=[.AX66]/(1024*1024)" office:value-type="float" office:value="49.4014231128692" calcext:value-type="float">
            <text:p>49.4014231128692</text:p>
          </table:table-cell>
          <table:table-cell office:value-type="float" office:value="57897983.851" calcext:value-type="float">
            <text:p>57897983.851</text:p>
          </table:table-cell>
          <table:table-cell table:formula="of:=[.AZ66]/(1024*1024)" office:value-type="float" office:value="55.2158201704025" calcext:value-type="float">
            <text:p>55.2158201704025</text:p>
          </table:table-cell>
          <table:table-cell office:value-type="float" office:value="2328.411" calcext:value-type="float">
            <text:p>2328.411</text:p>
          </table:table-cell>
          <table:table-cell office:value-type="float" office:value="466356.862" calcext:value-type="float">
            <text:p>466356.862</text:p>
          </table:table-cell>
          <table:table-cell office:value-type="float" office:value="1628931.026" calcext:value-type="float">
            <text:p>1628931.026</text:p>
          </table:table-cell>
          <table:table-cell office:value-type="float" office:value="8408.512" calcext:value-type="float">
            <text:p>8408.512</text:p>
          </table:table-cell>
          <table:table-cell office:value-type="float" office:value="8948.6666" calcext:value-type="float">
            <text:p>8948.6666</text:p>
          </table:table-cell>
          <table:table-cell office:value-type="float" office:value="1774238.457" calcext:value-type="float">
            <text:p>1774238.457</text:p>
          </table:table-cell>
          <table:table-cell office:value-type="float" office:value="7575.292" calcext:value-type="float">
            <text:p>7575.292</text:p>
          </table:table-cell>
          <table:table-cell office:value-type="float" office:value="1792079.042" calcext:value-type="float">
            <text:p>1792079.042</text:p>
          </table:table-cell>
          <table:table-cell office:value-type="float" office:value="11402779.654" calcext:value-type="float">
            <text:p>11402779.654</text:p>
          </table:table-cell>
          <table:table-cell office:value-type="float" office:value="14496258.366" calcext:value-type="float">
            <text:p>14496258.366</text:p>
          </table:table-cell>
          <table:table-cell office:value-type="float" office:value="0" calcext:value-type="float">
            <text:p>0</text:p>
          </table:table-cell>
          <table:table-cell office:value-type="float" office:value="38.31" calcext:value-type="float">
            <text:p>38.31</text:p>
          </table:table-cell>
          <table:table-cell office:value-type="float" office:value="358.071" calcext:value-type="float">
            <text:p>358.071</text:p>
          </table:table-cell>
          <table:table-cell office:value-type="float" office:value="555.199" calcext:value-type="float">
            <text:p>555.199</text:p>
          </table:table-cell>
          <table:table-cell office:value-type="float" office:value="14.246" calcext:value-type="float">
            <text:p>14.246</text:p>
          </table:table-cell>
          <table:table-cell office:value-type="float" office:value="1329.881" calcext:value-type="float">
            <text:p>1329.881</text:p>
          </table:table-cell>
          <table:table-cell office:value-type="float" office:value="2561.511" calcext:value-type="float">
            <text:p>2561.511</text:p>
          </table:table-cell>
          <table:table-cell office:value-type="float" office:value="2698.094" calcext:value-type="float">
            <text:p>2698.094</text:p>
          </table:table-cell>
          <table:table-cell table:formula="of:=[.A66]*[.B66]*60000*1024" office:value-type="float" office:value="122880000000" calcext:value-type="float">
            <text:p>122880000000</text:p>
          </table:table-cell>
          <table:table-cell table:formula="of:=[.BT66]/(1024*1024*1024)" office:value-type="float" office:value="114.44091796875" calcext:value-type="float">
            <text:p>114.44091796875</text:p>
          </table:table-cell>
          <table:table-cell office:value-type="float" office:value="8634091909" calcext:value-type="float" table:number-columns-spanned="1" table:number-rows-spanned="2">
            <text:p>8634091909</text:p>
          </table:table-cell>
          <table:table-cell office:value-type="float" office:value="249162308414" calcext:value-type="float" table:number-columns-spanned="1" table:number-rows-spanned="2">
            <text:p>249162308414</text:p>
          </table:table-cell>
          <table:table-cell table:formula="of:=[.BW66]-[.BV66]" office:value-type="float" office:value="240528216505" calcext:value-type="float" table:number-columns-spanned="1" table:number-rows-spanned="2">
            <text:p>240528216505</text:p>
          </table:table-cell>
          <table:table-cell table:formula="of:=[.BX66]/(1024*1024*1024)" office:value-type="float" office:value="224.009357863106" calcext:value-type="float" table:number-columns-spanned="1" table:number-rows-spanned="2">
            <text:p>224.009357863106</text:p>
          </table:table-cell>
          <table:table-cell office:value-type="float" office:value="1" calcext:value-type="float">
            <text:p>1</text:p>
          </table:table-cell>
          <table:table-cell table:number-columns-repeated="178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covered-table-cell table:number-columns-repeated="4"/>
          <table:table-cell office:value-type="float" office:value="0.186" calcext:value-type="float">
            <text:p>0.186</text:p>
          </table:table-cell>
          <table:table-cell office:value-type="float" office:value="20.761" calcext:value-type="float">
            <text:p>20.761</text:p>
          </table:table-cell>
          <table:table-cell office:value-type="float" office:value="499.5169" calcext:value-type="float">
            <text:p>499.5169</text:p>
          </table:table-cell>
          <table:table-cell office:value-type="float" office:value="561.861" calcext:value-type="float">
            <text:p>561.861</text:p>
          </table:table-cell>
          <table:table-cell office:value-type="float" office:value="0.584" calcext:value-type="float">
            <text:p>0.584</text:p>
          </table:table-cell>
          <table:table-cell office:value-type="float" office:value="55.548" calcext:value-type="float">
            <text:p>55.548</text:p>
          </table:table-cell>
          <table:table-cell office:value-type="float" office:value="544.974" calcext:value-type="float">
            <text:p>544.974</text:p>
          </table:table-cell>
          <table:table-cell office:value-type="float" office:value="562.0117" calcext:value-type="float">
            <text:p>562.0117</text:p>
          </table:table-cell>
          <table:table-cell office:value-type="float" office:value="1.51" calcext:value-type="float">
            <text:p>1.51</text:p>
          </table:table-cell>
          <table:table-cell office:value-type="float" office:value="53.667" calcext:value-type="float">
            <text:p>53.667</text:p>
          </table:table-cell>
          <table:table-cell office:value-type="float" office:value="61.948" calcext:value-type="float">
            <text:p>61.948</text:p>
          </table:table-cell>
          <table:table-cell office:value-type="float" office:value="62.812" calcext:value-type="float">
            <text:p>62.812</text:p>
          </table:table-cell>
          <table:table-cell office:value-type="float" office:value="59011.634" calcext:value-type="float">
            <text:p>59011.634</text:p>
          </table:table-cell>
          <table:table-cell table:formula="of:=[.T67]/1024" office:value-type="float" office:value="57.628548828125" calcext:value-type="float">
            <text:p>57.628548828125</text:p>
          </table:table-cell>
          <table:table-cell office:value-type="float" office:value="5561396.372" calcext:value-type="float">
            <text:p>5561396.372</text:p>
          </table:table-cell>
          <table:table-cell table:formula="of:=[.V67]/(1024*1024)" office:value-type="float" office:value="5.3037608833313" calcext:value-type="float">
            <text:p>5.3037608833313</text:p>
          </table:table-cell>
          <table:table-cell office:value-type="float" office:value="54512733.5378" calcext:value-type="float">
            <text:p>54512733.5378</text:p>
          </table:table-cell>
          <table:table-cell table:formula="of:=[.X67]/(1024*1024)" office:value-type="float" office:value="51.9873938920974" calcext:value-type="float">
            <text:p>51.9873938920974</text:p>
          </table:table-cell>
          <table:table-cell office:value-type="float" office:value="56167846.527" calcext:value-type="float">
            <text:p>56167846.527</text:p>
          </table:table-cell>
          <table:table-cell table:formula="of:=[.Z67]/(1024*1024)" office:value-type="float" office:value="53.5658326406479" calcext:value-type="float">
            <text:p>53.5658326406479</text:p>
          </table:table-cell>
          <table:table-cell office:value-type="float" office:value="10.658" calcext:value-type="float">
            <text:p>10.658</text:p>
          </table:table-cell>
          <table:table-cell office:value-type="float" office:value="38170.454" calcext:value-type="float">
            <text:p>38170.454</text:p>
          </table:table-cell>
          <table:table-cell office:value-type="float" office:value="156252.232" calcext:value-type="float">
            <text:p>156252.232</text:p>
          </table:table-cell>
          <table:table-cell office:value-type="float" office:value="7812.6116" calcext:value-type="float">
            <text:p>7812.6116</text:p>
          </table:table-cell>
          <table:table-cell office:value-type="float" office:value="9040.75" calcext:value-type="float">
            <text:p>9040.75</text:p>
          </table:table-cell>
          <table:table-cell office:value-type="float" office:value="181187.496" calcext:value-type="float">
            <text:p>181187.496</text:p>
          </table:table-cell>
          <table:table-cell office:value-type="float" office:value="0" calcext:value-type="float">
            <text:p>0</text:p>
          </table:table-cell>
          <table:table-cell office:value-type="float" office:value="46.288" calcext:value-type="float">
            <text:p>46.288</text:p>
          </table:table-cell>
          <table:table-cell office:value-type="float" office:value="295.914" calcext:value-type="float">
            <text:p>295.914</text:p>
          </table:table-cell>
          <table:table-cell office:value-type="float" office:value="340.903" calcext:value-type="float">
            <text:p>340.903</text:p>
          </table:table-cell>
          <table:table-cell office:value-type="float" office:value="0" calcext:value-type="float">
            <text:p>0</text:p>
          </table:table-cell>
          <table:table-cell office:value-type="float" office:value="201.502" calcext:value-type="float">
            <text:p>201.502</text:p>
          </table:table-cell>
          <table:table-cell office:value-type="float" office:value="575.604" calcext:value-type="float">
            <text:p>575.604</text:p>
          </table:table-cell>
          <table:table-cell office:value-type="float" office:value="582.893" calcext:value-type="float">
            <text:p>582.893</text:p>
          </table:table-cell>
          <table:table-cell office:value-type="float" office:value="20" calcext:value-type="float">
            <text:p>20</text:p>
          </table:table-cell>
          <table:table-cell office:value-type="float" office:value="1484.393" calcext:value-type="float">
            <text:p>1484.393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47.358945" calcext:value-type="float">
            <text:p>47.358945</text:p>
          </table:table-cell>
          <table:table-cell table:formula="of:=[.AT67]/1024" office:value-type="float" office:value="0.0462489697265625" calcext:value-type="float">
            <text:p>0.046248969726563</text:p>
          </table:table-cell>
          <table:table-cell office:value-type="float" office:value="20694080.759" calcext:value-type="float">
            <text:p>20694080.759</text:p>
          </table:table-cell>
          <table:table-cell table:formula="of:=[.AV67]/(1024*1024)" office:value-type="float" office:value="19.735413321495" calcext:value-type="float">
            <text:p>19.735413321495</text:p>
          </table:table-cell>
          <table:table-cell office:value-type="float" office:value="58798655.0022" calcext:value-type="float">
            <text:p>58798655.0022</text:p>
          </table:table-cell>
          <table:table-cell table:formula="of:=[.AX67]/(1024*1024)" office:value-type="float" office:value="56.07476711483" calcext:value-type="float">
            <text:p>56.07476711483</text:p>
          </table:table-cell>
          <table:table-cell office:value-type="float" office:value="59084853.636" calcext:value-type="float">
            <text:p>59084853.636</text:p>
          </table:table-cell>
          <table:table-cell table:formula="of:=[.AZ67]/(1024*1024)" office:value-type="float" office:value="56.3477074012756" calcext:value-type="float">
            <text:p>56.3477074012756</text:p>
          </table:table-cell>
          <table:table-cell office:value-type="float" office:value="1979" calcext:value-type="float">
            <text:p>1979</text:p>
          </table:table-cell>
          <table:table-cell office:value-type="float" office:value="491227.06" calcext:value-type="float">
            <text:p>491227.06</text:p>
          </table:table-cell>
          <table:table-cell office:value-type="float" office:value="1647772.566" calcext:value-type="float">
            <text:p>1647772.566</text:p>
          </table:table-cell>
          <table:table-cell office:value-type="float" office:value="8582.852" calcext:value-type="float">
            <text:p>8582.852</text:p>
          </table:table-cell>
          <table:table-cell office:value-type="float" office:value="8887.964" calcext:value-type="float">
            <text:p>8887.964</text:p>
          </table:table-cell>
          <table:table-cell office:value-type="float" office:value="1692896.221" calcext:value-type="float">
            <text:p>1692896.221</text:p>
          </table:table-cell>
          <table:table-cell office:value-type="float" office:value="0" calcext:value-type="float">
            <text:p>0</text:p>
          </table:table-cell>
          <table:table-cell office:value-type="float" office:value="1857181.812" calcext:value-type="float">
            <text:p>1857181.812</text:p>
          </table:table-cell>
          <table:table-cell office:value-type="float" office:value="14608046" calcext:value-type="float">
            <text:p>14608046</text:p>
          </table:table-cell>
          <table:table-cell office:value-type="float" office:value="16536319" calcext:value-type="float">
            <text:p>16536319</text:p>
          </table:table-cell>
          <table:table-cell office:value-type="float" office:value="0.371" calcext:value-type="float">
            <text:p>0.371</text:p>
          </table:table-cell>
          <table:table-cell office:value-type="float" office:value="41.432" calcext:value-type="float">
            <text:p>41.432</text:p>
          </table:table-cell>
          <table:table-cell office:value-type="float" office:value="998.663" calcext:value-type="float">
            <text:p>998.663</text:p>
          </table:table-cell>
          <table:table-cell office:value-type="float" office:value="1123.101" calcext:value-type="float">
            <text:p>1123.101</text:p>
          </table:table-cell>
          <table:table-cell office:value-type="float" office:value="4.045" calcext:value-type="float">
            <text:p>4.045</text:p>
          </table:table-cell>
          <table:table-cell office:value-type="float" office:value="1326.341" calcext:value-type="float">
            <text:p>1326.341</text:p>
          </table:table-cell>
          <table:table-cell office:value-type="float" office:value="2831.144" calcext:value-type="float">
            <text:p>2831.144</text:p>
          </table:table-cell>
          <table:table-cell office:value-type="float" office:value="2976.614" calcext:value-type="float">
            <text:p>2976.614</text:p>
          </table:table-cell>
          <table:table-cell table:formula="of:=[.A67]*[.B67]*60000*1024" office:value-type="float" office:value="122880000000" calcext:value-type="float">
            <text:p>122880000000</text:p>
          </table:table-cell>
          <table:table-cell table:formula="of:=[.BT67]/(1024*1024*1024)" office:value-type="float" office:value="114.44091796875" calcext:value-type="float">
            <text:p>114.44091796875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table:number-columns-repeated="178"/>
        </table:table-row>
        <table:table-row table:style-name="ro1">
          <table:table-cell table:number-columns-repeated="73"/>
          <table:table-cell table:style-name="ce125"/>
          <table:table-cell/>
          <table:table-cell table:style-name="ce125" table:number-columns-repeated="2"/>
          <table:table-cell table:number-columns-repeated="179"/>
        </table:table-row>
        <table:table-row table:style-name="ro1">
          <table:table-cell table:number-columns-repeated="256"/>
        </table:table-row>
        <table:table-row table:style-name="ro6">
          <table:table-cell table:style-name="ce5" office:value-type="string" calcext:value-type="string">
            <text:p>Numbe of machines</text:p>
          </table:table-cell>
          <table:table-cell table:style-name="ce5" office:value-type="string" calcext:value-type="string">
            <text:p>No of records per machine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ion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99.9% Producer MB/s</text:p>
          </table:table-cell>
          <table:table-cell table:style-name="ce5" office:value-type="string" calcext:value-type="string">
            <text:p>99.9% Consumer MB/s</text:p>
          </table:table-cell>
          <table:table-cell table:style-name="ce5" office:value-type="string" calcext:value-type="string">
            <text:p>Time taken to produce records</text:p>
          </table:table-cell>
          <table:table-cell table:style-name="ce5" office:value-type="string" calcext:value-type="string">
            <text:p>No of producer clients</text:p>
          </table:table-cell>
          <table:table-cell table:style-name="ce5" office:value-type="string" calcext:value-type="string">
            <text:p>No of conusmer clients</text:p>
          </table:table-cell>
          <table:table-cell table:style-name="ce5" office:value-type="string" calcext:value-type="string">
            <text:p>Total number of cleints </text:p>
          </table:table-cell>
          <table:table-cell table:number-columns-repeated="2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8.5" calcext:value-type="float">
            <text:p>18.5</text:p>
          </table:table-cell>
          <table:table-cell table:formula="of:=[.C71]" office:value-type="float" office:value="20" calcext:value-type="float">
            <text:p>20</text:p>
          </table:table-cell>
          <table:table-cell table:formula="of:=[.C71]*[.D71]" office:value-type="float" office:value="200" calcext:value-type="float">
            <text:p>200</text:p>
          </table:table-cell>
          <table:table-cell table:formula="of:=[.I71]+[.J71]" office:value-type="float" office:value="220" calcext:value-type="float">
            <text:p>220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7.7" calcext:value-type="float" table:number-columns-spanned="1" table:number-rows-spanned="2">
            <text:p>37.7</text:p>
          </table:table-cell>
          <table:table-cell table:formula="of:=[.C73]" office:value-type="float" office:value="20" calcext:value-type="float">
            <text:p>20</text:p>
          </table:table-cell>
          <table:table-cell table:formula="of:=[.C73]*[.D73]" office:value-type="float" office:value="200" calcext:value-type="float">
            <text:p>200</text:p>
          </table:table-cell>
          <table:table-cell table:formula="of:=[.I73]+[.J73]" office:value-type="float" office:value="220" calcext:value-type="float">
            <text:p>220</text:p>
          </table:table-cell>
          <table:table-cell table:formula="of:=[.K73]+[.K74]" office:value-type="float" office:value="440" calcext:value-type="float" table:number-columns-spanned="1" table:number-rows-spanned="2">
            <text:p>44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covered-table-cell/>
          <table:table-cell table:formula="of:=[.C74]" office:value-type="float" office:value="20" calcext:value-type="float">
            <text:p>20</text:p>
          </table:table-cell>
          <table:table-cell table:formula="of:=[.C74]*[.D74]" office:value-type="float" office:value="200" calcext:value-type="float">
            <text:p>200</text:p>
          </table:table-cell>
          <table:table-cell table:formula="of:=[.I74]+[.J74]" office:value-type="float" office:value="220" calcext:value-type="float">
            <text:p>220</text:p>
          </table:table-cell>
          <table:covered-table-cell/>
          <table:table-cell table:number-columns-repeated="244"/>
        </table:table-row>
        <table:table-row table:style-name="ro1" table:number-rows-repeated="1048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odecalc" table:style-name="ta1"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number-columns-repeated="2" table:default-cell-style-name="ce7"/>
        <table:table-column table:style-name="co8" table:default-cell-style-name="ce7"/>
        <table:table-column table:style-name="co6" table:number-columns-repeated="249" table:default-cell-style-name="ce7"/>
        <table:table-row table:style-name="ro7">
          <table:table-cell table:style-name="ce133" office:value-type="string" calcext:value-type="string">
            <text:p>Machine Spec</text:p>
          </table:table-cell>
          <table:table-cell table:style-name="ce134" table:number-columns-repeated="10"/>
          <table:table-cell table:style-name="ce135" table:number-columns-repeated="2"/>
          <table:table-cell table:style-name="ce134" table:number-columns-repeated="242"/>
        </table:table-row>
        <table:table-row table:style-name="ro8">
          <table:table-cell table:style-name="ce137" office:value-type="string" calcext:value-type="string">
            <text:p>Network Throughput</text:p>
          </table:table-cell>
          <table:table-cell table:style-name="ce134" office:value-type="float" office:value="1" calcext:value-type="float">
            <text:p>1</text:p>
          </table:table-cell>
          <table:table-cell table:style-name="ce137" office:value-type="string" calcext:value-type="string">
            <text:p>Gbps</text:p>
          </table:table-cell>
          <table:table-cell table:style-name="ce138"/>
          <table:table-cell table:style-name="ce134" table:number-columns-repeated="2"/>
          <table:table-cell table:style-name="ce29" office:value-type="string" calcext:value-type="string" table:number-columns-spanned="3" table:number-rows-spanned="1">
            <text:p>Disclaimer : Taking producer rate = Consumer Rate and doubling the incoming byte rate</text:p>
          </table:table-cell>
          <table:covered-table-cell table:number-columns-repeated="2"/>
          <table:table-cell table:style-name="ce134" table:number-columns-repeated="2"/>
          <table:table-cell table:style-name="ce135" table:number-columns-repeated="2"/>
          <table:table-cell table:style-name="ce134" table:number-columns-repeated="242"/>
        </table:table-row>
        <table:table-row table:style-name="ro1">
          <table:table-cell table:style-name="ce137" office:value-type="string" calcext:value-type="string">
            <text:p>Network Utilization</text:p>
          </table:table-cell>
          <table:table-cell table:style-name="ce134" office:value-type="float" office:value="80" calcext:value-type="float">
            <text:p>80</text:p>
          </table:table-cell>
          <table:table-cell table:style-name="ce137" office:value-type="string" calcext:value-type="string">
            <text:p>%</text:p>
          </table:table-cell>
          <table:table-cell table:style-name="ce138"/>
          <table:table-cell table:style-name="ce134" table:number-columns-repeated="2"/>
          <table:table-cell table:style-name="ce29"/>
          <table:table-cell table:style-name="ce134" table:number-columns-repeated="4"/>
          <table:table-cell table:style-name="ce135" table:number-columns-repeated="2"/>
          <table:table-cell table:style-name="ce134" table:number-columns-repeated="242"/>
        </table:table-row>
        <table:table-row table:style-name="ro1">
          <table:table-cell table:style-name="ce137" office:value-type="string" calcext:value-type="string">
            <text:p>Disk Capacity</text:p>
          </table:table-cell>
          <table:table-cell table:style-name="ce134" office:value-type="float" office:value="1" calcext:value-type="float">
            <text:p>1</text:p>
          </table:table-cell>
          <table:table-cell table:style-name="ce137" office:value-type="string" calcext:value-type="string">
            <text:p>TB</text:p>
          </table:table-cell>
          <table:table-cell table:style-name="ce138"/>
          <table:table-cell table:style-name="ce134" table:number-columns-repeated="7"/>
          <table:table-cell table:style-name="ce135" table:number-columns-repeated="2"/>
          <table:table-cell table:style-name="ce134" table:number-columns-repeated="242"/>
        </table:table-row>
        <table:table-row table:style-name="ro6">
          <table:table-cell table:style-name="ce137" office:value-type="string" calcext:value-type="string">
            <text:p>Disk Transfer Throughput</text:p>
          </table:table-cell>
          <table:table-cell table:style-name="ce134" office:value-type="float" office:value="6" calcext:value-type="float">
            <text:p>6</text:p>
          </table:table-cell>
          <table:table-cell table:style-name="ce137" office:value-type="string" calcext:value-type="string">
            <text:p>Gbps</text:p>
          </table:table-cell>
          <table:table-cell table:style-name="ce138"/>
          <table:table-cell table:style-name="ce134" table:number-columns-repeated="7"/>
          <table:table-cell table:style-name="ce135" table:number-columns-repeated="2"/>
          <table:table-cell table:style-name="ce134" table:number-columns-repeated="242"/>
        </table:table-row>
        <table:table-row table:style-name="ro6">
          <table:table-cell table:style-name="ce137" office:value-type="string" calcext:value-type="string">
            <text:p>Appx Disk Actual Capacity </text:p>
          </table:table-cell>
          <table:table-cell table:style-name="ce134" office:value-type="float" office:value="895" calcext:value-type="float">
            <text:p>895</text:p>
          </table:table-cell>
          <table:table-cell table:style-name="ce137" office:value-type="string" calcext:value-type="string">
            <text:p>GB</text:p>
          </table:table-cell>
          <table:table-cell table:style-name="ce138"/>
          <table:table-cell table:style-name="ce134" table:number-columns-repeated="7"/>
          <table:table-cell table:style-name="ce135" table:number-columns-repeated="2"/>
          <table:table-cell table:style-name="ce134" table:number-columns-repeated="242"/>
        </table:table-row>
        <table:table-row table:style-name="ro6">
          <table:table-cell table:style-name="ce137" office:value-type="string" calcext:value-type="string">
            <text:p>Disk Utilization in actual capacity</text:p>
          </table:table-cell>
          <table:table-cell table:style-name="ce134" office:value-type="float" office:value="80" calcext:value-type="float">
            <text:p>80</text:p>
          </table:table-cell>
          <table:table-cell table:style-name="ce137" office:value-type="string" calcext:value-type="string">
            <text:p>%</text:p>
          </table:table-cell>
          <table:table-cell table:style-name="ce138"/>
          <table:table-cell table:style-name="ce134" table:number-columns-repeated="7"/>
          <table:table-cell table:style-name="ce135" table:number-columns-repeated="2"/>
          <table:table-cell table:style-name="ce134" table:number-columns-repeated="242"/>
        </table:table-row>
        <table:table-row table:style-name="ro6">
          <table:table-cell table:style-name="ce137" office:value-type="string" calcext:value-type="string">
            <text:p>Appx build size including logs</text:p>
          </table:table-cell>
          <table:table-cell table:style-name="ce134" office:value-type="float" office:value="5" calcext:value-type="float">
            <text:p>5</text:p>
          </table:table-cell>
          <table:table-cell table:style-name="ce137" office:value-type="string" calcext:value-type="string">
            <text:p>GB</text:p>
          </table:table-cell>
          <table:table-cell table:style-name="ce134" table:number-columns-repeated="8"/>
          <table:table-cell table:style-name="ce135" table:number-columns-repeated="2"/>
          <table:table-cell table:style-name="ce134" table:number-columns-repeated="242"/>
        </table:table-row>
        <table:table-row table:style-name="ro6">
          <table:table-cell table:style-name="ce137" office:value-type="string" calcext:value-type="string">
            <text:p>Appx metadata size (~70 bytes)</text:p>
          </table:table-cell>
          <table:table-cell table:style-name="ce134" office:value-type="float" office:value="100" calcext:value-type="float">
            <text:p>100</text:p>
          </table:table-cell>
          <table:table-cell table:style-name="ce137" office:value-type="string" calcext:value-type="string">
            <text:p>bytes</text:p>
          </table:table-cell>
          <table:table-cell table:style-name="ce134" table:number-columns-repeated="8"/>
          <table:table-cell table:style-name="ce135" table:number-columns-repeated="2"/>
          <table:table-cell table:style-name="ce134" table:number-columns-repeated="242"/>
        </table:table-row>
        <table:table-row table:style-name="ro1" table:number-rows-repeated="3">
          <table:table-cell table:number-columns-repeated="255"/>
        </table:table-row>
        <table:table-row table:style-name="ro6">
          <table:table-cell table:number-columns-repeated="2"/>
          <table:table-cell table:style-name="ce14" office:value-type="string" calcext:value-type="string">
            <text:p>Number of nodes based on Storage</text:p>
          </table:table-cell>
          <table:table-cell table:style-name="ce5" table:formula="of:=ROUNDUP([.K33]/(([.B6]-[.B8])*[.B7]/100);0)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Number of nodes based on incoming byte rate</text:p>
          </table:table-cell>
          <table:table-cell table:style-name="ce5" table:formula="of:=ROUNDUP(2*[.I33]*100/([.B2]*125*1024*1024*[.B3]);0)" office:value-type="float" office:value="1" calcext:value-type="float">
            <text:p>1</text:p>
          </table:table-cell>
          <table:table-cell table:style-name="ce17"/>
          <table:table-cell table:number-columns-repeated="247"/>
        </table:table-row>
        <table:table-row table:style-name="ro9"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249"/>
        </table:table-row>
        <table:table-row table:style-name="ro10">
          <table:table-cell table:number-columns-repeated="2"/>
          <table:table-cell table:style-name="ce24" office:value-type="string" calcext:value-type="string" table:number-columns-spanned="2" table:number-rows-spanned="1">
            <text:p>Actual number of nodes needed</text:p>
          </table:table-cell>
          <table:covered-table-cell table:style-name="ce24"/>
          <table:table-cell table:style-name="ce19" table:formula="of:=MAX([.D13];[.G13])" office:value-type="float" office:value="6" calcext:value-type="float">
            <text:p>6</text:p>
          </table:table-cell>
          <table:table-cell table:number-columns-repeated="250"/>
        </table:table-row>
        <table:table-row table:style-name="ro1" table:number-rows-repeated="2">
          <table:table-cell table:number-columns-repeated="255"/>
        </table:table-row>
        <table:table-row table:style-name="ro6">
          <table:table-cell table:style-name="ce14" office:value-type="string" calcext:value-type="string">
            <text:p>Topic Name</text:p>
          </table:table-cell>
          <table:table-cell table:style-name="ce14" office:value-type="string" calcext:value-type="string">
            <text:p>Message Size in kb</text:p>
          </table:table-cell>
          <table:table-cell table:style-name="ce14" office:value-type="string" calcext:value-type="string">
            <text:p>Message per day per device</text:p>
          </table:table-cell>
          <table:table-cell table:style-name="ce14" office:value-type="string" calcext:value-type="string">
            <text:p>Number of devices</text:p>
          </table:table-cell>
          <table:table-cell table:style-name="ce14" office:value-type="string" calcext:value-type="string">
            <text:p>Total message per day</text:p>
          </table:table-cell>
          <table:table-cell table:style-name="ce14" office:value-type="string" calcext:value-type="string">
            <text:p>Retention period in days</text:p>
          </table:table-cell>
          <table:table-cell table:style-name="ce14" office:value-type="string" calcext:value-type="string">
            <text:p>Replication factor</text:p>
          </table:table-cell>
          <table:table-cell table:style-name="ce14" office:value-type="string" calcext:value-type="string">
            <text:p>Max message per sec</text:p>
          </table:table-cell>
          <table:table-cell table:style-name="ce14" office:value-type="string" calcext:value-type="string">
            <text:p>Incoming byte rate</text:p>
          </table:table-cell>
          <table:table-cell table:style-name="ce14" office:value-type="string" calcext:value-type="string">
            <text:p>Storage per day in bytes</text:p>
          </table:table-cell>
          <table:table-cell table:style-name="ce14" office:value-type="string" calcext:value-type="string">
            <text:p>Storage per day in gb</text:p>
          </table:table-cell>
          <table:table-cell table:style-name="ce14" table:number-columns-repeated="243"/>
          <table:table-cell/>
        </table:table-row>
        <table:table-row table:style-name="ro1">
          <table:table-cell office:value-type="string" calcext:value-type="string">
            <text:p>topic-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19]*[.C19]"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9]/(24*60*60)" office:value-type="float" office:value="115.74074074074" calcext:value-type="float">
            <text:p>115.74074074074</text:p>
          </table:table-cell>
          <table:table-cell table:style-name="ce134" table:formula="of:=ROUNDUP(([.B19]*1024+[.B9])*[.H19]*[.G19];2)" office:value-type="float" office:value="35590277.78" calcext:value-type="float">
            <text:p>35590277.78</text:p>
          </table:table-cell>
          <table:table-cell table:formula="of:=ROUNDUP(([.B19]*1024+[.B9])*[.F19]*[.G19]*[.E19];0)" office:value-type="float" office:value="3075000000000" calcext:value-type="float">
            <text:p>3075000000000</text:p>
          </table:table-cell>
          <table:table-cell table:formula="of:=ROUNDUP([.J19]/(1024*1024*1024);2)" office:value-type="float" office:value="2863.82" calcext:value-type="float">
            <text:p>2863.8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2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20]*[.C20]"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0]/(24*60*60)" office:value-type="float" office:value="115.74074074074" calcext:value-type="float">
            <text:p>115.74074074074</text:p>
          </table:table-cell>
          <table:table-cell table:style-name="ce134" table:formula="of:=ROUNDUP(([.B20]*1024+[.B9])*[.H20]*[.G20];2)" office:value-type="float" office:value="1812500" calcext:value-type="float">
            <text:p>1812500</text:p>
          </table:table-cell>
          <table:table-cell table:formula="of:=ROUNDUP(([.B20]*1024+[.B9])*[.F20]*[.G20]*[.E20];0)" office:value-type="float" office:value="156600000000" calcext:value-type="float">
            <text:p>156600000000</text:p>
          </table:table-cell>
          <table:table-cell table:formula="of:=ROUNDUP([.J20]/(1024*1024*1024);2)" office:value-type="float" office:value="145.85" calcext:value-type="float">
            <text:p>145.85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3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21]*[.C21]"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]/(24*60*60)" office:value-type="float" office:value="115.74074074074" calcext:value-type="float">
            <text:p>115.74074074074</text:p>
          </table:table-cell>
          <table:table-cell table:style-name="ce134" table:formula="of:=ROUNDUP(([.B21]*1024+[.B9])*[.H21]*[.G21];2)" office:value-type="float" office:value="1812500" calcext:value-type="float">
            <text:p>1812500</text:p>
          </table:table-cell>
          <table:table-cell table:formula="of:=ROUNDUP(([.B21]*1024+[.B9])*[.F21]*[.G21]*[.E21];0)" office:value-type="float" office:value="156600000000" calcext:value-type="float">
            <text:p>156600000000</text:p>
          </table:table-cell>
          <table:table-cell table:formula="of:=ROUNDUP([.J21]/(1024*1024*1024);2)" office:value-type="float" office:value="145.85" calcext:value-type="float">
            <text:p>145.85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4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22]*[.C22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2]/(24*60*60)" office:value-type="float" office:value="69.4444444444444" calcext:value-type="float">
            <text:p>69.4444444444444</text:p>
          </table:table-cell>
          <table:table-cell table:style-name="ce134" table:formula="of:=ROUNDUP(([.B22]*1024+[.B9])*[.H22]*[.G22];2)" office:value-type="float" office:value="1087500" calcext:value-type="float">
            <text:p>1087500</text:p>
          </table:table-cell>
          <table:table-cell table:formula="of:=ROUNDUP(([.B22]*1024+[.B9])*[.F22]*[.G22]*[.E22];0)" office:value-type="float" office:value="93960000000" calcext:value-type="float">
            <text:p>93960000000</text:p>
          </table:table-cell>
          <table:table-cell table:formula="of:=ROUNDUP([.J22]/(1024*1024*1024);2)" office:value-type="float" office:value="87.51" calcext:value-type="float">
            <text:p>87.5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5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23]*[.C23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3]/(24*60*60)" office:value-type="float" office:value="69.4444444444444" calcext:value-type="float">
            <text:p>69.4444444444444</text:p>
          </table:table-cell>
          <table:table-cell table:style-name="ce134" table:formula="of:=ROUNDUP(([.B23]*1024+[.B9])*[.H23]*[.G23];2)" office:value-type="float" office:value="1087500" calcext:value-type="float">
            <text:p>1087500</text:p>
          </table:table-cell>
          <table:table-cell table:formula="of:=ROUNDUP(([.B23]*1024+[.B9])*[.F23]*[.G23]*[.E23];0)" office:value-type="float" office:value="93960000000" calcext:value-type="float">
            <text:p>93960000000</text:p>
          </table:table-cell>
          <table:table-cell table:formula="of:=ROUNDUP([.J23]/(1024*1024*1024);2)" office:value-type="float" office:value="87.51" calcext:value-type="float">
            <text:p>87.5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6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24]*[.C24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4]/(24*60*60)" office:value-type="float" office:value="69.4444444444444" calcext:value-type="float">
            <text:p>69.4444444444444</text:p>
          </table:table-cell>
          <table:table-cell table:style-name="ce134" table:formula="of:=ROUNDUP(([.B24]*1024+[.B9])*[.H24]*[.G24];2)" office:value-type="float" office:value="1087500" calcext:value-type="float">
            <text:p>1087500</text:p>
          </table:table-cell>
          <table:table-cell table:formula="of:=ROUNDUP(([.B24]*1024+[.B9])*[.F24]*[.G24]*[.E24];0)" office:value-type="float" office:value="93960000000" calcext:value-type="float">
            <text:p>93960000000</text:p>
          </table:table-cell>
          <table:table-cell table:formula="of:=ROUNDUP([.J24]/(1024*1024*1024);2)" office:value-type="float" office:value="87.51" calcext:value-type="float">
            <text:p>87.5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7</text:p>
          </table:table-cell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D25]*[.C25]" office:value-type="float" office:value="6000000" calcext:value-type="float">
            <text:p>6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5]/(24*60*60)" office:value-type="float" office:value="69.4444444444444" calcext:value-type="float">
            <text:p>69.4444444444444</text:p>
          </table:table-cell>
          <table:table-cell table:style-name="ce134" table:formula="of:=ROUNDUP(([.B25]*1024+[.B9])*[.H25]*[.G25];2)" office:value-type="float" office:value="1087500" calcext:value-type="float">
            <text:p>1087500</text:p>
          </table:table-cell>
          <table:table-cell table:formula="of:=ROUNDUP(([.B25]*1024+[.B9])*[.F25]*[.G25]*[.E25];0)" office:value-type="float" office:value="93960000000" calcext:value-type="float">
            <text:p>93960000000</text:p>
          </table:table-cell>
          <table:table-cell table:formula="of:=ROUNDUP([.J25]/(1024*1024*1024);2)" office:value-type="float" office:value="87.51" calcext:value-type="float">
            <text:p>87.5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8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6]*[.C26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6]/(24*60*60)" office:value-type="float" office:value="83.3333333333333" calcext:value-type="float">
            <text:p>83.3333333333333</text:p>
          </table:table-cell>
          <table:table-cell table:style-name="ce134" table:formula="of:=ROUNDUP(([.B26]*1024+[.B9])*[.H26]*[.G26];2)" office:value-type="float" office:value="1049000" calcext:value-type="float">
            <text:p>1049000</text:p>
          </table:table-cell>
          <table:table-cell table:formula="of:=ROUNDUP(([.B26]*1024+[.B9])*[.F26]*[.G26]*[.E26];0)" office:value-type="float" office:value="90633600000" calcext:value-type="float">
            <text:p>90633600000</text:p>
          </table:table-cell>
          <table:table-cell table:formula="of:=ROUNDUP([.J26]/(1024*1024*1024);2)" office:value-type="float" office:value="84.41" calcext:value-type="float">
            <text:p>84.4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9</text:p>
          </table:table-cell>
          <table:table-cell office:value-type="float" office:value="3" calcext:value-type="float">
            <text:p>3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7]*[.C27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7]/(24*60*60)" office:value-type="float" office:value="83.3333333333333" calcext:value-type="float">
            <text:p>83.3333333333333</text:p>
          </table:table-cell>
          <table:table-cell table:style-name="ce134" table:formula="of:=ROUNDUP(([.B27]*1024+[.B9])*[.H27]*[.G27];2)" office:value-type="float" office:value="793000" calcext:value-type="float">
            <text:p>793000</text:p>
          </table:table-cell>
          <table:table-cell table:formula="of:=ROUNDUP(([.B27]*1024+[.B9])*[.F27]*[.G27]*[.E27];0)" office:value-type="float" office:value="68515200000" calcext:value-type="float">
            <text:p>68515200000</text:p>
          </table:table-cell>
          <table:table-cell table:formula="of:=ROUNDUP([.J27]/(1024*1024*1024);2)" office:value-type="float" office:value="63.81" calcext:value-type="float">
            <text:p>63.8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10</text:p>
          </table:table-cell>
          <table:table-cell office:value-type="float" office:value="4" calcext:value-type="float">
            <text:p>4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8]*[.C28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8]/(24*60*60)" office:value-type="float" office:value="83.3333333333333" calcext:value-type="float">
            <text:p>83.3333333333333</text:p>
          </table:table-cell>
          <table:table-cell table:style-name="ce134" table:formula="of:=ROUNDUP(([.B28]*1024+[.B9])*[.H28]*[.G28];2)" office:value-type="float" office:value="1049000" calcext:value-type="float">
            <text:p>1049000</text:p>
          </table:table-cell>
          <table:table-cell table:formula="of:=ROUNDUP(([.B28]*1024+[.B9])*[.F28]*[.G28]*[.E28];0)" office:value-type="float" office:value="90633600000" calcext:value-type="float">
            <text:p>90633600000</text:p>
          </table:table-cell>
          <table:table-cell table:formula="of:=ROUNDUP([.J28]/(1024*1024*1024);2)" office:value-type="float" office:value="84.41" calcext:value-type="float">
            <text:p>84.4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11</text:p>
          </table:table-cell>
          <table:table-cell office:value-type="float" office:value="2" calcext:value-type="float">
            <text:p>2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table:formula="of:=[.D29]*[.C29]" office:value-type="float" office:value="7200000" calcext:value-type="float">
            <text:p>72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29]/(24*60*60)" office:value-type="float" office:value="83.3333333333333" calcext:value-type="float">
            <text:p>83.3333333333333</text:p>
          </table:table-cell>
          <table:table-cell table:style-name="ce134" table:formula="of:=ROUNDUP(([.B29]*1024+[.B9])*[.H29]*[.G29];2)" office:value-type="float" office:value="537000" calcext:value-type="float">
            <text:p>537000</text:p>
          </table:table-cell>
          <table:table-cell table:formula="of:=ROUNDUP(([.B29]*1024+[.B9])*[.F29]*[.G29]*[.E29];0)" office:value-type="float" office:value="46396800000" calcext:value-type="float">
            <text:p>46396800000</text:p>
          </table:table-cell>
          <table:table-cell table:formula="of:=ROUNDUP([.J29]/(1024*1024*1024);2)" office:value-type="float" office:value="43.22" calcext:value-type="float">
            <text:p>43.22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topic-1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D30]*[.C30]" office:value-type="float" office:value="10000000" calcext:value-type="float">
            <text:p>10000000</text:p>
          </table:table-cell>
          <table:table-cell office:value-type="float" office:value="0.999999999999989" calcext:value-type="float">
            <text:p>0.999999999999989</text:p>
          </table:table-cell>
          <table:table-cell office:value-type="float" office:value="3" calcext:value-type="float">
            <text:p>3</text:p>
          </table:table-cell>
          <table:table-cell table:formula="of:=[.E30]/(24*60*60)" office:value-type="float" office:value="115.74074074074" calcext:value-type="float">
            <text:p>115.74074074074</text:p>
          </table:table-cell>
          <table:table-cell table:style-name="ce134" table:formula="of:=ROUNDUP(([.B30]*1024+[.B9])*[.H30]*[.G30];2)" office:value-type="float" office:value="390277.78" calcext:value-type="float">
            <text:p>390277.78</text:p>
          </table:table-cell>
          <table:table-cell table:formula="of:=ROUNDUP(([.B30]*1024+[.B9])*[.F30]*[.G30]*[.E30];0)" office:value-type="float" office:value="33720000000" calcext:value-type="float">
            <text:p>33720000000</text:p>
          </table:table-cell>
          <table:table-cell table:formula="of:=ROUNDUP([.J30]/(1024*1024*1024);2)" office:value-type="float" office:value="31.41" calcext:value-type="float">
            <text:p>31.41</text:p>
          </table:table-cell>
          <table:table-cell table:number-columns-repeated="244"/>
        </table:table-row>
        <table:table-row table:style-name="ro1" table:number-rows-repeated="2">
          <table:table-cell table:number-columns-repeated="255"/>
        </table:table-row>
        <table:table-row table:style-name="ro11">
          <table:table-cell table:number-columns-repeated="5"/>
          <table:table-cell table:style-name="ce20"/>
          <table:table-cell/>
          <table:table-cell table:style-name="ce14" office:value-type="string" calcext:value-type="string">
            <text:p>Total incoming byte rate ( bytes per sec)</text:p>
          </table:table-cell>
          <table:table-cell table:style-name="ce21" table:formula="of:=SUM([.I19:.I32])" office:value-type="float" office:value="47383555.56" calcext:value-type="float">
            <text:p>47383555.56</text:p>
          </table:table-cell>
          <table:table-cell table:style-name="ce14" office:value-type="string" calcext:value-type="string">
            <text:p>Toal Storage per day (GB)</text:p>
          </table:table-cell>
          <table:table-cell table:style-name="ce21" table:formula="of:=SUM([.K19:.K32])" office:value-type="float" office:value="3812.82" calcext:value-type="float">
            <text:p>3812.82</text:p>
          </table:table-cell>
          <table:table-cell table:number-columns-repeated="244"/>
        </table:table-row>
        <table:table-row table:style-name="ro1" table:number-rows-repeated="104854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ConsolidatedReport-Disk" table:style-name="ta1">
        <table:table-column table:style-name="co1" table:number-columns-repeated="256" table:default-cell-style-name="ce36"/>
        <table:table-row table:style-name="ro11">
          <table:table-cell table:style-name="ce42" office:value-type="string" calcext:value-type="string">
            <text:p>No of Record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tions per topic</text:p>
          </table:table-cell>
          <table:table-cell table:style-name="ce5" office:value-type="string" calcext:value-type="string">
            <text:p>Expected size to be occupied in bytes</text:p>
          </table:table-cell>
          <table:table-cell table:style-name="ce5" office:value-type="string" calcext:value-type="string">
            <text:p>Before Run in bytes</text:p>
          </table:table-cell>
          <table:table-cell table:style-name="ce5" office:value-type="string" calcext:value-type="string">
            <text:p>After run in bytes</text:p>
          </table:table-cell>
          <table:table-cell table:style-name="ce5" office:value-type="string" calcext:value-type="string">
            <text:p>Actual size occupued in bytes</text:p>
          </table:table-cell>
          <table:table-cell table:style-name="ce5" office:value-type="string" calcext:value-type="string">
            <text:p>Actual Size (GB)</text:p>
          </table:table-cell>
          <table:table-cell table:style-name="ce5" office:value-type="string" calcext:value-type="string">
            <text:p>Expected Size (GB)</text:p>
          </table:table-cell>
          <table:table-cell table:style-name="ce5" table:number-columns-repeated="173"/>
          <table:table-cell table:style-name="ce2"/>
          <table:table-cell table:number-columns-repeated="72"/>
        </table:table-row>
        <table:table-row table:style-name="ro1">
          <table:table-cell/>
          <table:table-cell table:style-name="ce10" table:number-columns-repeated="181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3]*[.C3]*[.A3]*1024" office:value-type="float" office:value="307200000" calcext:value-type="float">
            <text:p>307200000</text:p>
          </table:table-cell>
          <table:table-cell table:style-name="ce10" office:value-type="float" office:value="1069561459" calcext:value-type="float">
            <text:p>1069561459</text:p>
          </table:table-cell>
          <table:table-cell table:style-name="ce10" office:value-type="float" office:value="1381742157" calcext:value-type="float">
            <text:p>1381742157</text:p>
          </table:table-cell>
          <table:table-cell table:style-name="ce10" table:formula="of:=[.G3]-[.F3]" office:value-type="float" office:value="312180698" calcext:value-type="float">
            <text:p>312180698</text:p>
          </table:table-cell>
          <table:table-cell table:style-name="ce10" table:formula="of:=[.H3]/(1024*1024*1024)" office:value-type="float" office:value="0.290740931406617" calcext:value-type="float">
            <text:p>0.290740931406617</text:p>
          </table:table-cell>
          <table:table-cell table:style-name="ce10" table:formula="of:=[.E3]/(1024*1024*1024)" office:value-type="float" office:value="0.286102294921875" calcext:value-type="float">
            <text:p>0.286102294921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4]*[.C4]*[.A4]*1024" office:value-type="float" office:value="614400000" calcext:value-type="float">
            <text:p>614400000</text:p>
          </table:table-cell>
          <table:table-cell table:style-name="ce10" office:value-type="float" office:value="1381742157" calcext:value-type="float">
            <text:p>1381742157</text:p>
          </table:table-cell>
          <table:table-cell table:style-name="ce10" office:value-type="float" office:value="1994042974" calcext:value-type="float">
            <text:p>1994042974</text:p>
          </table:table-cell>
          <table:table-cell table:style-name="ce10" table:formula="of:=[.G4]-[.F4]" office:value-type="float" office:value="612300817" calcext:value-type="float">
            <text:p>612300817</text:p>
          </table:table-cell>
          <table:table-cell table:style-name="ce10" table:formula="of:=[.H4]/(1024*1024*1024)" office:value-type="float" office:value="0.570249573327601" calcext:value-type="float">
            <text:p>0.570249573327601</text:p>
          </table:table-cell>
          <table:table-cell table:style-name="ce10" table:formula="of:=[.E4]/(1024*1024*1024)" office:value-type="float" office:value="0.57220458984375" calcext:value-type="float">
            <text:p>0.5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5]*[.C5]*[.A5]*1024" office:value-type="float" office:value="1228800000" calcext:value-type="float">
            <text:p>1228800000</text:p>
          </table:table-cell>
          <table:table-cell table:style-name="ce10" office:value-type="float" office:value="1994042974" calcext:value-type="float">
            <text:p>1994042974</text:p>
          </table:table-cell>
          <table:table-cell table:style-name="ce10" office:value-type="float" office:value="3208825085" calcext:value-type="float">
            <text:p>3208825085</text:p>
          </table:table-cell>
          <table:table-cell table:style-name="ce10" table:formula="of:=[.G5]-[.F5]" office:value-type="float" office:value="1214782111" calcext:value-type="float">
            <text:p>1214782111</text:p>
          </table:table-cell>
          <table:table-cell table:style-name="ce10" table:formula="of:=[.H5]/(1024*1024*1024)" office:value-type="float" office:value="1.13135400321334" calcext:value-type="float">
            <text:p>1.13135400321334</text:p>
          </table:table-cell>
          <table:table-cell table:style-name="ce10" table:formula="of:=[.E5]/(1024*1024*1024)" office:value-type="float" office:value="1.1444091796875" calcext:value-type="float">
            <text:p>1.14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table:formula="of:=[.B6]*[.C6]*[.A6]*1024" office:value-type="float" office:value="6144000000" calcext:value-type="float">
            <text:p>6144000000</text:p>
          </table:table-cell>
          <table:table-cell table:style-name="ce10" office:value-type="float" office:value="3208825085" calcext:value-type="float">
            <text:p>3208825085</text:p>
          </table:table-cell>
          <table:table-cell table:style-name="ce10" office:value-type="float" office:value="9223240206" calcext:value-type="float">
            <text:p>9223240206</text:p>
          </table:table-cell>
          <table:table-cell table:style-name="ce10" table:formula="of:=[.G6]-[.F6]" office:value-type="float" office:value="6014415121" calcext:value-type="float">
            <text:p>6014415121</text:p>
          </table:table-cell>
          <table:table-cell table:style-name="ce10" table:formula="of:=[.H6]/(1024*1024*1024)" office:value-type="float" office:value="5.60136057529599" calcext:value-type="float">
            <text:p>5.60136057529599</text:p>
          </table:table-cell>
          <table:table-cell table:style-name="ce10" table:formula="of:=[.E6]/(1024*1024*1024)" office:value-type="float" office:value="5.7220458984375" calcext:value-type="float">
            <text:p>5.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7]*[.C7]*[.A7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8]*[.C8]*[.A8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9]*[.C9]*[.A9]*1024" office:value-type="float" office:value="307200000" calcext:value-type="float">
            <text:p>307200000</text:p>
          </table:table-cell>
          <table:table-cell table:style-name="ce10" office:value-type="float" office:value="9223240206" calcext:value-type="float">
            <text:p>9223240206</text:p>
          </table:table-cell>
          <table:table-cell table:style-name="ce10" office:value-type="float" office:value="9724169488" calcext:value-type="float">
            <text:p>9724169488</text:p>
          </table:table-cell>
          <table:table-cell table:style-name="ce10" table:formula="of:=[.G9]-[.F9]" office:value-type="float" office:value="500929282" calcext:value-type="float">
            <text:p>500929282</text:p>
          </table:table-cell>
          <table:table-cell table:style-name="ce10" table:formula="of:=[.H9]/(1024*1024*1024)" office:value-type="float" office:value="0.466526748612523" calcext:value-type="float">
            <text:p>0.466526748612523</text:p>
          </table:table-cell>
          <table:table-cell table:style-name="ce10" table:formula="of:=[.E9]/(1024*1024*1024)" office:value-type="float" office:value="0.286102294921875" calcext:value-type="float">
            <text:p>0.286102294921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0]*[.C10]*[.A10]*1024" office:value-type="float" office:value="614400000" calcext:value-type="float">
            <text:p>614400000</text:p>
          </table:table-cell>
          <table:table-cell table:style-name="ce10" office:value-type="float" office:value="9724169488" calcext:value-type="float">
            <text:p>9724169488</text:p>
          </table:table-cell>
          <table:table-cell table:style-name="ce10" office:value-type="float" office:value="10336472779" calcext:value-type="float">
            <text:p>10336472779</text:p>
          </table:table-cell>
          <table:table-cell table:style-name="ce10" table:formula="of:=[.G10]-[.F10]" office:value-type="float" office:value="612303291" calcext:value-type="float">
            <text:p>612303291</text:p>
          </table:table-cell>
          <table:table-cell table:style-name="ce10" table:formula="of:=[.H10]/(1024*1024*1024)" office:value-type="float" office:value="0.57025187741965" calcext:value-type="float">
            <text:p>0.57025187741965</text:p>
          </table:table-cell>
          <table:table-cell table:style-name="ce10" table:formula="of:=[.E10]/(1024*1024*1024)" office:value-type="float" office:value="0.57220458984375" calcext:value-type="float">
            <text:p>0.5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1]*[.C11]*[.A11]*1024" office:value-type="float" office:value="1228800000" calcext:value-type="float">
            <text:p>1228800000</text:p>
          </table:table-cell>
          <table:table-cell table:style-name="ce10" office:value-type="float" office:value="10336472779" calcext:value-type="float">
            <text:p>10336472779</text:p>
          </table:table-cell>
          <table:table-cell table:style-name="ce10" office:value-type="float" office:value="11548776061" calcext:value-type="float">
            <text:p>11548776061</text:p>
          </table:table-cell>
          <table:table-cell table:style-name="ce10" table:formula="of:=[.G11]-[.F11]" office:value-type="float" office:value="1212303282" calcext:value-type="float">
            <text:p>1212303282</text:p>
          </table:table-cell>
          <table:table-cell table:style-name="ce10" table:formula="of:=[.H11]/(1024*1024*1024)" office:value-type="float" office:value="1.12904541380703" calcext:value-type="float">
            <text:p>1.12904541380703</text:p>
          </table:table-cell>
          <table:table-cell table:style-name="ce10" table:formula="of:=[.E11]/(1024*1024*1024)" office:value-type="float" office:value="1.1444091796875" calcext:value-type="float">
            <text:p>1.14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2]*[.C12]*[.A12]*1024" office:value-type="float" office:value="6144000000" calcext:value-type="float">
            <text:p>6144000000</text:p>
          </table:table-cell>
          <table:table-cell table:style-name="ce10" office:value-type="float" office:value="11548776061" calcext:value-type="float">
            <text:p>11548776061</text:p>
          </table:table-cell>
          <table:table-cell table:style-name="ce10" office:value-type="float" office:value="17561615355" calcext:value-type="float">
            <text:p>17561615355</text:p>
          </table:table-cell>
          <table:table-cell table:style-name="ce10" table:formula="of:=[.G12]-[.F12]" office:value-type="float" office:value="6012839294" calcext:value-type="float">
            <text:p>6012839294</text:p>
          </table:table-cell>
          <table:table-cell table:style-name="ce10" table:formula="of:=[.H12]/(1024*1024*1024)" office:value-type="float" office:value="5.5998929720372" calcext:value-type="float">
            <text:p>5.5998929720372</text:p>
          </table:table-cell>
          <table:table-cell table:style-name="ce10" table:formula="of:=[.E12]/(1024*1024*1024)" office:value-type="float" office:value="5.7220458984375" calcext:value-type="float">
            <text:p>5.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13]*[.C13]*[.A13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14]*[.C14]*[.A14]*1024" office:value-type="float" office:value="0" calcext:value-type="float">
            <text:p>0</text:p>
          </table:table-cell>
          <table:table-cell table:style-name="ce10" table:number-columns-repeated="177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5]*[.C15]*[.A15]*1024" office:value-type="float" office:value="6144000000" calcext:value-type="float">
            <text:p>6144000000</text:p>
          </table:table-cell>
          <table:table-cell table:style-name="ce25" office:value-type="float" office:value="125492532861" calcext:value-type="float">
            <text:p>125492532861</text:p>
          </table:table-cell>
          <table:table-cell table:style-name="ce25" office:value-type="float" office:value="131735216443" calcext:value-type="float">
            <text:p>131735216443</text:p>
          </table:table-cell>
          <table:table-cell table:style-name="ce10" table:formula="of:=[.G15]-[.F15]" office:value-type="float" office:value="6242683582" calcext:value-type="float">
            <text:p>6242683582</text:p>
          </table:table-cell>
          <table:table-cell table:style-name="ce10" table:formula="of:=[.H15]/(1024*1024*1024)" office:value-type="float" office:value="5.81395214609801" calcext:value-type="float">
            <text:p>5.81395214609801</text:p>
          </table:table-cell>
          <table:table-cell table:style-name="ce10" table:formula="of:=[.E15]/(1024*1024*1024)" office:value-type="float" office:value="5.7220458984375" calcext:value-type="float">
            <text:p>5.7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6]*[.C16]*[.A16]*1024" office:value-type="float" office:value="12288000000" calcext:value-type="float">
            <text:p>12288000000</text:p>
          </table:table-cell>
          <table:table-cell table:style-name="ce10" office:value-type="float" office:value="27792952916" calcext:value-type="float">
            <text:p>27792952916</text:p>
          </table:table-cell>
          <table:table-cell table:style-name="ce10" office:value-type="float" office:value="40042093686" calcext:value-type="float">
            <text:p>40042093686</text:p>
          </table:table-cell>
          <table:table-cell table:style-name="ce10" table:formula="of:=[.G16]-[.F16]" office:value-type="float" office:value="12249140770" calcext:value-type="float">
            <text:p>12249140770</text:p>
          </table:table-cell>
          <table:table-cell table:style-name="ce10" table:formula="of:=[.H16]/(1024*1024*1024)" office:value-type="float" office:value="11.4079013187438" calcext:value-type="float">
            <text:p>11.4079013187438</text:p>
          </table:table-cell>
          <table:table-cell table:style-name="ce10" table:formula="of:=[.E16]/(1024*1024*1024)" office:value-type="float" office:value="11.444091796875" calcext:value-type="float">
            <text:p>11.4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7]*[.C17]*[.A17]*1024" office:value-type="float" office:value="24576000000" calcext:value-type="float">
            <text:p>24576000000</text:p>
          </table:table-cell>
          <table:table-cell table:style-name="ce10" office:value-type="float" office:value="40042093686" calcext:value-type="float">
            <text:p>40042093686</text:p>
          </table:table-cell>
          <table:table-cell table:style-name="ce10" office:value-type="float" office:value="64187264664" calcext:value-type="float">
            <text:p>64187264664</text:p>
          </table:table-cell>
          <table:table-cell table:style-name="ce10" table:formula="of:=[.G17]-[.F17]" office:value-type="float" office:value="24145170978" calcext:value-type="float">
            <text:p>24145170978</text:p>
          </table:table-cell>
          <table:table-cell table:style-name="ce10" table:formula="of:=[.H17]/(1024*1024*1024)" office:value-type="float" office:value="22.4869427997619" calcext:value-type="float">
            <text:p>22.4869427997619</text:p>
          </table:table-cell>
          <table:table-cell table:style-name="ce10" table:formula="of:=[.E17]/(1024*1024*1024)" office:value-type="float" office:value="22.88818359375" calcext:value-type="float">
            <text:p>22.88818359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8]*[.C18]*[.A18]*1024" office:value-type="float" office:value="61440000000" calcext:value-type="float">
            <text:p>61440000000</text:p>
          </table:table-cell>
          <table:table-cell table:style-name="ce10" office:value-type="float" office:value="64187277612" calcext:value-type="float">
            <text:p>64187277612</text:p>
          </table:table-cell>
          <table:table-cell table:style-name="ce10" office:value-type="float" office:value="124443277738" calcext:value-type="float">
            <text:p>124443277738</text:p>
          </table:table-cell>
          <table:table-cell table:style-name="ce10" table:formula="of:=[.G18]-[.F18]" office:value-type="float" office:value="60256000126" calcext:value-type="float">
            <text:p>60256000126</text:p>
          </table:table-cell>
          <table:table-cell table:style-name="ce10" table:formula="of:=[.H18]/(1024*1024*1024)" office:value-type="float" office:value="56.1177731733769" calcext:value-type="float">
            <text:p>56.1177731733769</text:p>
          </table:table-cell>
          <table:table-cell table:style-name="ce10" table:formula="of:=[.E18]/(1024*1024*1024)" office:value-type="float" office:value="57.220458984375" calcext:value-type="float">
            <text:p>57.2204589843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B19]*[.C19]*[.A19]*1024" office:value-type="float" office:value="122880000000" calcext:value-type="float">
            <text:p>122880000000</text:p>
          </table:table-cell>
          <table:table-cell table:style-name="ce10" office:value-type="float" office:value="124443277738" calcext:value-type="float">
            <text:p>124443277738</text:p>
          </table:table-cell>
          <table:table-cell table:style-name="ce125" office:value-type="float" office:value="246069181729" calcext:value-type="float">
            <text:p>246,069,181,729</text:p>
          </table:table-cell>
          <table:table-cell table:style-name="ce125" table:formula="of:=[.G19]-[.F19]" office:value-type="float" office:value="121625903991" calcext:value-type="float">
            <text:p>121,625,903,991</text:p>
          </table:table-cell>
          <table:table-cell table:style-name="ce125" table:formula="of:=[.H19]/(1024*1024*1024)" office:value-type="float" office:value="113.272950044833" calcext:value-type="float">
            <text:p>113.272950045</text:p>
          </table:table-cell>
          <table:table-cell table:style-name="ce10" table:formula="of:=[.E19]/(1024*1024*1024)" office:value-type="float" office:value="114.44091796875" calcext:value-type="float">
            <text:p>114.4409179687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/>
          <table:table-cell table:style-name="ce10" table:number-columns-repeated="3"/>
          <table:table-cell table:style-name="ce10" table:formula="of:=[.B20]*[.C20]*[.A20]*1024" office:value-type="float" office:value="0" calcext:value-type="float">
            <text:p>0</text:p>
          </table:table-cell>
          <table:table-cell table:style-name="ce10" table:number-columns-repeated="2"/>
          <table:table-cell table:style-name="ce125" table:number-columns-repeated="2"/>
          <table:table-cell table:style-name="ce10" table:number-columns-repeated="173"/>
          <table:table-cell table:style-name="ce2"/>
          <table:table-cell table:number-columns-repeated="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B21]*[.C21]*[.A21]*1024" office:value-type="float" office:value="102400" calcext:value-type="float">
            <text:p>102400</text:p>
          </table:table-cell>
          <table:table-cell table:style-name="ce10" office:value-type="float" office:value="131756291071" calcext:value-type="float">
            <text:p>131756291071</text:p>
          </table:table-cell>
          <table:table-cell table:style-name="ce10" office:value-type="float" office:value="131756291190" calcext:value-type="float">
            <text:p>131756291190</text:p>
          </table:table-cell>
          <table:table-cell table:style-name="ce125" table:formula="of:=[.G21]-[.F21]" office:value-type="float" office:value="119" calcext:value-type="float">
            <text:p>119</text:p>
          </table:table-cell>
          <table:table-cell table:style-name="ce125" table:formula="of:=[.H21]/(1024*1024*1024)" office:value-type="float" office:value="0.000000110827386379242" calcext:value-type="float">
            <text:p>0.000000111</text:p>
          </table:table-cell>
          <table:table-cell table:style-name="ce10" table:formula="of:=[.E21]/(1024*1024*1024)" office:value-type="float" office:value="0.000095367431640625" calcext:value-type="float">
            <text:p>9.5367431640625E-05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B22]*[.C22]*[.A22]*1024" office:value-type="float" office:value="1024000" calcext:value-type="float">
            <text:p>1024000</text:p>
          </table:table-cell>
          <table:table-cell table:style-name="ce10" office:value-type="float" office:value="131756291190" calcext:value-type="float">
            <text:p>131756291190</text:p>
          </table:table-cell>
          <table:table-cell table:style-name="ce10" office:value-type="float" office:value="131757292548" calcext:value-type="float">
            <text:p>131757292548</text:p>
          </table:table-cell>
          <table:table-cell table:style-name="ce125" table:formula="of:=[.G22]-[.F22]" office:value-type="float" office:value="1001358" calcext:value-type="float">
            <text:p>1,001,358</text:p>
          </table:table-cell>
          <table:table-cell table:style-name="ce125" table:formula="of:=[.H22]/(1024*1024*1024)" office:value-type="float" office:value="0.000932587310671806" calcext:value-type="float">
            <text:p>0.000932587</text:p>
          </table:table-cell>
          <table:table-cell table:style-name="ce10" table:formula="of:=[.E22]/(1024*1024*1024)" office:value-type="float" office:value="0.00095367431640625" calcext:value-type="float">
            <text:p>0.000953674316406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B23]*[.C23]*[.A23]*1024" office:value-type="float" office:value="10240000" calcext:value-type="float">
            <text:p>10240000</text:p>
          </table:table-cell>
          <table:table-cell table:style-name="ce10" office:value-type="float" office:value="131757292548" calcext:value-type="float">
            <text:p>131757292548</text:p>
          </table:table-cell>
          <table:table-cell table:style-name="ce10" office:value-type="float" office:value="131767301106" calcext:value-type="float">
            <text:p>131767301106</text:p>
          </table:table-cell>
          <table:table-cell table:style-name="ce125" table:formula="of:=[.G23]-[.F23]" office:value-type="float" office:value="10008558" calcext:value-type="float">
            <text:p>10,008,558</text:p>
          </table:table-cell>
          <table:table-cell table:style-name="ce125" table:formula="of:=[.H23]/(1024*1024*1024)" office:value-type="float" office:value="0.00932119600474834" calcext:value-type="float">
            <text:p>0.009321196</text:p>
          </table:table-cell>
          <table:table-cell table:style-name="ce10" table:formula="of:=[.E23]/(1024*1024*1024)" office:value-type="float" office:value="0.0095367431640625" calcext:value-type="float">
            <text:p>0.009536743164063</text:p>
          </table:table-cell>
          <table:table-cell table:style-name="ce10" table:number-columns-repeated="172"/>
          <table:table-cell table:style-name="ce2"/>
          <table:table-cell table:number-columns-repeated="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B24]*[.C24]*[.A24]*1024" office:value-type="float" office:value="102400000" calcext:value-type="float">
            <text:p>102400000</text:p>
          </table:table-cell>
          <table:table-cell office:value-type="float" office:value="131767301106" calcext:value-type="float">
            <text:p>131767301106</text:p>
          </table:table-cell>
          <table:table-cell office:value-type="float" office:value="131867381664" calcext:value-type="float">
            <text:p>131867381664</text:p>
          </table:table-cell>
          <table:table-cell table:style-name="ce125" table:formula="of:=[.G24]-[.F24]" office:value-type="float" office:value="100080558" calcext:value-type="float">
            <text:p>100,080,558</text:p>
          </table:table-cell>
          <table:table-cell table:style-name="ce125" table:formula="of:=[.H24]/(1024*1024*1024)" office:value-type="float" office:value="0.0932072829455137" calcext:value-type="float">
            <text:p>0.093207283</text:p>
          </table:table-cell>
          <table:table-cell table:style-name="ce10" table:formula="of:=[.E24]/(1024*1024*1024)" office:value-type="float" office:value="0.095367431640625" calcext:value-type="float">
            <text:p>0.095367431640625</text:p>
          </table:table-cell>
          <table:table-cell table:number-columns-repeated="24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B25]*[.C25]*[.A25]*1024" office:value-type="float" office:value="1024000000" calcext:value-type="float">
            <text:p>1024000000</text:p>
          </table:table-cell>
          <table:table-cell office:value-type="float" office:value="131867381664" calcext:value-type="float">
            <text:p>131867381664</text:p>
          </table:table-cell>
          <table:table-cell office:value-type="float" office:value="132869480665" calcext:value-type="float">
            <text:p>132869480665</text:p>
          </table:table-cell>
          <table:table-cell table:style-name="ce125" table:formula="of:=[.G25]-[.F25]" office:value-type="float" office:value="1002099001" calcext:value-type="float">
            <text:p>1,002,099,001</text:p>
          </table:table-cell>
          <table:table-cell table:style-name="ce125" table:formula="of:=[.H25]/(1024*1024*1024)" office:value-type="float" office:value="0.933277421630919" calcext:value-type="float">
            <text:p>0.933277422</text:p>
          </table:table-cell>
          <table:table-cell table:style-name="ce10" table:formula="of:=[.E25]/(1024*1024*1024)" office:value-type="float" office:value="0.95367431640625" calcext:value-type="float">
            <text:p>0.95367431640625</text:p>
          </table:table-cell>
          <table:table-cell table:number-columns-repeated="24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[.B26]*[.C26]*[.A26]*1024" office:value-type="float" office:value="6144000000" calcext:value-type="float">
            <text:p>6144000000</text:p>
          </table:table-cell>
          <table:table-cell table:style-name="ce10" office:value-type="float" office:value="3208825085" calcext:value-type="float">
            <text:p>3208825085</text:p>
          </table:table-cell>
          <table:table-cell table:style-name="ce10" office:value-type="float" office:value="9223240206" calcext:value-type="float">
            <text:p>9223240206</text:p>
          </table:table-cell>
          <table:table-cell table:style-name="ce10" table:formula="of:=[.G26]-[.F26]" office:value-type="float" office:value="6014415121" calcext:value-type="float">
            <text:p>6014415121</text:p>
          </table:table-cell>
          <table:table-cell table:style-name="ce10" table:formula="of:=[.H26]/(1024*1024*1024)" office:value-type="float" office:value="5.60136057529599" calcext:value-type="float">
            <text:p>5.60136057529599</text:p>
          </table:table-cell>
          <table:table-cell table:style-name="ce10" table:formula="of:=[.E26]/(1024*1024*1024)" office:value-type="float" office:value="5.7220458984375" calcext:value-type="float">
            <text:p>5.7220458984375</text:p>
          </table:table-cell>
          <table:table-cell table:number-columns-repeated="246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olidatedReport-Broker" table:style-name="ta1">
        <table:table-column table:style-name="co1" table:number-columns-repeated="256" table:default-cell-style-name="ce36"/>
        <table:table-row table:style-name="ro4">
          <table:table-cell table:style-name="ce5" office:value-type="string" calcext:value-type="string">
            <text:p>Replication Factor</text:p>
          </table:table-cell>
          <table:table-cell table:style-name="ce5" office:value-type="string" calcext:value-type="string">
            <text:p>Number of Broker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No of machines</text:p>
          </table:table-cell>
          <table:table-cell table:style-name="ce5" office:value-type="string" calcext:value-type="string">
            <text:p>Machine name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tions per Topic</text:p>
          </table:table-cell>
          <table:table-cell table:style-name="ce5" office:value-type="string" calcext:value-type="string">
            <text:p>Records Send Rate (99.9%)</text:p>
          </table:table-cell>
          <table:table-cell table:style-name="ce5" office:value-type="string" calcext:value-type="string">
            <text:p>Records Consumed Rate (99.9%)</text:p>
          </table:table-cell>
          <table:table-cell table:style-name="ce5" office:value-type="string" calcext:value-type="string">
            <text:p>99.9% - Producer Throughput in bytes</text:p>
          </table:table-cell>
          <table:table-cell table:style-name="ce5" office:value-type="string" calcext:value-type="string">
            <text:p>Producer Throughput (MB/s)</text:p>
          </table:table-cell>
          <table:table-cell table:style-name="ce5" office:value-type="string" calcext:value-type="string">
            <text:p>99.9% - Consumer Throughput in bytes</text:p>
          </table:table-cell>
          <table:table-cell table:style-name="ce5" office:value-type="string" calcext:value-type="string">
            <text:p>Consumer Throughput (MB/s)</text:p>
          </table:table-cell>
          <table:table-cell table:style-name="ce5" office:value-type="string" calcext:value-type="string">
            <text:p>99.9% Producer Latency (ms)</text:p>
          </table:table-cell>
          <table:table-cell table:style-name="ce5" office:value-type="string" calcext:value-type="string">
            <text:p>99.9% Consumer Latency (ms)</text:p>
          </table:table-cell>
          <table:table-cell table:style-name="ce5" office:value-type="string" calcext:value-type="string">
            <text:p>Producer Latency (sec)</text:p>
          </table:table-cell>
          <table:table-cell table:style-name="ce5" office:value-type="string" calcext:value-type="string">
            <text:p>Consumer Latency (sec)</text:p>
          </table:table-cell>
          <table:table-cell table:style-name="ce5"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40.078" calcext:value-type="float">
            <text:p>1140.078</text:p>
          </table:table-cell>
          <table:table-cell table:style-name="ce10" office:value-type="float" office:value="1159.343" calcext:value-type="float">
            <text:p>1159.343</text:p>
          </table:table-cell>
          <table:table-cell table:style-name="ce10" office:value-type="float" office:value="114047114.77" calcext:value-type="float">
            <text:p>114047114.77</text:p>
          </table:table-cell>
          <table:table-cell table:formula="of:=[.J2]/(1024*1024)" office:value-type="float" office:value="108.763804216384" calcext:value-type="float">
            <text:p>108.763804216384</text:p>
          </table:table-cell>
          <table:table-cell table:style-name="ce10" office:value-type="float" office:value="116438321.754" calcext:value-type="float">
            <text:p>116438321.754</text:p>
          </table:table-cell>
          <table:table-cell table:formula="of:=[.L2]/(1024*1024)" office:value-type="float" office:value="111.044236902237" calcext:value-type="float">
            <text:p>111.044236902237</text:p>
          </table:table-cell>
          <table:table-cell table:style-name="ce10" office:value-type="float" office:value="42.612" calcext:value-type="float">
            <text:p>42.612</text:p>
          </table:table-cell>
          <table:table-cell table:style-name="ce10" office:value-type="float" office:value="1627.24" calcext:value-type="float">
            <text:p>1627.24</text:p>
          </table:table-cell>
          <table:table-cell table:formula="of:=[.N2]/1000" office:value-type="float" office:value="0.042612" calcext:value-type="float">
            <text:p>0.042612</text:p>
          </table:table-cell>
          <table:table-cell table:formula="of:=[.O2]/1000" office:value-type="float" office:value="1.62724" calcext:value-type="float">
            <text:p>1.6272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55.922" calcext:value-type="float">
            <text:p>855.922</text:p>
          </table:table-cell>
          <table:table-cell office:value-type="float" office:value="858.099" calcext:value-type="float">
            <text:p>858.099</text:p>
          </table:table-cell>
          <table:table-cell office:value-type="float" office:value="85623685.831" calcext:value-type="float">
            <text:p>85623685.831</text:p>
          </table:table-cell>
          <table:table-cell table:formula="of:=[.J4]/(1024*1024)" office:value-type="float" office:value="81.6571100530624" calcext:value-type="float">
            <text:p>81.6571100530624</text:p>
          </table:table-cell>
          <table:table-cell office:value-type="float" office:value="85625292.167" calcext:value-type="float">
            <text:p>85625292.167</text:p>
          </table:table-cell>
          <table:table-cell table:formula="of:=[.L4]/(1024*1024)" office:value-type="float" office:value="81.6586419744491" calcext:value-type="float">
            <text:p>81.6586419744491</text:p>
          </table:table-cell>
          <table:table-cell office:value-type="float" office:value="48.015" calcext:value-type="float">
            <text:p>48.015</text:p>
          </table:table-cell>
          <table:table-cell office:value-type="float" office:value="1000.725" calcext:value-type="float">
            <text:p>1000.725</text:p>
          </table:table-cell>
          <table:table-cell table:formula="of:=[.N4]/1000" office:value-type="float" office:value="0.048015" calcext:value-type="float">
            <text:p>0.048015</text:p>
          </table:table-cell>
          <table:table-cell table:formula="of:=[.O4]/1000" office:value-type="float" office:value="1.000725" calcext:value-type="float">
            <text:p>1.000725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5.554" calcext:value-type="float">
            <text:p>635.554</text:p>
          </table:table-cell>
          <table:table-cell office:value-type="float" office:value="654.868" calcext:value-type="float">
            <text:p>654.868</text:p>
          </table:table-cell>
          <table:table-cell office:value-type="float" office:value="63606053.081" calcext:value-type="float">
            <text:p>63606053.081</text:p>
          </table:table-cell>
          <table:table-cell table:formula="of:=[.J5]/(1024*1024)" office:value-type="float" office:value="60.6594591913223" calcext:value-type="float">
            <text:p>60.6594591913223</text:p>
          </table:table-cell>
          <table:table-cell office:value-type="float" office:value="65937900.708" calcext:value-type="float">
            <text:p>65937900.708</text:p>
          </table:table-cell>
          <table:table-cell table:formula="of:=[.L5]/(1024*1024)" office:value-type="float" office:value="62.883282382965" calcext:value-type="float">
            <text:p>62.883282382965</text:p>
          </table:table-cell>
          <table:table-cell office:value-type="float" office:value="39.074" calcext:value-type="float">
            <text:p>39.074</text:p>
          </table:table-cell>
          <table:table-cell office:value-type="float" office:value="1132.616" calcext:value-type="float">
            <text:p>1132.616</text:p>
          </table:table-cell>
          <table:table-cell table:formula="of:=[.N5]/1000" office:value-type="float" office:value="0.039074" calcext:value-type="float">
            <text:p>0.039074</text:p>
          </table:table-cell>
          <table:table-cell table:formula="of:=[.O5]/1000" office:value-type="float" office:value="1.132616" calcext:value-type="float">
            <text:p>1.132616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89.834" calcext:value-type="float">
            <text:p>689.834</text:p>
          </table:table-cell>
          <table:table-cell office:value-type="float" office:value="576.516" calcext:value-type="float">
            <text:p>576.516</text:p>
          </table:table-cell>
          <table:table-cell office:value-type="float" office:value="69088029.223" calcext:value-type="float">
            <text:p>69088029.223</text:p>
          </table:table-cell>
          <table:table-cell table:formula="of:=[.J7]/(1024*1024)" office:value-type="float" office:value="65.8874790410996" calcext:value-type="float">
            <text:p>65.8874790410996</text:p>
          </table:table-cell>
          <table:table-cell office:value-type="float" office:value="57629427.33" calcext:value-type="float">
            <text:p>57629427.33</text:p>
          </table:table-cell>
          <table:table-cell table:formula="of:=[.L7]/(1024*1024)" office:value-type="float" office:value="54.9597047138214" calcext:value-type="float">
            <text:p>54.9597047138214</text:p>
          </table:table-cell>
          <table:table-cell office:value-type="float" office:value="2000.52" calcext:value-type="float">
            <text:p>2000.52</text:p>
          </table:table-cell>
          <table:table-cell office:value-type="float" office:value="3110.896" calcext:value-type="float">
            <text:p>3110.896</text:p>
          </table:table-cell>
          <table:table-cell table:formula="of:=[.N7]/1000" office:value-type="float" office:value="2.00052" calcext:value-type="float">
            <text:p>2.00052</text:p>
          </table:table-cell>
          <table:table-cell table:formula="of:=[.O7]/1000" office:value-type="float" office:value="3.110896" calcext:value-type="float">
            <text:p>3.110896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65.0359" calcext:value-type="float">
            <text:p>665.0359</text:p>
          </table:table-cell>
          <table:table-cell office:value-type="float" office:value="590.15" calcext:value-type="float">
            <text:p>590.15</text:p>
          </table:table-cell>
          <table:table-cell office:value-type="float" office:value="66598509.217" calcext:value-type="float">
            <text:p>66598509.217</text:p>
          </table:table-cell>
          <table:table-cell table:formula="of:=[.J8]/(1024*1024)" office:value-type="float" office:value="63.5132877511978" calcext:value-type="float">
            <text:p>63.5132877511978</text:p>
          </table:table-cell>
          <table:table-cell office:value-type="float" office:value="59377396.7" calcext:value-type="float">
            <text:p>59377396.7</text:p>
          </table:table-cell>
          <table:table-cell table:formula="of:=[.L8]/(1024*1024)" office:value-type="float" office:value="56.6266982078552" calcext:value-type="float">
            <text:p>56.6266982078552</text:p>
          </table:table-cell>
          <table:table-cell office:value-type="float" office:value="2282.502" calcext:value-type="float">
            <text:p>2282.502</text:p>
          </table:table-cell>
          <table:table-cell office:value-type="float" office:value="2967.264" calcext:value-type="float">
            <text:p>2967.264</text:p>
          </table:table-cell>
          <table:table-cell table:formula="of:=[.N8]/1000" office:value-type="float" office:value="2.282502" calcext:value-type="float">
            <text:p>2.282502</text:p>
          </table:table-cell>
          <table:table-cell table:formula="of:=[.O8]/1000" office:value-type="float" office:value="2.967264" calcext:value-type="float">
            <text:p>2.96726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132.694" calcext:value-type="float">
            <text:p>1132.694</text:p>
          </table:table-cell>
          <table:table-cell office:value-type="float" office:value="1123.412" calcext:value-type="float">
            <text:p>1123.412</text:p>
          </table:table-cell>
          <table:table-cell office:value-type="float" office:value="113399051.707" calcext:value-type="float">
            <text:p>113399051.707</text:p>
          </table:table-cell>
          <table:table-cell table:formula="of:=[.J10]/(1024*1024)" office:value-type="float" office:value="108.14576311779" calcext:value-type="float">
            <text:p>108.14576311779</text:p>
          </table:table-cell>
          <table:table-cell office:value-type="float" office:value="112114677.518" calcext:value-type="float">
            <text:p>112114677.518</text:p>
          </table:table-cell>
          <table:table-cell table:formula="of:=[.L10]/(1024*1024)" office:value-type="float" office:value="106.920888441086" calcext:value-type="float">
            <text:p>106.920888441086</text:p>
          </table:table-cell>
          <table:table-cell office:value-type="float" office:value="140.115" calcext:value-type="float">
            <text:p>140.115</text:p>
          </table:table-cell>
          <table:table-cell office:value-type="float" office:value="760.688" calcext:value-type="float">
            <text:p>760.688</text:p>
          </table:table-cell>
          <table:table-cell table:formula="of:=[.N10]/1000" office:value-type="float" office:value="0.140115" calcext:value-type="float">
            <text:p>0.140115</text:p>
          </table:table-cell>
          <table:table-cell table:formula="of:=[.O10]/1000" office:value-type="float" office:value="0.760688" calcext:value-type="float">
            <text:p>0.760688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7.626" calcext:value-type="float">
            <text:p>607.626</text:p>
          </table:table-cell>
          <table:table-cell office:value-type="float" office:value="175.496" calcext:value-type="float">
            <text:p>175.496</text:p>
          </table:table-cell>
          <table:table-cell office:value-type="float" office:value="60787268.826" calcext:value-type="float">
            <text:p>60787268.826</text:p>
          </table:table-cell>
          <table:table-cell table:formula="of:=[.J12]/(1024*1024)" office:value-type="float" office:value="57.9712570438385" calcext:value-type="float">
            <text:p>57.9712570438385</text:p>
          </table:table-cell>
          <table:table-cell office:value-type="float" office:value="17758437.0243" calcext:value-type="float">
            <text:p>17758437.0243</text:p>
          </table:table-cell>
          <table:table-cell table:formula="of:=[.L12]/(1024*1024)" office:value-type="float" office:value="16.9357652895927" calcext:value-type="float">
            <text:p>16.9357652895927</text:p>
          </table:table-cell>
          <table:table-cell office:value-type="float" office:value="94.896" calcext:value-type="float">
            <text:p>94.896</text:p>
          </table:table-cell>
          <table:table-cell office:value-type="float" office:value="770.536" calcext:value-type="float">
            <text:p>770.536</text:p>
          </table:table-cell>
          <table:table-cell table:formula="of:=[.N12]/1000" office:value-type="float" office:value="0.094896" calcext:value-type="float">
            <text:p>0.094896</text:p>
          </table:table-cell>
          <table:table-cell table:formula="of:=[.O12]/1000" office:value-type="float" office:value="0.770536" calcext:value-type="float">
            <text:p>0.770536</text:p>
          </table:table-cell>
          <table:table-cell table:number-columns-repeated="23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46.278" calcext:value-type="float">
            <text:p>546.278</text:p>
          </table:table-cell>
          <table:table-cell office:value-type="float" office:value="595.752" calcext:value-type="float">
            <text:p>595.752</text:p>
          </table:table-cell>
          <table:table-cell office:value-type="float" office:value="54713164.17" calcext:value-type="float">
            <text:p>54713164.17</text:p>
          </table:table-cell>
          <table:table-cell table:formula="of:=[.J13]/(1024*1024)" office:value-type="float" office:value="52.1785394382477" calcext:value-type="float">
            <text:p>52.1785394382477</text:p>
          </table:table-cell>
          <table:table-cell office:value-type="float" office:value="60859078.979" calcext:value-type="float">
            <text:p>60859078.979</text:p>
          </table:table-cell>
          <table:table-cell table:formula="of:=[.L13]/(1024*1024)" office:value-type="float" office:value="58.0397405424118" calcext:value-type="float">
            <text:p>58.0397405424118</text:p>
          </table:table-cell>
          <table:table-cell office:value-type="float" office:value="108.406" calcext:value-type="float">
            <text:p>108.406</text:p>
          </table:table-cell>
          <table:table-cell office:value-type="float" office:value="739.516" calcext:value-type="float">
            <text:p>739.516</text:p>
          </table:table-cell>
          <table:table-cell table:formula="of:=[.N13]/1000" office:value-type="float" office:value="0.108406" calcext:value-type="float">
            <text:p>0.108406</text:p>
          </table:table-cell>
          <table:table-cell table:formula="of:=[.O13]/1000" office:value-type="float" office:value="0.739516" calcext:value-type="float">
            <text:p>0.739516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1.302" calcext:value-type="float">
            <text:p>481.302</text:p>
          </table:table-cell>
          <table:table-cell office:value-type="float" office:value="201.931" calcext:value-type="float">
            <text:p>201.931</text:p>
          </table:table-cell>
          <table:table-cell office:value-type="float" office:value="48208176.867" calcext:value-type="float">
            <text:p>48208176.867</text:p>
          </table:table-cell>
          <table:table-cell table:formula="of:=[.J15]/(1024*1024)" office:value-type="float" office:value="45.9749001188278" calcext:value-type="float">
            <text:p>45.9749001188278</text:p>
          </table:table-cell>
          <table:table-cell office:value-type="float" office:value="22755347.5752" calcext:value-type="float">
            <text:p>22755347.5752</text:p>
          </table:table-cell>
          <table:table-cell table:formula="of:=[.L15]/(1024*1024)" office:value-type="float" office:value="21.7011905433654" calcext:value-type="float">
            <text:p>21.7011905433654</text:p>
          </table:table-cell>
          <table:table-cell office:value-type="float" office:value="157.903" calcext:value-type="float">
            <text:p>157.903</text:p>
          </table:table-cell>
          <table:table-cell office:value-type="float" office:value="777.136" calcext:value-type="float">
            <text:p>777.136</text:p>
          </table:table-cell>
          <table:table-cell table:formula="of:=[.N15]/1000" office:value-type="float" office:value="0.157903" calcext:value-type="float">
            <text:p>0.157903</text:p>
          </table:table-cell>
          <table:table-cell table:formula="of:=[.O15]/1000" office:value-type="float" office:value="0.777136" calcext:value-type="float">
            <text:p>0.777136</text:p>
          </table:table-cell>
          <table:table-cell table:number-columns-repeated="23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59.459" calcext:value-type="float">
            <text:p>659.459</text:p>
          </table:table-cell>
          <table:table-cell office:value-type="float" office:value="208.955" calcext:value-type="float">
            <text:p>208.955</text:p>
          </table:table-cell>
          <table:table-cell office:value-type="float" office:value="65812595.626" calcext:value-type="float">
            <text:p>65812595.626</text:p>
          </table:table-cell>
          <table:table-cell table:formula="of:=[.J16]/(1024*1024)" office:value-type="float" office:value="62.7637821445465" calcext:value-type="float">
            <text:p>62.7637821445465</text:p>
          </table:table-cell>
          <table:table-cell office:value-type="float" office:value="25852545.481" calcext:value-type="float">
            <text:p>25852545.481</text:p>
          </table:table-cell>
          <table:table-cell table:formula="of:=[.L16]/(1024*1024)" office:value-type="float" office:value="24.6549086389541" calcext:value-type="float">
            <text:p>24.6549086389541</text:p>
          </table:table-cell>
          <table:table-cell office:value-type="float" office:value="174.03" calcext:value-type="float">
            <text:p>174.03</text:p>
          </table:table-cell>
          <table:table-cell office:value-type="float" office:value="945.094" calcext:value-type="float">
            <text:p>945.094</text:p>
          </table:table-cell>
          <table:table-cell table:formula="of:=[.N16]/1000" office:value-type="float" office:value="0.17403" calcext:value-type="float">
            <text:p>0.17403</text:p>
          </table:table-cell>
          <table:table-cell table:formula="of:=[.O16]/1000" office:value-type="float" office:value="0.945094" calcext:value-type="float">
            <text:p>0.94509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085.78" calcext:value-type="float">
            <text:p>1085.78</text:p>
          </table:table-cell>
          <table:table-cell office:value-type="float" office:value="1085.822" calcext:value-type="float">
            <text:p>1085.822</text:p>
          </table:table-cell>
          <table:table-cell office:value-type="float" office:value="108422134.8833" calcext:value-type="float">
            <text:p>108422134.8833</text:p>
          </table:table-cell>
          <table:table-cell table:formula="of:=[.J18]/(1024*1024)" office:value-type="float" office:value="103.399405368137" calcext:value-type="float">
            <text:p>103.399405368137</text:p>
          </table:table-cell>
          <table:table-cell table:style-name="ce39" office:value-type="float" office:value="108683957.533" calcext:value-type="float">
            <text:p>108683957.533</text:p>
          </table:table-cell>
          <table:table-cell table:formula="of:=[.L18]/(1024*1024)" office:value-type="float" office:value="103.64909890461" calcext:value-type="float">
            <text:p>103.64909890461</text:p>
          </table:table-cell>
          <table:table-cell office:value-type="float" office:value="38.966" calcext:value-type="float">
            <text:p>38.966</text:p>
          </table:table-cell>
          <table:table-cell office:value-type="float" office:value="1466.142" calcext:value-type="float">
            <text:p>1466.142</text:p>
          </table:table-cell>
          <table:table-cell table:formula="of:=[.N18]/1000" office:value-type="float" office:value="0.038966" calcext:value-type="float">
            <text:p>0.038966</text:p>
          </table:table-cell>
          <table:table-cell table:formula="of:=[.O18]/1000" office:value-type="float" office:value="1.466142" calcext:value-type="float">
            <text:p>1.466142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97.476" calcext:value-type="float">
            <text:p>1197.476</text:p>
          </table:table-cell>
          <table:table-cell office:value-type="float" office:value="1202.43" calcext:value-type="float">
            <text:p>1202.43</text:p>
          </table:table-cell>
          <table:table-cell office:value-type="float" office:value="119943349.39" calcext:value-type="float">
            <text:p>119943349.39</text:p>
          </table:table-cell>
          <table:table-cell table:formula="of:=[.J20]/(1024*1024)" office:value-type="float" office:value="114.386891736984" calcext:value-type="float">
            <text:p>114.386891736984</text:p>
          </table:table-cell>
          <table:table-cell office:value-type="float" office:value="120179890.991" calcext:value-type="float">
            <text:p>120179890.991</text:p>
          </table:table-cell>
          <table:table-cell table:formula="of:=[.L20]/(1024*1024)" office:value-type="float" office:value="114.61247538662" calcext:value-type="float">
            <text:p>114.61247538662</text:p>
          </table:table-cell>
          <table:table-cell office:value-type="float" office:value="14.534" calcext:value-type="float">
            <text:p>14.534</text:p>
          </table:table-cell>
          <table:table-cell office:value-type="float" office:value="1000.716" calcext:value-type="float">
            <text:p>1000.716</text:p>
          </table:table-cell>
          <table:table-cell table:formula="of:=[.N20]/1000" office:value-type="float" office:value="0.014534" calcext:value-type="float">
            <text:p>0.014534</text:p>
          </table:table-cell>
          <table:table-cell table:formula="of:=[.O20]/1000" office:value-type="float" office:value="1.000716" calcext:value-type="float">
            <text:p>1.000716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46.022" calcext:value-type="float">
            <text:p>1046.022</text:p>
          </table:table-cell>
          <table:table-cell office:value-type="float" office:value="1044.205" calcext:value-type="float">
            <text:p>1044.205</text:p>
          </table:table-cell>
          <table:table-cell office:value-type="float" office:value="105532788.561" calcext:value-type="float">
            <text:p>105532788.561</text:p>
          </table:table-cell>
          <table:table-cell table:formula="of:=[.J21]/(1024*1024)" office:value-type="float" office:value="100.643909989357" calcext:value-type="float">
            <text:p>100.643909989357</text:p>
          </table:table-cell>
          <table:table-cell office:value-type="float" office:value="105031894.418" calcext:value-type="float">
            <text:p>105031894.418</text:p>
          </table:table-cell>
          <table:table-cell table:formula="of:=[.L21]/(1024*1024)" office:value-type="float" office:value="100.16622010994" calcext:value-type="float">
            <text:p>100.16622010994</text:p>
          </table:table-cell>
          <table:table-cell office:value-type="float" office:value="17.941" calcext:value-type="float">
            <text:p>17.941</text:p>
          </table:table-cell>
          <table:table-cell office:value-type="float" office:value="885.994" calcext:value-type="float">
            <text:p>885.994</text:p>
          </table:table-cell>
          <table:table-cell table:formula="of:=[.N21]/1000" office:value-type="float" office:value="0.017941" calcext:value-type="float">
            <text:p>0.017941</text:p>
          </table:table-cell>
          <table:table-cell table:formula="of:=[.O21]/1000" office:value-type="float" office:value="0.885994" calcext:value-type="float">
            <text:p>0.885994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33.038" calcext:value-type="float">
            <text:p>1233.038</text:p>
          </table:table-cell>
          <table:table-cell office:value-type="float" office:value="1116.553" calcext:value-type="float">
            <text:p>1116.553</text:p>
          </table:table-cell>
          <table:table-cell office:value-type="float" office:value="123440782.566" calcext:value-type="float">
            <text:p>123440782.566</text:p>
          </table:table-cell>
          <table:table-cell table:formula="of:=[.J23]/(1024*1024)" office:value-type="float" office:value="117.722303930282" calcext:value-type="float">
            <text:p>117.722303930282</text:p>
          </table:table-cell>
          <table:table-cell office:value-type="float" office:value="111843375.625" calcext:value-type="float">
            <text:p>111843375.625</text:p>
          </table:table-cell>
          <table:table-cell table:formula="of:=[.L23]/(1024*1024)" office:value-type="float" office:value="106.662154793739" calcext:value-type="float">
            <text:p>106.662154793739</text:p>
          </table:table-cell>
          <table:table-cell office:value-type="float" office:value="23.168" calcext:value-type="float">
            <text:p>23.168</text:p>
          </table:table-cell>
          <table:table-cell office:value-type="float" office:value="1000.681" calcext:value-type="float">
            <text:p>1000.681</text:p>
          </table:table-cell>
          <table:table-cell table:formula="of:=[.N23]/1000" office:value-type="float" office:value="0.023168" calcext:value-type="float">
            <text:p>0.023168</text:p>
          </table:table-cell>
          <table:table-cell table:formula="of:=[.O23]/1000" office:value-type="float" office:value="1.000681" calcext:value-type="float">
            <text:p>1.000681</text:p>
          </table:table-cell>
          <table:table-cell table:number-columns-repeated="23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58.713" calcext:value-type="float">
            <text:p>1158.713</text:p>
          </table:table-cell>
          <table:table-cell office:value-type="float" office:value="1062.9958" calcext:value-type="float">
            <text:p>1062.9958</text:p>
          </table:table-cell>
          <table:table-cell office:value-type="float" office:value="115880802.094" calcext:value-type="float">
            <text:p>115880802.094</text:p>
          </table:table-cell>
          <table:table-cell table:formula="of:=[.J24]/(1024*1024)" office:value-type="float" office:value="110.512544721603" calcext:value-type="float">
            <text:p>110.512544721603</text:p>
          </table:table-cell>
          <table:table-cell office:value-type="float" office:value="106780352.302" calcext:value-type="float">
            <text:p>106780352.302</text:p>
          </table:table-cell>
          <table:table-cell table:formula="of:=[.L24]/(1024*1024)" office:value-type="float" office:value="101.833679487228" calcext:value-type="float">
            <text:p>101.833679487228</text:p>
          </table:table-cell>
          <table:table-cell office:value-type="float" office:value="27.124" calcext:value-type="float">
            <text:p>27.124</text:p>
          </table:table-cell>
          <table:table-cell office:value-type="float" office:value="1208.194" calcext:value-type="float">
            <text:p>1208.194</text:p>
          </table:table-cell>
          <table:table-cell table:formula="of:=[.N24]/1000" office:value-type="float" office:value="0.027124" calcext:value-type="float">
            <text:p>0.027124</text:p>
          </table:table-cell>
          <table:table-cell table:formula="of:=[.O24]/1000" office:value-type="float" office:value="1.208194" calcext:value-type="float">
            <text:p>1.208194</text:p>
          </table:table-cell>
          <table:table-cell table:number-columns-repeated="239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olidatedReport-clientPerf" table:style-name="ta1">
        <table:table-column table:style-name="co1" table:number-columns-repeated="2" table:default-cell-style-name="Default"/>
        <table:table-column table:style-name="co1" table:number-columns-repeated="254" table:default-cell-style-name="ce40"/>
        <table:table-row table:style-name="ro4">
          <table:table-cell table:style-name="ce5" office:value-type="string" calcext:value-type="string">
            <text:p>Number of Records</text:p>
          </table:table-cell>
          <table:table-cell table:style-name="ce5" office:value-type="string" calcext:value-type="string">
            <text:p>Test Duration (mins)</text:p>
          </table:table-cell>
          <table:table-cell table:style-name="ce5" office:value-type="string" calcext:value-type="string">
            <text:p>Number of Brokers</text:p>
          </table:table-cell>
          <table:table-cell table:style-name="ce5" office:value-type="string" calcext:value-type="string">
            <text:p>Message size (KB)</text:p>
          </table:table-cell>
          <table:table-cell table:style-name="ce5" office:value-type="string" calcext:value-type="string">
            <text:p>No of Topics</text:p>
          </table:table-cell>
          <table:table-cell table:style-name="ce5" office:value-type="string" calcext:value-type="string">
            <text:p>No of Partitions per Topic</text:p>
          </table:table-cell>
          <table:table-cell table:style-name="ce5" office:value-type="string" calcext:value-type="string">
            <text:p>Records Send Rate (99.9%)</text:p>
          </table:table-cell>
          <table:table-cell table:style-name="ce5" office:value-type="string" calcext:value-type="string">
            <text:p>Records Consumed Rate (99.9%)</text:p>
          </table:table-cell>
          <table:table-cell table:style-name="ce5" office:value-type="string" calcext:value-type="string">
            <text:p>99.9% - Producer Throughput in bytes</text:p>
          </table:table-cell>
          <table:table-cell table:style-name="ce5" office:value-type="string" calcext:value-type="string">
            <text:p>Producer Throughput (MB/s)</text:p>
          </table:table-cell>
          <table:table-cell table:style-name="ce5" office:value-type="string" calcext:value-type="string">
            <text:p>99.9% - Consumer Throughput in bytes</text:p>
          </table:table-cell>
          <table:table-cell table:style-name="ce5" office:value-type="string" calcext:value-type="string">
            <text:p>Consumer Throughput (MB/s)</text:p>
          </table:table-cell>
          <table:table-cell table:style-name="ce5" office:value-type="string" calcext:value-type="string">
            <text:p>99.9% Producer Latency (ms)</text:p>
          </table:table-cell>
          <table:table-cell table:style-name="ce5" office:value-type="string" calcext:value-type="string">
            <text:p>99.9% Consumer Latency (ms)</text:p>
          </table:table-cell>
          <table:table-cell table:style-name="ce5" office:value-type="string" calcext:value-type="string">
            <text:p>Producer Latency (sec)</text:p>
          </table:table-cell>
          <table:table-cell table:style-name="ce5" office:value-type="string" calcext:value-type="string">
            <text:p>Consumer Latency (sec)</text:p>
          </table:table-cell>
          <table:table-cell table:style-name="ce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59.326" calcext:value-type="float">
            <text:p>659.326</text:p>
          </table:table-cell>
          <table:table-cell table:style-name="ce10" office:value-type="float" office:value="659.347" calcext:value-type="float">
            <text:p>659.347</text:p>
          </table:table-cell>
          <table:table-cell table:style-name="ce10" office:value-type="float" office:value="3402123.0302" calcext:value-type="float">
            <text:p>3402123.0302</text:p>
          </table:table-cell>
          <table:table-cell table:formula="of:=[.I3]/(1024*1024)" office:value-type="float" office:value="3.24451735515594" calcext:value-type="float">
            <text:p>3.24451735515594</text:p>
          </table:table-cell>
          <table:table-cell table:style-name="ce10" office:value-type="float" office:value="3314038.267" calcext:value-type="float">
            <text:p>3314038.267</text:p>
          </table:table-cell>
          <table:table-cell table:formula="of:=[.K3]/(1024*1024)" office:value-type="float" office:value="3.16051317882538" calcext:value-type="float">
            <text:p>3.16051317882538</text:p>
          </table:table-cell>
          <table:table-cell table:style-name="ce10" office:value-type="float" office:value="2.954" calcext:value-type="float">
            <text:p>2.954</text:p>
          </table:table-cell>
          <table:table-cell table:style-name="ce10" office:value-type="float" office:value="151.508" calcext:value-type="float">
            <text:p>151.508</text:p>
          </table:table-cell>
          <table:table-cell table:formula="of:=[.M3]/1000" office:value-type="float" office:value="0.002954" calcext:value-type="float">
            <text:p>0.002954</text:p>
          </table:table-cell>
          <table:table-cell table:formula="of:=[.N3]/1000" office:value-type="float" office:value="0.151508" calcext:value-type="float">
            <text:p>0.151508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43.376" calcext:value-type="float">
            <text:p>643.376</text:p>
          </table:table-cell>
          <table:table-cell table:style-name="ce10" office:value-type="float" office:value="653.082" calcext:value-type="float">
            <text:p>653.082</text:p>
          </table:table-cell>
          <table:table-cell table:style-name="ce10" office:value-type="float" office:value="6521178.156" calcext:value-type="float">
            <text:p>6521178.156</text:p>
          </table:table-cell>
          <table:table-cell table:formula="of:=[.I4]/(1024*1024)" office:value-type="float" office:value="6.21908012008667" calcext:value-type="float">
            <text:p>6.21908012008667</text:p>
          </table:table-cell>
          <table:table-cell table:style-name="ce10" office:value-type="float" office:value="6502778.824" calcext:value-type="float">
            <text:p>6502778.824</text:p>
          </table:table-cell>
          <table:table-cell table:formula="of:=[.K4]/(1024*1024)" office:value-type="float" office:value="6.20153314971923" calcext:value-type="float">
            <text:p>6.20153314971923</text:p>
          </table:table-cell>
          <table:table-cell table:style-name="ce10" office:value-type="float" office:value="1.195" calcext:value-type="float">
            <text:p>1.195</text:p>
          </table:table-cell>
          <table:table-cell table:style-name="ce10" office:value-type="float" office:value="1000.741" calcext:value-type="float">
            <text:p>1000.741</text:p>
          </table:table-cell>
          <table:table-cell table:formula="of:=[.M4]/1000" office:value-type="float" office:value="0.001195" calcext:value-type="float">
            <text:p>0.001195</text:p>
          </table:table-cell>
          <table:table-cell table:formula="of:=[.N4]/1000" office:value-type="float" office:value="1.000741" calcext:value-type="float">
            <text:p>1.000741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23.018" calcext:value-type="float">
            <text:p>623.018</text:p>
          </table:table-cell>
          <table:table-cell table:style-name="ce10" office:value-type="float" office:value="631.58" calcext:value-type="float">
            <text:p>631.58</text:p>
          </table:table-cell>
          <table:table-cell table:style-name="ce10" office:value-type="float" office:value="12511909.436" calcext:value-type="float">
            <text:p>12511909.436</text:p>
          </table:table-cell>
          <table:table-cell table:formula="of:=[.I5]/(1024*1024)" office:value-type="float" office:value="11.9322866783142" calcext:value-type="float">
            <text:p>11.9322866783142</text:p>
          </table:table-cell>
          <table:table-cell table:style-name="ce10" office:value-type="float" office:value="12530677.528" calcext:value-type="float">
            <text:p>12530677.528</text:p>
          </table:table-cell>
          <table:table-cell table:formula="of:=[.K5]/(1024*1024)" office:value-type="float" office:value="11.9501853256226" calcext:value-type="float">
            <text:p>11.9501853256226</text:p>
          </table:table-cell>
          <table:table-cell table:style-name="ce10" office:value-type="float" office:value="1.2521" calcext:value-type="float">
            <text:p>1.2521</text:p>
          </table:table-cell>
          <table:table-cell table:style-name="ce10" office:value-type="float" office:value="10.97" calcext:value-type="float">
            <text:p>10.97</text:p>
          </table:table-cell>
          <table:table-cell table:formula="of:=[.M5]/1000" office:value-type="float" office:value="0.0012521" calcext:value-type="float">
            <text:p>0.0012521</text:p>
          </table:table-cell>
          <table:table-cell table:formula="of:=[.N5]/1000" office:value-type="float" office:value="0.01097" calcext:value-type="float">
            <text:p>0.01097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489.412" calcext:value-type="float">
            <text:p>489.412</text:p>
          </table:table-cell>
          <table:table-cell table:style-name="ce10" office:value-type="float" office:value="486.697" calcext:value-type="float">
            <text:p>486.697</text:p>
          </table:table-cell>
          <table:table-cell table:style-name="ce10" office:value-type="float" office:value="49015305.755" calcext:value-type="float">
            <text:p>49015305.755</text:p>
          </table:table-cell>
          <table:table-cell table:formula="of:=[.I6]/(1024*1024)" office:value-type="float" office:value="46.744638209343" calcext:value-type="float">
            <text:p>46.744638209343</text:p>
          </table:table-cell>
          <table:table-cell table:style-name="ce10" office:value-type="float" office:value="49027521.661" calcext:value-type="float">
            <text:p>49027521.661</text:p>
          </table:table-cell>
          <table:table-cell table:formula="of:=[.K6]/(1024*1024)" office:value-type="float" office:value="46.7562882051468" calcext:value-type="float">
            <text:p>46.7562882051468</text:p>
          </table:table-cell>
          <table:table-cell table:style-name="ce10" office:value-type="float" office:value="2.686" calcext:value-type="float">
            <text:p>2.686</text:p>
          </table:table-cell>
          <table:table-cell table:style-name="ce10" office:value-type="float" office:value="13.102" calcext:value-type="float">
            <text:p>13.102</text:p>
          </table:table-cell>
          <table:table-cell table:formula="of:=[.M6]/1000" office:value-type="float" office:value="0.002686" calcext:value-type="float">
            <text:p>0.002686</text:p>
          </table:table-cell>
          <table:table-cell table:formula="of:=[.N6]/1000" office:value-type="float" office:value="0.013102" calcext:value-type="float">
            <text:p>0.013102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3.3499" calcext:value-type="float">
            <text:p>663.3499</text:p>
          </table:table-cell>
          <table:table-cell table:style-name="ce10" office:value-type="float" office:value="663.535" calcext:value-type="float">
            <text:p>663.535</text:p>
          </table:table-cell>
          <table:table-cell table:style-name="ce10" office:value-type="float" office:value="3422885.572" calcext:value-type="float">
            <text:p>3422885.572</text:p>
          </table:table-cell>
          <table:table-cell table:formula="of:=[.I9]/(1024*1024)" office:value-type="float" office:value="3.26431805801391" calcext:value-type="float">
            <text:p>3.26431805801391</text:p>
          </table:table-cell>
          <table:table-cell table:style-name="ce10" office:value-type="float" office:value="3378848.31" calcext:value-type="float">
            <text:p>3378848.31</text:p>
          </table:table-cell>
          <table:table-cell table:formula="of:=[.K9]/(1024*1024)" office:value-type="float" office:value="3.22232085227966" calcext:value-type="float">
            <text:p>3.22232085227966</text:p>
          </table:table-cell>
          <table:table-cell table:style-name="ce10" office:value-type="float" office:value="1.1124" calcext:value-type="float">
            <text:p>1.1124</text:p>
          </table:table-cell>
          <table:table-cell table:style-name="ce10" office:value-type="float" office:value="42.314" calcext:value-type="float">
            <text:p>42.314</text:p>
          </table:table-cell>
          <table:table-cell table:formula="of:=[.M9]/1000" office:value-type="float" office:value="0.0011124" calcext:value-type="float">
            <text:p>0.0011124</text:p>
          </table:table-cell>
          <table:table-cell table:formula="of:=[.N9]/1000" office:value-type="float" office:value="0.042314" calcext:value-type="float">
            <text:p>0.04231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44.641" calcext:value-type="float">
            <text:p>644.641</text:p>
          </table:table-cell>
          <table:table-cell table:style-name="ce10" office:value-type="float" office:value="652.964" calcext:value-type="float">
            <text:p>652.964</text:p>
          </table:table-cell>
          <table:table-cell table:style-name="ce10" office:value-type="float" office:value="6523937.213" calcext:value-type="float">
            <text:p>6523937.213</text:p>
          </table:table-cell>
          <table:table-cell table:formula="of:=[.I10]/(1024*1024)" office:value-type="float" office:value="6.22171136188507" calcext:value-type="float">
            <text:p>6.22171136188507</text:p>
          </table:table-cell>
          <table:table-cell table:style-name="ce10" office:value-type="float" office:value="6533561.295" calcext:value-type="float">
            <text:p>6533561.295</text:p>
          </table:table-cell>
          <table:table-cell table:formula="of:=[.K10]/(1024*1024)" office:value-type="float" office:value="6.23088960170746" calcext:value-type="float">
            <text:p>6.23088960170746</text:p>
          </table:table-cell>
          <table:table-cell table:style-name="ce10" office:value-type="float" office:value="1.11" calcext:value-type="float">
            <text:p>1.11</text:p>
          </table:table-cell>
          <table:table-cell table:style-name="ce10" office:value-type="float" office:value="51.75" calcext:value-type="float">
            <text:p>51.75</text:p>
          </table:table-cell>
          <table:table-cell table:formula="of:=[.M10]/1000" office:value-type="float" office:value="0.00111" calcext:value-type="float">
            <text:p>0.00111</text:p>
          </table:table-cell>
          <table:table-cell table:formula="of:=[.N10]/1000" office:value-type="float" office:value="0.05175" calcext:value-type="float">
            <text:p>0.05175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14.846" calcext:value-type="float">
            <text:p>614.846</text:p>
          </table:table-cell>
          <table:table-cell table:style-name="ce10" office:value-type="float" office:value="623.203" calcext:value-type="float">
            <text:p>623.203</text:p>
          </table:table-cell>
          <table:table-cell table:style-name="ce10" office:value-type="float" office:value="12392122.372" calcext:value-type="float">
            <text:p>12392122.372</text:p>
          </table:table-cell>
          <table:table-cell table:formula="of:=[.I11]/(1024*1024)" office:value-type="float" office:value="11.8180488319397" calcext:value-type="float">
            <text:p>11.8180488319397</text:p>
          </table:table-cell>
          <table:table-cell table:style-name="ce10" office:value-type="float" office:value="12410481.189" calcext:value-type="float">
            <text:p>12410481.189</text:p>
          </table:table-cell>
          <table:table-cell table:formula="of:=[.K11]/(1024*1024)" office:value-type="float" office:value="11.8355571641921" calcext:value-type="float">
            <text:p>11.8355571641921</text:p>
          </table:table-cell>
          <table:table-cell table:style-name="ce10" office:value-type="float" office:value="1.141" calcext:value-type="float">
            <text:p>1.141</text:p>
          </table:table-cell>
          <table:table-cell table:style-name="ce10" office:value-type="float" office:value="51.12" calcext:value-type="float">
            <text:p>51.12</text:p>
          </table:table-cell>
          <table:table-cell table:formula="of:=[.M11]/1000" office:value-type="float" office:value="0.001141" calcext:value-type="float">
            <text:p>0.001141</text:p>
          </table:table-cell>
          <table:table-cell table:formula="of:=[.N11]/1000" office:value-type="float" office:value="0.05112" calcext:value-type="float">
            <text:p>0.05112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480.561" calcext:value-type="float">
            <text:p>480.561</text:p>
          </table:table-cell>
          <table:table-cell table:style-name="ce10" office:value-type="float" office:value="481.081" calcext:value-type="float">
            <text:p>481.081</text:p>
          </table:table-cell>
          <table:table-cell table:style-name="ce10" office:value-type="float" office:value="48132863.366" calcext:value-type="float">
            <text:p>48132863.366</text:p>
          </table:table-cell>
          <table:table-cell table:formula="of:=[.I12]/(1024*1024)" office:value-type="float" office:value="45.9030755672454" calcext:value-type="float">
            <text:p>45.9030755672454</text:p>
          </table:table-cell>
          <table:table-cell table:style-name="ce10" office:value-type="float" office:value="48160681.23" calcext:value-type="float">
            <text:p>48160681.23</text:p>
          </table:table-cell>
          <table:table-cell table:formula="of:=[.K12]/(1024*1024)" office:value-type="float" office:value="45.9296047496796" calcext:value-type="float">
            <text:p>45.9296047496796</text:p>
          </table:table-cell>
          <table:table-cell table:style-name="ce10" office:value-type="float" office:value="2.485" calcext:value-type="float">
            <text:p>2.485</text:p>
          </table:table-cell>
          <table:table-cell table:style-name="ce10" office:value-type="float" office:value="112.825" calcext:value-type="float">
            <text:p>112.825</text:p>
          </table:table-cell>
          <table:table-cell table:formula="of:=[.M12]/1000" office:value-type="float" office:value="0.002485" calcext:value-type="float">
            <text:p>0.002485</text:p>
          </table:table-cell>
          <table:table-cell table:formula="of:=[.N12]/1000" office:value-type="float" office:value="0.112825" calcext:value-type="float">
            <text:p>0.112825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532.871" calcext:value-type="float">
            <text:p>5532.871</text:p>
          </table:table-cell>
          <table:table-cell table:style-name="ce10" office:value-type="float" office:value="5537.629" calcext:value-type="float">
            <text:p>5537.629</text:p>
          </table:table-cell>
          <table:table-cell table:style-name="ce10" office:value-type="float" office:value="28550461.518" calcext:value-type="float">
            <text:p>28550461.518</text:p>
          </table:table-cell>
          <table:table-cell table:formula="of:=[.I15]/(1024*1024)" office:value-type="float" office:value="27.2278418712616" calcext:value-type="float">
            <text:p>27.2278418712616</text:p>
          </table:table-cell>
          <table:table-cell table:style-name="ce10" office:value-type="float" office:value="28715469.33" calcext:value-type="float">
            <text:p>28715469.33</text:p>
          </table:table-cell>
          <table:table-cell table:formula="of:=[.K15]/(1024*1024)" office:value-type="float" office:value="27.3852055835723" calcext:value-type="float">
            <text:p>27.3852055835723</text:p>
          </table:table-cell>
          <table:table-cell table:style-name="ce10" office:value-type="float" office:value="0.965" calcext:value-type="float">
            <text:p>0.965</text:p>
          </table:table-cell>
          <table:table-cell table:style-name="ce10" office:value-type="float" office:value="1536.04" calcext:value-type="float">
            <text:p>1536.04</text:p>
          </table:table-cell>
          <table:table-cell table:formula="of:=[.M15]/1000" office:value-type="float" office:value="0.000965" calcext:value-type="float">
            <text:p>0.000965</text:p>
          </table:table-cell>
          <table:table-cell table:formula="of:=[.N15]/1000" office:value-type="float" office:value="1.53604" calcext:value-type="float">
            <text:p>1.5360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340.639" calcext:value-type="float">
            <text:p>5340.639</text:p>
          </table:table-cell>
          <table:table-cell table:style-name="ce10" office:value-type="float" office:value="5348.437" calcext:value-type="float">
            <text:p>5348.437</text:p>
          </table:table-cell>
          <table:table-cell table:style-name="ce10" office:value-type="float" office:value="54276483.445" calcext:value-type="float">
            <text:p>54276483.445</text:p>
          </table:table-cell>
          <table:table-cell table:formula="of:=[.I16]/(1024*1024)" office:value-type="float" office:value="51.7620882463455" calcext:value-type="float">
            <text:p>51.7620882463455</text:p>
          </table:table-cell>
          <table:table-cell table:style-name="ce10" office:value-type="float" office:value="54452981.426" calcext:value-type="float">
            <text:p>54452981.426</text:p>
          </table:table-cell>
          <table:table-cell table:formula="of:=[.K16]/(1024*1024)" office:value-type="float" office:value="51.9304098377228" calcext:value-type="float">
            <text:p>51.9304098377228</text:p>
          </table:table-cell>
          <table:table-cell table:style-name="ce10" office:value-type="float" office:value="2.335" calcext:value-type="float">
            <text:p>2.335</text:p>
          </table:table-cell>
          <table:table-cell table:style-name="ce10" office:value-type="float" office:value="1411.1186" calcext:value-type="float">
            <text:p>1411.1186</text:p>
          </table:table-cell>
          <table:table-cell table:formula="of:=[.M16]/1000" office:value-type="float" office:value="0.002335" calcext:value-type="float">
            <text:p>0.002335</text:p>
          </table:table-cell>
          <table:table-cell table:formula="of:=[.N16]/1000" office:value-type="float" office:value="1.4111186" calcext:value-type="float">
            <text:p>1.4111186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235.36" calcext:value-type="float">
            <text:p>5235.36</text:p>
          </table:table-cell>
          <table:table-cell table:style-name="ce10" office:value-type="float" office:value="5239.258" calcext:value-type="float">
            <text:p>5239.258</text:p>
          </table:table-cell>
          <table:table-cell table:style-name="ce10" office:value-type="float" office:value="105551157.278" calcext:value-type="float">
            <text:p>105551157.278</text:p>
          </table:table-cell>
          <table:table-cell table:formula="of:=[.I17]/(1024*1024)" office:value-type="float" office:value="100.661427762985" calcext:value-type="float">
            <text:p>100.661427762985</text:p>
          </table:table-cell>
          <table:table-cell table:style-name="ce10" office:value-type="float" office:value="105751510.9828" calcext:value-type="float">
            <text:p>105751510.9828</text:p>
          </table:table-cell>
          <table:table-cell table:formula="of:=[.K17]/(1024*1024)" office:value-type="float" office:value="100.85249994545" calcext:value-type="float">
            <text:p>100.85249994545</text:p>
          </table:table-cell>
          <table:table-cell table:style-name="ce10" office:value-type="float" office:value="5.388" calcext:value-type="float">
            <text:p>5.388</text:p>
          </table:table-cell>
          <table:table-cell table:style-name="ce10" office:value-type="float" office:value="1379.395" calcext:value-type="float">
            <text:p>1379.395</text:p>
          </table:table-cell>
          <table:table-cell table:formula="of:=[.M17]/1000" office:value-type="float" office:value="0.005388" calcext:value-type="float">
            <text:p>0.005388</text:p>
          </table:table-cell>
          <table:table-cell table:formula="of:=[.N17]/1000" office:value-type="float" office:value="1.379395" calcext:value-type="float">
            <text:p>1.379395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54.5947" calcext:value-type="float">
            <text:p>1154.5947</text:p>
          </table:table-cell>
          <table:table-cell table:style-name="ce10" office:value-type="float" office:value="1158.33" calcext:value-type="float">
            <text:p>1158.33</text:p>
          </table:table-cell>
          <table:table-cell table:style-name="ce10" office:value-type="float" office:value="114333914.792" calcext:value-type="float">
            <text:p>114333914.792</text:p>
          </table:table-cell>
          <table:table-cell table:formula="of:=[.I18]/(1024*1024)" office:value-type="float" office:value="109.037318031311" calcext:value-type="float">
            <text:p>109.037318031311</text:p>
          </table:table-cell>
          <table:table-cell table:style-name="ce10" office:value-type="float" office:value="115993497.302" calcext:value-type="float">
            <text:p>115993497.302</text:p>
          </table:table-cell>
          <table:table-cell table:formula="of:=[.K18]/(1024*1024)" office:value-type="float" office:value="110.620019247055" calcext:value-type="float">
            <text:p>110.620019247055</text:p>
          </table:table-cell>
          <table:table-cell table:style-name="ce10" office:value-type="float" office:value="58.165" calcext:value-type="float">
            <text:p>58.165</text:p>
          </table:table-cell>
          <table:table-cell table:style-name="ce10" office:value-type="float" office:value="1850.436" calcext:value-type="float">
            <text:p>1850.436</text:p>
          </table:table-cell>
          <table:table-cell table:formula="of:=[.M18]/1000" office:value-type="float" office:value="0.058165" calcext:value-type="float">
            <text:p>0.058165</text:p>
          </table:table-cell>
          <table:table-cell table:formula="of:=[.N18]/1000" office:value-type="float" office:value="1.850436" calcext:value-type="float">
            <text:p>1.850436</text:p>
          </table:table-cell>
          <table:table-cell table:number-columns-repeated="240"/>
        </table:table-row>
        <table:table-row table:style-name="ro1">
          <table:table-cell table:number-columns-repeated="6"/>
          <table:table-cell table:style-name="ce10" table:number-columns-repeated="3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table:number-columns-repeated="6"/>
          <table:table-cell table:style-name="ce10"/>
          <table:table-cell table:number-columns-repeated="24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548.007" calcext:value-type="float">
            <text:p>548.007</text:p>
          </table:table-cell>
          <table:table-cell table:style-name="ce25" office:value-type="float" office:value="3400553.578" calcext:value-type="float">
            <text:p>3400553.578</text:p>
          </table:table-cell>
          <table:table-cell table:formula="of:=[.I21]/(1024*1024)" office:value-type="float" office:value="3.24302060890198" calcext:value-type="float">
            <text:p>3.24302060890198</text:p>
          </table:table-cell>
          <table:table-cell table:style-name="ce10" office:value-type="float" office:value="2791064.695" calcext:value-type="float">
            <text:p>2791064.695</text:p>
          </table:table-cell>
          <table:table-cell table:formula="of:=[.K21]/(1024*1024)" office:value-type="float" office:value="2.66176671504974" calcext:value-type="float">
            <text:p>2.66176671504974</text:p>
          </table:table-cell>
          <table:table-cell table:style-name="ce10" office:value-type="float" office:value="3.4482" calcext:value-type="float">
            <text:p>3.4482</text:p>
          </table:table-cell>
          <table:table-cell table:style-name="ce10" office:value-type="float" office:value="256.964" calcext:value-type="float">
            <text:p>256.964</text:p>
          </table:table-cell>
          <table:table-cell table:formula="of:=[.M21]/1000" office:value-type="float" office:value="0.0034482" calcext:value-type="float">
            <text:p>0.0034482</text:p>
          </table:table-cell>
          <table:table-cell table:formula="of:=[.N21]/1000" office:value-type="float" office:value="0.256964" calcext:value-type="float">
            <text:p>0.25696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533.406" calcext:value-type="float">
            <text:p>533.406</text:p>
          </table:table-cell>
          <table:table-cell table:style-name="ce25" office:value-type="float" office:value="6655314.689" calcext:value-type="float">
            <text:p>6655314.689</text:p>
          </table:table-cell>
          <table:table-cell table:formula="of:=[.I22]/(1024*1024)" office:value-type="float" office:value="6.34700268650054" calcext:value-type="float">
            <text:p>6.34700268650054</text:p>
          </table:table-cell>
          <table:table-cell table:style-name="ce10" office:value-type="float" office:value="5405615.595" calcext:value-type="float">
            <text:p>5405615.595</text:p>
          </table:table-cell>
          <table:table-cell table:formula="of:=[.K22]/(1024*1024)" office:value-type="float" office:value="5.15519675731659" calcext:value-type="float">
            <text:p>5.15519675731659</text:p>
          </table:table-cell>
          <table:table-cell table:style-name="ce10" office:value-type="float" office:value="1.101" calcext:value-type="float">
            <text:p>1.101</text:p>
          </table:table-cell>
          <table:table-cell table:style-name="ce10" office:value-type="float" office:value="149.148" calcext:value-type="float">
            <text:p>149.148</text:p>
          </table:table-cell>
          <table:table-cell table:formula="of:=[.M22]/1000" office:value-type="float" office:value="0.001101" calcext:value-type="float">
            <text:p>0.001101</text:p>
          </table:table-cell>
          <table:table-cell table:formula="of:=[.N22]/1000" office:value-type="float" office:value="0.149148" calcext:value-type="float">
            <text:p>0.149148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567.546" calcext:value-type="float">
            <text:p>567.546</text:p>
          </table:table-cell>
          <table:table-cell table:style-name="ce25" office:value-type="float" office:value="13011106.608" calcext:value-type="float">
            <text:p>13011106.608</text:p>
          </table:table-cell>
          <table:table-cell table:formula="of:=[.I23]/(1024*1024)" office:value-type="float" office:value="12.4083582000732" calcext:value-type="float">
            <text:p>12.4083582000732</text:p>
          </table:table-cell>
          <table:table-cell table:style-name="ce10" office:value-type="float" office:value="11315790.512" calcext:value-type="float">
            <text:p>11315790.512</text:p>
          </table:table-cell>
          <table:table-cell table:formula="of:=[.K23]/(1024*1024)" office:value-type="float" office:value="10.7915787811279" calcext:value-type="float">
            <text:p>10.7915787811279</text:p>
          </table:table-cell>
          <table:table-cell table:style-name="ce10" office:value-type="float" office:value="1.326" calcext:value-type="float">
            <text:p>1.326</text:p>
          </table:table-cell>
          <table:table-cell table:style-name="ce10" office:value-type="float" office:value="1001" calcext:value-type="float">
            <text:p>1001</text:p>
          </table:table-cell>
          <table:table-cell table:formula="of:=[.M23]/1000" office:value-type="float" office:value="0.001326" calcext:value-type="float">
            <text:p>0.001326</text:p>
          </table:table-cell>
          <table:table-cell table:formula="of:=[.N23]/1000" office:value-type="float" office:value="1.001" calcext:value-type="float">
            <text:p>1.001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460.279" calcext:value-type="float">
            <text:p>460.279</text:p>
          </table:table-cell>
          <table:table-cell table:style-name="ce25" office:value-type="float" office:value="50556852.691" calcext:value-type="float">
            <text:p>50556852.691</text:p>
          </table:table-cell>
          <table:table-cell table:formula="of:=[.I24]/(1024*1024)" office:value-type="float" office:value="48.2147719297409" calcext:value-type="float">
            <text:p>48.2147719297409</text:p>
          </table:table-cell>
          <table:table-cell table:style-name="ce10" office:value-type="float" office:value="48155092.947" calcext:value-type="float">
            <text:p>48155092.947</text:p>
          </table:table-cell>
          <table:table-cell table:formula="of:=[.K24]/(1024*1024)" office:value-type="float" office:value="45.9242753477097" calcext:value-type="float">
            <text:p>45.9242753477097</text:p>
          </table:table-cell>
          <table:table-cell table:style-name="ce10" office:value-type="float" office:value="2.756" calcext:value-type="float">
            <text:p>2.756</text:p>
          </table:table-cell>
          <table:table-cell table:style-name="ce10" office:value-type="float" office:value="30.179" calcext:value-type="float">
            <text:p>30.179</text:p>
          </table:table-cell>
          <table:table-cell table:formula="of:=[.M24]/1000" office:value-type="float" office:value="0.002756" calcext:value-type="float">
            <text:p>0.002756</text:p>
          </table:table-cell>
          <table:table-cell table:formula="of:=[.N24]/1000" office:value-type="float" office:value="0.030179" calcext:value-type="float">
            <text:p>0.030179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5"/>
          <table:table-cell table:style-name="ce25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666.088" calcext:value-type="float">
            <text:p>666.088</text:p>
          </table:table-cell>
          <table:table-cell table:style-name="ce25" office:value-type="float" office:value="3435991.343" calcext:value-type="float">
            <text:p>3435991.343</text:p>
          </table:table-cell>
          <table:table-cell table:formula="of:=[.I27]/(1024*1024)" office:value-type="float" office:value="3.27681669521331" calcext:value-type="float">
            <text:p>3.27681669521331</text:p>
          </table:table-cell>
          <table:table-cell table:style-name="ce10" office:value-type="float" office:value="3391428.688" calcext:value-type="float">
            <text:p>3391428.688</text:p>
          </table:table-cell>
          <table:table-cell table:formula="of:=[.K27]/(1024*1024)" office:value-type="float" office:value="3.23431843566894" calcext:value-type="float">
            <text:p>3.23431843566894</text:p>
          </table:table-cell>
          <table:table-cell table:style-name="ce10" office:value-type="float" office:value="2.553" calcext:value-type="float">
            <text:p>2.553</text:p>
          </table:table-cell>
          <table:table-cell table:style-name="ce10" office:value-type="float" office:value="41.614" calcext:value-type="float">
            <text:p>41.614</text:p>
          </table:table-cell>
          <table:table-cell table:formula="of:=[.M27]/1000" office:value-type="float" office:value="0.002553" calcext:value-type="float">
            <text:p>0.002553</text:p>
          </table:table-cell>
          <table:table-cell table:formula="of:=[.N27]/1000" office:value-type="float" office:value="0.041614" calcext:value-type="float">
            <text:p>0.041614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653.041" calcext:value-type="float">
            <text:p>653.041</text:p>
          </table:table-cell>
          <table:table-cell table:style-name="ce25" office:value-type="float" office:value="6523523.286" calcext:value-type="float">
            <text:p>6523523.286</text:p>
          </table:table-cell>
          <table:table-cell table:formula="of:=[.I28]/(1024*1024)" office:value-type="float" office:value="6.2213166103363" calcext:value-type="float">
            <text:p>6.2213166103363</text:p>
          </table:table-cell>
          <table:table-cell table:style-name="ce10" office:value-type="float" office:value="6534081.94" calcext:value-type="float">
            <text:p>6534081.94</text:p>
          </table:table-cell>
          <table:table-cell table:formula="of:=[.K28]/(1024*1024)" office:value-type="float" office:value="6.23138612747192" calcext:value-type="float">
            <text:p>6.23138612747192</text:p>
          </table:table-cell>
          <table:table-cell table:style-name="ce10" office:value-type="float" office:value="1.53" calcext:value-type="float">
            <text:p>1.53</text:p>
          </table:table-cell>
          <table:table-cell table:style-name="ce10" office:value-type="float" office:value="51.964" calcext:value-type="float">
            <text:p>51.964</text:p>
          </table:table-cell>
          <table:table-cell table:formula="of:=[.M28]/1000" office:value-type="float" office:value="0.00153" calcext:value-type="float">
            <text:p>0.00153</text:p>
          </table:table-cell>
          <table:table-cell table:formula="of:=[.N28]/1000" office:value-type="float" office:value="0.051964" calcext:value-type="float">
            <text:p>0.051964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612.784" calcext:value-type="float">
            <text:p>612.784</text:p>
          </table:table-cell>
          <table:table-cell table:style-name="ce25" office:value-type="float" office:value="12155679.86" calcext:value-type="float">
            <text:p>12155679.86</text:p>
          </table:table-cell>
          <table:table-cell table:formula="of:=[.I29]/(1024*1024)" office:value-type="float" office:value="11.5925596809387" calcext:value-type="float">
            <text:p>11.5925596809387</text:p>
          </table:table-cell>
          <table:table-cell table:style-name="ce10" office:value-type="float" office:value="12171730.713" calcext:value-type="float">
            <text:p>12171730.713</text:p>
          </table:table-cell>
          <table:table-cell table:formula="of:=[.K29]/(1024*1024)" office:value-type="float" office:value="11.6078669672012" calcext:value-type="float">
            <text:p>11.6078669672012</text:p>
          </table:table-cell>
          <table:table-cell table:style-name="ce10" office:value-type="float" office:value="1.598" calcext:value-type="float">
            <text:p>1.598</text:p>
          </table:table-cell>
          <table:table-cell table:style-name="ce10" office:value-type="float" office:value="51.91" calcext:value-type="float">
            <text:p>51.91</text:p>
          </table:table-cell>
          <table:table-cell table:formula="of:=[.M29]/1000" office:value-type="float" office:value="0.001598" calcext:value-type="float">
            <text:p>0.001598</text:p>
          </table:table-cell>
          <table:table-cell table:formula="of:=[.N29]/1000" office:value-type="float" office:value="0.05191" calcext:value-type="float">
            <text:p>0.05191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10.218" calcext:value-type="float">
            <text:p>510.218</text:p>
          </table:table-cell>
          <table:table-cell table:style-name="ce25" office:value-type="float" office:value="51150340.3177" calcext:value-type="float">
            <text:p>51150340.3177</text:p>
          </table:table-cell>
          <table:table-cell table:formula="of:=[.I30]/(1024*1024)" office:value-type="float" office:value="48.7807658364296" calcext:value-type="float">
            <text:p>48.7807658364296</text:p>
          </table:table-cell>
          <table:table-cell table:style-name="ce10" office:value-type="float" office:value="51176502.872" calcext:value-type="float">
            <text:p>51176502.872</text:p>
          </table:table-cell>
          <table:table-cell table:formula="of:=[.K30]/(1024*1024)" office:value-type="float" office:value="48.805716392517" calcext:value-type="float">
            <text:p>48.805716392517</text:p>
          </table:table-cell>
          <table:table-cell table:style-name="ce10" office:value-type="float" office:value="3.183" calcext:value-type="float">
            <text:p>3.183</text:p>
          </table:table-cell>
          <table:table-cell table:style-name="ce10" office:value-type="float" office:value="165.298" calcext:value-type="float">
            <text:p>165.298</text:p>
          </table:table-cell>
          <table:table-cell table:formula="of:=[.M30]/1000" office:value-type="float" office:value="0.003183" calcext:value-type="float">
            <text:p>0.003183</text:p>
          </table:table-cell>
          <table:table-cell table:formula="of:=[.N30]/1000" office:value-type="float" office:value="0.165298" calcext:value-type="float">
            <text:p>0.165298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5"/>
          <table:table-cell table:style-name="ce25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251.107" calcext:value-type="float">
            <text:p>5251.107</text:p>
          </table:table-cell>
          <table:table-cell table:style-name="ce25" office:value-type="float" office:value="27057721.995" calcext:value-type="float">
            <text:p>27057721.995</text:p>
          </table:table-cell>
          <table:table-cell table:formula="of:=[.I33]/(1024*1024)" office:value-type="float" office:value="25.804254527092" calcext:value-type="float">
            <text:p>25.804254527092</text:p>
          </table:table-cell>
          <table:table-cell table:style-name="ce10" office:value-type="float" office:value="27183070.477" calcext:value-type="float">
            <text:p>27183070.477</text:p>
          </table:table-cell>
          <table:table-cell table:formula="of:=[.K33]/(1024*1024)" office:value-type="float" office:value="25.9237961549759" calcext:value-type="float">
            <text:p>25.9237961549759</text:p>
          </table:table-cell>
          <table:table-cell table:style-name="ce10" office:value-type="float" office:value="1.53" calcext:value-type="float">
            <text:p>1.53</text:p>
          </table:table-cell>
          <table:table-cell table:style-name="ce10" office:value-type="float" office:value="1017.025" calcext:value-type="float">
            <text:p>1017.025</text:p>
          </table:table-cell>
          <table:table-cell table:formula="of:=[.M33]/1000" office:value-type="float" office:value="0.00153" calcext:value-type="float">
            <text:p>0.00153</text:p>
          </table:table-cell>
          <table:table-cell table:formula="of:=[.N33]/1000" office:value-type="float" office:value="1.017025" calcext:value-type="float">
            <text:p>1.017025</text:p>
          </table:table-cell>
          <table:table-cell table:number-columns-repeated="24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405.861" calcext:value-type="float">
            <text:p>5405.861</text:p>
          </table:table-cell>
          <table:table-cell table:style-name="ce25" office:value-type="float" office:value="54892147.263" calcext:value-type="float">
            <text:p>54892147.263</text:p>
          </table:table-cell>
          <table:table-cell table:formula="of:=[.I34]/(1024*1024)" office:value-type="float" office:value="52.3492310171127" calcext:value-type="float">
            <text:p>52.3492310171127</text:p>
          </table:table-cell>
          <table:table-cell table:style-name="ce10" office:value-type="float" office:value="54936901.246" calcext:value-type="float">
            <text:p>54936901.246</text:p>
          </table:table-cell>
          <table:table-cell table:formula="of:=[.K34]/(1024*1024)" office:value-type="float" office:value="52.3919117412567" calcext:value-type="float">
            <text:p>52.3919117412567</text:p>
          </table:table-cell>
          <table:table-cell table:style-name="ce10" office:value-type="float" office:value="3.048" calcext:value-type="float">
            <text:p>3.048</text:p>
          </table:table-cell>
          <table:table-cell table:style-name="ce10" office:value-type="float" office:value="1077.864" calcext:value-type="float">
            <text:p>1077.864</text:p>
          </table:table-cell>
          <table:table-cell table:formula="of:=[.M34]/1000" office:value-type="float" office:value="0.003048" calcext:value-type="float">
            <text:p>0.003048</text:p>
          </table:table-cell>
          <table:table-cell table:formula="of:=[.N34]/1000" office:value-type="float" office:value="1.077864" calcext:value-type="float">
            <text:p>1.077864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5446.912" calcext:value-type="float">
            <text:p>5446.912</text:p>
          </table:table-cell>
          <table:table-cell table:style-name="ce25" office:value-type="float" office:value="112905646.054" calcext:value-type="float">
            <text:p>112905646.054</text:p>
          </table:table-cell>
          <table:table-cell table:formula="of:=[.I35]/(1024*1024)" office:value-type="float" office:value="107.675214818954" calcext:value-type="float">
            <text:p>107.675214818954</text:p>
          </table:table-cell>
          <table:table-cell table:style-name="ce10" office:value-type="float" office:value="106804277.22" calcext:value-type="float">
            <text:p>106804277.22</text:p>
          </table:table-cell>
          <table:table-cell table:formula="of:=[.K35]/(1024*1024)" office:value-type="float" office:value="101.856496067047" calcext:value-type="float">
            <text:p>101.856496067047</text:p>
          </table:table-cell>
          <table:table-cell table:style-name="ce10" office:value-type="float" office:value="200.069" calcext:value-type="float">
            <text:p>200.069</text:p>
          </table:table-cell>
          <table:table-cell table:style-name="ce10" office:value-type="float" office:value="1081.423" calcext:value-type="float">
            <text:p>1081.423</text:p>
          </table:table-cell>
          <table:table-cell table:formula="of:=[.M35]/1000" office:value-type="float" office:value="0.200069" calcext:value-type="float">
            <text:p>0.200069</text:p>
          </table:table-cell>
          <table:table-cell table:formula="of:=[.N35]/1000" office:value-type="float" office:value="1.081423" calcext:value-type="float">
            <text:p>1.081423</text:p>
          </table:table-cell>
          <table:table-cell table:number-columns-repeated="240"/>
        </table:table-row>
        <table:table-row table:style-name="ro1">
          <table:table-cell table:style-name="ce43" office:value-type="float" office:value="60000" calcext:value-type="float">
            <text:p>6000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0" office:value-type="float" office:value="1058.909" calcext:value-type="float">
            <text:p>1058.909</text:p>
          </table:table-cell>
          <table:table-cell table:style-name="ce25" office:value-type="float" office:value="119183311.738" calcext:value-type="float">
            <text:p>119183311.738</text:p>
          </table:table-cell>
          <table:table-cell table:formula="of:=[.I36]/(1024*1024)" office:value-type="float" office:value="113.66206334877" calcext:value-type="float">
            <text:p>113.66206334877</text:p>
          </table:table-cell>
          <table:table-cell table:style-name="ce10" office:value-type="float" office:value="111237350.725" calcext:value-type="float">
            <text:p>111237350.725</text:p>
          </table:table-cell>
          <table:table-cell table:formula="of:=[.K36]/(1024*1024)" office:value-type="float" office:value="106.084204411507" calcext:value-type="float">
            <text:p>106.084204411507</text:p>
          </table:table-cell>
          <table:table-cell table:style-name="ce10" office:value-type="float" office:value="530.73" calcext:value-type="float">
            <text:p>530.73</text:p>
          </table:table-cell>
          <table:table-cell table:style-name="ce10" office:value-type="float" office:value="1197.015" calcext:value-type="float">
            <text:p>1197.015</text:p>
          </table:table-cell>
          <table:table-cell table:formula="of:=[.M36]/1000" office:value-type="float" office:value="0.53073" calcext:value-type="float">
            <text:p>0.53073</text:p>
          </table:table-cell>
          <table:table-cell table:formula="of:=[.N36]/1000" office:value-type="float" office:value="1.197015" calcext:value-type="float">
            <text:p>1.197015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0.785" calcext:value-type="float">
            <text:p>660.785</text:p>
          </table:table-cell>
          <table:table-cell table:style-name="ce10" office:value-type="float" office:value="660.807" calcext:value-type="float">
            <text:p>660.807</text:p>
          </table:table-cell>
          <table:table-cell table:style-name="ce10" office:value-type="float" office:value="3409654.078" calcext:value-type="float">
            <text:p>3409654.078</text:p>
          </table:table-cell>
          <table:table-cell table:formula="of:=[.I39]/(1024*1024)" office:value-type="float" office:value="3.25169952201843" calcext:value-type="float">
            <text:p>3.25169952201843</text:p>
          </table:table-cell>
          <table:table-cell table:style-name="ce10" office:value-type="float" office:value="3349207.293" calcext:value-type="float">
            <text:p>3349207.293</text:p>
          </table:table-cell>
          <table:table-cell table:formula="of:=[.K39]/(1024*1024)" office:value-type="float" office:value="3.1940529756546" calcext:value-type="float">
            <text:p>3.1940529756546</text:p>
          </table:table-cell>
          <table:table-cell table:style-name="ce10" office:value-type="float" office:value="4.644" calcext:value-type="float">
            <text:p>4.644</text:p>
          </table:table-cell>
          <table:table-cell table:style-name="ce10" office:value-type="float" office:value="1000.864" calcext:value-type="float">
            <text:p>1000.864</text:p>
          </table:table-cell>
          <table:table-cell table:formula="of:=[.M39]/1000" office:value-type="float" office:value="0.004644" calcext:value-type="float">
            <text:p>0.004644</text:p>
          </table:table-cell>
          <table:table-cell table:formula="of:=[.N39]/1000" office:value-type="float" office:value="1.000864" calcext:value-type="float">
            <text:p>1.00086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5.956" calcext:value-type="float">
            <text:p>665.956</text:p>
          </table:table-cell>
          <table:table-cell table:style-name="ce10" office:value-type="float" office:value="665.978" calcext:value-type="float">
            <text:p>665.978</text:p>
          </table:table-cell>
          <table:table-cell table:style-name="ce10" office:value-type="float" office:value="6767448.055" calcext:value-type="float">
            <text:p>6767448.055</text:p>
          </table:table-cell>
          <table:table-cell table:formula="of:=[.I40]/(1024*1024)" office:value-type="float" office:value="6.45394139766693" calcext:value-type="float">
            <text:p>6.45394139766693</text:p>
          </table:table-cell>
          <table:table-cell table:style-name="ce10" office:value-type="float" office:value="6514035.42" calcext:value-type="float">
            <text:p>6514035.42</text:p>
          </table:table-cell>
          <table:table-cell table:formula="of:=[.K40]/(1024*1024)" office:value-type="float" office:value="6.2122682762146" calcext:value-type="float">
            <text:p>6.2122682762146</text:p>
          </table:table-cell>
          <table:table-cell table:style-name="ce10" office:value-type="float" office:value="1.1405" calcext:value-type="float">
            <text:p>1.1405</text:p>
          </table:table-cell>
          <table:table-cell table:style-name="ce10" office:value-type="float" office:value="94.745" calcext:value-type="float">
            <text:p>94.745</text:p>
          </table:table-cell>
          <table:table-cell table:formula="of:=[.M40]/1000" office:value-type="float" office:value="0.0011405" calcext:value-type="float">
            <text:p>0.0011405</text:p>
          </table:table-cell>
          <table:table-cell table:formula="of:=[.N40]/1000" office:value-type="float" office:value="0.094745" calcext:value-type="float">
            <text:p>0.09474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17.946" calcext:value-type="float">
            <text:p>617.946</text:p>
          </table:table-cell>
          <table:table-cell table:style-name="ce10" office:value-type="float" office:value="616.535" calcext:value-type="float">
            <text:p>616.535</text:p>
          </table:table-cell>
          <table:table-cell table:style-name="ce10" office:value-type="float" office:value="12466277.261" calcext:value-type="float">
            <text:p>12466277.261</text:p>
          </table:table-cell>
          <table:table-cell table:formula="of:=[.I41]/(1024*1024)" office:value-type="float" office:value="11.888768445015" calcext:value-type="float">
            <text:p>11.888768445015</text:p>
          </table:table-cell>
          <table:table-cell table:style-name="ce10" office:value-type="float" office:value="12480177.87" calcext:value-type="float">
            <text:p>12480177.87</text:p>
          </table:table-cell>
          <table:table-cell table:formula="of:=[.K41]/(1024*1024)" office:value-type="float" office:value="11.9020250988007" calcext:value-type="float">
            <text:p>11.9020250988007</text:p>
          </table:table-cell>
          <table:table-cell table:style-name="ce10" office:value-type="float" office:value="1.266" calcext:value-type="float">
            <text:p>1.266</text:p>
          </table:table-cell>
          <table:table-cell table:style-name="ce10" office:value-type="float" office:value="11.6388" calcext:value-type="float">
            <text:p>11.6388</text:p>
          </table:table-cell>
          <table:table-cell table:formula="of:=[.M41]/1000" office:value-type="float" office:value="0.001266" calcext:value-type="float">
            <text:p>0.001266</text:p>
          </table:table-cell>
          <table:table-cell table:formula="of:=[.N41]/1000" office:value-type="float" office:value="0.0116388" calcext:value-type="float">
            <text:p>0.0116388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502.146" calcext:value-type="float">
            <text:p>502.146</text:p>
          </table:table-cell>
          <table:table-cell table:style-name="ce10" office:value-type="float" office:value="502.312" calcext:value-type="float">
            <text:p>502.312</text:p>
          </table:table-cell>
          <table:table-cell table:style-name="ce10" office:value-type="float" office:value="50362888.059" calcext:value-type="float">
            <text:p>50362888.059</text:p>
          </table:table-cell>
          <table:table-cell table:formula="of:=[.I42]/(1024*1024)" office:value-type="float" office:value="48.0297928419113" calcext:value-type="float">
            <text:p>48.0297928419113</text:p>
          </table:table-cell>
          <table:table-cell table:style-name="ce10" office:value-type="float" office:value="50373833.977" calcext:value-type="float">
            <text:p>50373833.977</text:p>
          </table:table-cell>
          <table:table-cell table:formula="of:=[.K42]/(1024*1024)" office:value-type="float" office:value="48.0402316827774" calcext:value-type="float">
            <text:p>48.0402316827774</text:p>
          </table:table-cell>
          <table:table-cell table:style-name="ce10" office:value-type="float" office:value="2.442" calcext:value-type="float">
            <text:p>2.442</text:p>
          </table:table-cell>
          <table:table-cell table:style-name="ce10" office:value-type="float" office:value="10.5" calcext:value-type="float">
            <text:p>10.5</text:p>
          </table:table-cell>
          <table:table-cell table:formula="of:=[.M42]/1000" office:value-type="float" office:value="0.002442" calcext:value-type="float">
            <text:p>0.002442</text:p>
          </table:table-cell>
          <table:table-cell table:formula="of:=[.N42]/1000" office:value-type="float" office:value="0.0105" calcext:value-type="float">
            <text:p>0.0105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3.856" calcext:value-type="float">
            <text:p>663.856</text:p>
          </table:table-cell>
          <table:table-cell table:style-name="ce10" office:value-type="float" office:value="664.005" calcext:value-type="float">
            <text:p>664.005</text:p>
          </table:table-cell>
          <table:table-cell table:style-name="ce10" office:value-type="float" office:value="3425498.722" calcext:value-type="float">
            <text:p>3425498.722</text:p>
          </table:table-cell>
          <table:table-cell table:formula="of:=[.I45]/(1024*1024)" office:value-type="float" office:value="3.26681015205383" calcext:value-type="float">
            <text:p>3.26681015205383</text:p>
          </table:table-cell>
          <table:table-cell table:style-name="ce10" office:value-type="float" office:value="3366796.86" calcext:value-type="float">
            <text:p>3366796.86</text:p>
          </table:table-cell>
          <table:table-cell table:formula="of:=[.K45]/(1024*1024)" office:value-type="float" office:value="3.2108276939392" calcext:value-type="float">
            <text:p>3.2108276939392</text:p>
          </table:table-cell>
          <table:table-cell table:style-name="ce10" office:value-type="float" office:value="0.877" calcext:value-type="float">
            <text:p>0.877</text:p>
          </table:table-cell>
          <table:table-cell table:style-name="ce10" office:value-type="float" office:value="37.987" calcext:value-type="float">
            <text:p>37.987</text:p>
          </table:table-cell>
          <table:table-cell table:formula="of:=[.M45]/1000" office:value-type="float" office:value="0.000877" calcext:value-type="float">
            <text:p>0.000877</text:p>
          </table:table-cell>
          <table:table-cell table:formula="of:=[.N45]/1000" office:value-type="float" office:value="0.037987" calcext:value-type="float">
            <text:p>0.037987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1.528" calcext:value-type="float">
            <text:p>661.528</text:p>
          </table:table-cell>
          <table:table-cell table:style-name="ce10" office:value-type="float" office:value="661.683" calcext:value-type="float">
            <text:p>661.683</text:p>
          </table:table-cell>
          <table:table-cell table:style-name="ce10" office:value-type="float" office:value="6722455.5948" calcext:value-type="float">
            <text:p>6722455.5948</text:p>
          </table:table-cell>
          <table:table-cell table:formula="of:=[.I46]/(1024*1024)" office:value-type="float" office:value="6.41103324394226" calcext:value-type="float">
            <text:p>6.41103324394226</text:p>
          </table:table-cell>
          <table:table-cell table:style-name="ce10" office:value-type="float" office:value="6591348.592" calcext:value-type="float">
            <text:p>6591348.592</text:p>
          </table:table-cell>
          <table:table-cell table:formula="of:=[.K46]/(1024*1024)" office:value-type="float" office:value="6.2859998626709" calcext:value-type="float">
            <text:p>6.2859998626709</text:p>
          </table:table-cell>
          <table:table-cell table:style-name="ce10" office:value-type="float" office:value="1.061" calcext:value-type="float">
            <text:p>1.061</text:p>
          </table:table-cell>
          <table:table-cell table:style-name="ce10" office:value-type="float" office:value="40.871" calcext:value-type="float">
            <text:p>40.871</text:p>
          </table:table-cell>
          <table:table-cell table:formula="of:=[.M46]/1000" office:value-type="float" office:value="0.001061" calcext:value-type="float">
            <text:p>0.001061</text:p>
          </table:table-cell>
          <table:table-cell table:formula="of:=[.N46]/1000" office:value-type="float" office:value="0.040871" calcext:value-type="float">
            <text:p>0.040871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43.658" calcext:value-type="float">
            <text:p>643.658</text:p>
          </table:table-cell>
          <table:table-cell table:style-name="ce10" office:value-type="float" office:value="641.506" calcext:value-type="float">
            <text:p>641.506</text:p>
          </table:table-cell>
          <table:table-cell table:style-name="ce10" office:value-type="float" office:value="12991090.808" calcext:value-type="float">
            <text:p>12991090.808</text:p>
          </table:table-cell>
          <table:table-cell table:formula="of:=[.I47]/(1024*1024)" office:value-type="float" office:value="12.3892696456909" calcext:value-type="float">
            <text:p>12.3892696456909</text:p>
          </table:table-cell>
          <table:table-cell table:style-name="ce10" office:value-type="float" office:value="13007246.75" calcext:value-type="float">
            <text:p>13007246.75</text:p>
          </table:table-cell>
          <table:table-cell table:formula="of:=[.K47]/(1024*1024)" office:value-type="float" office:value="12.4046771526337" calcext:value-type="float">
            <text:p>12.4046771526337</text:p>
          </table:table-cell>
          <table:table-cell table:style-name="ce10" office:value-type="float" office:value="1.222" calcext:value-type="float">
            <text:p>1.222</text:p>
          </table:table-cell>
          <table:table-cell table:style-name="ce10" office:value-type="float" office:value="47.155" calcext:value-type="float">
            <text:p>47.155</text:p>
          </table:table-cell>
          <table:table-cell table:formula="of:=[.M47]/1000" office:value-type="float" office:value="0.001222" calcext:value-type="float">
            <text:p>0.001222</text:p>
          </table:table-cell>
          <table:table-cell table:formula="of:=[.N47]/1000" office:value-type="float" office:value="0.047155" calcext:value-type="float">
            <text:p>0.04715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22.021" calcext:value-type="float">
            <text:p>522.021</text:p>
          </table:table-cell>
          <table:table-cell table:style-name="ce10" office:value-type="float" office:value="521.97" calcext:value-type="float">
            <text:p>521.97</text:p>
          </table:table-cell>
          <table:table-cell table:style-name="ce10" office:value-type="float" office:value="52301010.357" calcext:value-type="float">
            <text:p>52301010.357</text:p>
          </table:table-cell>
          <table:table-cell table:formula="of:=[.I48]/(1024*1024)" office:value-type="float" office:value="49.8781302995681" calcext:value-type="float">
            <text:p>49.8781302995681</text:p>
          </table:table-cell>
          <table:table-cell table:style-name="ce10" office:value-type="float" office:value="52348230.045" calcext:value-type="float">
            <text:p>52348230.045</text:p>
          </table:table-cell>
          <table:table-cell table:formula="of:=[.K48]/(1024*1024)" office:value-type="float" office:value="49.9231625032424" calcext:value-type="float">
            <text:p>49.9231625032424</text:p>
          </table:table-cell>
          <table:table-cell table:style-name="ce10" office:value-type="float" office:value="2.403" calcext:value-type="float">
            <text:p>2.403</text:p>
          </table:table-cell>
          <table:table-cell table:style-name="ce10" office:value-type="float" office:value="127.333" calcext:value-type="float">
            <text:p>127.333</text:p>
          </table:table-cell>
          <table:table-cell table:formula="of:=[.M48]/1000" office:value-type="float" office:value="0.002403" calcext:value-type="float">
            <text:p>0.002403</text:p>
          </table:table-cell>
          <table:table-cell table:formula="of:=[.N48]/1000" office:value-type="float" office:value="0.127333" calcext:value-type="float">
            <text:p>0.127333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372.095" calcext:value-type="float">
            <text:p>7372.095</text:p>
          </table:table-cell>
          <table:table-cell table:style-name="ce10" office:value-type="float" office:value="6262.917" calcext:value-type="float">
            <text:p>6262.917</text:p>
          </table:table-cell>
          <table:table-cell table:style-name="ce10" office:value-type="float" office:value="38039162.766" calcext:value-type="float">
            <text:p>38039162.766</text:p>
          </table:table-cell>
          <table:table-cell table:formula="of:=[.I51]/(1024*1024)" office:value-type="float" office:value="36.2769725475311" calcext:value-type="float">
            <text:p>36.2769725475311</text:p>
          </table:table-cell>
          <table:table-cell table:style-name="ce10" office:value-type="float" office:value="30838563.145" calcext:value-type="float">
            <text:p>30838563.145</text:p>
          </table:table-cell>
          <table:table-cell table:formula="of:=[.K51]/(1024*1024)" office:value-type="float" office:value="29.4099456262589" calcext:value-type="float">
            <text:p>29.4099456262589</text:p>
          </table:table-cell>
          <table:table-cell table:style-name="ce10" office:value-type="float" office:value="15.207" calcext:value-type="float">
            <text:p>15.207</text:p>
          </table:table-cell>
          <table:table-cell table:style-name="ce10" office:value-type="float" office:value="1349.75" calcext:value-type="float">
            <text:p>1349.75</text:p>
          </table:table-cell>
          <table:table-cell table:formula="of:=[.M51]/1000" office:value-type="float" office:value="0.015207" calcext:value-type="float">
            <text:p>0.015207</text:p>
          </table:table-cell>
          <table:table-cell table:formula="of:=[.N51]/1000" office:value-type="float" office:value="1.34975" calcext:value-type="float">
            <text:p>1.3497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246.07" calcext:value-type="float">
            <text:p>7246.07</text:p>
          </table:table-cell>
          <table:table-cell table:style-name="ce10" office:value-type="float" office:value="5422.683" calcext:value-type="float">
            <text:p>5422.683</text:p>
          </table:table-cell>
          <table:table-cell table:style-name="ce10" office:value-type="float" office:value="73614649.208" calcext:value-type="float">
            <text:p>73614649.208</text:p>
          </table:table-cell>
          <table:table-cell table:formula="of:=[.I52]/(1024*1024)" office:value-type="float" office:value="70.2044002609253" calcext:value-type="float">
            <text:p>70.2044002609253</text:p>
          </table:table-cell>
          <table:table-cell table:style-name="ce10" office:value-type="float" office:value="55883378.97" calcext:value-type="float">
            <text:p>55883378.97</text:p>
          </table:table-cell>
          <table:table-cell table:formula="of:=[.K52]/(1024*1024)" office:value-type="float" office:value="53.2945432376861" calcext:value-type="float">
            <text:p>53.2945432376861</text:p>
          </table:table-cell>
          <table:table-cell table:style-name="ce10" office:value-type="float" office:value="51.31" calcext:value-type="float">
            <text:p>51.31</text:p>
          </table:table-cell>
          <table:table-cell table:style-name="ce10" office:value-type="float" office:value="1082.333" calcext:value-type="float">
            <text:p>1082.333</text:p>
          </table:table-cell>
          <table:table-cell table:formula="of:=[.M52]/1000" office:value-type="float" office:value="0.05131" calcext:value-type="float">
            <text:p>0.05131</text:p>
          </table:table-cell>
          <table:table-cell table:formula="of:=[.N52]/1000" office:value-type="float" office:value="1.082333" calcext:value-type="float">
            <text:p>1.082333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523.134" calcext:value-type="float">
            <text:p>5523.134</text:p>
          </table:table-cell>
          <table:table-cell table:style-name="ce10" office:value-type="float" office:value="5430.593" calcext:value-type="float">
            <text:p>5430.593</text:p>
          </table:table-cell>
          <table:table-cell table:style-name="ce10" office:value-type="float" office:value="111099416.267" calcext:value-type="float">
            <text:p>111099416.267</text:p>
          </table:table-cell>
          <table:table-cell table:formula="of:=[.I53]/(1024*1024)" office:value-type="float" office:value="105.952659861564" calcext:value-type="float">
            <text:p>105.952659861564</text:p>
          </table:table-cell>
          <table:table-cell table:style-name="ce10" office:value-type="float" office:value="109497761.01" calcext:value-type="float">
            <text:p>109497761.01</text:p>
          </table:table-cell>
          <table:table-cell table:formula="of:=[.K53]/(1024*1024)" office:value-type="float" office:value="104.425202379227" calcext:value-type="float">
            <text:p>104.425202379227</text:p>
          </table:table-cell>
          <table:table-cell table:style-name="ce10" office:value-type="float" office:value="1511.516" calcext:value-type="float">
            <text:p>1511.516</text:p>
          </table:table-cell>
          <table:table-cell table:style-name="ce10" office:value-type="float" office:value="1504.12" calcext:value-type="float">
            <text:p>1504.12</text:p>
          </table:table-cell>
          <table:table-cell table:formula="of:=[.M53]/1000" office:value-type="float" office:value="1.511516" calcext:value-type="float">
            <text:p>1.511516</text:p>
          </table:table-cell>
          <table:table-cell table:formula="of:=[.N53]/1000" office:value-type="float" office:value="1.50412" calcext:value-type="float">
            <text:p>1.50412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57.626" calcext:value-type="float">
            <text:p>1157.626</text:p>
          </table:table-cell>
          <table:table-cell table:style-name="ce10" office:value-type="float" office:value="1158.83" calcext:value-type="float">
            <text:p>1158.83</text:p>
          </table:table-cell>
          <table:table-cell table:style-name="ce10" office:value-type="float" office:value="116080521.585" calcext:value-type="float">
            <text:p>116080521.585</text:p>
          </table:table-cell>
          <table:table-cell table:formula="of:=[.I54]/(1024*1024)" office:value-type="float" office:value="110.703012070656" calcext:value-type="float">
            <text:p>110.703012070656</text:p>
          </table:table-cell>
          <table:table-cell table:style-name="ce10" office:value-type="float" office:value="114564612.289" calcext:value-type="float">
            <text:p>114564612.289</text:p>
          </table:table-cell>
          <table:table-cell table:formula="of:=[.K54]/(1024*1024)" office:value-type="float" office:value="109.257328309059" calcext:value-type="float">
            <text:p>109.257328309059</text:p>
          </table:table-cell>
          <table:table-cell table:style-name="ce10" office:value-type="float" office:value="1525.43" calcext:value-type="float">
            <text:p>1525.43</text:p>
          </table:table-cell>
          <table:table-cell table:style-name="ce10" office:value-type="float" office:value="10025.5" calcext:value-type="float">
            <text:p>10025.5</text:p>
          </table:table-cell>
          <table:table-cell table:formula="of:=[.M54]/1000" office:value-type="float" office:value="1.52543" calcext:value-type="float">
            <text:p>1.52543</text:p>
          </table:table-cell>
          <table:table-cell table:formula="of:=[.N54]/1000" office:value-type="float" office:value="10.0255" calcext:value-type="float">
            <text:p>10.0255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5.889" calcext:value-type="float">
            <text:p>665.889</text:p>
          </table:table-cell>
          <table:table-cell table:style-name="ce10" office:value-type="float" office:value="582.782" calcext:value-type="float">
            <text:p>582.782</text:p>
          </table:table-cell>
          <table:table-cell table:style-name="ce10" office:value-type="float" office:value="3435991.343" calcext:value-type="float">
            <text:p>3435991.343</text:p>
          </table:table-cell>
          <table:table-cell table:formula="of:=[.I57]/(1024*1024)" office:value-type="float" office:value="3.27681669521331" calcext:value-type="float">
            <text:p>3.27681669521331</text:p>
          </table:table-cell>
          <table:table-cell table:style-name="ce10" office:value-type="float" office:value="2927437.864" calcext:value-type="float">
            <text:p>2927437.864</text:p>
          </table:table-cell>
          <table:table-cell table:formula="of:=[.K57]/(1024*1024)" office:value-type="float" office:value="2.79182230377197" calcext:value-type="float">
            <text:p>2.79182230377197</text:p>
          </table:table-cell>
          <table:table-cell table:style-name="ce10" office:value-type="float" office:value="3.705" calcext:value-type="float">
            <text:p>3.705</text:p>
          </table:table-cell>
          <table:table-cell table:style-name="ce10" office:value-type="float" office:value="203.454" calcext:value-type="float">
            <text:p>203.454</text:p>
          </table:table-cell>
          <table:table-cell table:formula="of:=[.M57]/1000" office:value-type="float" office:value="0.003705" calcext:value-type="float">
            <text:p>0.003705</text:p>
          </table:table-cell>
          <table:table-cell table:formula="of:=[.N57]/1000" office:value-type="float" office:value="0.203454" calcext:value-type="float">
            <text:p>0.20345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65.823" calcext:value-type="float">
            <text:p>665.823</text:p>
          </table:table-cell>
          <table:table-cell table:style-name="ce10" office:value-type="float" office:value="525.218" calcext:value-type="float">
            <text:p>525.218</text:p>
          </table:table-cell>
          <table:table-cell table:style-name="ce10" office:value-type="float" office:value="6766098.408" calcext:value-type="float">
            <text:p>6766098.408</text:p>
          </table:table-cell>
          <table:table-cell table:formula="of:=[.I58]/(1024*1024)" office:value-type="float" office:value="6.45265427398681" calcext:value-type="float">
            <text:p>6.45265427398681</text:p>
          </table:table-cell>
          <table:table-cell table:style-name="ce10" office:value-type="float" office:value="5270023.743" calcext:value-type="float">
            <text:p>5270023.743</text:p>
          </table:table-cell>
          <table:table-cell table:formula="of:=[.K58]/(1024*1024)" office:value-type="float" office:value="5.02588629055023" calcext:value-type="float">
            <text:p>5.02588629055023</text:p>
          </table:table-cell>
          <table:table-cell table:style-name="ce10" office:value-type="float" office:value="1.112" calcext:value-type="float">
            <text:p>1.112</text:p>
          </table:table-cell>
          <table:table-cell table:style-name="ce10" office:value-type="float" office:value="14.25" calcext:value-type="float">
            <text:p>14.25</text:p>
          </table:table-cell>
          <table:table-cell table:formula="of:=[.M58]/1000" office:value-type="float" office:value="0.001112" calcext:value-type="float">
            <text:p>0.001112</text:p>
          </table:table-cell>
          <table:table-cell table:formula="of:=[.N58]/1000" office:value-type="float" office:value="0.01425" calcext:value-type="float">
            <text:p>0.0142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650.206" calcext:value-type="float">
            <text:p>650.206</text:p>
          </table:table-cell>
          <table:table-cell table:style-name="ce10" office:value-type="float" office:value="476.273" calcext:value-type="float">
            <text:p>476.273</text:p>
          </table:table-cell>
          <table:table-cell table:style-name="ce10" office:value-type="float" office:value="13109467.279" calcext:value-type="float">
            <text:p>13109467.279</text:p>
          </table:table-cell>
          <table:table-cell table:formula="of:=[.I59]/(1024*1024)" office:value-type="float" office:value="12.5021622457504" calcext:value-type="float">
            <text:p>12.5021622457504</text:p>
          </table:table-cell>
          <table:table-cell table:style-name="ce10" office:value-type="float" office:value="9586516.025" calcext:value-type="float">
            <text:p>9586516.025</text:p>
          </table:table-cell>
          <table:table-cell table:formula="of:=[.K59]/(1024*1024)" office:value-type="float" office:value="9.14241411685943" calcext:value-type="float">
            <text:p>9.14241411685943</text:p>
          </table:table-cell>
          <table:table-cell table:style-name="ce10" office:value-type="float" office:value="1.4365" calcext:value-type="float">
            <text:p>1.4365</text:p>
          </table:table-cell>
          <table:table-cell table:style-name="ce10" office:value-type="float" office:value="13.615" calcext:value-type="float">
            <text:p>13.615</text:p>
          </table:table-cell>
          <table:table-cell table:formula="of:=[.M59]/1000" office:value-type="float" office:value="0.0014365" calcext:value-type="float">
            <text:p>0.0014365</text:p>
          </table:table-cell>
          <table:table-cell table:formula="of:=[.N59]/1000" office:value-type="float" office:value="0.013615" calcext:value-type="float">
            <text:p>0.013615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513.802" calcext:value-type="float">
            <text:p>513.802</text:p>
          </table:table-cell>
          <table:table-cell table:style-name="ce10" office:value-type="float" office:value="333.421" calcext:value-type="float">
            <text:p>333.421</text:p>
          </table:table-cell>
          <table:table-cell table:style-name="ce10" office:value-type="float" office:value="51556078.543" calcext:value-type="float">
            <text:p>51556078.543</text:p>
          </table:table-cell>
          <table:table-cell table:formula="of:=[.I60]/(1024*1024)" office:value-type="float" office:value="49.1677079610824" calcext:value-type="float">
            <text:p>49.1677079610824</text:p>
          </table:table-cell>
          <table:table-cell table:style-name="ce10" office:value-type="float" office:value="31520579.583" calcext:value-type="float">
            <text:p>31520579.583</text:p>
          </table:table-cell>
          <table:table-cell table:formula="of:=[.K60]/(1024*1024)" office:value-type="float" office:value="30.0603671865463" calcext:value-type="float">
            <text:p>30.0603671865463</text:p>
          </table:table-cell>
          <table:table-cell table:style-name="ce10" office:value-type="float" office:value="2.838" calcext:value-type="float">
            <text:p>2.838</text:p>
          </table:table-cell>
          <table:table-cell table:style-name="ce10" office:value-type="float" office:value="128.125" calcext:value-type="float">
            <text:p>128.125</text:p>
          </table:table-cell>
          <table:table-cell table:formula="of:=[.M60]/1000" office:value-type="float" office:value="0.002838" calcext:value-type="float">
            <text:p>0.002838</text:p>
          </table:table-cell>
          <table:table-cell table:formula="of:=[.N60]/1000" office:value-type="float" office:value="0.128125" calcext:value-type="float">
            <text:p>0.128125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60.327" calcext:value-type="float">
            <text:p>660.327</text:p>
          </table:table-cell>
          <table:table-cell table:style-name="ce10" office:value-type="float" office:value="660.572" calcext:value-type="float">
            <text:p>660.572</text:p>
          </table:table-cell>
          <table:table-cell table:style-name="ce10" office:value-type="float" office:value="3407402.515" calcext:value-type="float">
            <text:p>3407402.515</text:p>
          </table:table-cell>
          <table:table-cell table:formula="of:=[.I63]/(1024*1024)" office:value-type="float" office:value="3.24955226421356" calcext:value-type="float">
            <text:p>3.24955226421356</text:p>
          </table:table-cell>
          <table:table-cell table:style-name="ce10" office:value-type="float" office:value="3355918.146" calcext:value-type="float">
            <text:p>3355918.146</text:p>
          </table:table-cell>
          <table:table-cell table:formula="of:=[.K63]/(1024*1024)" office:value-type="float" office:value="3.20045294380188" calcext:value-type="float">
            <text:p>3.20045294380188</text:p>
          </table:table-cell>
          <table:table-cell table:style-name="ce10" office:value-type="float" office:value="3.555" calcext:value-type="float">
            <text:p>3.555</text:p>
          </table:table-cell>
          <table:table-cell table:style-name="ce10" office:value-type="float" office:value="38.981" calcext:value-type="float">
            <text:p>38.981</text:p>
          </table:table-cell>
          <table:table-cell table:formula="of:=[.M63]/1000" office:value-type="float" office:value="0.003555" calcext:value-type="float">
            <text:p>0.003555</text:p>
          </table:table-cell>
          <table:table-cell table:formula="of:=[.N63]/1000" office:value-type="float" office:value="0.038981" calcext:value-type="float">
            <text:p>0.038981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56.094" calcext:value-type="float">
            <text:p>656.094</text:p>
          </table:table-cell>
          <table:table-cell table:style-name="ce10" office:value-type="float" office:value="653.858" calcext:value-type="float">
            <text:p>653.858</text:p>
          </table:table-cell>
          <table:table-cell table:style-name="ce10" office:value-type="float" office:value="6650314.73" calcext:value-type="float">
            <text:p>6650314.73</text:p>
          </table:table-cell>
          <table:table-cell table:formula="of:=[.I64]/(1024*1024)" office:value-type="float" office:value="6.34223435401917" calcext:value-type="float">
            <text:p>6.34223435401917</text:p>
          </table:table-cell>
          <table:table-cell table:style-name="ce10" office:value-type="float" office:value="6663398.484" calcext:value-type="float">
            <text:p>6663398.484</text:p>
          </table:table-cell>
          <table:table-cell table:formula="of:=[.K64]/(1024*1024)" office:value-type="float" office:value="6.35471199417114" calcext:value-type="float">
            <text:p>6.35471199417114</text:p>
          </table:table-cell>
          <table:table-cell table:style-name="ce10" office:value-type="float" office:value="3.268" calcext:value-type="float">
            <text:p>3.268</text:p>
          </table:table-cell>
          <table:table-cell table:style-name="ce10" office:value-type="float" office:value="54.94" calcext:value-type="float">
            <text:p>54.94</text:p>
          </table:table-cell>
          <table:table-cell table:formula="of:=[.M64]/1000" office:value-type="float" office:value="0.003268" calcext:value-type="float">
            <text:p>0.003268</text:p>
          </table:table-cell>
          <table:table-cell table:formula="of:=[.N64]/1000" office:value-type="float" office:value="0.05494" calcext:value-type="float">
            <text:p>0.0549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14.867" calcext:value-type="float">
            <text:p>614.867</text:p>
          </table:table-cell>
          <table:table-cell table:style-name="ce10" office:value-type="float" office:value="622.687" calcext:value-type="float">
            <text:p>622.687</text:p>
          </table:table-cell>
          <table:table-cell table:style-name="ce10" office:value-type="float" office:value="12346952.765" calcext:value-type="float">
            <text:p>12346952.765</text:p>
          </table:table-cell>
          <table:table-cell table:formula="of:=[.I65]/(1024*1024)" office:value-type="float" office:value="11.7749717378616" calcext:value-type="float">
            <text:p>11.7749717378616</text:p>
          </table:table-cell>
          <table:table-cell table:style-name="ce10" office:value-type="float" office:value="12361957.33" calcext:value-type="float">
            <text:p>12361957.33</text:p>
          </table:table-cell>
          <table:table-cell table:formula="of:=[.K65]/(1024*1024)" office:value-type="float" office:value="11.789281206131" calcext:value-type="float">
            <text:p>11.789281206131</text:p>
          </table:table-cell>
          <table:table-cell table:style-name="ce10" office:value-type="float" office:value="1.809" calcext:value-type="float">
            <text:p>1.809</text:p>
          </table:table-cell>
          <table:table-cell table:style-name="ce10" office:value-type="float" office:value="46.703" calcext:value-type="float">
            <text:p>46.703</text:p>
          </table:table-cell>
          <table:table-cell table:formula="of:=[.M65]/1000" office:value-type="float" office:value="0.001809" calcext:value-type="float">
            <text:p>0.001809</text:p>
          </table:table-cell>
          <table:table-cell table:formula="of:=[.N65]/1000" office:value-type="float" office:value="0.046703" calcext:value-type="float">
            <text:p>0.046703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34.118" calcext:value-type="float">
            <text:p>534.118</text:p>
          </table:table-cell>
          <table:table-cell table:style-name="ce10" office:value-type="float" office:value="533.478" calcext:value-type="float">
            <text:p>533.478</text:p>
          </table:table-cell>
          <table:table-cell table:style-name="ce10" office:value-type="float" office:value="53508851.638" calcext:value-type="float">
            <text:p>53508851.638</text:p>
          </table:table-cell>
          <table:table-cell table:formula="of:=[.I66]/(1024*1024)" office:value-type="float" office:value="51.0300175075531" calcext:value-type="float">
            <text:p>51.0300175075531</text:p>
          </table:table-cell>
          <table:table-cell table:style-name="ce10" office:value-type="float" office:value="53523136.421" calcext:value-type="float">
            <text:p>53523136.421</text:p>
          </table:table-cell>
          <table:table-cell table:formula="of:=[.K66]/(1024*1024)" office:value-type="float" office:value="51.0436405382156" calcext:value-type="float">
            <text:p>51.0436405382156</text:p>
          </table:table-cell>
          <table:table-cell table:style-name="ce10" office:value-type="float" office:value="2.993" calcext:value-type="float">
            <text:p>2.993</text:p>
          </table:table-cell>
          <table:table-cell table:style-name="ce10" office:value-type="float" office:value="166.198" calcext:value-type="float">
            <text:p>166.198</text:p>
          </table:table-cell>
          <table:table-cell table:formula="of:=[.M66]/1000" office:value-type="float" office:value="0.002993" calcext:value-type="float">
            <text:p>0.002993</text:p>
          </table:table-cell>
          <table:table-cell table:formula="of:=[.N66]/1000" office:value-type="float" office:value="0.166198" calcext:value-type="float">
            <text:p>0.166198</text:p>
          </table:table-cell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0" table:number-columns-repeated="6"/>
          <table:table-cell/>
          <table:table-cell table:style-name="ce10"/>
          <table:table-cell/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7596.315" calcext:value-type="float">
            <text:p>7596.315</text:p>
          </table:table-cell>
          <table:table-cell table:style-name="ce10" office:value-type="float" office:value="11528.99" calcext:value-type="float">
            <text:p>11528.99</text:p>
          </table:table-cell>
          <table:table-cell table:style-name="ce10" office:value-type="float" office:value="39180530.56" calcext:value-type="float">
            <text:p>39180530.56</text:p>
          </table:table-cell>
          <table:table-cell table:formula="of:=[.I69]/(1024*1024)" office:value-type="float" office:value="37.3654656982421" calcext:value-type="float">
            <text:p>37.3654656982421</text:p>
          </table:table-cell>
          <table:table-cell table:style-name="ce10" office:value-type="float" office:value="55239685.191" calcext:value-type="float">
            <text:p>55239685.191</text:p>
          </table:table-cell>
          <table:table-cell table:formula="of:=[.K69]/(1024*1024)" office:value-type="float" office:value="52.6806690130233" calcext:value-type="float">
            <text:p>52.6806690130233</text:p>
          </table:table-cell>
          <table:table-cell table:style-name="ce10" office:value-type="float" office:value="3.167" calcext:value-type="float">
            <text:p>3.167</text:p>
          </table:table-cell>
          <table:table-cell table:style-name="ce10" office:value-type="float" office:value="1187.579" calcext:value-type="float">
            <text:p>1187.579</text:p>
          </table:table-cell>
          <table:table-cell table:formula="of:=[.M69]/1000" office:value-type="float" office:value="0.003167" calcext:value-type="float">
            <text:p>0.003167</text:p>
          </table:table-cell>
          <table:table-cell table:formula="of:=[.N69]/1000" office:value-type="float" office:value="1.187579" calcext:value-type="float">
            <text:p>1.187579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6924.4723" calcext:value-type="float">
            <text:p>6924.4723</text:p>
          </table:table-cell>
          <table:table-cell table:style-name="ce10" office:value-type="float" office:value="5830.979" calcext:value-type="float">
            <text:p>5830.979</text:p>
          </table:table-cell>
          <table:table-cell table:style-name="ce10" office:value-type="float" office:value="70354689.174" calcext:value-type="float">
            <text:p>70354689.174</text:p>
          </table:table-cell>
          <table:table-cell table:formula="of:=[.I70]/(1024*1024)" office:value-type="float" office:value="67.0954601039886" calcext:value-type="float">
            <text:p>67.0954601039886</text:p>
          </table:table-cell>
          <table:table-cell table:style-name="ce10" office:value-type="float" office:value="57077712.838" calcext:value-type="float">
            <text:p>57077712.838</text:p>
          </table:table-cell>
          <table:table-cell table:formula="of:=[.K70]/(1024*1024)" office:value-type="float" office:value="54.4335487728119" calcext:value-type="float">
            <text:p>54.4335487728119</text:p>
          </table:table-cell>
          <table:table-cell table:style-name="ce10" office:value-type="float" office:value="6.428" calcext:value-type="float">
            <text:p>6.428</text:p>
          </table:table-cell>
          <table:table-cell table:style-name="ce10" office:value-type="float" office:value="1229.414" calcext:value-type="float">
            <text:p>1229.414</text:p>
          </table:table-cell>
          <table:table-cell table:formula="of:=[.M70]/1000" office:value-type="float" office:value="0.006428" calcext:value-type="float">
            <text:p>0.006428</text:p>
          </table:table-cell>
          <table:table-cell table:formula="of:=[.N70]/1000" office:value-type="float" office:value="1.229414" calcext:value-type="float">
            <text:p>1.229414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5740.054" calcext:value-type="float">
            <text:p>5740.054</text:p>
          </table:table-cell>
          <table:table-cell table:style-name="ce10" office:value-type="float" office:value="5369.794" calcext:value-type="float">
            <text:p>5369.794</text:p>
          </table:table-cell>
          <table:table-cell table:style-name="ce10" office:value-type="float" office:value="115520469.15" calcext:value-type="float">
            <text:p>115520469.15</text:p>
          </table:table-cell>
          <table:table-cell table:formula="of:=[.I71]/(1024*1024)" office:value-type="float" office:value="110.168904447556" calcext:value-type="float">
            <text:p>110.168904447556</text:p>
          </table:table-cell>
          <table:table-cell table:style-name="ce10" office:value-type="float" office:value="106037251.94" calcext:value-type="float">
            <text:p>106037251.94</text:p>
          </table:table-cell>
          <table:table-cell table:formula="of:=[.K71]/(1024*1024)" office:value-type="float" office:value="101.125003757477" calcext:value-type="float">
            <text:p>101.125003757477</text:p>
          </table:table-cell>
          <table:table-cell table:style-name="ce10" office:value-type="float" office:value="1057.379" calcext:value-type="float">
            <text:p>1057.379</text:p>
          </table:table-cell>
          <table:table-cell table:style-name="ce10" office:value-type="float" office:value="1944.888" calcext:value-type="float">
            <text:p>1944.888</text:p>
          </table:table-cell>
          <table:table-cell table:formula="of:=[.M71]/1000" office:value-type="float" office:value="1.057379" calcext:value-type="float">
            <text:p>1.057379</text:p>
          </table:table-cell>
          <table:table-cell table:formula="of:=[.N71]/1000" office:value-type="float" office:value="1.944888" calcext:value-type="float">
            <text:p>1.944888</text:p>
          </table:table-cell>
          <table:table-cell table:number-columns-repeated="240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172.103" calcext:value-type="float">
            <text:p>1172.103</text:p>
          </table:table-cell>
          <table:table-cell table:style-name="ce10" office:value-type="float" office:value="762.977" calcext:value-type="float">
            <text:p>762.977</text:p>
          </table:table-cell>
          <table:table-cell table:style-name="ce10" office:value-type="float" office:value="116992114.043" calcext:value-type="float">
            <text:p>116992114.043</text:p>
          </table:table-cell>
          <table:table-cell table:formula="of:=[.I72]/(1024*1024)" office:value-type="float" office:value="111.57237438488" calcext:value-type="float">
            <text:p>111.57237438488</text:p>
          </table:table-cell>
          <table:table-cell table:style-name="ce10" office:value-type="float" office:value="79669153.547" calcext:value-type="float">
            <text:p>79669153.547</text:p>
          </table:table-cell>
          <table:table-cell table:formula="of:=[.K72]/(1024*1024)" office:value-type="float" office:value="75.9784255475998" calcext:value-type="float">
            <text:p>75.9784255475998</text:p>
          </table:table-cell>
          <table:table-cell table:style-name="ce10" office:value-type="float" office:value="1961.997" calcext:value-type="float">
            <text:p>1961.997</text:p>
          </table:table-cell>
          <table:table-cell table:style-name="ce10" office:value-type="float" office:value="2413.514" calcext:value-type="float">
            <text:p>2413.514</text:p>
          </table:table-cell>
          <table:table-cell table:formula="of:=[.M72]/1000" office:value-type="float" office:value="1.961997" calcext:value-type="float">
            <text:p>1.961997</text:p>
          </table:table-cell>
          <table:table-cell table:formula="of:=[.N72]/1000" office:value-type="float" office:value="2.413514" calcext:value-type="float">
            <text:p>2.413514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 table:number-rows-repeated="5">
          <table:table-cell table:number-columns-repeated="6"/>
          <table:table-cell table:style-name="ce10" table:number-columns-repeated="2"/>
          <table:table-cell table:style-name="ce25"/>
          <table:table-cell/>
          <table:table-cell table:style-name="ce10"/>
          <table:table-cell table:number-columns-repeated="245"/>
        </table:table-row>
        <table:table-row table:style-name="ro1" table:number-rows-repeated="1048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bservations" table:style-name="ta1"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number-columns-repeated="249" table:default-cell-style-name="Default"/>
        <table:table-row table:style-name="ro1">
          <table:table-cell office:value-type="string" calcext:value-type="string">
            <text:p>Irrespective of message size, time taken to send 60,000 records ~12mins to ~14min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2" office:value-type="percentage" office:value="0.9" calcext:value-type="percentage">
            <text:p>90%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opic count vs throughtp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artition vs throughpu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essage size vs throughput ; vs Total Round trip time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 calcext:value-type="string">
            <text:p>Case :</text:p>
          </table:table-cell>
          <table:table-cell table:number-columns-repeated="255"/>
        </table:table-row>
        <table:table-row table:style-name="ro1">
          <table:table-cell table:style-name="ce88" office:value-type="string" calcext:value-type="string">
            <text:p>Consumer has to consume all messages</text:p>
          </table:table-cell>
          <table:table-cell table:number-columns-repeated="255"/>
        </table:table-row>
        <table:table-row table:style-name="ro1">
          <table:table-cell table:style-name="ce9" office:value-type="string" calcext:value-type="string">
            <text:p>consumer -&gt; auto commit 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roker down cas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Min msg size : 1 kb Max : 100 kb , Real case max : 4kb - 10kb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opic count : 1,2,5,10,15,20 -&gt; <text:s/>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50% and 90% -&gt; Remov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after dot 3 digits is enough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vert bytes/s to MB/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s to seconds -&gt; Consumer, Round-trip tim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wo Broker test -&gt; 10 partitions vs Message size &amp; topic count variation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While doing three broker test, cruise control has to be in up state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hree broker test -&gt; mark the disk capacity size before and after tests, compare the Expected size with the actual resul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onsumer -&gt; auto commit</text:p>
          </table:table-cell>
          <table:table-cell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 calcext:value-type="string">
            <text:p>Message size vs Throughput</text:p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lato_regular" svg:font-family="lato_regular" style:font-family-generic="system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kshar Unicode" svg:font-family="'Akshar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New Sung" style:language-asian="zh" style:country-asian="CN" style:font-name-complex="Akshar Unicode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2" loext:min-decimal-places="0" number:min-integer-digits="1" number:decimal-replacement=""/>
      <number:text>%</number:text>
    </number:percentage-style>
    <number:number-style style:name="N122">
      <number:number number:decimal-places="9" loext:min-decimal-places="0" number:min-integer-digits="1" number:decimal-replacement="" number:grouping="true"/>
    </number:number-style>
    <style:style style:name="Default" style:family="table-cell">
      <style:table-cell-properties style:vertical-align="bottom"/>
      <style:text-properties fo:font-size="10p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05:58:33.665938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meta:initial-creator/>
    <meta:creation-date>2008-01-25T18:43:47</meta:creation-date>
    <dc:language>en-US</dc:language>
    <meta:editing-cycles>1</meta:editing-cycles>
    <meta:editing-duration>PT0S</meta:editing-duration>
    <dc:title>KafkaBenchmark</dc:title>
    <meta:document-statistic meta:table-count="7" meta:cell-count="6789" meta:object-count="0"/>
    <meta:user-defined meta:name="Info 1"/>
    <meta:user-defined meta:name="Info 2"/>
    <meta:user-defined meta:name="Info 3"/>
    <meta:user-defined meta:name="Info 4"/>
  </office:meta>
</office:document-meta>
</file>